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&lt;No data&gt;"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="1" office:value-type="float"/>
          <table:table-cell office:value-type="string">
            <text:p/>
          </table:table-cell>
        </table:table-row>
        <table:table-row>
          <table:table-cell office:value="2" office:value-type="float"/>
          <table:table-cell office:value-type="string">
            <text:p/>
          </table:table-cell>
        </table:table-row>
        <table:table-row>
          <table:table-cell office:value="3" office:value-type="float"/>
          <table:table-cell office:value-type="string">
            <text:p/>
          </table:table-cell>
        </table:table-row>
        <table:table-row>
          <table:table-cell office:value="4" office:value-type="float"/>
          <table:table-cell office:value-type="string">
            <text:p>17123756154</text:p>
          </table:table-cell>
        </table:table-row>
        <table:table-row>
          <table:table-cell office:value="5" office:value-type="float"/>
          <table:table-cell office:value-type="string">
            <text:p>20102611064</text:p>
          </table:table-cell>
        </table:table-row>
        <table:table-row>
          <table:table-cell office:value="6" office:value-type="float"/>
          <table:table-cell office:value-type="string">
            <text:p>19635526507</text:p>
          </table:table-cell>
        </table:table-row>
        <table:table-row>
          <table:table-cell office:value="7" office:value-type="float"/>
          <table:table-cell office:value-type="string">
            <text:p>18447553908</text:p>
          </table:table-cell>
        </table:table-row>
        <table:table-row>
          <table:table-cell office:value="8" office:value-type="float"/>
          <table:table-cell office:value-type="string">
            <text:p>15831630565</text:p>
          </table:table-cell>
        </table:table-row>
        <table:table-row>
          <table:table-cell office:value="9" office:value-type="float"/>
          <table:table-cell office:value-type="string">
            <text:p>14231283924</text:p>
          </table:table-cell>
        </table:table-row>
        <table:table-row>
          <table:table-cell office:value="10" office:value-type="float"/>
          <table:table-cell office:value-type="string">
            <text:p>19677443032</text:p>
          </table:table-cell>
        </table:table-row>
        <table:table-row>
          <table:table-cell office:value="11" office:value-type="float"/>
          <table:table-cell office:value-type="string">
            <text:p>15112852224</text:p>
          </table:table-cell>
        </table:table-row>
        <table:table-row>
          <table:table-cell office:value="12" office:value-type="float"/>
          <table:table-cell office:value-type="string">
            <text:p>17459639118</text:p>
          </table:table-cell>
        </table:table-row>
        <table:table-row>
          <table:table-cell office:value="13" office:value-type="float"/>
          <table:table-cell office:value-type="string">
            <text:p>17003312604</text:p>
          </table:table-cell>
        </table:table-row>
        <table:table-row>
          <table:table-cell office:value="14" office:value-type="float"/>
          <table:table-cell office:value-type="string">
            <text:p>19548864036</text:p>
          </table:table-cell>
        </table:table-row>
        <table:table-row>
          <table:table-cell office:value="15" office:value-type="float"/>
          <table:table-cell office:value-type="string">
            <text:p>20230355996</text:p>
          </table:table-cell>
        </table:table-row>
        <table:table-row>
          <table:table-cell office:value="16" office:value-type="float"/>
          <table:table-cell office:value-type="string">
            <text:p>16619036272</text:p>
          </table:table-cell>
        </table:table-row>
        <table:table-row>
          <table:table-cell office:value="17" office:value-type="float"/>
          <table:table-cell office:value-type="string">
            <text:p>16404116326</text:p>
          </table:table-cell>
        </table:table-row>
        <table:table-row>
          <table:table-cell office:value="18" office:value-type="float"/>
          <table:table-cell office:value-type="string">
            <text:p>17805076280</text:p>
          </table:table-cell>
        </table:table-row>
        <table:table-row>
          <table:table-cell office:value="19" office:value-type="float"/>
          <table:table-cell office:value-type="string">
            <text:p>18578920131</text:p>
          </table:table-cell>
        </table:table-row>
        <table:table-row>
          <table:table-cell office:value="20" office:value-type="float"/>
          <table:table-cell office:value-type="string">
            <text:p>18773967752</text:p>
          </table:table-cell>
        </table:table-row>
        <table:table-row>
          <table:table-cell office:value="21" office:value-type="float"/>
          <table:table-cell office:value-type="string">
            <text:p>15750176771</text:p>
          </table:table-cell>
        </table:table-row>
        <table:table-row>
          <table:table-cell office:value="22" office:value-type="float"/>
          <table:table-cell office:value-type="string">
            <text:p>15415276856</text:p>
          </table:table-cell>
        </table:table-row>
        <table:table-row>
          <table:table-cell office:value="23" office:value-type="float"/>
          <table:table-cell office:value-type="string">
            <text:p>15737506587</text:p>
          </table:table-cell>
        </table:table-row>
        <table:table-row>
          <table:table-cell office:value="24" office:value-type="float"/>
          <table:table-cell office:value-type="string">
            <text:p>20032596206</text:p>
          </table:table-cell>
        </table:table-row>
        <table:table-row>
          <table:table-cell office:value="25" office:value-type="float"/>
          <table:table-cell office:value-type="string">
            <text:p>19079040079</text:p>
          </table:table-cell>
        </table:table-row>
        <table:table-row>
          <table:table-cell office:value="26" office:value-type="float"/>
          <table:table-cell office:value-type="string">
            <text:p>16774249307</text:p>
          </table:table-cell>
        </table:table-row>
        <table:table-row>
          <table:table-cell office:value="27" office:value-type="float"/>
          <table:table-cell office:value-type="string">
            <text:p>18694402512</text:p>
          </table:table-cell>
        </table:table-row>
        <table:table-row>
          <table:table-cell office:value="28" office:value-type="float"/>
          <table:table-cell office:value-type="string">
            <text:p>16202540315</text:p>
          </table:table-cell>
        </table:table-row>
        <table:table-row>
          <table:table-cell office:value="29" office:value-type="float"/>
          <table:table-cell office:value-type="string">
            <text:p>16265393985</text:p>
          </table:table-cell>
        </table:table-row>
        <table:table-row>
          <table:table-cell office:value="30" office:value-type="float"/>
          <table:table-cell office:value-type="string">
            <text:p>15343685874</text:p>
          </table:table-cell>
        </table:table-row>
        <table:table-row>
          <table:table-cell office:value="31" office:value-type="float"/>
          <table:table-cell office:value-type="string">
            <text:p>16581836501</text:p>
          </table:table-cell>
        </table:table-row>
        <table:table-row>
          <table:table-cell office:value="32" office:value-type="float"/>
          <table:table-cell office:value-type="string">
            <text:p>17480962200</text:p>
          </table:table-cell>
        </table:table-row>
        <table:table-row>
          <table:table-cell office:value="33" office:value-type="float"/>
          <table:table-cell office:value-type="string">
            <text:p>20293287551</text:p>
          </table:table-cell>
        </table:table-row>
        <table:table-row>
          <table:table-cell office:value="34" office:value-type="float"/>
          <table:table-cell office:value-type="string">
            <text:p>15974962131</text:p>
          </table:table-cell>
        </table:table-row>
        <table:table-row>
          <table:table-cell office:value="35" office:value-type="float"/>
          <table:table-cell office:value-type="string">
            <text:p/>
          </table:table-cell>
        </table:table-row>
        <table:table-row>
          <table:table-cell office:value="36" office:value-type="float"/>
          <table:table-cell office:value-type="string">
            <text:p>15863862210</text:p>
          </table:table-cell>
        </table:table-row>
        <table:table-row>
          <table:table-cell office:value="37" office:value-type="float"/>
          <table:table-cell office:value-type="string">
            <text:p>18091301146</text:p>
          </table:table-cell>
        </table:table-row>
        <table:table-row>
          <table:table-cell office:value="38" office:value-type="float"/>
          <table:table-cell office:value-type="string">
            <text:p>17097793417</text:p>
          </table:table-cell>
        </table:table-row>
        <table:table-row>
          <table:table-cell office:value="39" office:value-type="float"/>
          <table:table-cell office:value-type="string">
            <text:p>18636819115</text:p>
          </table:table-cell>
        </table:table-row>
        <table:table-row>
          <table:table-cell office:value="40" office:value-type="float"/>
          <table:table-cell office:value-type="string">
            <text:p>15815361471</text:p>
          </table:table-cell>
        </table:table-row>
        <table:table-row>
          <table:table-cell office:value="41" office:value-type="float"/>
          <table:table-cell office:value-type="string">
            <text:p>13240034795</text:p>
          </table:table-cell>
        </table:table-row>
        <table:table-row>
          <table:table-cell office:value="42" office:value-type="float"/>
          <table:table-cell office:value-type="string">
            <text:p>12626393356</text:p>
          </table:table-cell>
        </table:table-row>
        <table:table-row>
          <table:table-cell office:value="43" office:value-type="float"/>
          <table:table-cell office:value-type="string">
            <text:p>15828189708</text:p>
          </table:table-cell>
        </table:table-row>
        <table:table-row>
          <table:table-cell office:value="44" office:value-type="float"/>
          <table:table-cell office:value-type="string">
            <text:p>16811820970</text:p>
          </table:table-cell>
        </table:table-row>
        <table:table-row>
          <table:table-cell office:value="45" office:value-type="float"/>
          <table:table-cell office:value-type="string">
            <text:p>12758619391</text:p>
          </table:table-cell>
        </table:table-row>
        <table:table-row>
          <table:table-cell office:value="46" office:value-type="float"/>
          <table:table-cell office:value-type="string">
            <text:p>14135267333</text:p>
          </table:table-cell>
        </table:table-row>
        <table:table-row>
          <table:table-cell office:value="47" office:value-type="float"/>
          <table:table-cell office:value-type="string">
            <text:p>19066267995</text:p>
          </table:table-cell>
        </table:table-row>
        <table:table-row>
          <table:table-cell office:value="48" office:value-type="float"/>
          <table:table-cell office:value-type="string">
            <text:p>16064184856</text:p>
          </table:table-cell>
        </table:table-row>
        <table:table-row>
          <table:table-cell office:value="49" office:value-type="float"/>
          <table:table-cell office:value-type="string">
            <text:p>16025027215</text:p>
          </table:table-cell>
        </table:table-row>
        <table:table-row>
          <table:table-cell office:value="50" office:value-type="float"/>
          <table:table-cell office:value-type="string">
            <text:p>18929393642</text:p>
          </table:table-cell>
        </table:table-row>
        <table:table-row>
          <table:table-cell office:value="51" office:value-type="float"/>
          <table:table-cell office:value-type="string">
            <text:p>16778667547</text:p>
          </table:table-cell>
        </table:table-row>
        <table:table-row>
          <table:table-cell office:value="52" office:value-type="float"/>
          <table:table-cell office:value-type="string">
            <text:p>14483123451</text:p>
          </table:table-cell>
        </table:table-row>
        <table:table-row>
          <table:table-cell office:value="53" office:value-type="float"/>
          <table:table-cell office:value-type="string">
            <text:p>15979469453</text:p>
          </table:table-cell>
        </table:table-row>
        <table:table-row>
          <table:table-cell office:value="54" office:value-type="float"/>
          <table:table-cell office:value-type="string">
            <text:p>15160225217</text:p>
          </table:table-cell>
        </table:table-row>
        <table:table-row>
          <table:table-cell office:value="55" office:value-type="float"/>
          <table:table-cell office:value-type="string">
            <text:p>16896493044</text:p>
          </table:table-cell>
        </table:table-row>
        <table:table-row>
          <table:table-cell office:value="56" office:value-type="float"/>
          <table:table-cell office:value-type="string">
            <text:p/>
          </table:table-cell>
        </table:table-row>
        <table:table-row>
          <table:table-cell office:value="57" office:value-type="float"/>
          <table:table-cell office:value-type="string">
            <text:p>15810904862</text:p>
          </table:table-cell>
        </table:table-row>
        <table:table-row>
          <table:table-cell office:value="58" office:value-type="float"/>
          <table:table-cell office:value-type="string">
            <text:p>18542030656</text:p>
          </table:table-cell>
        </table:table-row>
        <table:table-row>
          <table:table-cell office:value="59" office:value-type="float"/>
          <table:table-cell office:value-type="string">
            <text:p>15536603465</text:p>
          </table:table-cell>
        </table:table-row>
        <table:table-row>
          <table:table-cell office:value="60" office:value-type="float"/>
          <table:table-cell office:value-type="string">
            <text:p>18120052010</text:p>
          </table:table-cell>
        </table:table-row>
        <table:table-row>
          <table:table-cell office:value="61" office:value-type="float"/>
          <table:table-cell office:value-type="string">
            <text:p>18514989212</text:p>
          </table:table-cell>
        </table:table-row>
        <table:table-row>
          <table:table-cell office:value="62" office:value-type="float"/>
          <table:table-cell office:value-type="string">
            <text:p>16389547419</text:p>
          </table:table-cell>
        </table:table-row>
        <table:table-row>
          <table:table-cell office:value="63" office:value-type="float"/>
          <table:table-cell office:value-type="string">
            <text:p>14238619865</text:p>
          </table:table-cell>
        </table:table-row>
        <table:table-row>
          <table:table-cell office:value="64" office:value-type="float"/>
          <table:table-cell office:value-type="string">
            <text:p>15458815697</text:p>
          </table:table-cell>
        </table:table-row>
        <table:table-row>
          <table:table-cell office:value="65" office:value-type="float"/>
          <table:table-cell office:value-type="string">
            <text:p>15941662793</text:p>
          </table:table-cell>
        </table:table-row>
        <table:table-row>
          <table:table-cell office:value="66" office:value-type="float"/>
          <table:table-cell office:value-type="string">
            <text:p>18263460273</text:p>
          </table:table-cell>
        </table:table-row>
        <table:table-row>
          <table:table-cell office:value="67" office:value-type="float"/>
          <table:table-cell office:value-type="string">
            <text:p>14394629184</text:p>
          </table:table-cell>
        </table:table-row>
        <table:table-row>
          <table:table-cell office:value="68" office:value-type="float"/>
          <table:table-cell office:value-type="string">
            <text:p>16717002959</text:p>
          </table:table-cell>
        </table:table-row>
        <table:table-row>
          <table:table-cell office:value="69" office:value-type="float"/>
          <table:table-cell office:value-type="string">
            <text:p>17465589519</text:p>
          </table:table-cell>
        </table:table-row>
        <table:table-row>
          <table:table-cell office:value="70" office:value-type="float"/>
          <table:table-cell office:value-type="string">
            <text:p>16307728870</text:p>
          </table:table-cell>
        </table:table-row>
        <table:table-row>
          <table:table-cell office:value="71" office:value-type="float"/>
          <table:table-cell office:value-type="string">
            <text:p>16004868244</text:p>
          </table:table-cell>
        </table:table-row>
        <table:table-row>
          <table:table-cell office:value="72" office:value-type="float"/>
          <table:table-cell office:value-type="string">
            <text:p>18925615008</text:p>
          </table:table-cell>
        </table:table-row>
        <table:table-row>
          <table:table-cell office:value="73" office:value-type="float"/>
          <table:table-cell office:value-type="string">
            <text:p>16523945682</text:p>
          </table:table-cell>
        </table:table-row>
        <table:table-row>
          <table:table-cell office:value="74" office:value-type="float"/>
          <table:table-cell office:value-type="string">
            <text:p>16322592656</text:p>
          </table:table-cell>
        </table:table-row>
        <table:table-row>
          <table:table-cell office:value="75" office:value-type="float"/>
          <table:table-cell office:value-type="string">
            <text:p/>
          </table:table-cell>
        </table:table-row>
        <table:table-row>
          <table:table-cell office:value="76" office:value-type="float"/>
          <table:table-cell office:value-type="string">
            <text:p>18068801587</text:p>
          </table:table-cell>
        </table:table-row>
        <table:table-row>
          <table:table-cell office:value="77" office:value-type="float"/>
          <table:table-cell office:value-type="string">
            <text:p>16563780599</text:p>
          </table:table-cell>
        </table:table-row>
        <table:table-row>
          <table:table-cell office:value="78" office:value-type="float"/>
          <table:table-cell office:value-type="string">
            <text:p>16755031374</text:p>
          </table:table-cell>
        </table:table-row>
        <table:table-row>
          <table:table-cell office:value="79" office:value-type="float"/>
          <table:table-cell office:value-type="string">
            <text:p>15391454673</text:p>
          </table:table-cell>
        </table:table-row>
        <table:table-row>
          <table:table-cell office:value="80" office:value-type="float"/>
          <table:table-cell office:value-type="string">
            <text:p>17990157013</text:p>
          </table:table-cell>
        </table:table-row>
        <table:table-row>
          <table:table-cell office:value="81" office:value-type="float"/>
          <table:table-cell office:value-type="string">
            <text:p>18866090525</text:p>
          </table:table-cell>
        </table:table-row>
        <table:table-row>
          <table:table-cell office:value="82" office:value-type="float"/>
          <table:table-cell office:value-type="string">
            <text:p/>
          </table:table-cell>
        </table:table-row>
        <table:table-row>
          <table:table-cell office:value="83" office:value-type="float"/>
          <table:table-cell office:value-type="string">
            <text:p>16545601167</text:p>
          </table:table-cell>
        </table:table-row>
        <table:table-row>
          <table:table-cell office:value="84" office:value-type="float"/>
          <table:table-cell office:value-type="string">
            <text:p/>
          </table:table-cell>
        </table:table-row>
        <table:table-row>
          <table:table-cell office:value="85" office:value-type="float"/>
          <table:table-cell office:value-type="string">
            <text:p>16224247743</text:p>
          </table:table-cell>
        </table:table-row>
        <table:table-row>
          <table:table-cell office:value="86" office:value-type="float"/>
          <table:table-cell office:value-type="string">
            <text:p>17932251282</text:p>
          </table:table-cell>
        </table:table-row>
        <table:table-row>
          <table:table-cell office:value="87" office:value-type="float"/>
          <table:table-cell office:value-type="string">
            <text:p>18748861844</text:p>
          </table:table-cell>
        </table:table-row>
        <table:table-row>
          <table:table-cell office:value="88" office:value-type="float"/>
          <table:table-cell office:value-type="string">
            <text:p>17295244893</text:p>
          </table:table-cell>
        </table:table-row>
        <table:table-row>
          <table:table-cell office:value="89" office:value-type="float"/>
          <table:table-cell office:value-type="string">
            <text:p>18908060800</text:p>
          </table:table-cell>
        </table:table-row>
        <table:table-row>
          <table:table-cell office:value="90" office:value-type="float"/>
          <table:table-cell office:value-type="string">
            <text:p>18623207063</text:p>
          </table:table-cell>
        </table:table-row>
        <table:table-row>
          <table:table-cell office:value="91" office:value-type="float"/>
          <table:table-cell office:value-type="string">
            <text:p>14891499621</text:p>
          </table:table-cell>
        </table:table-row>
        <table:table-row>
          <table:table-cell office:value="92" office:value-type="float"/>
          <table:table-cell office:value-type="string">
            <text:p/>
          </table:table-cell>
        </table:table-row>
        <table:table-row>
          <table:table-cell office:value="93" office:value-type="float"/>
          <table:table-cell office:value-type="string">
            <text:p>15964081396</text:p>
          </table:table-cell>
        </table:table-row>
        <table:table-row>
          <table:table-cell office:value="94" office:value-type="float"/>
          <table:table-cell office:value-type="string">
            <text:p>16521472958</text:p>
          </table:table-cell>
        </table:table-row>
        <table:table-row>
          <table:table-cell office:value="95" office:value-type="float"/>
          <table:table-cell office:value-type="string">
            <text:p>19571023074</text:p>
          </table:table-cell>
        </table:table-row>
        <table:table-row>
          <table:table-cell office:value="96" office:value-type="float"/>
          <table:table-cell office:value-type="string">
            <text:p>19273053173</text:p>
          </table:table-cell>
        </table:table-row>
        <table:table-row>
          <table:table-cell office:value="97" office:value-type="float"/>
          <table:table-cell office:value-type="string">
            <text:p>15618238372</text:p>
          </table:table-cell>
        </table:table-row>
        <table:table-row>
          <table:table-cell office:value="98" office:value-type="float"/>
          <table:table-cell office:value-type="string">
            <text:p>19675367436</text:p>
          </table:table-cell>
        </table:table-row>
        <table:table-row>
          <table:table-cell office:value="99" office:value-type="float"/>
          <table:table-cell office:value-type="string">
            <text:p>14614067747</text:p>
          </table:table-cell>
        </table:table-row>
        <table:table-row>
          <table:table-cell office:value="100" office:value-type="float"/>
          <table:table-cell office:value-type="string">
            <text:p>15362514349</text:p>
          </table:table-cell>
        </table:table-row>
        <table:table-row>
          <table:table-cell office:value="101" office:value-type="float"/>
          <table:table-cell office:value-type="string">
            <text:p>17532720667</text:p>
          </table:table-cell>
        </table:table-row>
        <table:table-row>
          <table:table-cell office:value="102" office:value-type="float"/>
          <table:table-cell office:value-type="string">
            <text:p>18413371965</text:p>
          </table:table-cell>
        </table:table-row>
        <table:table-row>
          <table:table-cell office:value="103" office:value-type="float"/>
          <table:table-cell office:value-type="string">
            <text:p/>
          </table:table-cell>
        </table:table-row>
        <table:table-row>
          <table:table-cell office:value="104" office:value-type="float"/>
          <table:table-cell office:value-type="string">
            <text:p/>
          </table:table-cell>
        </table:table-row>
        <table:table-row>
          <table:table-cell office:value="105" office:value-type="float"/>
          <table:table-cell office:value-type="string">
            <text:p/>
          </table:table-cell>
        </table:table-row>
        <table:table-row>
          <table:table-cell office:value="106" office:value-type="float"/>
          <table:table-cell office:value-type="string">
            <text:p>19862089023</text:p>
          </table:table-cell>
        </table:table-row>
        <table:table-row>
          <table:table-cell office:value="107" office:value-type="float"/>
          <table:table-cell office:value-type="string">
            <text:p>19509657517</text:p>
          </table:table-cell>
        </table:table-row>
        <table:table-row>
          <table:table-cell office:value="108" office:value-type="float"/>
          <table:table-cell office:value-type="string">
            <text:p>18685036411</text:p>
          </table:table-cell>
        </table:table-row>
        <table:table-row>
          <table:table-cell office:value="109" office:value-type="float"/>
          <table:table-cell office:value-type="string">
            <text:p>17011368829</text:p>
          </table:table-cell>
        </table:table-row>
        <table:table-row>
          <table:table-cell office:value="110" office:value-type="float"/>
          <table:table-cell office:value-type="string">
            <text:p>16946460006</text:p>
          </table:table-cell>
        </table:table-row>
        <table:table-row>
          <table:table-cell office:value="111" office:value-type="float"/>
          <table:table-cell office:value-type="string">
            <text:p>16718289404</text:p>
          </table:table-cell>
        </table:table-row>
        <table:table-row>
          <table:table-cell office:value="112" office:value-type="float"/>
          <table:table-cell office:value-type="string">
            <text:p>18918339827</text:p>
          </table:table-cell>
        </table:table-row>
        <table:table-row>
          <table:table-cell office:value="113" office:value-type="float"/>
          <table:table-cell office:value-type="string">
            <text:p>18451228368</text:p>
          </table:table-cell>
        </table:table-row>
        <table:table-row>
          <table:table-cell office:value="114" office:value-type="float"/>
          <table:table-cell office:value-type="string">
            <text:p>15903195774</text:p>
          </table:table-cell>
        </table:table-row>
        <table:table-row>
          <table:table-cell office:value="115" office:value-type="float"/>
          <table:table-cell office:value-type="string">
            <text:p>20955630977</text:p>
          </table:table-cell>
        </table:table-row>
        <table:table-row>
          <table:table-cell office:value="116" office:value-type="float"/>
          <table:table-cell office:value-type="string">
            <text:p>18014357645</text:p>
          </table:table-cell>
        </table:table-row>
        <table:table-row>
          <table:table-cell office:value="117" office:value-type="float"/>
          <table:table-cell office:value-type="string">
            <text:p>17705686200</text:p>
          </table:table-cell>
        </table:table-row>
        <table:table-row>
          <table:table-cell office:value="118" office:value-type="float"/>
          <table:table-cell office:value-type="string">
            <text:p>17403280342</text:p>
          </table:table-cell>
        </table:table-row>
        <table:table-row>
          <table:table-cell office:value="119" office:value-type="float"/>
          <table:table-cell office:value-type="string">
            <text:p>16966802020</text:p>
          </table:table-cell>
        </table:table-row>
        <table:table-row>
          <table:table-cell office:value="120" office:value-type="float"/>
          <table:table-cell office:value-type="string">
            <text:p>16258707688</text:p>
          </table:table-cell>
        </table:table-row>
        <table:table-row>
          <table:table-cell office:value="121" office:value-type="float"/>
          <table:table-cell office:value-type="string">
            <text:p>20575038650</text:p>
          </table:table-cell>
        </table:table-row>
        <table:table-row>
          <table:table-cell office:value="122" office:value-type="float"/>
          <table:table-cell office:value-type="string">
            <text:p>18401715147</text:p>
          </table:table-cell>
        </table:table-row>
        <table:table-row>
          <table:table-cell office:value="123" office:value-type="float"/>
          <table:table-cell office:value-type="string">
            <text:p>15062774152</text:p>
          </table:table-cell>
        </table:table-row>
        <table:table-row>
          <table:table-cell office:value="124" office:value-type="float"/>
          <table:table-cell office:value-type="string">
            <text:p>20188343951</text:p>
          </table:table-cell>
        </table:table-row>
        <table:table-row>
          <table:table-cell office:value="125" office:value-type="float"/>
          <table:table-cell office:value-type="string">
            <text:p>13764417272</text:p>
          </table:table-cell>
        </table:table-row>
        <table:table-row>
          <table:table-cell office:value="126" office:value-type="float"/>
          <table:table-cell office:value-type="string">
            <text:p>15343685874</text:p>
          </table:table-cell>
        </table:table-row>
        <table:table-row>
          <table:table-cell office:value="127" office:value-type="float"/>
          <table:table-cell office:value-type="string">
            <text:p>17781266811</text:p>
          </table:table-cell>
        </table:table-row>
        <table:table-row>
          <table:table-cell office:value="128" office:value-type="float"/>
          <table:table-cell office:value-type="string">
            <text:p>14637916692</text:p>
          </table:table-cell>
        </table:table-row>
        <table:table-row>
          <table:table-cell office:value="129" office:value-type="float"/>
          <table:table-cell office:value-type="string">
            <text:p>15825017664</text:p>
          </table:table-cell>
        </table:table-row>
        <table:table-row>
          <table:table-cell office:value="130" office:value-type="float"/>
          <table:table-cell office:value-type="string">
            <text:p>16648715507</text:p>
          </table:table-cell>
        </table:table-row>
        <table:table-row>
          <table:table-cell office:value="131" office:value-type="float"/>
          <table:table-cell office:value-type="string">
            <text:p>14405882861</text:p>
          </table:table-cell>
        </table:table-row>
        <table:table-row>
          <table:table-cell office:value="132" office:value-type="float"/>
          <table:table-cell office:value-type="string">
            <text:p>15895164517</text:p>
          </table:table-cell>
        </table:table-row>
        <table:table-row>
          <table:table-cell office:value="133" office:value-type="float"/>
          <table:table-cell office:value-type="string">
            <text:p>19409838413</text:p>
          </table:table-cell>
        </table:table-row>
        <table:table-row>
          <table:table-cell office:value="134" office:value-type="float"/>
          <table:table-cell office:value-type="string">
            <text:p>16173091958</text:p>
          </table:table-cell>
        </table:table-row>
        <table:table-row>
          <table:table-cell office:value="135" office:value-type="float"/>
          <table:table-cell office:value-type="string">
            <text:p>17626625694</text:p>
          </table:table-cell>
        </table:table-row>
        <table:table-row>
          <table:table-cell office:value="136" office:value-type="float"/>
          <table:table-cell office:value-type="string">
            <text:p>14243675553</text:p>
          </table:table-cell>
        </table:table-row>
        <table:table-row>
          <table:table-cell office:value="137" office:value-type="float"/>
          <table:table-cell office:value-type="string">
            <text:p>17410075837</text:p>
          </table:table-cell>
        </table:table-row>
        <table:table-row>
          <table:table-cell office:value="138" office:value-type="float"/>
          <table:table-cell office:value-type="string">
            <text:p>14305295435</text:p>
          </table:table-cell>
        </table:table-row>
        <table:table-row>
          <table:table-cell office:value="139" office:value-type="float"/>
          <table:table-cell office:value-type="string">
            <text:p>15635929295</text:p>
          </table:table-cell>
        </table:table-row>
        <table:table-row>
          <table:table-cell office:value="140" office:value-type="float"/>
          <table:table-cell office:value-type="string">
            <text:p/>
          </table:table-cell>
        </table:table-row>
        <table:table-row>
          <table:table-cell office:value="141" office:value-type="float"/>
          <table:table-cell office:value-type="string">
            <text:p>18772680424</text:p>
          </table:table-cell>
        </table:table-row>
        <table:table-row>
          <table:table-cell office:value="142" office:value-type="float"/>
          <table:table-cell office:value-type="string">
            <text:p>18046589290</text:p>
          </table:table-cell>
        </table:table-row>
        <table:table-row>
          <table:table-cell office:value="143" office:value-type="float"/>
          <table:table-cell office:value-type="string">
            <text:p>13376074357</text:p>
          </table:table-cell>
        </table:table-row>
        <table:table-row>
          <table:table-cell office:value="144" office:value-type="float"/>
          <table:table-cell office:value-type="string">
            <text:p>16195659604</text:p>
          </table:table-cell>
        </table:table-row>
        <table:table-row>
          <table:table-cell office:value="145" office:value-type="float"/>
          <table:table-cell office:value-type="string">
            <text:p>20166877158</text:p>
          </table:table-cell>
        </table:table-row>
        <table:table-row>
          <table:table-cell office:value="146" office:value-type="float"/>
          <table:table-cell office:value-type="string">
            <text:p>20184124818</text:p>
          </table:table-cell>
        </table:table-row>
        <table:table-row>
          <table:table-cell office:value="147" office:value-type="float"/>
          <table:table-cell office:value-type="string">
            <text:p>21264145728</text:p>
          </table:table-cell>
        </table:table-row>
        <table:table-row>
          <table:table-cell office:value="148" office:value-type="float"/>
          <table:table-cell office:value-type="string">
            <text:p>17071914967</text:p>
          </table:table-cell>
        </table:table-row>
        <table:table-row>
          <table:table-cell office:value="149" office:value-type="float"/>
          <table:table-cell office:value-type="string">
            <text:p>20262748639</text:p>
          </table:table-cell>
        </table:table-row>
        <table:table-row>
          <table:table-cell office:value="150" office:value-type="float"/>
          <table:table-cell office:value-type="string">
            <text:p>13490933065</text:p>
          </table:table-cell>
        </table:table-row>
        <table:table-row>
          <table:table-cell office:value="151" office:value-type="float"/>
          <table:table-cell office:value-type="string">
            <text:p>15428877398</text:p>
          </table:table-cell>
        </table:table-row>
        <table:table-row>
          <table:table-cell office:value="152" office:value-type="float"/>
          <table:table-cell office:value-type="string">
            <text:p>17314834060</text:p>
          </table:table-cell>
        </table:table-row>
        <table:table-row>
          <table:table-cell office:value="153" office:value-type="float"/>
          <table:table-cell office:value-type="string">
            <text:p>14310846831</text:p>
          </table:table-cell>
        </table:table-row>
        <table:table-row>
          <table:table-cell office:value="154" office:value-type="float"/>
          <table:table-cell office:value-type="string">
            <text:p>12098512954</text:p>
          </table:table-cell>
        </table:table-row>
        <table:table-row>
          <table:table-cell office:value="155" office:value-type="float"/>
          <table:table-cell office:value-type="string">
            <text:p>20515629536</text:p>
          </table:table-cell>
        </table:table-row>
        <table:table-row>
          <table:table-cell office:value="156" office:value-type="float"/>
          <table:table-cell office:value-type="string">
            <text:p>18628510897</text:p>
          </table:table-cell>
        </table:table-row>
        <table:table-row>
          <table:table-cell office:value="157" office:value-type="float"/>
          <table:table-cell office:value-type="string">
            <text:p>18023115622</text:p>
          </table:table-cell>
        </table:table-row>
        <table:table-row>
          <table:table-cell office:value="158" office:value-type="float"/>
          <table:table-cell office:value-type="string">
            <text:p>13589732404</text:p>
          </table:table-cell>
        </table:table-row>
        <table:table-row>
          <table:table-cell office:value="159" office:value-type="float"/>
          <table:table-cell office:value-type="string">
            <text:p>16360546562</text:p>
          </table:table-cell>
        </table:table-row>
        <table:table-row>
          <table:table-cell office:value="160" office:value-type="float"/>
          <table:table-cell office:value-type="string">
            <text:p>13290228232</text:p>
          </table:table-cell>
        </table:table-row>
        <table:table-row>
          <table:table-cell office:value="161" office:value-type="float"/>
          <table:table-cell office:value-type="string">
            <text:p>14336150028</text:p>
          </table:table-cell>
        </table:table-row>
        <table:table-row>
          <table:table-cell office:value="162" office:value-type="float"/>
          <table:table-cell office:value-type="string">
            <text:p>17859353027</text:p>
          </table:table-cell>
        </table:table-row>
        <table:table-row>
          <table:table-cell office:value="163" office:value-type="float"/>
          <table:table-cell office:value-type="string">
            <text:p>18292893115</text:p>
          </table:table-cell>
        </table:table-row>
        <table:table-row>
          <table:table-cell office:value="164" office:value-type="float"/>
          <table:table-cell office:value-type="string">
            <text:p>16016435936</text:p>
          </table:table-cell>
        </table:table-row>
        <table:table-row>
          <table:table-cell office:value="165" office:value-type="float"/>
          <table:table-cell office:value-type="string">
            <text:p>15645751589</text:p>
          </table:table-cell>
        </table:table-row>
        <table:table-row>
          <table:table-cell office:value="166" office:value-type="float"/>
          <table:table-cell office:value-type="string">
            <text:p>18568749949</text:p>
          </table:table-cell>
        </table:table-row>
        <table:table-row>
          <table:table-cell office:value="167" office:value-type="float"/>
          <table:table-cell office:value-type="string">
            <text:p>13224301800</text:p>
          </table:table-cell>
        </table:table-row>
        <table:table-row>
          <table:table-cell office:value="168" office:value-type="float"/>
          <table:table-cell office:value-type="string">
            <text:p>14118636240</text:p>
          </table:table-cell>
        </table:table-row>
        <table:table-row>
          <table:table-cell office:value="169" office:value-type="float"/>
          <table:table-cell office:value-type="string">
            <text:p>15485521481</text:p>
          </table:table-cell>
        </table:table-row>
        <table:table-row>
          <table:table-cell office:value="170" office:value-type="float"/>
          <table:table-cell office:value-type="string">
            <text:p>13422725430</text:p>
          </table:table-cell>
        </table:table-row>
        <table:table-row>
          <table:table-cell office:value="171" office:value-type="float"/>
          <table:table-cell office:value-type="string">
            <text:p>16690898127</text:p>
          </table:table-cell>
        </table:table-row>
        <table:table-row>
          <table:table-cell office:value="172" office:value-type="float"/>
          <table:table-cell office:value-type="string">
            <text:p>19690228106</text:p>
          </table:table-cell>
        </table:table-row>
        <table:table-row>
          <table:table-cell office:value="173" office:value-type="float"/>
          <table:table-cell office:value-type="string">
            <text:p>16373996513</text:p>
          </table:table-cell>
        </table:table-row>
        <table:table-row>
          <table:table-cell office:value="174" office:value-type="float"/>
          <table:table-cell office:value-type="string">
            <text:p>13986091304</text:p>
          </table:table-cell>
        </table:table-row>
        <table:table-row>
          <table:table-cell office:value="175" office:value-type="float"/>
          <table:table-cell office:value-type="string">
            <text:p>12379706981</text:p>
          </table:table-cell>
        </table:table-row>
        <table:table-row>
          <table:table-cell office:value="176" office:value-type="float"/>
          <table:table-cell office:value-type="string">
            <text:p>16401914339</text:p>
          </table:table-cell>
        </table:table-row>
        <table:table-row>
          <table:table-cell office:value="177" office:value-type="float"/>
          <table:table-cell office:value-type="string">
            <text:p>19540529487</text:p>
          </table:table-cell>
        </table:table-row>
        <table:table-row>
          <table:table-cell office:value="178" office:value-type="float"/>
          <table:table-cell office:value-type="string">
            <text:p>15398406899</text:p>
          </table:table-cell>
        </table:table-row>
        <table:table-row>
          <table:table-cell office:value="179" office:value-type="float"/>
          <table:table-cell office:value-type="string">
            <text:p>13662275059</text:p>
          </table:table-cell>
        </table:table-row>
        <table:table-row>
          <table:table-cell office:value="180" office:value-type="float"/>
          <table:table-cell office:value-type="string">
            <text:p>18436244884</text:p>
          </table:table-cell>
        </table:table-row>
        <table:table-row>
          <table:table-cell office:value="181" office:value-type="float"/>
          <table:table-cell office:value-type="string">
            <text:p>19119938402</text:p>
          </table:table-cell>
        </table:table-row>
        <table:table-row>
          <table:table-cell office:value="182" office:value-type="float"/>
          <table:table-cell office:value-type="string">
            <text:p>13109415417</text:p>
          </table:table-cell>
        </table:table-row>
        <table:table-row>
          <table:table-cell office:value="183" office:value-type="float"/>
          <table:table-cell office:value-type="string">
            <text:p>16969391040</text:p>
          </table:table-cell>
        </table:table-row>
        <table:table-row>
          <table:table-cell office:value="184" office:value-type="float"/>
          <table:table-cell office:value-type="string">
            <text:p>20564260438</text:p>
          </table:table-cell>
        </table:table-row>
        <table:table-row>
          <table:table-cell office:value="185" office:value-type="float"/>
          <table:table-cell office:value-type="string">
            <text:p>14262562446</text:p>
          </table:table-cell>
        </table:table-row>
        <table:table-row>
          <table:table-cell office:value="186" office:value-type="float"/>
          <table:table-cell office:value-type="string">
            <text:p>16957569241</text:p>
          </table:table-cell>
        </table:table-row>
        <table:table-row>
          <table:table-cell office:value="187" office:value-type="float"/>
          <table:table-cell office:value-type="string">
            <text:p>16533718576</text:p>
          </table:table-cell>
        </table:table-row>
        <table:table-row>
          <table:table-cell office:value="188" office:value-type="float"/>
          <table:table-cell office:value-type="string">
            <text:p>17581447600</text:p>
          </table:table-cell>
        </table:table-row>
        <table:table-row>
          <table:table-cell office:value="189" office:value-type="float"/>
          <table:table-cell office:value-type="string">
            <text:p>18565368821</text:p>
          </table:table-cell>
        </table:table-row>
        <table:table-row>
          <table:table-cell office:value="190" office:value-type="float"/>
          <table:table-cell office:value-type="string">
            <text:p>19972750138</text:p>
          </table:table-cell>
        </table:table-row>
        <table:table-row>
          <table:table-cell office:value="191" office:value-type="float"/>
          <table:table-cell office:value-type="string">
            <text:p>15182716965</text:p>
          </table:table-cell>
        </table:table-row>
        <table:table-row>
          <table:table-cell office:value="192" office:value-type="float"/>
          <table:table-cell office:value-type="string">
            <text:p>18405073254</text:p>
          </table:table-cell>
        </table:table-row>
        <table:table-row>
          <table:table-cell office:value="193" office:value-type="float"/>
          <table:table-cell office:value-type="string">
            <text:p>18329266492</text:p>
          </table:table-cell>
        </table:table-row>
        <table:table-row>
          <table:table-cell office:value="194" office:value-type="float"/>
          <table:table-cell office:value-type="string">
            <text:p>19262562890</text:p>
          </table:table-cell>
        </table:table-row>
        <table:table-row>
          <table:table-cell office:value="195" office:value-type="float"/>
          <table:table-cell office:value-type="string">
            <text:p>18995563966</text:p>
          </table:table-cell>
        </table:table-row>
        <table:table-row>
          <table:table-cell office:value="196" office:value-type="float"/>
          <table:table-cell office:value-type="string">
            <text:p>14403770133</text:p>
          </table:table-cell>
        </table:table-row>
        <table:table-row>
          <table:table-cell office:value="197" office:value-type="float"/>
          <table:table-cell office:value-type="string">
            <text:p>19850205690</text:p>
          </table:table-cell>
        </table:table-row>
        <table:table-row>
          <table:table-cell office:value="198" office:value-type="float"/>
          <table:table-cell office:value-type="string">
            <text:p>15830043343</text:p>
          </table:table-cell>
        </table:table-row>
        <table:table-row>
          <table:table-cell office:value="199" office:value-type="float"/>
          <table:table-cell office:value-type="string">
            <text:p>15991869138</text:p>
          </table:table-cell>
        </table:table-row>
        <table:table-row>
          <table:table-cell office:value="200" office:value-type="float"/>
          <table:table-cell office:value-type="string">
            <text:p>17152044233</text:p>
          </table:table-cell>
        </table:table-row>
        <table:table-row>
          <table:table-cell office:value="201" office:value-type="float"/>
          <table:table-cell office:value-type="string">
            <text:p>16501187644</text:p>
          </table:table-cell>
        </table:table-row>
        <table:table-row>
          <table:table-cell office:value="202" office:value-type="float"/>
          <table:table-cell office:value-type="string">
            <text:p>20765376577</text:p>
          </table:table-cell>
        </table:table-row>
        <table:table-row>
          <table:table-cell office:value="203" office:value-type="float"/>
          <table:table-cell office:value-type="string">
            <text:p/>
          </table:table-cell>
        </table:table-row>
        <table:table-row>
          <table:table-cell office:value="204" office:value-type="float"/>
          <table:table-cell office:value-type="string">
            <text:p>18868551949</text:p>
          </table:table-cell>
        </table:table-row>
        <table:table-row>
          <table:table-cell office:value="205" office:value-type="float"/>
          <table:table-cell office:value-type="string">
            <text:p>20010345462</text:p>
          </table:table-cell>
        </table:table-row>
        <table:table-row>
          <table:table-cell office:value="206" office:value-type="float"/>
          <table:table-cell office:value-type="string">
            <text:p>18432018552</text:p>
          </table:table-cell>
        </table:table-row>
        <table:table-row>
          <table:table-cell office:value="207" office:value-type="float"/>
          <table:table-cell office:value-type="string">
            <text:p>17450577885</text:p>
          </table:table-cell>
        </table:table-row>
        <table:table-row>
          <table:table-cell office:value="208" office:value-type="float"/>
          <table:table-cell office:value-type="string">
            <text:p>18726726614</text:p>
          </table:table-cell>
        </table:table-row>
        <table:table-row>
          <table:table-cell office:value="209" office:value-type="float"/>
          <table:table-cell office:value-type="string">
            <text:p>19160673276</text:p>
          </table:table-cell>
        </table:table-row>
        <table:table-row>
          <table:table-cell office:value="210" office:value-type="float"/>
          <table:table-cell office:value-type="string">
            <text:p>16601417036</text:p>
          </table:table-cell>
        </table:table-row>
        <table:table-row>
          <table:table-cell office:value="211" office:value-type="float"/>
          <table:table-cell office:value-type="string">
            <text:p/>
          </table:table-cell>
        </table:table-row>
        <table:table-row>
          <table:table-cell office:value="212" office:value-type="float"/>
          <table:table-cell office:value-type="string">
            <text:p>18439926521</text:p>
          </table:table-cell>
        </table:table-row>
        <table:table-row>
          <table:table-cell office:value="213" office:value-type="float"/>
          <table:table-cell office:value-type="string">
            <text:p>19057830389</text:p>
          </table:table-cell>
        </table:table-row>
        <table:table-row>
          <table:table-cell office:value="214" office:value-type="float"/>
          <table:table-cell office:value-type="string">
            <text:p>18434334673</text:p>
          </table:table-cell>
        </table:table-row>
        <table:table-row>
          <table:table-cell office:value="215" office:value-type="float"/>
          <table:table-cell office:value-type="string">
            <text:p>20117612501</text:p>
          </table:table-cell>
        </table:table-row>
        <table:table-row>
          <table:table-cell office:value="216" office:value-type="float"/>
          <table:table-cell office:value-type="string">
            <text:p>18431058458</text:p>
          </table:table-cell>
        </table:table-row>
        <table:table-row>
          <table:table-cell office:value="217" office:value-type="float"/>
          <table:table-cell office:value-type="string">
            <text:p>18685056922</text:p>
          </table:table-cell>
        </table:table-row>
        <table:table-row>
          <table:table-cell office:value="218" office:value-type="float"/>
          <table:table-cell office:value-type="string">
            <text:p>16597322405</text:p>
          </table:table-cell>
        </table:table-row>
        <table:table-row>
          <table:table-cell office:value="219" office:value-type="float"/>
          <table:table-cell office:value-type="string">
            <text:p>18828133907</text:p>
          </table:table-cell>
        </table:table-row>
        <table:table-row>
          <table:table-cell office:value="220" office:value-type="float"/>
          <table:table-cell office:value-type="string">
            <text:p>16143422937</text:p>
          </table:table-cell>
        </table:table-row>
        <table:table-row>
          <table:table-cell office:value="221" office:value-type="float"/>
          <table:table-cell office:value-type="string">
            <text:p>17896561851</text:p>
          </table:table-cell>
        </table:table-row>
        <table:table-row>
          <table:table-cell office:value="222" office:value-type="float"/>
          <table:table-cell office:value-type="string">
            <text:p>18144935684</text:p>
          </table:table-cell>
        </table:table-row>
        <table:table-row>
          <table:table-cell office:value="223" office:value-type="float"/>
          <table:table-cell office:value-type="string">
            <text:p>16958731229</text:p>
          </table:table-cell>
        </table:table-row>
        <table:table-row>
          <table:table-cell office:value="224" office:value-type="float"/>
          <table:table-cell office:value-type="string">
            <text:p>16833054068</text:p>
          </table:table-cell>
        </table:table-row>
        <table:table-row>
          <table:table-cell office:value="225" office:value-type="float"/>
          <table:table-cell office:value-type="string">
            <text:p>18265048176</text:p>
          </table:table-cell>
        </table:table-row>
        <table:table-row>
          <table:table-cell office:value="226" office:value-type="float"/>
          <table:table-cell office:value-type="string">
            <text:p>16680870099</text:p>
          </table:table-cell>
        </table:table-row>
        <table:table-row>
          <table:table-cell office:value="227" office:value-type="float"/>
          <table:table-cell office:value-type="string">
            <text:p>16794562424</text:p>
          </table:table-cell>
        </table:table-row>
        <table:table-row>
          <table:table-cell office:value="228" office:value-type="float"/>
          <table:table-cell office:value-type="string">
            <text:p>16502720136</text:p>
          </table:table-cell>
        </table:table-row>
        <table:table-row>
          <table:table-cell office:value="229" office:value-type="float"/>
          <table:table-cell office:value-type="string">
            <text:p>18720847293</text:p>
          </table:table-cell>
        </table:table-row>
        <table:table-row>
          <table:table-cell office:value="230" office:value-type="float"/>
          <table:table-cell office:value-type="string">
            <text:p>16486987540</text:p>
          </table:table-cell>
        </table:table-row>
        <table:table-row>
          <table:table-cell office:value="231" office:value-type="float"/>
          <table:table-cell office:value-type="string">
            <text:p>19532757807</text:p>
          </table:table-cell>
        </table:table-row>
        <table:table-row>
          <table:table-cell office:value="232" office:value-type="float"/>
          <table:table-cell office:value-type="string">
            <text:p>18894690355</text:p>
          </table:table-cell>
        </table:table-row>
        <table:table-row>
          <table:table-cell office:value="233" office:value-type="float"/>
          <table:table-cell office:value-type="string">
            <text:p>16947615115</text:p>
          </table:table-cell>
        </table:table-row>
        <table:table-row>
          <table:table-cell office:value="234" office:value-type="float"/>
          <table:table-cell office:value-type="string">
            <text:p>19552340685</text:p>
          </table:table-cell>
        </table:table-row>
        <table:table-row>
          <table:table-cell office:value="235" office:value-type="float"/>
          <table:table-cell office:value-type="string">
            <text:p>15609383986</text:p>
          </table:table-cell>
        </table:table-row>
        <table:table-row>
          <table:table-cell office:value="236" office:value-type="float"/>
          <table:table-cell office:value-type="string">
            <text:p>16862259907</text:p>
          </table:table-cell>
        </table:table-row>
        <table:table-row>
          <table:table-cell office:value="237" office:value-type="float"/>
          <table:table-cell office:value-type="string">
            <text:p>18825838021</text:p>
          </table:table-cell>
        </table:table-row>
        <table:table-row>
          <table:table-cell office:value="238" office:value-type="float"/>
          <table:table-cell office:value-type="string">
            <text:p>15187807589</text:p>
          </table:table-cell>
        </table:table-row>
        <table:table-row>
          <table:table-cell office:value="239" office:value-type="float"/>
          <table:table-cell office:value-type="string">
            <text:p>20332613000</text:p>
          </table:table-cell>
        </table:table-row>
        <table:table-row>
          <table:table-cell office:value="240" office:value-type="float"/>
          <table:table-cell office:value-type="string">
            <text:p>17979268055</text:p>
          </table:table-cell>
        </table:table-row>
        <table:table-row>
          <table:table-cell office:value="241" office:value-type="float"/>
          <table:table-cell office:value-type="string">
            <text:p>15024880339</text:p>
          </table:table-cell>
        </table:table-row>
        <table:table-row>
          <table:table-cell office:value="242" office:value-type="float"/>
          <table:table-cell office:value-type="string">
            <text:p>19787883780</text:p>
          </table:table-cell>
        </table:table-row>
        <table:table-row>
          <table:table-cell office:value="243" office:value-type="float"/>
          <table:table-cell office:value-type="string">
            <text:p>16649613706</text:p>
          </table:table-cell>
        </table:table-row>
        <table:table-row>
          <table:table-cell office:value="244" office:value-type="float"/>
          <table:table-cell office:value-type="string">
            <text:p>13221852923</text:p>
          </table:table-cell>
        </table:table-row>
        <table:table-row>
          <table:table-cell office:value="245" office:value-type="float"/>
          <table:table-cell office:value-type="string">
            <text:p>16263982186</text:p>
          </table:table-cell>
        </table:table-row>
        <table:table-row>
          <table:table-cell office:value="246" office:value-type="float"/>
          <table:table-cell office:value-type="string">
            <text:p>17577387227</text:p>
          </table:table-cell>
        </table:table-row>
        <table:table-row>
          <table:table-cell office:value="247" office:value-type="float"/>
          <table:table-cell office:value-type="string">
            <text:p>15694361601</text:p>
          </table:table-cell>
        </table:table-row>
        <table:table-row>
          <table:table-cell office:value="248" office:value-type="float"/>
          <table:table-cell office:value-type="string">
            <text:p>15801401633</text:p>
          </table:table-cell>
        </table:table-row>
        <table:table-row>
          <table:table-cell office:value="249" office:value-type="float"/>
          <table:table-cell office:value-type="string">
            <text:p>19452243175</text:p>
          </table:table-cell>
        </table:table-row>
        <table:table-row>
          <table:table-cell office:value="250" office:value-type="float"/>
          <table:table-cell office:value-type="string">
            <text:p>19499573558</text:p>
          </table:table-cell>
        </table:table-row>
        <table:table-row>
          <table:table-cell office:value="251" office:value-type="float"/>
          <table:table-cell office:value-type="string">
            <text:p>15945710798</text:p>
          </table:table-cell>
        </table:table-row>
        <table:table-row>
          <table:table-cell office:value="252" office:value-type="float"/>
          <table:table-cell office:value-type="string">
            <text:p>16053258949</text:p>
          </table:table-cell>
        </table:table-row>
        <table:table-row>
          <table:table-cell office:value="253" office:value-type="float"/>
          <table:table-cell office:value-type="string">
            <text:p>17486415907</text:p>
          </table:table-cell>
        </table:table-row>
        <table:table-row>
          <table:table-cell office:value="254" office:value-type="float"/>
          <table:table-cell office:value-type="string">
            <text:p>17572415383</text:p>
          </table:table-cell>
        </table:table-row>
        <table:table-row>
          <table:table-cell office:value="255" office:value-type="float"/>
          <table:table-cell office:value-type="string">
            <text:p>20300508277</text:p>
          </table:table-cell>
        </table:table-row>
        <table:table-row>
          <table:table-cell office:value="256" office:value-type="float"/>
          <table:table-cell office:value-type="string">
            <text:p>20033078896</text:p>
          </table:table-cell>
        </table:table-row>
        <table:table-row>
          <table:table-cell office:value="257" office:value-type="float"/>
          <table:table-cell office:value-type="string">
            <text:p>18451130654</text:p>
          </table:table-cell>
        </table:table-row>
        <table:table-row>
          <table:table-cell office:value="258" office:value-type="float"/>
          <table:table-cell office:value-type="string">
            <text:p>16873613304</text:p>
          </table:table-cell>
        </table:table-row>
        <table:table-row>
          <table:table-cell office:value="259" office:value-type="float"/>
          <table:table-cell office:value-type="string">
            <text:p>20321017174</text:p>
          </table:table-cell>
        </table:table-row>
        <table:table-row>
          <table:table-cell office:value="260" office:value-type="float"/>
          <table:table-cell office:value-type="string">
            <text:p>16079828097</text:p>
          </table:table-cell>
        </table:table-row>
        <table:table-row>
          <table:table-cell office:value="261" office:value-type="float"/>
          <table:table-cell office:value-type="string">
            <text:p>14864804799</text:p>
          </table:table-cell>
        </table:table-row>
        <table:table-row>
          <table:table-cell office:value="262" office:value-type="float"/>
          <table:table-cell office:value-type="string">
            <text:p>17849833439</text:p>
          </table:table-cell>
        </table:table-row>
        <table:table-row>
          <table:table-cell office:value="263" office:value-type="float"/>
          <table:table-cell office:value-type="string">
            <text:p>17133103822</text:p>
          </table:table-cell>
        </table:table-row>
        <table:table-row>
          <table:table-cell office:value="264" office:value-type="float"/>
          <table:table-cell office:value-type="string">
            <text:p>20188202731</text:p>
          </table:table-cell>
        </table:table-row>
        <table:table-row>
          <table:table-cell office:value="265" office:value-type="float"/>
          <table:table-cell office:value-type="string">
            <text:p>17216065042</text:p>
          </table:table-cell>
        </table:table-row>
        <table:table-row>
          <table:table-cell office:value="266" office:value-type="float"/>
          <table:table-cell office:value-type="string">
            <text:p>16007788261</text:p>
          </table:table-cell>
        </table:table-row>
        <table:table-row>
          <table:table-cell office:value="267" office:value-type="float"/>
          <table:table-cell office:value-type="string">
            <text:p>20013003550</text:p>
          </table:table-cell>
        </table:table-row>
        <table:table-row>
          <table:table-cell office:value="268" office:value-type="float"/>
          <table:table-cell office:value-type="string">
            <text:p>15986125311</text:p>
          </table:table-cell>
        </table:table-row>
        <table:table-row>
          <table:table-cell office:value="269" office:value-type="float"/>
          <table:table-cell office:value-type="string">
            <text:p>16903139873</text:p>
          </table:table-cell>
        </table:table-row>
        <table:table-row>
          <table:table-cell office:value="270" office:value-type="float"/>
          <table:table-cell office:value-type="string">
            <text:p>15732800764</text:p>
          </table:table-cell>
        </table:table-row>
        <table:table-row>
          <table:table-cell office:value="271" office:value-type="float"/>
          <table:table-cell office:value-type="string">
            <text:p>16572889218</text:p>
          </table:table-cell>
        </table:table-row>
        <table:table-row>
          <table:table-cell office:value="272" office:value-type="float"/>
          <table:table-cell office:value-type="string">
            <text:p>16542272462</text:p>
          </table:table-cell>
        </table:table-row>
        <table:table-row>
          <table:table-cell office:value="273" office:value-type="float"/>
          <table:table-cell office:value-type="string">
            <text:p>18396912726</text:p>
          </table:table-cell>
        </table:table-row>
        <table:table-row>
          <table:table-cell office:value="274" office:value-type="float"/>
          <table:table-cell office:value-type="string">
            <text:p>18711946395</text:p>
          </table:table-cell>
        </table:table-row>
        <table:table-row>
          <table:table-cell office:value="275" office:value-type="float"/>
          <table:table-cell office:value-type="string">
            <text:p>14401376321</text:p>
          </table:table-cell>
        </table:table-row>
        <table:table-row>
          <table:table-cell office:value="276" office:value-type="float"/>
          <table:table-cell office:value-type="string">
            <text:p/>
          </table:table-cell>
        </table:table-row>
        <table:table-row>
          <table:table-cell office:value="277" office:value-type="float"/>
          <table:table-cell office:value-type="string">
            <text:p>17164345768</text:p>
          </table:table-cell>
        </table:table-row>
        <table:table-row>
          <table:table-cell office:value="278" office:value-type="float"/>
          <table:table-cell office:value-type="string">
            <text:p>19586708945</text:p>
          </table:table-cell>
        </table:table-row>
        <table:table-row>
          <table:table-cell office:value="279" office:value-type="float"/>
          <table:table-cell office:value-type="string">
            <text:p>19201945966</text:p>
          </table:table-cell>
        </table:table-row>
        <table:table-row>
          <table:table-cell office:value="280" office:value-type="float"/>
          <table:table-cell office:value-type="string">
            <text:p>18117160648</text:p>
          </table:table-cell>
        </table:table-row>
        <table:table-row>
          <table:table-cell office:value="281" office:value-type="float"/>
          <table:table-cell office:value-type="string">
            <text:p>14245993678</text:p>
          </table:table-cell>
        </table:table-row>
        <table:table-row>
          <table:table-cell office:value="282" office:value-type="float"/>
          <table:table-cell office:value-type="string">
            <text:p>19066244377</text:p>
          </table:table-cell>
        </table:table-row>
        <table:table-row>
          <table:table-cell office:value="283" office:value-type="float"/>
          <table:table-cell office:value-type="string">
            <text:p>19552980317</text:p>
          </table:table-cell>
        </table:table-row>
        <table:table-row>
          <table:table-cell office:value="284" office:value-type="float"/>
          <table:table-cell office:value-type="string">
            <text:p>15979665251</text:p>
          </table:table-cell>
        </table:table-row>
        <table:table-row>
          <table:table-cell office:value="285" office:value-type="float"/>
          <table:table-cell office:value-type="string">
            <text:p/>
          </table:table-cell>
        </table:table-row>
        <table:table-row>
          <table:table-cell office:value="286" office:value-type="float"/>
          <table:table-cell office:value-type="string">
            <text:p>16889624547</text:p>
          </table:table-cell>
        </table:table-row>
        <table:table-row>
          <table:table-cell office:value="287" office:value-type="float"/>
          <table:table-cell office:value-type="string">
            <text:p>16670429686</text:p>
          </table:table-cell>
        </table:table-row>
        <table:table-row>
          <table:table-cell office:value="288" office:value-type="float"/>
          <table:table-cell office:value-type="string">
            <text:p>18340534357</text:p>
          </table:table-cell>
        </table:table-row>
        <table:table-row>
          <table:table-cell office:value="289" office:value-type="float"/>
          <table:table-cell office:value-type="string">
            <text:p>18088519505</text:p>
          </table:table-cell>
        </table:table-row>
        <table:table-row>
          <table:table-cell office:value="290" office:value-type="float"/>
          <table:table-cell office:value-type="string">
            <text:p>18259543907</text:p>
          </table:table-cell>
        </table:table-row>
        <table:table-row>
          <table:table-cell office:value="291" office:value-type="float"/>
          <table:table-cell office:value-type="string">
            <text:p>18011294531</text:p>
          </table:table-cell>
        </table:table-row>
        <table:table-row>
          <table:table-cell office:value="292" office:value-type="float"/>
          <table:table-cell office:value-type="string">
            <text:p>17589126720</text:p>
          </table:table-cell>
        </table:table-row>
        <table:table-row>
          <table:table-cell office:value="293" office:value-type="float"/>
          <table:table-cell office:value-type="string">
            <text:p>17592208794</text:p>
          </table:table-cell>
        </table:table-row>
        <table:table-row>
          <table:table-cell office:value="294" office:value-type="float"/>
          <table:table-cell office:value-type="string">
            <text:p>16620583565</text:p>
          </table:table-cell>
        </table:table-row>
        <table:table-row>
          <table:table-cell office:value="295" office:value-type="float"/>
          <table:table-cell office:value-type="string">
            <text:p>19684458036</text:p>
          </table:table-cell>
        </table:table-row>
        <table:table-row>
          <table:table-cell office:value="296" office:value-type="float"/>
          <table:table-cell office:value-type="string">
            <text:p>20357077240</text:p>
          </table:table-cell>
        </table:table-row>
        <table:table-row>
          <table:table-cell office:value="297" office:value-type="float"/>
          <table:table-cell office:value-type="string">
            <text:p>18892255933</text:p>
          </table:table-cell>
        </table:table-row>
        <table:table-row>
          <table:table-cell office:value="298" office:value-type="float"/>
          <table:table-cell office:value-type="string">
            <text:p>16948091819</text:p>
          </table:table-cell>
        </table:table-row>
        <table:table-row>
          <table:table-cell office:value="299" office:value-type="float"/>
          <table:table-cell office:value-type="string">
            <text:p>15823237668</text:p>
          </table:table-cell>
        </table:table-row>
        <table:table-row>
          <table:table-cell office:value="300" office:value-type="float"/>
          <table:table-cell office:value-type="string">
            <text:p>17785783245</text:p>
          </table:table-cell>
        </table:table-row>
        <table:table-row>
          <table:table-cell office:value="301" office:value-type="float"/>
          <table:table-cell office:value-type="string">
            <text:p>19554063089</text:p>
          </table:table-cell>
        </table:table-row>
        <table:table-row>
          <table:table-cell office:value="302" office:value-type="float"/>
          <table:table-cell office:value-type="string">
            <text:p>17649717423</text:p>
          </table:table-cell>
        </table:table-row>
        <table:table-row>
          <table:table-cell office:value="303" office:value-type="float"/>
          <table:table-cell office:value-type="string">
            <text:p>17590949523</text:p>
          </table:table-cell>
        </table:table-row>
        <table:table-row>
          <table:table-cell office:value="304" office:value-type="float"/>
          <table:table-cell office:value-type="string">
            <text:p>16254218956</text:p>
          </table:table-cell>
        </table:table-row>
        <table:table-row>
          <table:table-cell office:value="305" office:value-type="float"/>
          <table:table-cell office:value-type="string">
            <text:p>17410849161</text:p>
          </table:table-cell>
        </table:table-row>
        <table:table-row>
          <table:table-cell office:value="306" office:value-type="float"/>
          <table:table-cell office:value-type="string">
            <text:p>16505976489</text:p>
          </table:table-cell>
        </table:table-row>
        <table:table-row>
          <table:table-cell office:value="307" office:value-type="float"/>
          <table:table-cell office:value-type="string">
            <text:p>19892797270</text:p>
          </table:table-cell>
        </table:table-row>
        <table:table-row>
          <table:table-cell office:value="308" office:value-type="float"/>
          <table:table-cell office:value-type="string">
            <text:p>16256940381</text:p>
          </table:table-cell>
        </table:table-row>
        <table:table-row>
          <table:table-cell office:value="309" office:value-type="float"/>
          <table:table-cell office:value-type="string">
            <text:p>14581976300</text:p>
          </table:table-cell>
        </table:table-row>
        <table:table-row>
          <table:table-cell office:value="310" office:value-type="float"/>
          <table:table-cell office:value-type="string">
            <text:p>17220947355</text:p>
          </table:table-cell>
        </table:table-row>
        <table:table-row>
          <table:table-cell office:value="311" office:value-type="float"/>
          <table:table-cell office:value-type="string">
            <text:p>16441224641</text:p>
          </table:table-cell>
        </table:table-row>
        <table:table-row>
          <table:table-cell office:value="312" office:value-type="float"/>
          <table:table-cell office:value-type="string">
            <text:p>19551083383</text:p>
          </table:table-cell>
        </table:table-row>
        <table:table-row>
          <table:table-cell office:value="313" office:value-type="float"/>
          <table:table-cell office:value-type="string">
            <text:p>19926448331</text:p>
          </table:table-cell>
        </table:table-row>
        <table:table-row>
          <table:table-cell office:value="314" office:value-type="float"/>
          <table:table-cell office:value-type="string">
            <text:p>18639290112</text:p>
          </table:table-cell>
        </table:table-row>
        <table:table-row>
          <table:table-cell office:value="315" office:value-type="float"/>
          <table:table-cell office:value-type="string">
            <text:p>20232479418</text:p>
          </table:table-cell>
        </table:table-row>
        <table:table-row>
          <table:table-cell office:value="316" office:value-type="float"/>
          <table:table-cell office:value-type="string">
            <text:p>18401568160</text:p>
          </table:table-cell>
        </table:table-row>
        <table:table-row>
          <table:table-cell office:value="317" office:value-type="float"/>
          <table:table-cell office:value-type="string">
            <text:p>14829383095</text:p>
          </table:table-cell>
        </table:table-row>
        <table:table-row>
          <table:table-cell office:value="318" office:value-type="float"/>
          <table:table-cell office:value-type="string">
            <text:p>20846261358</text:p>
          </table:table-cell>
        </table:table-row>
        <table:table-row>
          <table:table-cell office:value="319" office:value-type="float"/>
          <table:table-cell office:value-type="string">
            <text:p>17387298321</text:p>
          </table:table-cell>
        </table:table-row>
        <table:table-row>
          <table:table-cell office:value="320" office:value-type="float"/>
          <table:table-cell office:value-type="string">
            <text:p>17393541593</text:p>
          </table:table-cell>
        </table:table-row>
        <table:table-row>
          <table:table-cell office:value="321" office:value-type="float"/>
          <table:table-cell office:value-type="string">
            <text:p>16875345214</text:p>
          </table:table-cell>
        </table:table-row>
        <table:table-row>
          <table:table-cell office:value="322" office:value-type="float"/>
          <table:table-cell office:value-type="string">
            <text:p>18660504684</text:p>
          </table:table-cell>
        </table:table-row>
        <table:table-row>
          <table:table-cell office:value="323" office:value-type="float"/>
          <table:table-cell office:value-type="string">
            <text:p>14673517480</text:p>
          </table:table-cell>
        </table:table-row>
        <table:table-row>
          <table:table-cell office:value="324" office:value-type="float"/>
          <table:table-cell office:value-type="string">
            <text:p>15603727457</text:p>
          </table:table-cell>
        </table:table-row>
        <table:table-row>
          <table:table-cell office:value="325" office:value-type="float"/>
          <table:table-cell office:value-type="string">
            <text:p>17923634903</text:p>
          </table:table-cell>
        </table:table-row>
        <table:table-row>
          <table:table-cell office:value="326" office:value-type="float"/>
          <table:table-cell office:value-type="string">
            <text:p>19972824141</text:p>
          </table:table-cell>
        </table:table-row>
        <table:table-row>
          <table:table-cell office:value="327" office:value-type="float"/>
          <table:table-cell office:value-type="string">
            <text:p>17829500198</text:p>
          </table:table-cell>
        </table:table-row>
        <table:table-row>
          <table:table-cell office:value="328" office:value-type="float"/>
          <table:table-cell office:value-type="string">
            <text:p>18092969714</text:p>
          </table:table-cell>
        </table:table-row>
        <table:table-row>
          <table:table-cell office:value="329" office:value-type="float"/>
          <table:table-cell office:value-type="string">
            <text:p>17857557942</text:p>
          </table:table-cell>
        </table:table-row>
        <table:table-row>
          <table:table-cell office:value="330" office:value-type="float"/>
          <table:table-cell office:value-type="string">
            <text:p>14860712471</text:p>
          </table:table-cell>
        </table:table-row>
        <table:table-row>
          <table:table-cell office:value="331" office:value-type="float"/>
          <table:table-cell office:value-type="string">
            <text:p>15800809256</text:p>
          </table:table-cell>
        </table:table-row>
        <table:table-row>
          <table:table-cell office:value="332" office:value-type="float"/>
          <table:table-cell office:value-type="string">
            <text:p>16404404129</text:p>
          </table:table-cell>
        </table:table-row>
        <table:table-row>
          <table:table-cell office:value="333" office:value-type="float"/>
          <table:table-cell office:value-type="string">
            <text:p>17672761409</text:p>
          </table:table-cell>
        </table:table-row>
        <table:table-row>
          <table:table-cell office:value="334" office:value-type="float"/>
          <table:table-cell office:value-type="string">
            <text:p>17539285205</text:p>
          </table:table-cell>
        </table:table-row>
        <table:table-row>
          <table:table-cell office:value="335" office:value-type="float"/>
          <table:table-cell office:value-type="string">
            <text:p>16021141597</text:p>
          </table:table-cell>
        </table:table-row>
        <table:table-row>
          <table:table-cell office:value="336" office:value-type="float"/>
          <table:table-cell office:value-type="string">
            <text:p>17788967371</text:p>
          </table:table-cell>
        </table:table-row>
        <table:table-row>
          <table:table-cell office:value="337" office:value-type="float"/>
          <table:table-cell office:value-type="string">
            <text:p>16548190894</text:p>
          </table:table-cell>
        </table:table-row>
        <table:table-row>
          <table:table-cell office:value="338" office:value-type="float"/>
          <table:table-cell office:value-type="string">
            <text:p>16609484900</text:p>
          </table:table-cell>
        </table:table-row>
        <table:table-row>
          <table:table-cell office:value="339" office:value-type="float"/>
          <table:table-cell office:value-type="string">
            <text:p>16937362207</text:p>
          </table:table-cell>
        </table:table-row>
        <table:table-row>
          <table:table-cell office:value="340" office:value-type="float"/>
          <table:table-cell office:value-type="string">
            <text:p>19030043925</text:p>
          </table:table-cell>
        </table:table-row>
        <table:table-row>
          <table:table-cell office:value="341" office:value-type="float"/>
          <table:table-cell office:value-type="string">
            <text:p>17568223095</text:p>
          </table:table-cell>
        </table:table-row>
        <table:table-row>
          <table:table-cell office:value="342" office:value-type="float"/>
          <table:table-cell office:value-type="string">
            <text:p>16468633806</text:p>
          </table:table-cell>
        </table:table-row>
        <table:table-row>
          <table:table-cell office:value="343" office:value-type="float"/>
          <table:table-cell office:value-type="string">
            <text:p>16612012021</text:p>
          </table:table-cell>
        </table:table-row>
        <table:table-row>
          <table:table-cell office:value="344" office:value-type="float"/>
          <table:table-cell office:value-type="string">
            <text:p>19083268186</text:p>
          </table:table-cell>
        </table:table-row>
        <table:table-row>
          <table:table-cell office:value="345" office:value-type="float"/>
          <table:table-cell office:value-type="string">
            <text:p>19623928410</text:p>
          </table:table-cell>
        </table:table-row>
        <table:table-row>
          <table:table-cell office:value="346" office:value-type="float"/>
          <table:table-cell office:value-type="string">
            <text:p>17875661737</text:p>
          </table:table-cell>
        </table:table-row>
        <table:table-row>
          <table:table-cell office:value="347" office:value-type="float"/>
          <table:table-cell office:value-type="string">
            <text:p>18026407549</text:p>
          </table:table-cell>
        </table:table-row>
        <table:table-row>
          <table:table-cell office:value="348" office:value-type="float"/>
          <table:table-cell office:value-type="string">
            <text:p>18650799521</text:p>
          </table:table-cell>
        </table:table-row>
        <table:table-row>
          <table:table-cell office:value="349" office:value-type="float"/>
          <table:table-cell office:value-type="string">
            <text:p>19743470408</text:p>
          </table:table-cell>
        </table:table-row>
        <table:table-row>
          <table:table-cell office:value="350" office:value-type="float"/>
          <table:table-cell office:value-type="string">
            <text:p>18891793855</text:p>
          </table:table-cell>
        </table:table-row>
        <table:table-row>
          <table:table-cell office:value="351" office:value-type="float"/>
          <table:table-cell office:value-type="string">
            <text:p/>
          </table:table-cell>
        </table:table-row>
        <table:table-row>
          <table:table-cell office:value="352" office:value-type="float"/>
          <table:table-cell office:value-type="string">
            <text:p>16599630527</text:p>
          </table:table-cell>
        </table:table-row>
        <table:table-row>
          <table:table-cell office:value="353" office:value-type="float"/>
          <table:table-cell office:value-type="string">
            <text:p>15958209107</text:p>
          </table:table-cell>
        </table:table-row>
        <table:table-row>
          <table:table-cell office:value="354" office:value-type="float"/>
          <table:table-cell office:value-type="string">
            <text:p>19114354957</text:p>
          </table:table-cell>
        </table:table-row>
        <table:table-row>
          <table:table-cell office:value="355" office:value-type="float"/>
          <table:table-cell office:value-type="string">
            <text:p>20931548455</text:p>
          </table:table-cell>
        </table:table-row>
        <table:table-row>
          <table:table-cell office:value="356" office:value-type="float"/>
          <table:table-cell office:value-type="string">
            <text:p>20558755883</text:p>
          </table:table-cell>
        </table:table-row>
        <table:table-row>
          <table:table-cell office:value="357" office:value-type="float"/>
          <table:table-cell office:value-type="string">
            <text:p>16742889820</text:p>
          </table:table-cell>
        </table:table-row>
        <table:table-row>
          <table:table-cell office:value="358" office:value-type="float"/>
          <table:table-cell office:value-type="string">
            <text:p>17608989427</text:p>
          </table:table-cell>
        </table:table-row>
        <table:table-row>
          <table:table-cell office:value="359" office:value-type="float"/>
          <table:table-cell office:value-type="string">
            <text:p>15976786147</text:p>
          </table:table-cell>
        </table:table-row>
        <table:table-row>
          <table:table-cell office:value="360" office:value-type="float"/>
          <table:table-cell office:value-type="string">
            <text:p>17507870592</text:p>
          </table:table-cell>
        </table:table-row>
        <table:table-row>
          <table:table-cell office:value="361" office:value-type="float"/>
          <table:table-cell office:value-type="string">
            <text:p>15347942282</text:p>
          </table:table-cell>
        </table:table-row>
        <table:table-row>
          <table:table-cell office:value="362" office:value-type="float"/>
          <table:table-cell office:value-type="string">
            <text:p>19129080876</text:p>
          </table:table-cell>
        </table:table-row>
        <table:table-row>
          <table:table-cell office:value="363" office:value-type="float"/>
          <table:table-cell office:value-type="string">
            <text:p>16026461337</text:p>
          </table:table-cell>
        </table:table-row>
        <table:table-row>
          <table:table-cell office:value="364" office:value-type="float"/>
          <table:table-cell office:value-type="string">
            <text:p>18518552799</text:p>
          </table:table-cell>
        </table:table-row>
        <table:table-row>
          <table:table-cell office:value="365" office:value-type="float"/>
          <table:table-cell office:value-type="string">
            <text:p>15677463309</text:p>
          </table:table-cell>
        </table:table-row>
        <table:table-row>
          <table:table-cell office:value="366" office:value-type="float"/>
          <table:table-cell office:value-type="string">
            <text:p>18455188200</text:p>
          </table:table-cell>
        </table:table-row>
        <table:table-row>
          <table:table-cell office:value="367" office:value-type="float"/>
          <table:table-cell office:value-type="string">
            <text:p>20205963016</text:p>
          </table:table-cell>
        </table:table-row>
        <table:table-row>
          <table:table-cell office:value="368" office:value-type="float"/>
          <table:table-cell office:value-type="string">
            <text:p>18671247398</text:p>
          </table:table-cell>
        </table:table-row>
        <table:table-row>
          <table:table-cell office:value="369" office:value-type="float"/>
          <table:table-cell office:value-type="string">
            <text:p>16683832914</text:p>
          </table:table-cell>
        </table:table-row>
        <table:table-row>
          <table:table-cell office:value="370" office:value-type="float"/>
          <table:table-cell office:value-type="string">
            <text:p>18894462140</text:p>
          </table:table-cell>
        </table:table-row>
        <table:table-row>
          <table:table-cell office:value="371" office:value-type="float"/>
          <table:table-cell office:value-type="string">
            <text:p>16696032600</text:p>
          </table:table-cell>
        </table:table-row>
        <table:table-row>
          <table:table-cell office:value="372" office:value-type="float"/>
          <table:table-cell office:value-type="string">
            <text:p>17355050358</text:p>
          </table:table-cell>
        </table:table-row>
        <table:table-row>
          <table:table-cell office:value="373" office:value-type="float"/>
          <table:table-cell office:value-type="string">
            <text:p>15689484434</text:p>
          </table:table-cell>
        </table:table-row>
        <table:table-row>
          <table:table-cell office:value="374" office:value-type="float"/>
          <table:table-cell office:value-type="string">
            <text:p>19505758806</text:p>
          </table:table-cell>
        </table:table-row>
        <table:table-row>
          <table:table-cell office:value="375" office:value-type="float"/>
          <table:table-cell office:value-type="string">
            <text:p>20962576685</text:p>
          </table:table-cell>
        </table:table-row>
        <table:table-row>
          <table:table-cell office:value="376" office:value-type="float"/>
          <table:table-cell office:value-type="string">
            <text:p>18430195968</text:p>
          </table:table-cell>
        </table:table-row>
        <table:table-row>
          <table:table-cell office:value="377" office:value-type="float"/>
          <table:table-cell office:value-type="string">
            <text:p>16676113790</text:p>
          </table:table-cell>
        </table:table-row>
        <table:table-row>
          <table:table-cell office:value="378" office:value-type="float"/>
          <table:table-cell office:value-type="string">
            <text:p>16916313783</text:p>
          </table:table-cell>
        </table:table-row>
        <table:table-row>
          <table:table-cell office:value="379" office:value-type="float"/>
          <table:table-cell office:value-type="string">
            <text:p>16502694363</text:p>
          </table:table-cell>
        </table:table-row>
        <table:table-row>
          <table:table-cell office:value="380" office:value-type="float"/>
          <table:table-cell office:value-type="string">
            <text:p>16494099810</text:p>
          </table:table-cell>
        </table:table-row>
        <table:table-row>
          <table:table-cell office:value="381" office:value-type="float"/>
          <table:table-cell office:value-type="string">
            <text:p>13764417272</text:p>
          </table:table-cell>
        </table:table-row>
        <table:table-row>
          <table:table-cell office:value="382" office:value-type="float"/>
          <table:table-cell office:value-type="string">
            <text:p>20019915724</text:p>
          </table:table-cell>
        </table:table-row>
        <table:table-row>
          <table:table-cell office:value="383" office:value-type="float"/>
          <table:table-cell office:value-type="string">
            <text:p>15991055196</text:p>
          </table:table-cell>
        </table:table-row>
        <table:table-row>
          <table:table-cell office:value="384" office:value-type="float"/>
          <table:table-cell office:value-type="string">
            <text:p>20087156839</text:p>
          </table:table-cell>
        </table:table-row>
        <table:table-row>
          <table:table-cell office:value="385" office:value-type="float"/>
          <table:table-cell office:value-type="string">
            <text:p>20679446389</text:p>
          </table:table-cell>
        </table:table-row>
        <table:table-row>
          <table:table-cell office:value="386" office:value-type="float"/>
          <table:table-cell office:value-type="string">
            <text:p>13299409079</text:p>
          </table:table-cell>
        </table:table-row>
        <table:table-row>
          <table:table-cell office:value="387" office:value-type="float"/>
          <table:table-cell office:value-type="string">
            <text:p>16207573860</text:p>
          </table:table-cell>
        </table:table-row>
        <table:table-row>
          <table:table-cell office:value="388" office:value-type="float"/>
          <table:table-cell office:value-type="string">
            <text:p>16312327227</text:p>
          </table:table-cell>
        </table:table-row>
        <table:table-row>
          <table:table-cell office:value="389" office:value-type="float"/>
          <table:table-cell office:value-type="string">
            <text:p>19367141191</text:p>
          </table:table-cell>
        </table:table-row>
        <table:table-row>
          <table:table-cell office:value="390" office:value-type="float"/>
          <table:table-cell office:value-type="string">
            <text:p>18363642690</text:p>
          </table:table-cell>
        </table:table-row>
        <table:table-row>
          <table:table-cell office:value="391" office:value-type="float"/>
          <table:table-cell office:value-type="string">
            <text:p>18673180806</text:p>
          </table:table-cell>
        </table:table-row>
        <table:table-row>
          <table:table-cell office:value="392" office:value-type="float"/>
          <table:table-cell office:value-type="string">
            <text:p>18374237086</text:p>
          </table:table-cell>
        </table:table-row>
        <table:table-row>
          <table:table-cell office:value="393" office:value-type="float"/>
          <table:table-cell office:value-type="string">
            <text:p>18732263788</text:p>
          </table:table-cell>
        </table:table-row>
        <table:table-row>
          <table:table-cell office:value="394" office:value-type="float"/>
          <table:table-cell office:value-type="string">
            <text:p/>
          </table:table-cell>
        </table:table-row>
        <table:table-row>
          <table:table-cell office:value="395" office:value-type="float"/>
          <table:table-cell office:value-type="string">
            <text:p>16491700677</text:p>
          </table:table-cell>
        </table:table-row>
        <table:table-row>
          <table:table-cell office:value="396" office:value-type="float"/>
          <table:table-cell office:value-type="string">
            <text:p>14540526037</text:p>
          </table:table-cell>
        </table:table-row>
        <table:table-row>
          <table:table-cell office:value="397" office:value-type="float"/>
          <table:table-cell office:value-type="string">
            <text:p>16373549488</text:p>
          </table:table-cell>
        </table:table-row>
        <table:table-row>
          <table:table-cell office:value="398" office:value-type="float"/>
          <table:table-cell office:value-type="string">
            <text:p>19770058506</text:p>
          </table:table-cell>
        </table:table-row>
        <table:table-row>
          <table:table-cell office:value="399" office:value-type="float"/>
          <table:table-cell office:value-type="string">
            <text:p>17829448727</text:p>
          </table:table-cell>
        </table:table-row>
        <table:table-row>
          <table:table-cell office:value="400" office:value-type="float"/>
          <table:table-cell office:value-type="string">
            <text:p>19862456630</text:p>
          </table:table-cell>
        </table:table-row>
        <table:table-row>
          <table:table-cell office:value="401" office:value-type="float"/>
          <table:table-cell office:value-type="string">
            <text:p>16585822409</text:p>
          </table:table-cell>
        </table:table-row>
        <table:table-row>
          <table:table-cell office:value="402" office:value-type="float"/>
          <table:table-cell office:value-type="string">
            <text:p>17903859208</text:p>
          </table:table-cell>
        </table:table-row>
        <table:table-row>
          <table:table-cell office:value="403" office:value-type="float"/>
          <table:table-cell office:value-type="string">
            <text:p>20651600927</text:p>
          </table:table-cell>
        </table:table-row>
        <table:table-row>
          <table:table-cell office:value="404" office:value-type="float"/>
          <table:table-cell office:value-type="string">
            <text:p>19707501995</text:p>
          </table:table-cell>
        </table:table-row>
        <table:table-row>
          <table:table-cell office:value="405" office:value-type="float"/>
          <table:table-cell office:value-type="string">
            <text:p>18879775578</text:p>
          </table:table-cell>
        </table:table-row>
        <table:table-row>
          <table:table-cell office:value="406" office:value-type="float"/>
          <table:table-cell office:value-type="string">
            <text:p>18127568080</text:p>
          </table:table-cell>
        </table:table-row>
        <table:table-row>
          <table:table-cell office:value="407" office:value-type="float"/>
          <table:table-cell office:value-type="string">
            <text:p>18080433253</text:p>
          </table:table-cell>
        </table:table-row>
        <table:table-row>
          <table:table-cell office:value="408" office:value-type="float"/>
          <table:table-cell office:value-type="string">
            <text:p>16485281394</text:p>
          </table:table-cell>
        </table:table-row>
        <table:table-row>
          <table:table-cell office:value="409" office:value-type="float"/>
          <table:table-cell office:value-type="string">
            <text:p>17665502900</text:p>
          </table:table-cell>
        </table:table-row>
        <table:table-row>
          <table:table-cell office:value="410" office:value-type="float"/>
          <table:table-cell office:value-type="string">
            <text:p>19507175287</text:p>
          </table:table-cell>
        </table:table-row>
        <table:table-row>
          <table:table-cell office:value="411" office:value-type="float"/>
          <table:table-cell office:value-type="string">
            <text:p>19195228096</text:p>
          </table:table-cell>
        </table:table-row>
        <table:table-row>
          <table:table-cell office:value="412" office:value-type="float"/>
          <table:table-cell office:value-type="string">
            <text:p>14997729952</text:p>
          </table:table-cell>
        </table:table-row>
        <table:table-row>
          <table:table-cell office:value="413" office:value-type="float"/>
          <table:table-cell office:value-type="string">
            <text:p>18669533029</text:p>
          </table:table-cell>
        </table:table-row>
        <table:table-row>
          <table:table-cell office:value="414" office:value-type="float"/>
          <table:table-cell office:value-type="string">
            <text:p>17013177428</text:p>
          </table:table-cell>
        </table:table-row>
        <table:table-row>
          <table:table-cell office:value="415" office:value-type="float"/>
          <table:table-cell office:value-type="string">
            <text:p>15971466104</text:p>
          </table:table-cell>
        </table:table-row>
        <table:table-row>
          <table:table-cell office:value="416" office:value-type="float"/>
          <table:table-cell office:value-type="string">
            <text:p>18873110698</text:p>
          </table:table-cell>
        </table:table-row>
        <table:table-row>
          <table:table-cell office:value="417" office:value-type="float"/>
          <table:table-cell office:value-type="string">
            <text:p>20032593705</text:p>
          </table:table-cell>
        </table:table-row>
        <table:table-row>
          <table:table-cell office:value="418" office:value-type="float"/>
          <table:table-cell office:value-type="string">
            <text:p>13540716741</text:p>
          </table:table-cell>
        </table:table-row>
        <table:table-row>
          <table:table-cell office:value="419" office:value-type="float"/>
          <table:table-cell office:value-type="string">
            <text:p>14551948074</text:p>
          </table:table-cell>
        </table:table-row>
        <table:table-row>
          <table:table-cell office:value="420" office:value-type="float"/>
          <table:table-cell office:value-type="string">
            <text:p>16539374499</text:p>
          </table:table-cell>
        </table:table-row>
        <table:table-row>
          <table:table-cell office:value="421" office:value-type="float"/>
          <table:table-cell office:value-type="string">
            <text:p>16521005220</text:p>
          </table:table-cell>
        </table:table-row>
        <table:table-row>
          <table:table-cell office:value="422" office:value-type="float"/>
          <table:table-cell office:value-type="string">
            <text:p>16693265103</text:p>
          </table:table-cell>
        </table:table-row>
        <table:table-row>
          <table:table-cell office:value="423" office:value-type="float"/>
          <table:table-cell office:value-type="string">
            <text:p>17802709177</text:p>
          </table:table-cell>
        </table:table-row>
        <table:table-row>
          <table:table-cell office:value="424" office:value-type="float"/>
          <table:table-cell office:value-type="string">
            <text:p>14813381661</text:p>
          </table:table-cell>
        </table:table-row>
        <table:table-row>
          <table:table-cell office:value="425" office:value-type="float"/>
          <table:table-cell office:value-type="string">
            <text:p>14297431373</text:p>
          </table:table-cell>
        </table:table-row>
        <table:table-row>
          <table:table-cell office:value="426" office:value-type="float"/>
          <table:table-cell office:value-type="string">
            <text:p>16509560175</text:p>
          </table:table-cell>
        </table:table-row>
        <table:table-row>
          <table:table-cell office:value="427" office:value-type="float"/>
          <table:table-cell office:value-type="string">
            <text:p>14688769235</text:p>
          </table:table-cell>
        </table:table-row>
        <table:table-row>
          <table:table-cell office:value="428" office:value-type="float"/>
          <table:table-cell office:value-type="string">
            <text:p>16265424465</text:p>
          </table:table-cell>
        </table:table-row>
        <table:table-row>
          <table:table-cell office:value="429" office:value-type="float"/>
          <table:table-cell office:value-type="string">
            <text:p>19309304470</text:p>
          </table:table-cell>
        </table:table-row>
        <table:table-row>
          <table:table-cell office:value="430" office:value-type="float"/>
          <table:table-cell office:value-type="string">
            <text:p>19596201210</text:p>
          </table:table-cell>
        </table:table-row>
        <table:table-row>
          <table:table-cell office:value="431" office:value-type="float"/>
          <table:table-cell office:value-type="string">
            <text:p>17534615175</text:p>
          </table:table-cell>
        </table:table-row>
        <table:table-row>
          <table:table-cell office:value="432" office:value-type="float"/>
          <table:table-cell office:value-type="string">
            <text:p>17563841904</text:p>
          </table:table-cell>
        </table:table-row>
        <table:table-row>
          <table:table-cell office:value="433" office:value-type="float"/>
          <table:table-cell office:value-type="string">
            <text:p>16548488313</text:p>
          </table:table-cell>
        </table:table-row>
        <table:table-row>
          <table:table-cell office:value="434" office:value-type="float"/>
          <table:table-cell office:value-type="string">
            <text:p>16757990032</text:p>
          </table:table-cell>
        </table:table-row>
        <table:table-row>
          <table:table-cell office:value="435" office:value-type="float"/>
          <table:table-cell office:value-type="string">
            <text:p>20542368234</text:p>
          </table:table-cell>
        </table:table-row>
        <table:table-row>
          <table:table-cell office:value="436" office:value-type="float"/>
          <table:table-cell office:value-type="string">
            <text:p>16619153781</text:p>
          </table:table-cell>
        </table:table-row>
        <table:table-row>
          <table:table-cell office:value="437" office:value-type="float"/>
          <table:table-cell office:value-type="string">
            <text:p>18113693259</text:p>
          </table:table-cell>
        </table:table-row>
        <table:table-row>
          <table:table-cell office:value="438" office:value-type="float"/>
          <table:table-cell office:value-type="string">
            <text:p>17380968709</text:p>
          </table:table-cell>
        </table:table-row>
        <table:table-row>
          <table:table-cell office:value="439" office:value-type="float"/>
          <table:table-cell office:value-type="string">
            <text:p>19148791310</text:p>
          </table:table-cell>
        </table:table-row>
        <table:table-row>
          <table:table-cell office:value="440" office:value-type="float"/>
          <table:table-cell office:value-type="string">
            <text:p>16257110648</text:p>
          </table:table-cell>
        </table:table-row>
        <table:table-row>
          <table:table-cell office:value="441" office:value-type="float"/>
          <table:table-cell office:value-type="string">
            <text:p>16247331860</text:p>
          </table:table-cell>
        </table:table-row>
        <table:table-row>
          <table:table-cell office:value="442" office:value-type="float"/>
          <table:table-cell office:value-type="string">
            <text:p>17053993280</text:p>
          </table:table-cell>
        </table:table-row>
        <table:table-row>
          <table:table-cell office:value="443" office:value-type="float"/>
          <table:table-cell office:value-type="string">
            <text:p>16736145382</text:p>
          </table:table-cell>
        </table:table-row>
        <table:table-row>
          <table:table-cell office:value="444" office:value-type="float"/>
          <table:table-cell office:value-type="string">
            <text:p>14694466203</text:p>
          </table:table-cell>
        </table:table-row>
        <table:table-row>
          <table:table-cell office:value="445" office:value-type="float"/>
          <table:table-cell office:value-type="string">
            <text:p>18456624098</text:p>
          </table:table-cell>
        </table:table-row>
        <table:table-row>
          <table:table-cell office:value="446" office:value-type="float"/>
          <table:table-cell office:value-type="string">
            <text:p>16482177586</text:p>
          </table:table-cell>
        </table:table-row>
        <table:table-row>
          <table:table-cell office:value="447" office:value-type="float"/>
          <table:table-cell office:value-type="string">
            <text:p>18069960107</text:p>
          </table:table-cell>
        </table:table-row>
        <table:table-row>
          <table:table-cell office:value="448" office:value-type="float"/>
          <table:table-cell office:value-type="string">
            <text:p>19182761194</text:p>
          </table:table-cell>
        </table:table-row>
        <table:table-row>
          <table:table-cell office:value="449" office:value-type="float"/>
          <table:table-cell office:value-type="string">
            <text:p>18724605996</text:p>
          </table:table-cell>
        </table:table-row>
        <table:table-row>
          <table:table-cell office:value="450" office:value-type="float"/>
          <table:table-cell office:value-type="string">
            <text:p>20474357452</text:p>
          </table:table-cell>
        </table:table-row>
        <table:table-row>
          <table:table-cell office:value="451" office:value-type="float"/>
          <table:table-cell office:value-type="string">
            <text:p>16952589222</text:p>
          </table:table-cell>
        </table:table-row>
        <table:table-row>
          <table:table-cell office:value="452" office:value-type="float"/>
          <table:table-cell office:value-type="string">
            <text:p>13630821133</text:p>
          </table:table-cell>
        </table:table-row>
        <table:table-row>
          <table:table-cell office:value="453" office:value-type="float"/>
          <table:table-cell office:value-type="string">
            <text:p>15173819267</text:p>
          </table:table-cell>
        </table:table-row>
        <table:table-row>
          <table:table-cell office:value="454" office:value-type="float"/>
          <table:table-cell office:value-type="string">
            <text:p>15654679103</text:p>
          </table:table-cell>
        </table:table-row>
        <table:table-row>
          <table:table-cell office:value="455" office:value-type="float"/>
          <table:table-cell office:value-type="string">
            <text:p>18241057145</text:p>
          </table:table-cell>
        </table:table-row>
        <table:table-row>
          <table:table-cell office:value="456" office:value-type="float"/>
          <table:table-cell office:value-type="string">
            <text:p>15998305430</text:p>
          </table:table-cell>
        </table:table-row>
        <table:table-row>
          <table:table-cell office:value="457" office:value-type="float"/>
          <table:table-cell office:value-type="string">
            <text:p>16306232230</text:p>
          </table:table-cell>
        </table:table-row>
        <table:table-row>
          <table:table-cell office:value="458" office:value-type="float"/>
          <table:table-cell office:value-type="string">
            <text:p>17822715386</text:p>
          </table:table-cell>
        </table:table-row>
        <table:table-row>
          <table:table-cell office:value="459" office:value-type="float"/>
          <table:table-cell office:value-type="string">
            <text:p>16028988993</text:p>
          </table:table-cell>
        </table:table-row>
        <table:table-row>
          <table:table-cell office:value="460" office:value-type="float"/>
          <table:table-cell office:value-type="string">
            <text:p>15809291591</text:p>
          </table:table-cell>
        </table:table-row>
        <table:table-row>
          <table:table-cell office:value="461" office:value-type="float"/>
          <table:table-cell office:value-type="string">
            <text:p>14363639366</text:p>
          </table:table-cell>
        </table:table-row>
        <table:table-row>
          <table:table-cell office:value="462" office:value-type="float"/>
          <table:table-cell office:value-type="string">
            <text:p>20511570105</text:p>
          </table:table-cell>
        </table:table-row>
        <table:table-row>
          <table:table-cell office:value="463" office:value-type="float"/>
          <table:table-cell office:value-type="string">
            <text:p>18651200360</text:p>
          </table:table-cell>
        </table:table-row>
        <table:table-row>
          <table:table-cell office:value="464" office:value-type="float"/>
          <table:table-cell office:value-type="string">
            <text:p>19249174399</text:p>
          </table:table-cell>
        </table:table-row>
        <table:table-row>
          <table:table-cell office:value="465" office:value-type="float"/>
          <table:table-cell office:value-type="string">
            <text:p>19297748644</text:p>
          </table:table-cell>
        </table:table-row>
        <table:table-row>
          <table:table-cell office:value="466" office:value-type="float"/>
          <table:table-cell office:value-type="string">
            <text:p/>
          </table:table-cell>
        </table:table-row>
        <table:table-row>
          <table:table-cell office:value="467" office:value-type="float"/>
          <table:table-cell office:value-type="string">
            <text:p>14733558780</text:p>
          </table:table-cell>
        </table:table-row>
        <table:table-row>
          <table:table-cell office:value="468" office:value-type="float"/>
          <table:table-cell office:value-type="string">
            <text:p>20550517019</text:p>
          </table:table-cell>
        </table:table-row>
        <table:table-row>
          <table:table-cell office:value="469" office:value-type="float"/>
          <table:table-cell office:value-type="string">
            <text:p>17478998052</text:p>
          </table:table-cell>
        </table:table-row>
        <table:table-row>
          <table:table-cell office:value="470" office:value-type="float"/>
          <table:table-cell office:value-type="string">
            <text:p>19175669316</text:p>
          </table:table-cell>
        </table:table-row>
        <table:table-row>
          <table:table-cell office:value="471" office:value-type="float"/>
          <table:table-cell office:value-type="string">
            <text:p>17464230772</text:p>
          </table:table-cell>
        </table:table-row>
        <table:table-row>
          <table:table-cell office:value="472" office:value-type="float"/>
          <table:table-cell office:value-type="string">
            <text:p>16063454450</text:p>
          </table:table-cell>
        </table:table-row>
        <table:table-row>
          <table:table-cell office:value="473" office:value-type="float"/>
          <table:table-cell office:value-type="string">
            <text:p>20019914722</text:p>
          </table:table-cell>
        </table:table-row>
        <table:table-row>
          <table:table-cell office:value="474" office:value-type="float"/>
          <table:table-cell office:value-type="string">
            <text:p>12723266947</text:p>
          </table:table-cell>
        </table:table-row>
        <table:table-row>
          <table:table-cell office:value="475" office:value-type="float"/>
          <table:table-cell office:value-type="string">
            <text:p>14368771593</text:p>
          </table:table-cell>
        </table:table-row>
        <table:table-row>
          <table:table-cell office:value="476" office:value-type="float"/>
          <table:table-cell office:value-type="string">
            <text:p>18593038000</text:p>
          </table:table-cell>
        </table:table-row>
        <table:table-row>
          <table:table-cell office:value="477" office:value-type="float"/>
          <table:table-cell office:value-type="string">
            <text:p>18771372711</text:p>
          </table:table-cell>
        </table:table-row>
        <table:table-row>
          <table:table-cell office:value="478" office:value-type="float"/>
          <table:table-cell office:value-type="string">
            <text:p>13958489224</text:p>
          </table:table-cell>
        </table:table-row>
        <table:table-row>
          <table:table-cell office:value="479" office:value-type="float"/>
          <table:table-cell office:value-type="string">
            <text:p>18551314166</text:p>
          </table:table-cell>
        </table:table-row>
        <table:table-row>
          <table:table-cell office:value="480" office:value-type="float"/>
          <table:table-cell office:value-type="string">
            <text:p>17296904914</text:p>
          </table:table-cell>
        </table:table-row>
        <table:table-row>
          <table:table-cell office:value="481" office:value-type="float"/>
          <table:table-cell office:value-type="string">
            <text:p>13435056030</text:p>
          </table:table-cell>
        </table:table-row>
        <table:table-row>
          <table:table-cell office:value="482" office:value-type="float"/>
          <table:table-cell office:value-type="string">
            <text:p>15647909204</text:p>
          </table:table-cell>
        </table:table-row>
        <table:table-row>
          <table:table-cell office:value="483" office:value-type="float"/>
          <table:table-cell office:value-type="string">
            <text:p>17515707678</text:p>
          </table:table-cell>
        </table:table-row>
        <table:table-row>
          <table:table-cell office:value="484" office:value-type="float"/>
          <table:table-cell office:value-type="string">
            <text:p>15967630923</text:p>
          </table:table-cell>
        </table:table-row>
        <table:table-row>
          <table:table-cell office:value="485" office:value-type="float"/>
          <table:table-cell office:value-type="string">
            <text:p>15469079601</text:p>
          </table:table-cell>
        </table:table-row>
        <table:table-row>
          <table:table-cell office:value="486" office:value-type="float"/>
          <table:table-cell office:value-type="string">
            <text:p>16276109468</text:p>
          </table:table-cell>
        </table:table-row>
        <table:table-row>
          <table:table-cell office:value="487" office:value-type="float"/>
          <table:table-cell office:value-type="string">
            <text:p>15876414204</text:p>
          </table:table-cell>
        </table:table-row>
        <table:table-row>
          <table:table-cell office:value="488" office:value-type="float"/>
          <table:table-cell office:value-type="string">
            <text:p>13375341854</text:p>
          </table:table-cell>
        </table:table-row>
        <table:table-row>
          <table:table-cell office:value="489" office:value-type="float"/>
          <table:table-cell office:value-type="string">
            <text:p>17976179243</text:p>
          </table:table-cell>
        </table:table-row>
        <table:table-row>
          <table:table-cell office:value="490" office:value-type="float"/>
          <table:table-cell office:value-type="string">
            <text:p>18650057477</text:p>
          </table:table-cell>
        </table:table-row>
        <table:table-row>
          <table:table-cell office:value="491" office:value-type="float"/>
          <table:table-cell office:value-type="string">
            <text:p>18569144213</text:p>
          </table:table-cell>
        </table:table-row>
        <table:table-row>
          <table:table-cell office:value="492" office:value-type="float"/>
          <table:table-cell office:value-type="string">
            <text:p>17629523903</text:p>
          </table:table-cell>
        </table:table-row>
        <table:table-row>
          <table:table-cell office:value="493" office:value-type="float"/>
          <table:table-cell office:value-type="string">
            <text:p>16461936688</text:p>
          </table:table-cell>
        </table:table-row>
        <table:table-row>
          <table:table-cell office:value="494" office:value-type="float"/>
          <table:table-cell office:value-type="string">
            <text:p>19648244215</text:p>
          </table:table-cell>
        </table:table-row>
        <table:table-row>
          <table:table-cell office:value="495" office:value-type="float"/>
          <table:table-cell office:value-type="string">
            <text:p>16563797919</text:p>
          </table:table-cell>
        </table:table-row>
        <table:table-row>
          <table:table-cell office:value="496" office:value-type="float"/>
          <table:table-cell office:value-type="string">
            <text:p>15321352219</text:p>
          </table:table-cell>
        </table:table-row>
        <table:table-row>
          <table:table-cell office:value="497" office:value-type="float"/>
          <table:table-cell office:value-type="string">
            <text:p>14224940741</text:p>
          </table:table-cell>
        </table:table-row>
        <table:table-row>
          <table:table-cell office:value="498" office:value-type="float"/>
          <table:table-cell office:value-type="string">
            <text:p>19765264831</text:p>
          </table:table-cell>
        </table:table-row>
        <table:table-row>
          <table:table-cell office:value="499" office:value-type="float"/>
          <table:table-cell office:value-type="string">
            <text:p>14795907623</text:p>
          </table:table-cell>
        </table:table-row>
        <table:table-row>
          <table:table-cell office:value="500" office:value-type="float"/>
          <table:table-cell office:value-type="string">
            <text:p>16578005184</text:p>
          </table:table-cell>
        </table:table-row>
        <table:table-row>
          <table:table-cell office:value="501" office:value-type="float"/>
          <table:table-cell office:value-type="string">
            <text:p>17630941074</text:p>
          </table:table-cell>
        </table:table-row>
        <table:table-row>
          <table:table-cell office:value="502" office:value-type="float"/>
          <table:table-cell office:value-type="string">
            <text:p>15856321286</text:p>
          </table:table-cell>
        </table:table-row>
        <table:table-row>
          <table:table-cell office:value="503" office:value-type="float"/>
          <table:table-cell office:value-type="string">
            <text:p>16334683574</text:p>
          </table:table-cell>
        </table:table-row>
        <table:table-row>
          <table:table-cell office:value="504" office:value-type="float"/>
          <table:table-cell office:value-type="string">
            <text:p>15749766528</text:p>
          </table:table-cell>
        </table:table-row>
        <table:table-row>
          <table:table-cell office:value="505" office:value-type="float"/>
          <table:table-cell office:value-type="string">
            <text:p>18007137438</text:p>
          </table:table-cell>
        </table:table-row>
        <table:table-row>
          <table:table-cell office:value="506" office:value-type="float"/>
          <table:table-cell office:value-type="string">
            <text:p>16492714592</text:p>
          </table:table-cell>
        </table:table-row>
        <table:table-row>
          <table:table-cell office:value="507" office:value-type="float"/>
          <table:table-cell office:value-type="string">
            <text:p>16580577296</text:p>
          </table:table-cell>
        </table:table-row>
        <table:table-row>
          <table:table-cell office:value="508" office:value-type="float"/>
          <table:table-cell office:value-type="string">
            <text:p>15034375130</text:p>
          </table:table-cell>
        </table:table-row>
        <table:table-row>
          <table:table-cell office:value="509" office:value-type="float"/>
          <table:table-cell office:value-type="string">
            <text:p>14734373268</text:p>
          </table:table-cell>
        </table:table-row>
        <table:table-row>
          <table:table-cell office:value="510" office:value-type="float"/>
          <table:table-cell office:value-type="string">
            <text:p>18442166068</text:p>
          </table:table-cell>
        </table:table-row>
        <table:table-row>
          <table:table-cell office:value="511" office:value-type="float"/>
          <table:table-cell office:value-type="string">
            <text:p>19954279443</text:p>
          </table:table-cell>
        </table:table-row>
        <table:table-row>
          <table:table-cell office:value="512" office:value-type="float"/>
          <table:table-cell office:value-type="string">
            <text:p>15936380095</text:p>
          </table:table-cell>
        </table:table-row>
        <table:table-row>
          <table:table-cell office:value="513" office:value-type="float"/>
          <table:table-cell office:value-type="string">
            <text:p>18673191609</text:p>
          </table:table-cell>
        </table:table-row>
        <table:table-row>
          <table:table-cell office:value="514" office:value-type="float"/>
          <table:table-cell office:value-type="string">
            <text:p>14572732371</text:p>
          </table:table-cell>
        </table:table-row>
        <table:table-row>
          <table:table-cell office:value="515" office:value-type="float"/>
          <table:table-cell office:value-type="string">
            <text:p>18069949119</text:p>
          </table:table-cell>
        </table:table-row>
        <table:table-row>
          <table:table-cell office:value="516" office:value-type="float"/>
          <table:table-cell office:value-type="string">
            <text:p>18568382830</text:p>
          </table:table-cell>
        </table:table-row>
        <table:table-row>
          <table:table-cell office:value="517" office:value-type="float"/>
          <table:table-cell office:value-type="string">
            <text:p>19601708071</text:p>
          </table:table-cell>
        </table:table-row>
        <table:table-row>
          <table:table-cell office:value="518" office:value-type="float"/>
          <table:table-cell office:value-type="string">
            <text:p>17593953630</text:p>
          </table:table-cell>
        </table:table-row>
        <table:table-row>
          <table:table-cell office:value="519" office:value-type="float"/>
          <table:table-cell office:value-type="string">
            <text:p>14417585568</text:p>
          </table:table-cell>
        </table:table-row>
        <table:table-row>
          <table:table-cell office:value="520" office:value-type="float"/>
          <table:table-cell office:value-type="string">
            <text:p>19485964850</text:p>
          </table:table-cell>
        </table:table-row>
        <table:table-row>
          <table:table-cell office:value="521" office:value-type="float"/>
          <table:table-cell office:value-type="string">
            <text:p>16723429274</text:p>
          </table:table-cell>
        </table:table-row>
        <table:table-row>
          <table:table-cell office:value="522" office:value-type="float"/>
          <table:table-cell office:value-type="string">
            <text:p>16046798283</text:p>
          </table:table-cell>
        </table:table-row>
        <table:table-row>
          <table:table-cell office:value="523" office:value-type="float"/>
          <table:table-cell office:value-type="string">
            <text:p>14983820710</text:p>
          </table:table-cell>
        </table:table-row>
        <table:table-row>
          <table:table-cell office:value="524" office:value-type="float"/>
          <table:table-cell office:value-type="string">
            <text:p>13737522064</text:p>
          </table:table-cell>
        </table:table-row>
        <table:table-row>
          <table:table-cell office:value="525" office:value-type="float"/>
          <table:table-cell office:value-type="string">
            <text:p>19489420325</text:p>
          </table:table-cell>
        </table:table-row>
        <table:table-row>
          <table:table-cell office:value="526" office:value-type="float"/>
          <table:table-cell office:value-type="string">
            <text:p>16610129335</text:p>
          </table:table-cell>
        </table:table-row>
        <table:table-row>
          <table:table-cell office:value="527" office:value-type="float"/>
          <table:table-cell office:value-type="string">
            <text:p>18342595993</text:p>
          </table:table-cell>
        </table:table-row>
        <table:table-row>
          <table:table-cell office:value="528" office:value-type="float"/>
          <table:table-cell office:value-type="string">
            <text:p>15724658690</text:p>
          </table:table-cell>
        </table:table-row>
        <table:table-row>
          <table:table-cell office:value="529" office:value-type="float"/>
          <table:table-cell office:value-type="string">
            <text:p>16147279776</text:p>
          </table:table-cell>
        </table:table-row>
        <table:table-row>
          <table:table-cell office:value="530" office:value-type="float"/>
          <table:table-cell office:value-type="string">
            <text:p>14296635081</text:p>
          </table:table-cell>
        </table:table-row>
        <table:table-row>
          <table:table-cell office:value="531" office:value-type="float"/>
          <table:table-cell office:value-type="string">
            <text:p>16203709940</text:p>
          </table:table-cell>
        </table:table-row>
        <table:table-row>
          <table:table-cell office:value="532" office:value-type="float"/>
          <table:table-cell office:value-type="string">
            <text:p>16021923425</text:p>
          </table:table-cell>
        </table:table-row>
        <table:table-row>
          <table:table-cell office:value="533" office:value-type="float"/>
          <table:table-cell office:value-type="string">
            <text:p>20585389281</text:p>
          </table:table-cell>
        </table:table-row>
        <table:table-row>
          <table:table-cell office:value="534" office:value-type="float"/>
          <table:table-cell office:value-type="string">
            <text:p>15195059370</text:p>
          </table:table-cell>
        </table:table-row>
        <table:table-row>
          <table:table-cell office:value="535" office:value-type="float"/>
          <table:table-cell office:value-type="string">
            <text:p>17020961941</text:p>
          </table:table-cell>
        </table:table-row>
        <table:table-row>
          <table:table-cell office:value="536" office:value-type="float"/>
          <table:table-cell office:value-type="string">
            <text:p>16866468027</text:p>
          </table:table-cell>
        </table:table-row>
        <table:table-row>
          <table:table-cell office:value="537" office:value-type="float"/>
          <table:table-cell office:value-type="string">
            <text:p>16423694272</text:p>
          </table:table-cell>
        </table:table-row>
        <table:table-row>
          <table:table-cell office:value="538" office:value-type="float"/>
          <table:table-cell office:value-type="string">
            <text:p>18560446790</text:p>
          </table:table-cell>
        </table:table-row>
        <table:table-row>
          <table:table-cell office:value="539" office:value-type="float"/>
          <table:table-cell office:value-type="string">
            <text:p>17061835157</text:p>
          </table:table-cell>
        </table:table-row>
        <table:table-row>
          <table:table-cell office:value="540" office:value-type="float"/>
          <table:table-cell office:value-type="string">
            <text:p>20369523657</text:p>
          </table:table-cell>
        </table:table-row>
        <table:table-row>
          <table:table-cell office:value="541" office:value-type="float"/>
          <table:table-cell office:value-type="string">
            <text:p>16046159653</text:p>
          </table:table-cell>
        </table:table-row>
        <table:table-row>
          <table:table-cell office:value="542" office:value-type="float"/>
          <table:table-cell office:value-type="string">
            <text:p>16574342384</text:p>
          </table:table-cell>
        </table:table-row>
        <table:table-row>
          <table:table-cell office:value="543" office:value-type="float"/>
          <table:table-cell office:value-type="string">
            <text:p>18069957623</text:p>
          </table:table-cell>
        </table:table-row>
        <table:table-row>
          <table:table-cell office:value="544" office:value-type="float"/>
          <table:table-cell office:value-type="string">
            <text:p>19560159391</text:p>
          </table:table-cell>
        </table:table-row>
        <table:table-row>
          <table:table-cell office:value="545" office:value-type="float"/>
          <table:table-cell office:value-type="string">
            <text:p>17028654669</text:p>
          </table:table-cell>
        </table:table-row>
        <table:table-row>
          <table:table-cell office:value="546" office:value-type="float"/>
          <table:table-cell office:value-type="string">
            <text:p>19386024901</text:p>
          </table:table-cell>
        </table:table-row>
        <table:table-row>
          <table:table-cell office:value="547" office:value-type="float"/>
          <table:table-cell office:value-type="string">
            <text:p>18497539136</text:p>
          </table:table-cell>
        </table:table-row>
        <table:table-row>
          <table:table-cell office:value="548" office:value-type="float"/>
          <table:table-cell office:value-type="string">
            <text:p>18404552362</text:p>
          </table:table-cell>
        </table:table-row>
        <table:table-row>
          <table:table-cell office:value="549" office:value-type="float"/>
          <table:table-cell office:value-type="string">
            <text:p>18771372610</text:p>
          </table:table-cell>
        </table:table-row>
        <table:table-row>
          <table:table-cell office:value="550" office:value-type="float"/>
          <table:table-cell office:value-type="string">
            <text:p>16003916426</text:p>
          </table:table-cell>
        </table:table-row>
        <table:table-row>
          <table:table-cell office:value="551" office:value-type="float"/>
          <table:table-cell office:value-type="string">
            <text:p>16628798020</text:p>
          </table:table-cell>
        </table:table-row>
        <table:table-row>
          <table:table-cell office:value="552" office:value-type="float"/>
          <table:table-cell office:value-type="string">
            <text:p>16579343815</text:p>
          </table:table-cell>
        </table:table-row>
        <table:table-row>
          <table:table-cell office:value="553" office:value-type="float"/>
          <table:table-cell office:value-type="string">
            <text:p>16478503193</text:p>
          </table:table-cell>
        </table:table-row>
        <table:table-row>
          <table:table-cell office:value="554" office:value-type="float"/>
          <table:table-cell office:value-type="string">
            <text:p>17979071945</text:p>
          </table:table-cell>
        </table:table-row>
        <table:table-row>
          <table:table-cell office:value="555" office:value-type="float"/>
          <table:table-cell office:value-type="string">
            <text:p>18831532488</text:p>
          </table:table-cell>
        </table:table-row>
        <table:table-row>
          <table:table-cell office:value="556" office:value-type="float"/>
          <table:table-cell office:value-type="string">
            <text:p>19131016429</text:p>
          </table:table-cell>
        </table:table-row>
        <table:table-row>
          <table:table-cell office:value="557" office:value-type="float"/>
          <table:table-cell office:value-type="string">
            <text:p>16317497681</text:p>
          </table:table-cell>
        </table:table-row>
        <table:table-row>
          <table:table-cell office:value="558" office:value-type="float"/>
          <table:table-cell office:value-type="string">
            <text:p>19540581388</text:p>
          </table:table-cell>
        </table:table-row>
        <table:table-row>
          <table:table-cell office:value="559" office:value-type="float"/>
          <table:table-cell office:value-type="string">
            <text:p>17052560951</text:p>
          </table:table-cell>
        </table:table-row>
        <table:table-row>
          <table:table-cell office:value="560" office:value-type="float"/>
          <table:table-cell office:value-type="string">
            <text:p>16702018539</text:p>
          </table:table-cell>
        </table:table-row>
        <table:table-row>
          <table:table-cell office:value="561" office:value-type="float"/>
          <table:table-cell office:value-type="string">
            <text:p>16966373528</text:p>
          </table:table-cell>
        </table:table-row>
        <table:table-row>
          <table:table-cell office:value="562" office:value-type="float"/>
          <table:table-cell office:value-type="string">
            <text:p>16952908313</text:p>
          </table:table-cell>
        </table:table-row>
        <table:table-row>
          <table:table-cell office:value="563" office:value-type="float"/>
          <table:table-cell office:value-type="string">
            <text:p>16693276411</text:p>
          </table:table-cell>
        </table:table-row>
        <table:table-row>
          <table:table-cell office:value="564" office:value-type="float"/>
          <table:table-cell office:value-type="string">
            <text:p>18952668436</text:p>
          </table:table-cell>
        </table:table-row>
        <table:table-row>
          <table:table-cell office:value="565" office:value-type="float"/>
          <table:table-cell office:value-type="string">
            <text:p>16627517486</text:p>
          </table:table-cell>
        </table:table-row>
        <table:table-row>
          <table:table-cell office:value="566" office:value-type="float"/>
          <table:table-cell office:value-type="string">
            <text:p>17073320746</text:p>
          </table:table-cell>
        </table:table-row>
        <table:table-row>
          <table:table-cell office:value="567" office:value-type="float"/>
          <table:table-cell office:value-type="string">
            <text:p>20021781695</text:p>
          </table:table-cell>
        </table:table-row>
        <table:table-row>
          <table:table-cell office:value="568" office:value-type="float"/>
          <table:table-cell office:value-type="string">
            <text:p>20050545696</text:p>
          </table:table-cell>
        </table:table-row>
        <table:table-row>
          <table:table-cell office:value="569" office:value-type="float"/>
          <table:table-cell office:value-type="string">
            <text:p>20892850185</text:p>
          </table:table-cell>
        </table:table-row>
        <table:table-row>
          <table:table-cell office:value="570" office:value-type="float"/>
          <table:table-cell office:value-type="string">
            <text:p>18663937023</text:p>
          </table:table-cell>
        </table:table-row>
        <table:table-row>
          <table:table-cell office:value="571" office:value-type="float"/>
          <table:table-cell office:value-type="string">
            <text:p>14026263014</text:p>
          </table:table-cell>
        </table:table-row>
        <table:table-row>
          <table:table-cell office:value="572" office:value-type="float"/>
          <table:table-cell office:value-type="string">
            <text:p>16178596205</text:p>
          </table:table-cell>
        </table:table-row>
        <table:table-row>
          <table:table-cell office:value="573" office:value-type="float"/>
          <table:table-cell office:value-type="string">
            <text:p>19739040609</text:p>
          </table:table-cell>
        </table:table-row>
        <table:table-row>
          <table:table-cell office:value="574" office:value-type="float"/>
          <table:table-cell office:value-type="string">
            <text:p>18526694007</text:p>
          </table:table-cell>
        </table:table-row>
        <table:table-row>
          <table:table-cell office:value="575" office:value-type="float"/>
          <table:table-cell office:value-type="string">
            <text:p>20193411317</text:p>
          </table:table-cell>
        </table:table-row>
        <table:table-row>
          <table:table-cell office:value="576" office:value-type="float"/>
          <table:table-cell office:value-type="string">
            <text:p>17179883120</text:p>
          </table:table-cell>
        </table:table-row>
        <table:table-row>
          <table:table-cell office:value="577" office:value-type="float"/>
          <table:table-cell office:value-type="string">
            <text:p>18565430194</text:p>
          </table:table-cell>
        </table:table-row>
        <table:table-row>
          <table:table-cell office:value="578" office:value-type="float"/>
          <table:table-cell office:value-type="string">
            <text:p>16493836106</text:p>
          </table:table-cell>
        </table:table-row>
        <table:table-row>
          <table:table-cell office:value="579" office:value-type="float"/>
          <table:table-cell office:value-type="string">
            <text:p>18178069400</text:p>
          </table:table-cell>
        </table:table-row>
        <table:table-row>
          <table:table-cell office:value="580" office:value-type="float"/>
          <table:table-cell office:value-type="string">
            <text:p>15560272557</text:p>
          </table:table-cell>
        </table:table-row>
        <table:table-row>
          <table:table-cell office:value="581" office:value-type="float"/>
          <table:table-cell office:value-type="string">
            <text:p>15480216451</text:p>
          </table:table-cell>
        </table:table-row>
        <table:table-row>
          <table:table-cell office:value="582" office:value-type="float"/>
          <table:table-cell office:value-type="string">
            <text:p>14437464265</text:p>
          </table:table-cell>
        </table:table-row>
        <table:table-row>
          <table:table-cell office:value="583" office:value-type="float"/>
          <table:table-cell office:value-type="string">
            <text:p>14507213936</text:p>
          </table:table-cell>
        </table:table-row>
        <table:table-row>
          <table:table-cell office:value="584" office:value-type="float"/>
          <table:table-cell office:value-type="string">
            <text:p>16576326901</text:p>
          </table:table-cell>
        </table:table-row>
        <table:table-row>
          <table:table-cell office:value="585" office:value-type="float"/>
          <table:table-cell office:value-type="string">
            <text:p>17350429459</text:p>
          </table:table-cell>
        </table:table-row>
        <table:table-row>
          <table:table-cell office:value="586" office:value-type="float"/>
          <table:table-cell office:value-type="string">
            <text:p>18045517563</text:p>
          </table:table-cell>
        </table:table-row>
        <table:table-row>
          <table:table-cell office:value="587" office:value-type="float"/>
          <table:table-cell office:value-type="string">
            <text:p>16943748821</text:p>
          </table:table-cell>
        </table:table-row>
        <table:table-row>
          <table:table-cell office:value="588" office:value-type="float"/>
          <table:table-cell office:value-type="string">
            <text:p>18726985133</text:p>
          </table:table-cell>
        </table:table-row>
        <table:table-row>
          <table:table-cell office:value="589" office:value-type="float"/>
          <table:table-cell office:value-type="string">
            <text:p>16589448128</text:p>
          </table:table-cell>
        </table:table-row>
        <table:table-row>
          <table:table-cell office:value="590" office:value-type="float"/>
          <table:table-cell office:value-type="string">
            <text:p>20441671526</text:p>
          </table:table-cell>
        </table:table-row>
        <table:table-row>
          <table:table-cell office:value="591" office:value-type="float"/>
          <table:table-cell office:value-type="string">
            <text:p>16861605794</text:p>
          </table:table-cell>
        </table:table-row>
        <table:table-row>
          <table:table-cell office:value="592" office:value-type="float"/>
          <table:table-cell office:value-type="string">
            <text:p>19336232171</text:p>
          </table:table-cell>
        </table:table-row>
        <table:table-row>
          <table:table-cell office:value="593" office:value-type="float"/>
          <table:table-cell office:value-type="string">
            <text:p>16044214726</text:p>
          </table:table-cell>
        </table:table-row>
        <table:table-row>
          <table:table-cell office:value="594" office:value-type="float"/>
          <table:table-cell office:value-type="string">
            <text:p>14274762672</text:p>
          </table:table-cell>
        </table:table-row>
        <table:table-row>
          <table:table-cell office:value="595" office:value-type="float"/>
          <table:table-cell office:value-type="string">
            <text:p>18807644612</text:p>
          </table:table-cell>
        </table:table-row>
        <table:table-row>
          <table:table-cell office:value="596" office:value-type="float"/>
          <table:table-cell office:value-type="string">
            <text:p>17202391938</text:p>
          </table:table-cell>
        </table:table-row>
        <table:table-row>
          <table:table-cell office:value="597" office:value-type="float"/>
          <table:table-cell office:value-type="string">
            <text:p>18997260857</text:p>
          </table:table-cell>
        </table:table-row>
        <table:table-row>
          <table:table-cell office:value="598" office:value-type="float"/>
          <table:table-cell office:value-type="string">
            <text:p/>
          </table:table-cell>
        </table:table-row>
        <table:table-row>
          <table:table-cell office:value="599" office:value-type="float"/>
          <table:table-cell office:value-type="string">
            <text:p>15857669331</text:p>
          </table:table-cell>
        </table:table-row>
        <table:table-row>
          <table:table-cell office:value="600" office:value-type="float"/>
          <table:table-cell office:value-type="string">
            <text:p>15962787224</text:p>
          </table:table-cell>
        </table:table-row>
        <table:table-row>
          <table:table-cell office:value="601" office:value-type="float"/>
          <table:table-cell office:value-type="string">
            <text:p>20181054707</text:p>
          </table:table-cell>
        </table:table-row>
        <table:table-row>
          <table:table-cell office:value="602" office:value-type="float"/>
          <table:table-cell office:value-type="string">
            <text:p>15924963002</text:p>
          </table:table-cell>
        </table:table-row>
        <table:table-row>
          <table:table-cell office:value="603" office:value-type="float"/>
          <table:table-cell office:value-type="string">
            <text:p>15948375522</text:p>
          </table:table-cell>
        </table:table-row>
        <table:table-row>
          <table:table-cell office:value="604" office:value-type="float"/>
          <table:table-cell office:value-type="string">
            <text:p>16645517690</text:p>
          </table:table-cell>
        </table:table-row>
        <table:table-row>
          <table:table-cell office:value="605" office:value-type="float"/>
          <table:table-cell office:value-type="string">
            <text:p>19007176355</text:p>
          </table:table-cell>
        </table:table-row>
        <table:table-row>
          <table:table-cell office:value="606" office:value-type="float"/>
          <table:table-cell office:value-type="string">
            <text:p>19559797664</text:p>
          </table:table-cell>
        </table:table-row>
        <table:table-row>
          <table:table-cell office:value="607" office:value-type="float"/>
          <table:table-cell office:value-type="string">
            <text:p>15465026055</text:p>
          </table:table-cell>
        </table:table-row>
        <table:table-row>
          <table:table-cell office:value="608" office:value-type="float"/>
          <table:table-cell office:value-type="string">
            <text:p>18429866220</text:p>
          </table:table-cell>
        </table:table-row>
        <table:table-row>
          <table:table-cell office:value="609" office:value-type="float"/>
          <table:table-cell office:value-type="string">
            <text:p>18995260443</text:p>
          </table:table-cell>
        </table:table-row>
        <table:table-row>
          <table:table-cell office:value="610" office:value-type="float"/>
          <table:table-cell office:value-type="string">
            <text:p>13731462547</text:p>
          </table:table-cell>
        </table:table-row>
        <table:table-row>
          <table:table-cell office:value="611" office:value-type="float"/>
          <table:table-cell office:value-type="string">
            <text:p>15856310281</text:p>
          </table:table-cell>
        </table:table-row>
        <table:table-row>
          <table:table-cell office:value="612" office:value-type="float"/>
          <table:table-cell office:value-type="string">
            <text:p>16575609000</text:p>
          </table:table-cell>
        </table:table-row>
        <table:table-row>
          <table:table-cell office:value="613" office:value-type="float"/>
          <table:table-cell office:value-type="string">
            <text:p>17325915374</text:p>
          </table:table-cell>
        </table:table-row>
        <table:table-row>
          <table:table-cell office:value="614" office:value-type="float"/>
          <table:table-cell office:value-type="string">
            <text:p>19462233683</text:p>
          </table:table-cell>
        </table:table-row>
        <table:table-row>
          <table:table-cell office:value="615" office:value-type="float"/>
          <table:table-cell office:value-type="string">
            <text:p>15017288946</text:p>
          </table:table-cell>
        </table:table-row>
        <table:table-row>
          <table:table-cell office:value="616" office:value-type="float"/>
          <table:table-cell office:value-type="string">
            <text:p>13968830415</text:p>
          </table:table-cell>
        </table:table-row>
        <table:table-row>
          <table:table-cell office:value="617" office:value-type="float"/>
          <table:table-cell office:value-type="string">
            <text:p>19095965931</text:p>
          </table:table-cell>
        </table:table-row>
        <table:table-row>
          <table:table-cell office:value="618" office:value-type="float"/>
          <table:table-cell office:value-type="string">
            <text:p>16261702144</text:p>
          </table:table-cell>
        </table:table-row>
        <table:table-row>
          <table:table-cell office:value="619" office:value-type="float"/>
          <table:table-cell office:value-type="string">
            <text:p>17569268021</text:p>
          </table:table-cell>
        </table:table-row>
        <table:table-row>
          <table:table-cell office:value="620" office:value-type="float"/>
          <table:table-cell office:value-type="string">
            <text:p>16175624674</text:p>
          </table:table-cell>
        </table:table-row>
        <table:table-row>
          <table:table-cell office:value="621" office:value-type="float"/>
          <table:table-cell office:value-type="string">
            <text:p>19812856111</text:p>
          </table:table-cell>
        </table:table-row>
        <table:table-row>
          <table:table-cell office:value="622" office:value-type="float"/>
          <table:table-cell office:value-type="string">
            <text:p>16563761797</text:p>
          </table:table-cell>
        </table:table-row>
        <table:table-row>
          <table:table-cell office:value="623" office:value-type="float"/>
          <table:table-cell office:value-type="string">
            <text:p>16350315739</text:p>
          </table:table-cell>
        </table:table-row>
        <table:table-row>
          <table:table-cell office:value="624" office:value-type="float"/>
          <table:table-cell office:value-type="string">
            <text:p>17781266811</text:p>
          </table:table-cell>
        </table:table-row>
        <table:table-row>
          <table:table-cell office:value="625" office:value-type="float"/>
          <table:table-cell office:value-type="string">
            <text:p>14125954043</text:p>
          </table:table-cell>
        </table:table-row>
        <table:table-row>
          <table:table-cell office:value="626" office:value-type="float"/>
          <table:table-cell office:value-type="string">
            <text:p>13304018699</text:p>
          </table:table-cell>
        </table:table-row>
        <table:table-row>
          <table:table-cell office:value="627" office:value-type="float"/>
          <table:table-cell office:value-type="string">
            <text:p>16793090909</text:p>
          </table:table-cell>
        </table:table-row>
        <table:table-row>
          <table:table-cell office:value="628" office:value-type="float"/>
          <table:table-cell office:value-type="string">
            <text:p>15879986365</text:p>
          </table:table-cell>
        </table:table-row>
        <table:table-row>
          <table:table-cell office:value="629" office:value-type="float"/>
          <table:table-cell office:value-type="string">
            <text:p>19107558578</text:p>
          </table:table-cell>
        </table:table-row>
        <table:table-row>
          <table:table-cell office:value="630" office:value-type="float"/>
          <table:table-cell office:value-type="string">
            <text:p>14698669136</text:p>
          </table:table-cell>
        </table:table-row>
        <table:table-row>
          <table:table-cell office:value="631" office:value-type="float"/>
          <table:table-cell office:value-type="string">
            <text:p>17539285306</text:p>
          </table:table-cell>
        </table:table-row>
        <table:table-row>
          <table:table-cell office:value="632" office:value-type="float"/>
          <table:table-cell office:value-type="string">
            <text:p>16507997002</text:p>
          </table:table-cell>
        </table:table-row>
        <table:table-row>
          <table:table-cell office:value="633" office:value-type="float"/>
          <table:table-cell office:value-type="string">
            <text:p>18658463730</text:p>
          </table:table-cell>
        </table:table-row>
        <table:table-row>
          <table:table-cell office:value="634" office:value-type="float"/>
          <table:table-cell office:value-type="string">
            <text:p>18162006845</text:p>
          </table:table-cell>
        </table:table-row>
        <table:table-row>
          <table:table-cell office:value="635" office:value-type="float"/>
          <table:table-cell office:value-type="string">
            <text:p>17916950114</text:p>
          </table:table-cell>
        </table:table-row>
        <table:table-row>
          <table:table-cell office:value="636" office:value-type="float"/>
          <table:table-cell office:value-type="string">
            <text:p>15527685189</text:p>
          </table:table-cell>
        </table:table-row>
        <table:table-row>
          <table:table-cell office:value="637" office:value-type="float"/>
          <table:table-cell office:value-type="string">
            <text:p>18500193852</text:p>
          </table:table-cell>
        </table:table-row>
        <table:table-row>
          <table:table-cell office:value="638" office:value-type="float"/>
          <table:table-cell office:value-type="string">
            <text:p>16054317035</text:p>
          </table:table-cell>
        </table:table-row>
        <table:table-row>
          <table:table-cell office:value="639" office:value-type="float"/>
          <table:table-cell office:value-type="string">
            <text:p>15921713873</text:p>
          </table:table-cell>
        </table:table-row>
        <table:table-row>
          <table:table-cell office:value="640" office:value-type="float"/>
          <table:table-cell office:value-type="string">
            <text:p>16551762379</text:p>
          </table:table-cell>
        </table:table-row>
        <table:table-row>
          <table:table-cell office:value="641" office:value-type="float"/>
          <table:table-cell office:value-type="string">
            <text:p>15011948225</text:p>
          </table:table-cell>
        </table:table-row>
        <table:table-row>
          <table:table-cell office:value="642" office:value-type="float"/>
          <table:table-cell office:value-type="string">
            <text:p>16472866401</text:p>
          </table:table-cell>
        </table:table-row>
        <table:table-row>
          <table:table-cell office:value="643" office:value-type="float"/>
          <table:table-cell office:value-type="string">
            <text:p>19238031568</text:p>
          </table:table-cell>
        </table:table-row>
        <table:table-row>
          <table:table-cell office:value="644" office:value-type="float"/>
          <table:table-cell office:value-type="string">
            <text:p>14071319929</text:p>
          </table:table-cell>
        </table:table-row>
        <table:table-row>
          <table:table-cell office:value="645" office:value-type="float"/>
          <table:table-cell office:value-type="string">
            <text:p>15131327616</text:p>
          </table:table-cell>
        </table:table-row>
        <table:table-row>
          <table:table-cell office:value="646" office:value-type="float"/>
          <table:table-cell office:value-type="string">
            <text:p>18404774077</text:p>
          </table:table-cell>
        </table:table-row>
        <table:table-row>
          <table:table-cell office:value="647" office:value-type="float"/>
          <table:table-cell office:value-type="string">
            <text:p>15498215394</text:p>
          </table:table-cell>
        </table:table-row>
        <table:table-row>
          <table:table-cell office:value="648" office:value-type="float"/>
          <table:table-cell office:value-type="string">
            <text:p>14396997728</text:p>
          </table:table-cell>
        </table:table-row>
        <table:table-row>
          <table:table-cell office:value="649" office:value-type="float"/>
          <table:table-cell office:value-type="string">
            <text:p>20538357960</text:p>
          </table:table-cell>
        </table:table-row>
        <table:table-row>
          <table:table-cell office:value="650" office:value-type="float"/>
          <table:table-cell office:value-type="string">
            <text:p>16879773962</text:p>
          </table:table-cell>
        </table:table-row>
        <table:table-row>
          <table:table-cell office:value="651" office:value-type="float"/>
          <table:table-cell office:value-type="string">
            <text:p>16005789253</text:p>
          </table:table-cell>
        </table:table-row>
        <table:table-row>
          <table:table-cell office:value="652" office:value-type="float"/>
          <table:table-cell office:value-type="string">
            <text:p>16464181373</text:p>
          </table:table-cell>
        </table:table-row>
        <table:table-row>
          <table:table-cell office:value="653" office:value-type="float"/>
          <table:table-cell office:value-type="string">
            <text:p>19445672308</text:p>
          </table:table-cell>
        </table:table-row>
        <table:table-row>
          <table:table-cell office:value="654" office:value-type="float"/>
          <table:table-cell office:value-type="string">
            <text:p>16676085104</text:p>
          </table:table-cell>
        </table:table-row>
        <table:table-row>
          <table:table-cell office:value="655" office:value-type="float"/>
          <table:table-cell office:value-type="string">
            <text:p>19253636791</text:p>
          </table:table-cell>
        </table:table-row>
        <table:table-row>
          <table:table-cell office:value="656" office:value-type="float"/>
          <table:table-cell office:value-type="string">
            <text:p>18266851707</text:p>
          </table:table-cell>
        </table:table-row>
        <table:table-row>
          <table:table-cell office:value="657" office:value-type="float"/>
          <table:table-cell office:value-type="string">
            <text:p>19573909429</text:p>
          </table:table-cell>
        </table:table-row>
        <table:table-row>
          <table:table-cell office:value="658" office:value-type="float"/>
          <table:table-cell office:value-type="string">
            <text:p>18118734575</text:p>
          </table:table-cell>
        </table:table-row>
        <table:table-row>
          <table:table-cell office:value="659" office:value-type="float"/>
          <table:table-cell office:value-type="string">
            <text:p>16124534537</text:p>
          </table:table-cell>
        </table:table-row>
        <table:table-row>
          <table:table-cell office:value="660" office:value-type="float"/>
          <table:table-cell office:value-type="string">
            <text:p>15910822867</text:p>
          </table:table-cell>
        </table:table-row>
        <table:table-row>
          <table:table-cell office:value="661" office:value-type="float"/>
          <table:table-cell office:value-type="string">
            <text:p>18870132390</text:p>
          </table:table-cell>
        </table:table-row>
        <table:table-row>
          <table:table-cell office:value="662" office:value-type="float"/>
          <table:table-cell office:value-type="string">
            <text:p>14929215081</text:p>
          </table:table-cell>
        </table:table-row>
        <table:table-row>
          <table:table-cell office:value="663" office:value-type="float"/>
          <table:table-cell office:value-type="string">
            <text:p>18211498763</text:p>
          </table:table-cell>
        </table:table-row>
        <table:table-row>
          <table:table-cell office:value="664" office:value-type="float"/>
          <table:table-cell office:value-type="string">
            <text:p>20231126582</text:p>
          </table:table-cell>
        </table:table-row>
        <table:table-row>
          <table:table-cell office:value="665" office:value-type="float"/>
          <table:table-cell office:value-type="string">
            <text:p>16633494890</text:p>
          </table:table-cell>
        </table:table-row>
        <table:table-row>
          <table:table-cell office:value="666" office:value-type="float"/>
          <table:table-cell office:value-type="string">
            <text:p>16990538522</text:p>
          </table:table-cell>
        </table:table-row>
        <table:table-row>
          <table:table-cell office:value="667" office:value-type="float"/>
          <table:table-cell office:value-type="string">
            <text:p>17307308452</text:p>
          </table:table-cell>
        </table:table-row>
        <table:table-row>
          <table:table-cell office:value="668" office:value-type="float"/>
          <table:table-cell office:value-type="string">
            <text:p>20204376602</text:p>
          </table:table-cell>
        </table:table-row>
        <table:table-row>
          <table:table-cell office:value="669" office:value-type="float"/>
          <table:table-cell office:value-type="string">
            <text:p>19098394828</text:p>
          </table:table-cell>
        </table:table-row>
        <table:table-row>
          <table:table-cell office:value="670" office:value-type="float"/>
          <table:table-cell office:value-type="string">
            <text:p>18017609055</text:p>
          </table:table-cell>
        </table:table-row>
        <table:table-row>
          <table:table-cell office:value="671" office:value-type="float"/>
          <table:table-cell office:value-type="string">
            <text:p>17621994296</text:p>
          </table:table-cell>
        </table:table-row>
        <table:table-row>
          <table:table-cell office:value="672" office:value-type="float"/>
          <table:table-cell office:value-type="string">
            <text:p>15987933549</text:p>
          </table:table-cell>
        </table:table-row>
        <table:table-row>
          <table:table-cell office:value="673" office:value-type="float"/>
          <table:table-cell office:value-type="string">
            <text:p>16409630365</text:p>
          </table:table-cell>
        </table:table-row>
        <table:table-row>
          <table:table-cell office:value="674" office:value-type="float"/>
          <table:table-cell office:value-type="string">
            <text:p>16560296579</text:p>
          </table:table-cell>
        </table:table-row>
        <table:table-row>
          <table:table-cell office:value="675" office:value-type="float"/>
          <table:table-cell office:value-type="string">
            <text:p>19204961777</text:p>
          </table:table-cell>
        </table:table-row>
        <table:table-row>
          <table:table-cell office:value="676" office:value-type="float"/>
          <table:table-cell office:value-type="string">
            <text:p>17501737459</text:p>
          </table:table-cell>
        </table:table-row>
        <table:table-row>
          <table:table-cell office:value="677" office:value-type="float"/>
          <table:table-cell office:value-type="string">
            <text:p>17763346908</text:p>
          </table:table-cell>
        </table:table-row>
        <table:table-row>
          <table:table-cell office:value="678" office:value-type="float"/>
          <table:table-cell office:value-type="string">
            <text:p>17607804081</text:p>
          </table:table-cell>
        </table:table-row>
        <table:table-row>
          <table:table-cell office:value="679" office:value-type="float"/>
          <table:table-cell office:value-type="string">
            <text:p>18731151065</text:p>
          </table:table-cell>
        </table:table-row>
        <table:table-row>
          <table:table-cell office:value="680" office:value-type="float"/>
          <table:table-cell office:value-type="string">
            <text:p>15985050503</text:p>
          </table:table-cell>
        </table:table-row>
        <table:table-row>
          <table:table-cell office:value="681" office:value-type="float"/>
          <table:table-cell office:value-type="string">
            <text:p>20262048611</text:p>
          </table:table-cell>
        </table:table-row>
        <table:table-row>
          <table:table-cell office:value="682" office:value-type="float"/>
          <table:table-cell office:value-type="string">
            <text:p>17175043056</text:p>
          </table:table-cell>
        </table:table-row>
        <table:table-row>
          <table:table-cell office:value="683" office:value-type="float"/>
          <table:table-cell office:value-type="string">
            <text:p>17966031912</text:p>
          </table:table-cell>
        </table:table-row>
        <table:table-row>
          <table:table-cell office:value="684" office:value-type="float"/>
          <table:table-cell office:value-type="string">
            <text:p>20012291071</text:p>
          </table:table-cell>
        </table:table-row>
        <table:table-row>
          <table:table-cell office:value="685" office:value-type="float"/>
          <table:table-cell office:value-type="string">
            <text:p>19344251474</text:p>
          </table:table-cell>
        </table:table-row>
        <table:table-row>
          <table:table-cell office:value="686" office:value-type="float"/>
          <table:table-cell office:value-type="string">
            <text:p>15870942401</text:p>
          </table:table-cell>
        </table:table-row>
        <table:table-row>
          <table:table-cell office:value="687" office:value-type="float"/>
          <table:table-cell office:value-type="string">
            <text:p>20171890030</text:p>
          </table:table-cell>
        </table:table-row>
        <table:table-row>
          <table:table-cell office:value="688" office:value-type="float"/>
          <table:table-cell office:value-type="string">
            <text:p>15330735135</text:p>
          </table:table-cell>
        </table:table-row>
        <table:table-row>
          <table:table-cell office:value="689" office:value-type="float"/>
          <table:table-cell office:value-type="string">
            <text:p>17515957499</text:p>
          </table:table-cell>
        </table:table-row>
        <table:table-row>
          <table:table-cell office:value="690" office:value-type="float"/>
          <table:table-cell office:value-type="string">
            <text:p/>
          </table:table-cell>
        </table:table-row>
        <table:table-row>
          <table:table-cell office:value="691" office:value-type="float"/>
          <table:table-cell office:value-type="string">
            <text:p>15834609993</text:p>
          </table:table-cell>
        </table:table-row>
        <table:table-row>
          <table:table-cell office:value="692" office:value-type="float"/>
          <table:table-cell office:value-type="string">
            <text:p>17244767991</text:p>
          </table:table-cell>
        </table:table-row>
        <table:table-row>
          <table:table-cell office:value="693" office:value-type="float"/>
          <table:table-cell office:value-type="string">
            <text:p>18922170183</text:p>
          </table:table-cell>
        </table:table-row>
        <table:table-row>
          <table:table-cell office:value="694" office:value-type="float"/>
          <table:table-cell office:value-type="string">
            <text:p>16932796821</text:p>
          </table:table-cell>
        </table:table-row>
        <table:table-row>
          <table:table-cell office:value="695" office:value-type="float"/>
          <table:table-cell office:value-type="string">
            <text:p>18168940103</text:p>
          </table:table-cell>
        </table:table-row>
        <table:table-row>
          <table:table-cell office:value="696" office:value-type="float"/>
          <table:table-cell office:value-type="string">
            <text:p>19543153281</text:p>
          </table:table-cell>
        </table:table-row>
        <table:table-row>
          <table:table-cell office:value="697" office:value-type="float"/>
          <table:table-cell office:value-type="string">
            <text:p>16552816987</text:p>
          </table:table-cell>
        </table:table-row>
        <table:table-row>
          <table:table-cell office:value="698" office:value-type="float"/>
          <table:table-cell office:value-type="string">
            <text:p>15204157116</text:p>
          </table:table-cell>
        </table:table-row>
        <table:table-row>
          <table:table-cell office:value="699" office:value-type="float"/>
          <table:table-cell office:value-type="string">
            <text:p>18967781766</text:p>
          </table:table-cell>
        </table:table-row>
        <table:table-row>
          <table:table-cell office:value="700" office:value-type="float"/>
          <table:table-cell office:value-type="string">
            <text:p>17174945192</text:p>
          </table:table-cell>
        </table:table-row>
        <table:table-row>
          <table:table-cell office:value="701" office:value-type="float"/>
          <table:table-cell office:value-type="string">
            <text:p>18706497916</text:p>
          </table:table-cell>
        </table:table-row>
        <table:table-row>
          <table:table-cell office:value="702" office:value-type="float"/>
          <table:table-cell office:value-type="string">
            <text:p>18647887749</text:p>
          </table:table-cell>
        </table:table-row>
        <table:table-row>
          <table:table-cell office:value="703" office:value-type="float"/>
          <table:table-cell office:value-type="string">
            <text:p>20845115544</text:p>
          </table:table-cell>
        </table:table-row>
        <table:table-row>
          <table:table-cell office:value="704" office:value-type="float"/>
          <table:table-cell office:value-type="string">
            <text:p>17021425619</text:p>
          </table:table-cell>
        </table:table-row>
        <table:table-row>
          <table:table-cell office:value="705" office:value-type="float"/>
          <table:table-cell office:value-type="string">
            <text:p>16488650010</text:p>
          </table:table-cell>
        </table:table-row>
        <table:table-row>
          <table:table-cell office:value="706" office:value-type="float"/>
          <table:table-cell office:value-type="string">
            <text:p>15825017664</text:p>
          </table:table-cell>
        </table:table-row>
        <table:table-row>
          <table:table-cell office:value="707" office:value-type="float"/>
          <table:table-cell office:value-type="string">
            <text:p>17031618434</text:p>
          </table:table-cell>
        </table:table-row>
        <table:table-row>
          <table:table-cell office:value="708" office:value-type="float"/>
          <table:table-cell office:value-type="string">
            <text:p>16326685582</text:p>
          </table:table-cell>
        </table:table-row>
        <table:table-row>
          <table:table-cell office:value="709" office:value-type="float"/>
          <table:table-cell office:value-type="string">
            <text:p>17281160053</text:p>
          </table:table-cell>
        </table:table-row>
        <table:table-row>
          <table:table-cell office:value="710" office:value-type="float"/>
          <table:table-cell office:value-type="string">
            <text:p>15456074267</text:p>
          </table:table-cell>
        </table:table-row>
        <table:table-row>
          <table:table-cell office:value="711" office:value-type="float"/>
          <table:table-cell office:value-type="string">
            <text:p>15921700864</text:p>
          </table:table-cell>
        </table:table-row>
        <table:table-row>
          <table:table-cell office:value="712" office:value-type="float"/>
          <table:table-cell office:value-type="string">
            <text:p>19395845841</text:p>
          </table:table-cell>
        </table:table-row>
        <table:table-row>
          <table:table-cell office:value="713" office:value-type="float"/>
          <table:table-cell office:value-type="string">
            <text:p>17348673302</text:p>
          </table:table-cell>
        </table:table-row>
        <table:table-row>
          <table:table-cell office:value="714" office:value-type="float"/>
          <table:table-cell office:value-type="string">
            <text:p>18531011237</text:p>
          </table:table-cell>
        </table:table-row>
        <table:table-row>
          <table:table-cell office:value="715" office:value-type="float"/>
          <table:table-cell office:value-type="string">
            <text:p>20417765446</text:p>
          </table:table-cell>
        </table:table-row>
        <table:table-row>
          <table:table-cell office:value="716" office:value-type="float"/>
          <table:table-cell office:value-type="string">
            <text:p>17932181287</text:p>
          </table:table-cell>
        </table:table-row>
        <table:table-row>
          <table:table-cell office:value="717" office:value-type="float"/>
          <table:table-cell office:value-type="string">
            <text:p>17601831559</text:p>
          </table:table-cell>
        </table:table-row>
        <table:table-row>
          <table:table-cell office:value="718" office:value-type="float"/>
          <table:table-cell office:value-type="string">
            <text:p>16704534769</text:p>
          </table:table-cell>
        </table:table-row>
        <table:table-row>
          <table:table-cell office:value="719" office:value-type="float"/>
          <table:table-cell office:value-type="string">
            <text:p>16583003464</text:p>
          </table:table-cell>
        </table:table-row>
        <table:table-row>
          <table:table-cell office:value="720" office:value-type="float"/>
          <table:table-cell office:value-type="string">
            <text:p>14881410169</text:p>
          </table:table-cell>
        </table:table-row>
        <table:table-row>
          <table:table-cell office:value="721" office:value-type="float"/>
          <table:table-cell office:value-type="string">
            <text:p>17865305103</text:p>
          </table:table-cell>
        </table:table-row>
        <table:table-row>
          <table:table-cell office:value="722" office:value-type="float"/>
          <table:table-cell office:value-type="string">
            <text:p>14964196910</text:p>
          </table:table-cell>
        </table:table-row>
        <table:table-row>
          <table:table-cell office:value="723" office:value-type="float"/>
          <table:table-cell office:value-type="string">
            <text:p>18136967499</text:p>
          </table:table-cell>
        </table:table-row>
        <table:table-row>
          <table:table-cell office:value="724" office:value-type="float"/>
          <table:table-cell office:value-type="string">
            <text:p>18849021004</text:p>
          </table:table-cell>
        </table:table-row>
        <table:table-row>
          <table:table-cell office:value="725" office:value-type="float"/>
          <table:table-cell office:value-type="string">
            <text:p>16134035727</text:p>
          </table:table-cell>
        </table:table-row>
        <table:table-row>
          <table:table-cell office:value="726" office:value-type="float"/>
          <table:table-cell office:value-type="string">
            <text:p>19970775346</text:p>
          </table:table-cell>
        </table:table-row>
        <table:table-row>
          <table:table-cell office:value="727" office:value-type="float"/>
          <table:table-cell office:value-type="string">
            <text:p>16683614904</text:p>
          </table:table-cell>
        </table:table-row>
        <table:table-row>
          <table:table-cell office:value="728" office:value-type="float"/>
          <table:table-cell office:value-type="string">
            <text:p>20237475334</text:p>
          </table:table-cell>
        </table:table-row>
        <table:table-row>
          <table:table-cell office:value="729" office:value-type="float"/>
          <table:table-cell office:value-type="string">
            <text:p>18497604020</text:p>
          </table:table-cell>
        </table:table-row>
        <table:table-row>
          <table:table-cell office:value="730" office:value-type="float"/>
          <table:table-cell office:value-type="string">
            <text:p>17006154627</text:p>
          </table:table-cell>
        </table:table-row>
        <table:table-row>
          <table:table-cell office:value="731" office:value-type="float"/>
          <table:table-cell office:value-type="string">
            <text:p>19807597435</text:p>
          </table:table-cell>
        </table:table-row>
        <table:table-row>
          <table:table-cell office:value="732" office:value-type="float"/>
          <table:table-cell office:value-type="string">
            <text:p>16884451517</text:p>
          </table:table-cell>
        </table:table-row>
        <table:table-row>
          <table:table-cell office:value="733" office:value-type="float"/>
          <table:table-cell office:value-type="string">
            <text:p>15091749267</text:p>
          </table:table-cell>
        </table:table-row>
        <table:table-row>
          <table:table-cell office:value="734" office:value-type="float"/>
          <table:table-cell office:value-type="string">
            <text:p>17503969490</text:p>
          </table:table-cell>
        </table:table-row>
        <table:table-row>
          <table:table-cell office:value="735" office:value-type="float"/>
          <table:table-cell office:value-type="string">
            <text:p>16039142746</text:p>
          </table:table-cell>
        </table:table-row>
        <table:table-row>
          <table:table-cell office:value="736" office:value-type="float"/>
          <table:table-cell office:value-type="string">
            <text:p>15752946501</text:p>
          </table:table-cell>
        </table:table-row>
        <table:table-row>
          <table:table-cell office:value="737" office:value-type="float"/>
          <table:table-cell office:value-type="string">
            <text:p>20438390446</text:p>
          </table:table-cell>
        </table:table-row>
        <table:table-row>
          <table:table-cell office:value="738" office:value-type="float"/>
          <table:table-cell office:value-type="string">
            <text:p>20931775062</text:p>
          </table:table-cell>
        </table:table-row>
        <table:table-row>
          <table:table-cell office:value="739" office:value-type="float"/>
          <table:table-cell office:value-type="string">
            <text:p>19406266379</text:p>
          </table:table-cell>
        </table:table-row>
        <table:table-row>
          <table:table-cell office:value="740" office:value-type="float"/>
          <table:table-cell office:value-type="string">
            <text:p>15996764250</text:p>
          </table:table-cell>
        </table:table-row>
        <table:table-row>
          <table:table-cell office:value="741" office:value-type="float"/>
          <table:table-cell office:value-type="string">
            <text:p>15837844513</text:p>
          </table:table-cell>
        </table:table-row>
        <table:table-row>
          <table:table-cell office:value="742" office:value-type="float"/>
          <table:table-cell office:value-type="string">
            <text:p>16524226958</text:p>
          </table:table-cell>
        </table:table-row>
        <table:table-row>
          <table:table-cell office:value="743" office:value-type="float"/>
          <table:table-cell office:value-type="string">
            <text:p>16043938157</text:p>
          </table:table-cell>
        </table:table-row>
        <table:table-row>
          <table:table-cell office:value="744" office:value-type="float"/>
          <table:table-cell office:value-type="string">
            <text:p>20889262298</text:p>
          </table:table-cell>
        </table:table-row>
        <table:table-row>
          <table:table-cell office:value="745" office:value-type="float"/>
          <table:table-cell office:value-type="string">
            <text:p>19972972964</text:p>
          </table:table-cell>
        </table:table-row>
        <table:table-row>
          <table:table-cell office:value="746" office:value-type="float"/>
          <table:table-cell office:value-type="string">
            <text:p>15270027024</text:p>
          </table:table-cell>
        </table:table-row>
        <table:table-row>
          <table:table-cell office:value="747" office:value-type="float"/>
          <table:table-cell office:value-type="string">
            <text:p>17643582093</text:p>
          </table:table-cell>
        </table:table-row>
        <table:table-row>
          <table:table-cell office:value="748" office:value-type="float"/>
          <table:table-cell office:value-type="string">
            <text:p>17349203371</text:p>
          </table:table-cell>
        </table:table-row>
        <table:table-row>
          <table:table-cell office:value="749" office:value-type="float"/>
          <table:table-cell office:value-type="string">
            <text:p>17001152699</text:p>
          </table:table-cell>
        </table:table-row>
        <table:table-row>
          <table:table-cell office:value="750" office:value-type="float"/>
          <table:table-cell office:value-type="string">
            <text:p>16514534256</text:p>
          </table:table-cell>
        </table:table-row>
        <table:table-row>
          <table:table-cell office:value="751" office:value-type="float"/>
          <table:table-cell office:value-type="string">
            <text:p>18198847939</text:p>
          </table:table-cell>
        </table:table-row>
        <table:table-row>
          <table:table-cell office:value="752" office:value-type="float"/>
          <table:table-cell office:value-type="string">
            <text:p>15601820639</text:p>
          </table:table-cell>
        </table:table-row>
        <table:table-row>
          <table:table-cell office:value="753" office:value-type="float"/>
          <table:table-cell office:value-type="string">
            <text:p>19548079219</text:p>
          </table:table-cell>
        </table:table-row>
        <table:table-row>
          <table:table-cell office:value="754" office:value-type="float"/>
          <table:table-cell office:value-type="string">
            <text:p>17003005999</text:p>
          </table:table-cell>
        </table:table-row>
        <table:table-row>
          <table:table-cell office:value="755" office:value-type="float"/>
          <table:table-cell office:value-type="string">
            <text:p>15987484546</text:p>
          </table:table-cell>
        </table:table-row>
        <table:table-row>
          <table:table-cell office:value="756" office:value-type="float"/>
          <table:table-cell office:value-type="string">
            <text:p>15594218488</text:p>
          </table:table-cell>
        </table:table-row>
        <table:table-row>
          <table:table-cell office:value="757" office:value-type="float"/>
          <table:table-cell office:value-type="string">
            <text:p>18494084813</text:p>
          </table:table-cell>
        </table:table-row>
        <table:table-row>
          <table:table-cell office:value="758" office:value-type="float"/>
          <table:table-cell office:value-type="string">
            <text:p>14328607758</text:p>
          </table:table-cell>
        </table:table-row>
        <table:table-row>
          <table:table-cell office:value="759" office:value-type="float"/>
          <table:table-cell office:value-type="string">
            <text:p>17425257369</text:p>
          </table:table-cell>
        </table:table-row>
        <table:table-row>
          <table:table-cell office:value="760" office:value-type="float"/>
          <table:table-cell office:value-type="string">
            <text:p>14848295004</text:p>
          </table:table-cell>
        </table:table-row>
        <table:table-row>
          <table:table-cell office:value="761" office:value-type="float"/>
          <table:table-cell office:value-type="string">
            <text:p>20064690327</text:p>
          </table:table-cell>
        </table:table-row>
        <table:table-row>
          <table:table-cell office:value="762" office:value-type="float"/>
          <table:table-cell office:value-type="string">
            <text:p>20638118747</text:p>
          </table:table-cell>
        </table:table-row>
        <table:table-row>
          <table:table-cell office:value="763" office:value-type="float"/>
          <table:table-cell office:value-type="string">
            <text:p>16620939174</text:p>
          </table:table-cell>
        </table:table-row>
        <table:table-row>
          <table:table-cell office:value="764" office:value-type="float"/>
          <table:table-cell office:value-type="string">
            <text:p>19604873000</text:p>
          </table:table-cell>
        </table:table-row>
        <table:table-row>
          <table:table-cell office:value="765" office:value-type="float"/>
          <table:table-cell office:value-type="string">
            <text:p>15716489900</text:p>
          </table:table-cell>
        </table:table-row>
        <table:table-row>
          <table:table-cell office:value="766" office:value-type="float"/>
          <table:table-cell office:value-type="string">
            <text:p>16790935619</text:p>
          </table:table-cell>
        </table:table-row>
        <table:table-row>
          <table:table-cell office:value="767" office:value-type="float"/>
          <table:table-cell office:value-type="string">
            <text:p>20315416909</text:p>
          </table:table-cell>
        </table:table-row>
        <table:table-row>
          <table:table-cell office:value="768" office:value-type="float"/>
          <table:table-cell office:value-type="string">
            <text:p>18079262493</text:p>
          </table:table-cell>
        </table:table-row>
        <table:table-row>
          <table:table-cell office:value="769" office:value-type="float"/>
          <table:table-cell office:value-type="string">
            <text:p>16602153033</text:p>
          </table:table-cell>
        </table:table-row>
        <table:table-row>
          <table:table-cell office:value="770" office:value-type="float"/>
          <table:table-cell office:value-type="string">
            <text:p>20155686948</text:p>
          </table:table-cell>
        </table:table-row>
        <table:table-row>
          <table:table-cell office:value="771" office:value-type="float"/>
          <table:table-cell office:value-type="string">
            <text:p>17471584596</text:p>
          </table:table-cell>
        </table:table-row>
        <table:table-row>
          <table:table-cell office:value="772" office:value-type="float"/>
          <table:table-cell office:value-type="string">
            <text:p>17846237004</text:p>
          </table:table-cell>
        </table:table-row>
        <table:table-row>
          <table:table-cell office:value="773" office:value-type="float"/>
          <table:table-cell office:value-type="string">
            <text:p>15948266416</text:p>
          </table:table-cell>
        </table:table-row>
        <table:table-row>
          <table:table-cell office:value="774" office:value-type="float"/>
          <table:table-cell office:value-type="string">
            <text:p>17056174562</text:p>
          </table:table-cell>
        </table:table-row>
        <table:table-row>
          <table:table-cell office:value="775" office:value-type="float"/>
          <table:table-cell office:value-type="string">
            <text:p>15740880481</text:p>
          </table:table-cell>
        </table:table-row>
        <table:table-row>
          <table:table-cell office:value="776" office:value-type="float"/>
          <table:table-cell office:value-type="string">
            <text:p>15983502906</text:p>
          </table:table-cell>
        </table:table-row>
        <table:table-row>
          <table:table-cell office:value="777" office:value-type="float"/>
          <table:table-cell office:value-type="string">
            <text:p>18605876912</text:p>
          </table:table-cell>
        </table:table-row>
        <table:table-row>
          <table:table-cell office:value="778" office:value-type="float"/>
          <table:table-cell office:value-type="string">
            <text:p>15839570815</text:p>
          </table:table-cell>
        </table:table-row>
        <table:table-row>
          <table:table-cell office:value="779" office:value-type="float"/>
          <table:table-cell office:value-type="string">
            <text:p>13988450821</text:p>
          </table:table-cell>
        </table:table-row>
        <table:table-row>
          <table:table-cell office:value="780" office:value-type="float"/>
          <table:table-cell office:value-type="string">
            <text:p>18600873376</text:p>
          </table:table-cell>
        </table:table-row>
        <table:table-row>
          <table:table-cell office:value="781" office:value-type="float"/>
          <table:table-cell office:value-type="string">
            <text:p>17740041657</text:p>
          </table:table-cell>
        </table:table-row>
        <table:table-row>
          <table:table-cell office:value="782" office:value-type="float"/>
          <table:table-cell office:value-type="string">
            <text:p>17224468464</text:p>
          </table:table-cell>
        </table:table-row>
        <table:table-row>
          <table:table-cell office:value="783" office:value-type="float"/>
          <table:table-cell office:value-type="string">
            <text:p>17163060242</text:p>
          </table:table-cell>
        </table:table-row>
        <table:table-row>
          <table:table-cell office:value="784" office:value-type="float"/>
          <table:table-cell office:value-type="string">
            <text:p>16681789525</text:p>
          </table:table-cell>
        </table:table-row>
        <table:table-row>
          <table:table-cell office:value="785" office:value-type="float"/>
          <table:table-cell office:value-type="string">
            <text:p>16276849306</text:p>
          </table:table-cell>
        </table:table-row>
        <table:table-row>
          <table:table-cell office:value="786" office:value-type="float"/>
          <table:table-cell office:value-type="string">
            <text:p>15867247715</text:p>
          </table:table-cell>
        </table:table-row>
        <table:table-row>
          <table:table-cell office:value="787" office:value-type="float"/>
          <table:table-cell office:value-type="string">
            <text:p>18266833907</text:p>
          </table:table-cell>
        </table:table-row>
        <table:table-row>
          <table:table-cell office:value="788" office:value-type="float"/>
          <table:table-cell office:value-type="string">
            <text:p>16541774178</text:p>
          </table:table-cell>
        </table:table-row>
        <table:table-row>
          <table:table-cell office:value="789" office:value-type="float"/>
          <table:table-cell office:value-type="string">
            <text:p>17210255724</text:p>
          </table:table-cell>
        </table:table-row>
        <table:table-row>
          <table:table-cell office:value="790" office:value-type="float"/>
          <table:table-cell office:value-type="string">
            <text:p>16375294087</text:p>
          </table:table-cell>
        </table:table-row>
        <table:table-row>
          <table:table-cell office:value="791" office:value-type="float"/>
          <table:table-cell office:value-type="string">
            <text:p>17221612329</text:p>
          </table:table-cell>
        </table:table-row>
        <table:table-row>
          <table:table-cell office:value="792" office:value-type="float"/>
          <table:table-cell office:value-type="string">
            <text:p>17622546779</text:p>
          </table:table-cell>
        </table:table-row>
        <table:table-row>
          <table:table-cell office:value="793" office:value-type="float"/>
          <table:table-cell office:value-type="string">
            <text:p>18842495923</text:p>
          </table:table-cell>
        </table:table-row>
        <table:table-row>
          <table:table-cell office:value="794" office:value-type="float"/>
          <table:table-cell office:value-type="string">
            <text:p>16871147190</text:p>
          </table:table-cell>
        </table:table-row>
        <table:table-row>
          <table:table-cell office:value="795" office:value-type="float"/>
          <table:table-cell office:value-type="string">
            <text:p>18397312404</text:p>
          </table:table-cell>
        </table:table-row>
        <table:table-row>
          <table:table-cell office:value="796" office:value-type="float"/>
          <table:table-cell office:value-type="string">
            <text:p>18340190351</text:p>
          </table:table-cell>
        </table:table-row>
        <table:table-row>
          <table:table-cell office:value="797" office:value-type="float"/>
          <table:table-cell office:value-type="string">
            <text:p>17243527158</text:p>
          </table:table-cell>
        </table:table-row>
        <table:table-row>
          <table:table-cell office:value="798" office:value-type="float"/>
          <table:table-cell office:value-type="string">
            <text:p>16986375039</text:p>
          </table:table-cell>
        </table:table-row>
        <table:table-row>
          <table:table-cell office:value="799" office:value-type="float"/>
          <table:table-cell office:value-type="string">
            <text:p>15195622674</text:p>
          </table:table-cell>
        </table:table-row>
        <table:table-row>
          <table:table-cell office:value="800" office:value-type="float"/>
          <table:table-cell office:value-type="string">
            <text:p>16737434596</text:p>
          </table:table-cell>
        </table:table-row>
        <table:table-row>
          <table:table-cell office:value="801" office:value-type="float"/>
          <table:table-cell office:value-type="string">
            <text:p>18639202897</text:p>
          </table:table-cell>
        </table:table-row>
        <table:table-row>
          <table:table-cell office:value="802" office:value-type="float"/>
          <table:table-cell office:value-type="string">
            <text:p>14890779218</text:p>
          </table:table-cell>
        </table:table-row>
        <table:table-row>
          <table:table-cell office:value="803" office:value-type="float"/>
          <table:table-cell office:value-type="string">
            <text:p>15761593596</text:p>
          </table:table-cell>
        </table:table-row>
        <table:table-row>
          <table:table-cell office:value="804" office:value-type="float"/>
          <table:table-cell office:value-type="string">
            <text:p>16806549294</text:p>
          </table:table-cell>
        </table:table-row>
        <table:table-row>
          <table:table-cell office:value="805" office:value-type="float"/>
          <table:table-cell office:value-type="string">
            <text:p>16597206706</text:p>
          </table:table-cell>
        </table:table-row>
        <table:table-row>
          <table:table-cell office:value="806" office:value-type="float"/>
          <table:table-cell office:value-type="string">
            <text:p>20194523838</text:p>
          </table:table-cell>
        </table:table-row>
        <table:table-row>
          <table:table-cell office:value="807" office:value-type="float"/>
          <table:table-cell office:value-type="string">
            <text:p>16310058216</text:p>
          </table:table-cell>
        </table:table-row>
        <table:table-row>
          <table:table-cell office:value="808" office:value-type="float"/>
          <table:table-cell office:value-type="string">
            <text:p>20265350019</text:p>
          </table:table-cell>
        </table:table-row>
        <table:table-row>
          <table:table-cell office:value="809" office:value-type="float"/>
          <table:table-cell office:value-type="string">
            <text:p>14507708357</text:p>
          </table:table-cell>
        </table:table-row>
        <table:table-row>
          <table:table-cell office:value="810" office:value-type="float"/>
          <table:table-cell office:value-type="string">
            <text:p>15702557662</text:p>
          </table:table-cell>
        </table:table-row>
        <table:table-row>
          <table:table-cell office:value="811" office:value-type="float"/>
          <table:table-cell office:value-type="string">
            <text:p>20259399265</text:p>
          </table:table-cell>
        </table:table-row>
        <table:table-row>
          <table:table-cell office:value="812" office:value-type="float"/>
          <table:table-cell office:value-type="string">
            <text:p>18434575594</text:p>
          </table:table-cell>
        </table:table-row>
        <table:table-row>
          <table:table-cell office:value="813" office:value-type="float"/>
          <table:table-cell office:value-type="string">
            <text:p>16648715507</text:p>
          </table:table-cell>
        </table:table-row>
        <table:table-row>
          <table:table-cell office:value="814" office:value-type="float"/>
          <table:table-cell office:value-type="string">
            <text:p>16849369331</text:p>
          </table:table-cell>
        </table:table-row>
        <table:table-row>
          <table:table-cell office:value="815" office:value-type="float"/>
          <table:table-cell office:value-type="string">
            <text:p>14181473245</text:p>
          </table:table-cell>
        </table:table-row>
        <table:table-row>
          <table:table-cell office:value="816" office:value-type="float"/>
          <table:table-cell office:value-type="string">
            <text:p>17270025339</text:p>
          </table:table-cell>
        </table:table-row>
        <table:table-row>
          <table:table-cell office:value="817" office:value-type="float"/>
          <table:table-cell office:value-type="string">
            <text:p>20380698457</text:p>
          </table:table-cell>
        </table:table-row>
        <table:table-row>
          <table:table-cell office:value="818" office:value-type="float"/>
          <table:table-cell office:value-type="string">
            <text:p>18434696808</text:p>
          </table:table-cell>
        </table:table-row>
        <table:table-row>
          <table:table-cell office:value="819" office:value-type="float"/>
          <table:table-cell office:value-type="string">
            <text:p>16209002120</text:p>
          </table:table-cell>
        </table:table-row>
        <table:table-row>
          <table:table-cell office:value="820" office:value-type="float"/>
          <table:table-cell office:value-type="string">
            <text:p>17710462562</text:p>
          </table:table-cell>
        </table:table-row>
        <table:table-row>
          <table:table-cell office:value="821" office:value-type="float"/>
          <table:table-cell office:value-type="string">
            <text:p>17938922434</text:p>
          </table:table-cell>
        </table:table-row>
        <table:table-row>
          <table:table-cell office:value="822" office:value-type="float"/>
          <table:table-cell office:value-type="string">
            <text:p>18903483298</text:p>
          </table:table-cell>
        </table:table-row>
        <table:table-row>
          <table:table-cell office:value="823" office:value-type="float"/>
          <table:table-cell office:value-type="string">
            <text:p>17953295420</text:p>
          </table:table-cell>
        </table:table-row>
        <table:table-row>
          <table:table-cell office:value="824" office:value-type="float"/>
          <table:table-cell office:value-type="string">
            <text:p>18491739821</text:p>
          </table:table-cell>
        </table:table-row>
        <table:table-row>
          <table:table-cell office:value="825" office:value-type="float"/>
          <table:table-cell office:value-type="string">
            <text:p>20763121332</text:p>
          </table:table-cell>
        </table:table-row>
        <table:table-row>
          <table:table-cell office:value="826" office:value-type="float"/>
          <table:table-cell office:value-type="string">
            <text:p>17882671428</text:p>
          </table:table-cell>
        </table:table-row>
        <table:table-row>
          <table:table-cell office:value="827" office:value-type="float"/>
          <table:table-cell office:value-type="string">
            <text:p>20331421490</text:p>
          </table:table-cell>
        </table:table-row>
        <table:table-row>
          <table:table-cell office:value="828" office:value-type="float"/>
          <table:table-cell office:value-type="string">
            <text:p>18704790298</text:p>
          </table:table-cell>
        </table:table-row>
        <table:table-row>
          <table:table-cell office:value="829" office:value-type="float"/>
          <table:table-cell office:value-type="string">
            <text:p>18411614046</text:p>
          </table:table-cell>
        </table:table-row>
        <table:table-row>
          <table:table-cell office:value="830" office:value-type="float"/>
          <table:table-cell office:value-type="string">
            <text:p>13368307661</text:p>
          </table:table-cell>
        </table:table-row>
        <table:table-row>
          <table:table-cell office:value="831" office:value-type="float"/>
          <table:table-cell office:value-type="string">
            <text:p>13425376446</text:p>
          </table:table-cell>
        </table:table-row>
        <table:table-row>
          <table:table-cell office:value="832" office:value-type="float"/>
          <table:table-cell office:value-type="string">
            <text:p>16521541345</text:p>
          </table:table-cell>
        </table:table-row>
        <table:table-row>
          <table:table-cell office:value="833" office:value-type="float"/>
          <table:table-cell office:value-type="string">
            <text:p>17077831185</text:p>
          </table:table-cell>
        </table:table-row>
        <table:table-row>
          <table:table-cell office:value="834" office:value-type="float"/>
          <table:table-cell office:value-type="string">
            <text:p>16158951894</text:p>
          </table:table-cell>
        </table:table-row>
        <table:table-row>
          <table:table-cell office:value="835" office:value-type="float"/>
          <table:table-cell office:value-type="string">
            <text:p>18095331276</text:p>
          </table:table-cell>
        </table:table-row>
        <table:table-row>
          <table:table-cell office:value="836" office:value-type="float"/>
          <table:table-cell office:value-type="string">
            <text:p>18374121572</text:p>
          </table:table-cell>
        </table:table-row>
        <table:table-row>
          <table:table-cell office:value="837" office:value-type="float"/>
          <table:table-cell office:value-type="string">
            <text:p>19523056271</text:p>
          </table:table-cell>
        </table:table-row>
        <table:table-row>
          <table:table-cell office:value="838" office:value-type="float"/>
          <table:table-cell office:value-type="string">
            <text:p>19415798514</text:p>
          </table:table-cell>
        </table:table-row>
        <table:table-row>
          <table:table-cell office:value="839" office:value-type="float"/>
          <table:table-cell office:value-type="string">
            <text:p>16486363200</text:p>
          </table:table-cell>
        </table:table-row>
        <table:table-row>
          <table:table-cell office:value="840" office:value-type="float"/>
          <table:table-cell office:value-type="string">
            <text:p>18617617096</text:p>
          </table:table-cell>
        </table:table-row>
        <table:table-row>
          <table:table-cell office:value="841" office:value-type="float"/>
          <table:table-cell office:value-type="string">
            <text:p>16768398843</text:p>
          </table:table-cell>
        </table:table-row>
        <table:table-row>
          <table:table-cell office:value="842" office:value-type="float"/>
          <table:table-cell office:value-type="string">
            <text:p>20700239809</text:p>
          </table:table-cell>
        </table:table-row>
        <table:table-row>
          <table:table-cell office:value="843" office:value-type="float"/>
          <table:table-cell office:value-type="string">
            <text:p>13391564058</text:p>
          </table:table-cell>
        </table:table-row>
        <table:table-row>
          <table:table-cell office:value="844" office:value-type="float"/>
          <table:table-cell office:value-type="string">
            <text:p>19635260495</text:p>
          </table:table-cell>
        </table:table-row>
        <table:table-row>
          <table:table-cell office:value="845" office:value-type="float"/>
          <table:table-cell office:value-type="string">
            <text:p>18644857119</text:p>
          </table:table-cell>
        </table:table-row>
        <table:table-row>
          <table:table-cell office:value="846" office:value-type="float"/>
          <table:table-cell office:value-type="string">
            <text:p>14905197477</text:p>
          </table:table-cell>
        </table:table-row>
        <table:table-row>
          <table:table-cell office:value="847" office:value-type="float"/>
          <table:table-cell office:value-type="string">
            <text:p>19781074717</text:p>
          </table:table-cell>
        </table:table-row>
        <table:table-row>
          <table:table-cell office:value="848" office:value-type="float"/>
          <table:table-cell office:value-type="string">
            <text:p>14690020143</text:p>
          </table:table-cell>
        </table:table-row>
        <table:table-row>
          <table:table-cell office:value="849" office:value-type="float"/>
          <table:table-cell office:value-type="string">
            <text:p>17350186459</text:p>
          </table:table-cell>
        </table:table-row>
        <table:table-row>
          <table:table-cell office:value="850" office:value-type="float"/>
          <table:table-cell office:value-type="string">
            <text:p>15047809057</text:p>
          </table:table-cell>
        </table:table-row>
        <table:table-row>
          <table:table-cell office:value="851" office:value-type="float"/>
          <table:table-cell office:value-type="string">
            <text:p>18840227383</text:p>
          </table:table-cell>
        </table:table-row>
        <table:table-row>
          <table:table-cell office:value="852" office:value-type="float"/>
          <table:table-cell office:value-type="string">
            <text:p>16236394267</text:p>
          </table:table-cell>
        </table:table-row>
        <table:table-row>
          <table:table-cell office:value="853" office:value-type="float"/>
          <table:table-cell office:value-type="string">
            <text:p>19609145295</text:p>
          </table:table-cell>
        </table:table-row>
        <table:table-row>
          <table:table-cell office:value="854" office:value-type="float"/>
          <table:table-cell office:value-type="string">
            <text:p>16709916404</text:p>
          </table:table-cell>
        </table:table-row>
        <table:table-row>
          <table:table-cell office:value="855" office:value-type="float"/>
          <table:table-cell office:value-type="string">
            <text:p>16643811781</text:p>
          </table:table-cell>
        </table:table-row>
        <table:table-row>
          <table:table-cell office:value="856" office:value-type="float"/>
          <table:table-cell office:value-type="string">
            <text:p>17293601073</text:p>
          </table:table-cell>
        </table:table-row>
        <table:table-row>
          <table:table-cell office:value="857" office:value-type="float"/>
          <table:table-cell office:value-type="string">
            <text:p>16295316379</text:p>
          </table:table-cell>
        </table:table-row>
        <table:table-row>
          <table:table-cell office:value="858" office:value-type="float"/>
          <table:table-cell office:value-type="string">
            <text:p>15576323887</text:p>
          </table:table-cell>
        </table:table-row>
        <table:table-row>
          <table:table-cell office:value="859" office:value-type="float"/>
          <table:table-cell office:value-type="string">
            <text:p>16040470320</text:p>
          </table:table-cell>
        </table:table-row>
        <table:table-row>
          <table:table-cell office:value="860" office:value-type="float"/>
          <table:table-cell office:value-type="string">
            <text:p>16122887055</text:p>
          </table:table-cell>
        </table:table-row>
        <table:table-row>
          <table:table-cell office:value="861" office:value-type="float"/>
          <table:table-cell office:value-type="string">
            <text:p>19443437591</text:p>
          </table:table-cell>
        </table:table-row>
        <table:table-row>
          <table:table-cell office:value="862" office:value-type="float"/>
          <table:table-cell office:value-type="string">
            <text:p>15874657321</text:p>
          </table:table-cell>
        </table:table-row>
        <table:table-row>
          <table:table-cell office:value="863" office:value-type="float"/>
          <table:table-cell office:value-type="string">
            <text:p>14522849766</text:p>
          </table:table-cell>
        </table:table-row>
        <table:table-row>
          <table:table-cell office:value="864" office:value-type="float"/>
          <table:table-cell office:value-type="string">
            <text:p>19964163127</text:p>
          </table:table-cell>
        </table:table-row>
        <table:table-row>
          <table:table-cell office:value="865" office:value-type="float"/>
          <table:table-cell office:value-type="string">
            <text:p>18548450001</text:p>
          </table:table-cell>
        </table:table-row>
        <table:table-row>
          <table:table-cell office:value="866" office:value-type="float"/>
          <table:table-cell office:value-type="string">
            <text:p>20341435507</text:p>
          </table:table-cell>
        </table:table-row>
        <table:table-row>
          <table:table-cell office:value="867" office:value-type="float"/>
          <table:table-cell office:value-type="string">
            <text:p>17966947761</text:p>
          </table:table-cell>
        </table:table-row>
        <table:table-row>
          <table:table-cell office:value="868" office:value-type="float"/>
          <table:table-cell office:value-type="string">
            <text:p>13559328884</text:p>
          </table:table-cell>
        </table:table-row>
        <table:table-row>
          <table:table-cell office:value="869" office:value-type="float"/>
          <table:table-cell office:value-type="string">
            <text:p>20721475636</text:p>
          </table:table-cell>
        </table:table-row>
        <table:table-row>
          <table:table-cell office:value="870" office:value-type="float"/>
          <table:table-cell office:value-type="string">
            <text:p>18849021105</text:p>
          </table:table-cell>
        </table:table-row>
        <table:table-row>
          <table:table-cell office:value="871" office:value-type="float"/>
          <table:table-cell office:value-type="string">
            <text:p>19774215920</text:p>
          </table:table-cell>
        </table:table-row>
        <table:table-row>
          <table:table-cell office:value="872" office:value-type="float"/>
          <table:table-cell office:value-type="string">
            <text:p>13086492461</text:p>
          </table:table-cell>
        </table:table-row>
        <table:table-row>
          <table:table-cell office:value="873" office:value-type="float"/>
          <table:table-cell office:value-type="string">
            <text:p>18538820911</text:p>
          </table:table-cell>
        </table:table-row>
        <table:table-row>
          <table:table-cell office:value="874" office:value-type="float"/>
          <table:table-cell office:value-type="string">
            <text:p>17479795043</text:p>
          </table:table-cell>
        </table:table-row>
        <table:table-row>
          <table:table-cell office:value="875" office:value-type="float"/>
          <table:table-cell office:value-type="string">
            <text:p>13241675636</text:p>
          </table:table-cell>
        </table:table-row>
        <table:table-row>
          <table:table-cell office:value="876" office:value-type="float"/>
          <table:table-cell office:value-type="string">
            <text:p>14837429796</text:p>
          </table:table-cell>
        </table:table-row>
        <table:table-row>
          <table:table-cell office:value="877" office:value-type="float"/>
          <table:table-cell office:value-type="string">
            <text:p>19168982632</text:p>
          </table:table-cell>
        </table:table-row>
        <table:table-row>
          <table:table-cell office:value="878" office:value-type="float"/>
          <table:table-cell office:value-type="string">
            <text:p>18511090853</text:p>
          </table:table-cell>
        </table:table-row>
        <table:table-row>
          <table:table-cell office:value="879" office:value-type="float"/>
          <table:table-cell office:value-type="string">
            <text:p>18981531220</text:p>
          </table:table-cell>
        </table:table-row>
        <table:table-row>
          <table:table-cell office:value="880" office:value-type="float"/>
          <table:table-cell office:value-type="string">
            <text:p>19668118626</text:p>
          </table:table-cell>
        </table:table-row>
        <table:table-row>
          <table:table-cell office:value="881" office:value-type="float"/>
          <table:table-cell office:value-type="string">
            <text:p>14189442577</text:p>
          </table:table-cell>
        </table:table-row>
        <table:table-row>
          <table:table-cell office:value="882" office:value-type="float"/>
          <table:table-cell office:value-type="string">
            <text:p>18643615797</text:p>
          </table:table-cell>
        </table:table-row>
        <table:table-row>
          <table:table-cell office:value="883" office:value-type="float"/>
          <table:table-cell office:value-type="string">
            <text:p>15580102645</text:p>
          </table:table-cell>
        </table:table-row>
        <table:table-row>
          <table:table-cell office:value="884" office:value-type="float"/>
          <table:table-cell office:value-type="string">
            <text:p>20122869317</text:p>
          </table:table-cell>
        </table:table-row>
        <table:table-row>
          <table:table-cell office:value="885" office:value-type="float"/>
          <table:table-cell office:value-type="string">
            <text:p/>
          </table:table-cell>
        </table:table-row>
        <table:table-row>
          <table:table-cell office:value="886" office:value-type="float"/>
          <table:table-cell office:value-type="string">
            <text:p>16918120075</text:p>
          </table:table-cell>
        </table:table-row>
        <table:table-row>
          <table:table-cell office:value="887" office:value-type="float"/>
          <table:table-cell office:value-type="string">
            <text:p>18457916116</text:p>
          </table:table-cell>
        </table:table-row>
        <table:table-row>
          <table:table-cell office:value="888" office:value-type="float"/>
          <table:table-cell office:value-type="string">
            <text:p>15941661488</text:p>
          </table:table-cell>
        </table:table-row>
        <table:table-row>
          <table:table-cell office:value="889" office:value-type="float"/>
          <table:table-cell office:value-type="string">
            <text:p>18396781232</text:p>
          </table:table-cell>
        </table:table-row>
        <table:table-row>
          <table:table-cell office:value="890" office:value-type="float"/>
          <table:table-cell office:value-type="string">
            <text:p>17132170832</text:p>
          </table:table-cell>
        </table:table-row>
        <table:table-row>
          <table:table-cell office:value="891" office:value-type="float"/>
          <table:table-cell office:value-type="string">
            <text:p>16551048862</text:p>
          </table:table-cell>
        </table:table-row>
        <table:table-row>
          <table:table-cell office:value="892" office:value-type="float"/>
          <table:table-cell office:value-type="string">
            <text:p>14341315924</text:p>
          </table:table-cell>
        </table:table-row>
        <table:table-row>
          <table:table-cell office:value="893" office:value-type="float"/>
          <table:table-cell office:value-type="string">
            <text:p>17425808885</text:p>
          </table:table-cell>
        </table:table-row>
        <table:table-row>
          <table:table-cell office:value="894" office:value-type="float"/>
          <table:table-cell office:value-type="string">
            <text:p>17568994651</text:p>
          </table:table-cell>
        </table:table-row>
        <table:table-row>
          <table:table-cell office:value="895" office:value-type="float"/>
          <table:table-cell office:value-type="string">
            <text:p>14457131553</text:p>
          </table:table-cell>
        </table:table-row>
        <table:table-row>
          <table:table-cell office:value="896" office:value-type="float"/>
          <table:table-cell office:value-type="string">
            <text:p>14840646775</text:p>
          </table:table-cell>
        </table:table-row>
        <table:table-row>
          <table:table-cell office:value="897" office:value-type="float"/>
          <table:table-cell office:value-type="string">
            <text:p>16591464597</text:p>
          </table:table-cell>
        </table:table-row>
        <table:table-row>
          <table:table-cell office:value="898" office:value-type="float"/>
          <table:table-cell office:value-type="string">
            <text:p>17653359096</text:p>
          </table:table-cell>
        </table:table-row>
        <table:table-row>
          <table:table-cell office:value="899" office:value-type="float"/>
          <table:table-cell office:value-type="string">
            <text:p>15813636979</text:p>
          </table:table-cell>
        </table:table-row>
        <table:table-row>
          <table:table-cell office:value="900" office:value-type="float"/>
          <table:table-cell office:value-type="string">
            <text:p/>
          </table:table-cell>
        </table:table-row>
        <table:table-row>
          <table:table-cell office:value="901" office:value-type="float"/>
          <table:table-cell office:value-type="string">
            <text:p>16585325395</text:p>
          </table:table-cell>
        </table:table-row>
        <table:table-row>
          <table:table-cell office:value="902" office:value-type="float"/>
          <table:table-cell office:value-type="string">
            <text:p>16645014058</text:p>
          </table:table-cell>
        </table:table-row>
        <table:table-row>
          <table:table-cell office:value="903" office:value-type="float"/>
          <table:table-cell office:value-type="string">
            <text:p>16658007789</text:p>
          </table:table-cell>
        </table:table-row>
        <table:table-row>
          <table:table-cell office:value="904" office:value-type="float"/>
          <table:table-cell office:value-type="string">
            <text:p>19148052878</text:p>
          </table:table-cell>
        </table:table-row>
        <table:table-row>
          <table:table-cell office:value="905" office:value-type="float"/>
          <table:table-cell office:value-type="string">
            <text:p>17916526000</text:p>
          </table:table-cell>
        </table:table-row>
        <table:table-row>
          <table:table-cell office:value="906" office:value-type="float"/>
          <table:table-cell office:value-type="string">
            <text:p>17998617364</text:p>
          </table:table-cell>
        </table:table-row>
        <table:table-row>
          <table:table-cell office:value="907" office:value-type="float"/>
          <table:table-cell office:value-type="string">
            <text:p>15736863404</text:p>
          </table:table-cell>
        </table:table-row>
        <table:table-row>
          <table:table-cell office:value="908" office:value-type="float"/>
          <table:table-cell office:value-type="string">
            <text:p>16507309864</text:p>
          </table:table-cell>
        </table:table-row>
        <table:table-row>
          <table:table-cell office:value="909" office:value-type="float"/>
          <table:table-cell office:value-type="string">
            <text:p>18257249594</text:p>
          </table:table-cell>
        </table:table-row>
        <table:table-row>
          <table:table-cell office:value="910" office:value-type="float"/>
          <table:table-cell office:value-type="string">
            <text:p>17665103986</text:p>
          </table:table-cell>
        </table:table-row>
        <table:table-row>
          <table:table-cell office:value="911" office:value-type="float"/>
          <table:table-cell office:value-type="string">
            <text:p>18577826437</text:p>
          </table:table-cell>
        </table:table-row>
        <table:table-row>
          <table:table-cell office:value="912" office:value-type="float"/>
          <table:table-cell office:value-type="string">
            <text:p>18516361277</text:p>
          </table:table-cell>
        </table:table-row>
        <table:table-row>
          <table:table-cell office:value="913" office:value-type="float"/>
          <table:table-cell office:value-type="string">
            <text:p>14687826822</text:p>
          </table:table-cell>
        </table:table-row>
        <table:table-row>
          <table:table-cell office:value="914" office:value-type="float"/>
          <table:table-cell office:value-type="string">
            <text:p>17539263094</text:p>
          </table:table-cell>
        </table:table-row>
        <table:table-row>
          <table:table-cell office:value="915" office:value-type="float"/>
          <table:table-cell office:value-type="string">
            <text:p>19156638904</text:p>
          </table:table-cell>
        </table:table-row>
        <table:table-row>
          <table:table-cell office:value="916" office:value-type="float"/>
          <table:table-cell office:value-type="string">
            <text:p>16276389500</text:p>
          </table:table-cell>
        </table:table-row>
        <table:table-row>
          <table:table-cell office:value="917" office:value-type="float"/>
          <table:table-cell office:value-type="string">
            <text:p>19989031955</text:p>
          </table:table-cell>
        </table:table-row>
        <table:table-row>
          <table:table-cell office:value="918" office:value-type="float"/>
          <table:table-cell office:value-type="string">
            <text:p>15800257546</text:p>
          </table:table-cell>
        </table:table-row>
        <table:table-row>
          <table:table-cell office:value="919" office:value-type="float"/>
          <table:table-cell office:value-type="string">
            <text:p>19976173449</text:p>
          </table:table-cell>
        </table:table-row>
        <table:table-row>
          <table:table-cell office:value="920" office:value-type="float"/>
          <table:table-cell office:value-type="string">
            <text:p>18285037890</text:p>
          </table:table-cell>
        </table:table-row>
        <table:table-row>
          <table:table-cell office:value="921" office:value-type="float"/>
          <table:table-cell office:value-type="string">
            <text:p>16920899613</text:p>
          </table:table-cell>
        </table:table-row>
        <table:table-row>
          <table:table-cell office:value="922" office:value-type="float"/>
          <table:table-cell office:value-type="string">
            <text:p>19123557063</text:p>
          </table:table-cell>
        </table:table-row>
        <table:table-row>
          <table:table-cell office:value="923" office:value-type="float"/>
          <table:table-cell office:value-type="string">
            <text:p>20170406903</text:p>
          </table:table-cell>
        </table:table-row>
        <table:table-row>
          <table:table-cell office:value="924" office:value-type="float"/>
          <table:table-cell office:value-type="string">
            <text:p>17929724732</text:p>
          </table:table-cell>
        </table:table-row>
        <table:table-row>
          <table:table-cell office:value="925" office:value-type="float"/>
          <table:table-cell office:value-type="string">
            <text:p>16936036088</text:p>
          </table:table-cell>
        </table:table-row>
        <table:table-row>
          <table:table-cell office:value="926" office:value-type="float"/>
          <table:table-cell office:value-type="string">
            <text:p>18413542259</text:p>
          </table:table-cell>
        </table:table-row>
        <table:table-row>
          <table:table-cell office:value="927" office:value-type="float"/>
          <table:table-cell office:value-type="string">
            <text:p>16127712348</text:p>
          </table:table-cell>
        </table:table-row>
        <table:table-row>
          <table:table-cell office:value="928" office:value-type="float"/>
          <table:table-cell office:value-type="string">
            <text:p/>
          </table:table-cell>
        </table:table-row>
        <table:table-row>
          <table:table-cell office:value="929" office:value-type="float"/>
          <table:table-cell office:value-type="string">
            <text:p/>
          </table:table-cell>
        </table:table-row>
        <table:table-row>
          <table:table-cell office:value="930" office:value-type="float"/>
          <table:table-cell office:value-type="string">
            <text:p>13690326159</text:p>
          </table:table-cell>
        </table:table-row>
        <table:table-row>
          <table:table-cell office:value="931" office:value-type="float"/>
          <table:table-cell office:value-type="string">
            <text:p>16870953111</text:p>
          </table:table-cell>
        </table:table-row>
        <table:table-row>
          <table:table-cell office:value="932" office:value-type="float"/>
          <table:table-cell office:value-type="string">
            <text:p>18617762307</text:p>
          </table:table-cell>
        </table:table-row>
        <table:table-row>
          <table:table-cell office:value="933" office:value-type="float"/>
          <table:table-cell office:value-type="string">
            <text:p>18526595611</text:p>
          </table:table-cell>
        </table:table-row>
        <table:table-row>
          <table:table-cell office:value="934" office:value-type="float"/>
          <table:table-cell office:value-type="string">
            <text:p>15876328413</text:p>
          </table:table-cell>
        </table:table-row>
        <table:table-row>
          <table:table-cell office:value="935" office:value-type="float"/>
          <table:table-cell office:value-type="string">
            <text:p>16254960074</text:p>
          </table:table-cell>
        </table:table-row>
        <table:table-row>
          <table:table-cell office:value="936" office:value-type="float"/>
          <table:table-cell office:value-type="string">
            <text:p/>
          </table:table-cell>
        </table:table-row>
        <table:table-row>
          <table:table-cell office:value="937" office:value-type="float"/>
          <table:table-cell office:value-type="string">
            <text:p>18710264364</text:p>
          </table:table-cell>
        </table:table-row>
        <table:table-row>
          <table:table-cell office:value="938" office:value-type="float"/>
          <table:table-cell office:value-type="string">
            <text:p>13236137223</text:p>
          </table:table-cell>
        </table:table-row>
        <table:table-row>
          <table:table-cell office:value="939" office:value-type="float"/>
          <table:table-cell office:value-type="string">
            <text:p>15730411945</text:p>
          </table:table-cell>
        </table:table-row>
        <table:table-row>
          <table:table-cell office:value="940" office:value-type="float"/>
          <table:table-cell office:value-type="string">
            <text:p>16714751278</text:p>
          </table:table-cell>
        </table:table-row>
        <table:table-row>
          <table:table-cell office:value="941" office:value-type="float"/>
          <table:table-cell office:value-type="string">
            <text:p>16512735862</text:p>
          </table:table-cell>
        </table:table-row>
        <table:table-row>
          <table:table-cell office:value="942" office:value-type="float"/>
          <table:table-cell office:value-type="string">
            <text:p>18929224922</text:p>
          </table:table-cell>
        </table:table-row>
        <table:table-row>
          <table:table-cell office:value="943" office:value-type="float"/>
          <table:table-cell office:value-type="string">
            <text:p>18580196300</text:p>
          </table:table-cell>
        </table:table-row>
        <table:table-row>
          <table:table-cell office:value="944" office:value-type="float"/>
          <table:table-cell office:value-type="string">
            <text:p>18907335505</text:p>
          </table:table-cell>
        </table:table-row>
        <table:table-row>
          <table:table-cell office:value="945" office:value-type="float"/>
          <table:table-cell office:value-type="string">
            <text:p>18497640731</text:p>
          </table:table-cell>
        </table:table-row>
        <table:table-row>
          <table:table-cell office:value="946" office:value-type="float"/>
          <table:table-cell office:value-type="string">
            <text:p>15715452568</text:p>
          </table:table-cell>
        </table:table-row>
        <table:table-row>
          <table:table-cell office:value="947" office:value-type="float"/>
          <table:table-cell office:value-type="string">
            <text:p>20196560349</text:p>
          </table:table-cell>
        </table:table-row>
        <table:table-row>
          <table:table-cell office:value="948" office:value-type="float"/>
          <table:table-cell office:value-type="string">
            <text:p>16625199286</text:p>
          </table:table-cell>
        </table:table-row>
        <table:table-row>
          <table:table-cell office:value="949" office:value-type="float"/>
          <table:table-cell office:value-type="string">
            <text:p>16626370578</text:p>
          </table:table-cell>
        </table:table-row>
        <table:table-row>
          <table:table-cell office:value="950" office:value-type="float"/>
          <table:table-cell office:value-type="string">
            <text:p>16107598263</text:p>
          </table:table-cell>
        </table:table-row>
        <table:table-row>
          <table:table-cell office:value="951" office:value-type="float"/>
          <table:table-cell office:value-type="string">
            <text:p>18396545927</text:p>
          </table:table-cell>
        </table:table-row>
        <table:table-row>
          <table:table-cell office:value="952" office:value-type="float"/>
          <table:table-cell office:value-type="string">
            <text:p>20024550994</text:p>
          </table:table-cell>
        </table:table-row>
        <table:table-row>
          <table:table-cell office:value="953" office:value-type="float"/>
          <table:table-cell office:value-type="string">
            <text:p>16450021527</text:p>
          </table:table-cell>
        </table:table-row>
        <table:table-row>
          <table:table-cell office:value="954" office:value-type="float"/>
          <table:table-cell office:value-type="string">
            <text:p>14608469680</text:p>
          </table:table-cell>
        </table:table-row>
        <table:table-row>
          <table:table-cell office:value="955" office:value-type="float"/>
          <table:table-cell office:value-type="string">
            <text:p>18877861359</text:p>
          </table:table-cell>
        </table:table-row>
        <table:table-row>
          <table:table-cell office:value="956" office:value-type="float"/>
          <table:table-cell office:value-type="string">
            <text:p>19812208480</text:p>
          </table:table-cell>
        </table:table-row>
        <table:table-row>
          <table:table-cell office:value="957" office:value-type="float"/>
          <table:table-cell office:value-type="string">
            <text:p>18211806041</text:p>
          </table:table-cell>
        </table:table-row>
        <table:table-row>
          <table:table-cell office:value="958" office:value-type="float"/>
          <table:table-cell office:value-type="string">
            <text:p>19331839487</text:p>
          </table:table-cell>
        </table:table-row>
        <table:table-row>
          <table:table-cell office:value="959" office:value-type="float"/>
          <table:table-cell office:value-type="string">
            <text:p>18637357916</text:p>
          </table:table-cell>
        </table:table-row>
        <table:table-row>
          <table:table-cell office:value="960" office:value-type="float"/>
          <table:table-cell office:value-type="string">
            <text:p>20083787551</text:p>
          </table:table-cell>
        </table:table-row>
        <table:table-row>
          <table:table-cell office:value="961" office:value-type="float"/>
          <table:table-cell office:value-type="string">
            <text:p>17451089170</text:p>
          </table:table-cell>
        </table:table-row>
        <table:table-row>
          <table:table-cell office:value="962" office:value-type="float"/>
          <table:table-cell office:value-type="string">
            <text:p>20367223332</text:p>
          </table:table-cell>
        </table:table-row>
        <table:table-row>
          <table:table-cell office:value="963" office:value-type="float"/>
          <table:table-cell office:value-type="string">
            <text:p>17462238475</text:p>
          </table:table-cell>
        </table:table-row>
        <table:table-row>
          <table:table-cell office:value="964" office:value-type="float"/>
          <table:table-cell office:value-type="string">
            <text:p>18464207785</text:p>
          </table:table-cell>
        </table:table-row>
        <table:table-row>
          <table:table-cell office:value="965" office:value-type="float"/>
          <table:table-cell office:value-type="string">
            <text:p>15859661022</text:p>
          </table:table-cell>
        </table:table-row>
        <table:table-row>
          <table:table-cell office:value="966" office:value-type="float"/>
          <table:table-cell office:value-type="string">
            <text:p>16163224440</text:p>
          </table:table-cell>
        </table:table-row>
        <table:table-row>
          <table:table-cell office:value="967" office:value-type="float"/>
          <table:table-cell office:value-type="string">
            <text:p>16038487169</text:p>
          </table:table-cell>
        </table:table-row>
        <table:table-row>
          <table:table-cell office:value="968" office:value-type="float"/>
          <table:table-cell office:value-type="string">
            <text:p>20721497646</text:p>
          </table:table-cell>
        </table:table-row>
        <table:table-row>
          <table:table-cell office:value="969" office:value-type="float"/>
          <table:table-cell office:value-type="string">
            <text:p>15974467929</text:p>
          </table:table-cell>
        </table:table-row>
        <table:table-row>
          <table:table-cell office:value="970" office:value-type="float"/>
          <table:table-cell office:value-type="string">
            <text:p>16585415901</text:p>
          </table:table-cell>
        </table:table-row>
        <table:table-row>
          <table:table-cell office:value="971" office:value-type="float"/>
          <table:table-cell office:value-type="string">
            <text:p>14932262869</text:p>
          </table:table-cell>
        </table:table-row>
        <table:table-row>
          <table:table-cell office:value="972" office:value-type="float"/>
          <table:table-cell office:value-type="string">
            <text:p>16837355203</text:p>
          </table:table-cell>
        </table:table-row>
        <table:table-row>
          <table:table-cell office:value="973" office:value-type="float"/>
          <table:table-cell office:value-type="string">
            <text:p>18484544310</text:p>
          </table:table-cell>
        </table:table-row>
        <table:table-row>
          <table:table-cell office:value="974" office:value-type="float"/>
          <table:table-cell office:value-type="string">
            <text:p>16614041038</text:p>
          </table:table-cell>
        </table:table-row>
        <table:table-row>
          <table:table-cell office:value="975" office:value-type="float"/>
          <table:table-cell office:value-type="string">
            <text:p>17929735636</text:p>
          </table:table-cell>
        </table:table-row>
        <table:table-row>
          <table:table-cell office:value="976" office:value-type="float"/>
          <table:table-cell office:value-type="string">
            <text:p>15668606506</text:p>
          </table:table-cell>
        </table:table-row>
        <table:table-row>
          <table:table-cell office:value="977" office:value-type="float"/>
          <table:table-cell office:value-type="string">
            <text:p>18318285990</text:p>
          </table:table-cell>
        </table:table-row>
        <table:table-row>
          <table:table-cell office:value="978" office:value-type="float"/>
          <table:table-cell office:value-type="string">
            <text:p>18634685110</text:p>
          </table:table-cell>
        </table:table-row>
        <table:table-row>
          <table:table-cell office:value="979" office:value-type="float"/>
          <table:table-cell office:value-type="string">
            <text:p>15716491280</text:p>
          </table:table-cell>
        </table:table-row>
        <table:table-row>
          <table:table-cell office:value="980" office:value-type="float"/>
          <table:table-cell office:value-type="string">
            <text:p>19848032214</text:p>
          </table:table-cell>
        </table:table-row>
        <table:table-row>
          <table:table-cell office:value="981" office:value-type="float"/>
          <table:table-cell office:value-type="string">
            <text:p>15842178281</text:p>
          </table:table-cell>
        </table:table-row>
        <table:table-row>
          <table:table-cell office:value="982" office:value-type="float"/>
          <table:table-cell office:value-type="string">
            <text:p>19570115781</text:p>
          </table:table-cell>
        </table:table-row>
        <table:table-row>
          <table:table-cell office:value="983" office:value-type="float"/>
          <table:table-cell office:value-type="string">
            <text:p>18563643706</text:p>
          </table:table-cell>
        </table:table-row>
        <table:table-row>
          <table:table-cell office:value="984" office:value-type="float"/>
          <table:table-cell office:value-type="string">
            <text:p>17159075885</text:p>
          </table:table-cell>
        </table:table-row>
        <table:table-row>
          <table:table-cell office:value="985" office:value-type="float"/>
          <table:table-cell office:value-type="string">
            <text:p>17410714643</text:p>
          </table:table-cell>
        </table:table-row>
        <table:table-row>
          <table:table-cell office:value="986" office:value-type="float"/>
          <table:table-cell office:value-type="string">
            <text:p>14242369945</text:p>
          </table:table-cell>
        </table:table-row>
        <table:table-row>
          <table:table-cell office:value="987" office:value-type="float"/>
          <table:table-cell office:value-type="string">
            <text:p>19540487497</text:p>
          </table:table-cell>
        </table:table-row>
        <table:table-row>
          <table:table-cell office:value="988" office:value-type="float"/>
          <table:table-cell office:value-type="string">
            <text:p>18081375472</text:p>
          </table:table-cell>
        </table:table-row>
        <table:table-row>
          <table:table-cell office:value="989" office:value-type="float"/>
          <table:table-cell office:value-type="string">
            <text:p>15827176189</text:p>
          </table:table-cell>
        </table:table-row>
        <table:table-row>
          <table:table-cell office:value="990" office:value-type="float"/>
          <table:table-cell office:value-type="string">
            <text:p>16457789422</text:p>
          </table:table-cell>
        </table:table-row>
        <table:table-row>
          <table:table-cell office:value="991" office:value-type="float"/>
          <table:table-cell office:value-type="string">
            <text:p>16824383591</text:p>
          </table:table-cell>
        </table:table-row>
        <table:table-row>
          <table:table-cell office:value="992" office:value-type="float"/>
          <table:table-cell office:value-type="string">
            <text:p>18733155790</text:p>
          </table:table-cell>
        </table:table-row>
        <table:table-row>
          <table:table-cell office:value="993" office:value-type="float"/>
          <table:table-cell office:value-type="string">
            <text:p>19053131343</text:p>
          </table:table-cell>
        </table:table-row>
        <table:table-row>
          <table:table-cell office:value="994" office:value-type="float"/>
          <table:table-cell office:value-type="string">
            <text:p>18407874197</text:p>
          </table:table-cell>
        </table:table-row>
        <table:table-row>
          <table:table-cell office:value="995" office:value-type="float"/>
          <table:table-cell office:value-type="string">
            <text:p>13353050619</text:p>
          </table:table-cell>
        </table:table-row>
        <table:table-row>
          <table:table-cell office:value="996" office:value-type="float"/>
          <table:table-cell office:value-type="string">
            <text:p>14183794982</text:p>
          </table:table-cell>
        </table:table-row>
        <table:table-row>
          <table:table-cell office:value="997" office:value-type="float"/>
          <table:table-cell office:value-type="string">
            <text:p>16543288381</text:p>
          </table:table-cell>
        </table:table-row>
        <table:table-row>
          <table:table-cell office:value="998" office:value-type="float"/>
          <table:table-cell office:value-type="string">
            <text:p>18413236656</text:p>
          </table:table-cell>
        </table:table-row>
        <table:table-row>
          <table:table-cell office:value="999" office:value-type="float"/>
          <table:table-cell office:value-type="string">
            <text:p>19748276538</text:p>
          </table:table-cell>
        </table:table-row>
        <table:table-row>
          <table:table-cell office:value="1000" office:value-type="float"/>
          <table:table-cell office:value-type="string">
            <text:p>19398403824</text:p>
          </table:table-cell>
        </table:table-row>
        <table:table-row>
          <table:table-cell office:value="1001" office:value-type="float"/>
          <table:table-cell office:value-type="string">
            <text:p>17553612883</text:p>
          </table:table-cell>
        </table:table-row>
        <table:table-row>
          <table:table-cell office:value="1002" office:value-type="float"/>
          <table:table-cell office:value-type="string">
            <text:p>16874292012</text:p>
          </table:table-cell>
        </table:table-row>
        <table:table-row>
          <table:table-cell office:value="1003" office:value-type="float"/>
          <table:table-cell office:value-type="string">
            <text:p>18431230141</text:p>
          </table:table-cell>
        </table:table-row>
        <table:table-row>
          <table:table-cell office:value="1004" office:value-type="float"/>
          <table:table-cell office:value-type="string">
            <text:p>16617531575</text:p>
          </table:table-cell>
        </table:table-row>
        <table:table-row>
          <table:table-cell office:value="1005" office:value-type="float"/>
          <table:table-cell office:value-type="string">
            <text:p>19706871417</text:p>
          </table:table-cell>
        </table:table-row>
        <table:table-row>
          <table:table-cell office:value="1006" office:value-type="float"/>
          <table:table-cell office:value-type="string">
            <text:p>16875600810</text:p>
          </table:table-cell>
        </table:table-row>
        <table:table-row>
          <table:table-cell office:value="1007" office:value-type="float"/>
          <table:table-cell office:value-type="string">
            <text:p>16632702664</text:p>
          </table:table-cell>
        </table:table-row>
        <table:table-row>
          <table:table-cell office:value="1008" office:value-type="float"/>
          <table:table-cell office:value-type="string">
            <text:p>17682717614</text:p>
          </table:table-cell>
        </table:table-row>
        <table:table-row>
          <table:table-cell office:value="1009" office:value-type="float"/>
          <table:table-cell office:value-type="string">
            <text:p>18700422552</text:p>
          </table:table-cell>
        </table:table-row>
        <table:table-row>
          <table:table-cell office:value="1010" office:value-type="float"/>
          <table:table-cell office:value-type="string">
            <text:p>19322427766</text:p>
          </table:table-cell>
        </table:table-row>
        <table:table-row>
          <table:table-cell office:value="1011" office:value-type="float"/>
          <table:table-cell office:value-type="string">
            <text:p>16432382658</text:p>
          </table:table-cell>
        </table:table-row>
        <table:table-row>
          <table:table-cell office:value="1012" office:value-type="float"/>
          <table:table-cell office:value-type="string">
            <text:p>18758344224</text:p>
          </table:table-cell>
        </table:table-row>
        <table:table-row>
          <table:table-cell office:value="1013" office:value-type="float"/>
          <table:table-cell office:value-type="string">
            <text:p>14014849937</text:p>
          </table:table-cell>
        </table:table-row>
        <table:table-row>
          <table:table-cell office:value="1014" office:value-type="float"/>
          <table:table-cell office:value-type="string">
            <text:p>19048652592</text:p>
          </table:table-cell>
        </table:table-row>
        <table:table-row>
          <table:table-cell office:value="1015" office:value-type="float"/>
          <table:table-cell office:value-type="string">
            <text:p>16138374567</text:p>
          </table:table-cell>
        </table:table-row>
        <table:table-row>
          <table:table-cell office:value="1016" office:value-type="float"/>
          <table:table-cell office:value-type="string">
            <text:p>16990379326</text:p>
          </table:table-cell>
        </table:table-row>
        <table:table-row>
          <table:table-cell office:value="1017" office:value-type="float"/>
          <table:table-cell office:value-type="string">
            <text:p>20226245609</text:p>
          </table:table-cell>
        </table:table-row>
        <table:table-row>
          <table:table-cell office:value="1018" office:value-type="float"/>
          <table:table-cell office:value-type="string">
            <text:p>17113180424</text:p>
          </table:table-cell>
        </table:table-row>
        <table:table-row>
          <table:table-cell office:value="1019" office:value-type="float"/>
          <table:table-cell office:value-type="string">
            <text:p>16791175503</text:p>
          </table:table-cell>
        </table:table-row>
        <table:table-row>
          <table:table-cell office:value="1020" office:value-type="float"/>
          <table:table-cell office:value-type="string">
            <text:p>14428763375</text:p>
          </table:table-cell>
        </table:table-row>
        <table:table-row>
          <table:table-cell office:value="1021" office:value-type="float"/>
          <table:table-cell office:value-type="string">
            <text:p>14962770603</text:p>
          </table:table-cell>
        </table:table-row>
        <table:table-row>
          <table:table-cell office:value="1022" office:value-type="float"/>
          <table:table-cell office:value-type="string">
            <text:p/>
          </table:table-cell>
        </table:table-row>
        <table:table-row>
          <table:table-cell office:value="1023" office:value-type="float"/>
          <table:table-cell office:value-type="string">
            <text:p>16834872814</text:p>
          </table:table-cell>
        </table:table-row>
        <table:table-row>
          <table:table-cell office:value="1024" office:value-type="float"/>
          <table:table-cell office:value-type="string">
            <text:p>17156923483</text:p>
          </table:table-cell>
        </table:table-row>
        <table:table-row>
          <table:table-cell office:value="1025" office:value-type="float"/>
          <table:table-cell office:value-type="string">
            <text:p>16388443806</text:p>
          </table:table-cell>
        </table:table-row>
        <table:table-row>
          <table:table-cell office:value="1026" office:value-type="float"/>
          <table:table-cell office:value-type="string">
            <text:p>19071156361</text:p>
          </table:table-cell>
        </table:table-row>
        <table:table-row>
          <table:table-cell office:value="1027" office:value-type="float"/>
          <table:table-cell office:value-type="string">
            <text:p>20068008817</text:p>
          </table:table-cell>
        </table:table-row>
        <table:table-row>
          <table:table-cell office:value="1028" office:value-type="float"/>
          <table:table-cell office:value-type="string">
            <text:p>19265055080</text:p>
          </table:table-cell>
        </table:table-row>
        <table:table-row>
          <table:table-cell office:value="1029" office:value-type="float"/>
          <table:table-cell office:value-type="string">
            <text:p/>
          </table:table-cell>
        </table:table-row>
        <table:table-row>
          <table:table-cell office:value="1030" office:value-type="float"/>
          <table:table-cell office:value-type="string">
            <text:p>19234131956</text:p>
          </table:table-cell>
        </table:table-row>
        <table:table-row>
          <table:table-cell office:value="1031" office:value-type="float"/>
          <table:table-cell office:value-type="string">
            <text:p>18067528388</text:p>
          </table:table-cell>
        </table:table-row>
        <table:table-row>
          <table:table-cell office:value="1032" office:value-type="float"/>
          <table:table-cell office:value-type="string">
            <text:p>19967404037</text:p>
          </table:table-cell>
        </table:table-row>
        <table:table-row>
          <table:table-cell office:value="1033" office:value-type="float"/>
          <table:table-cell office:value-type="string">
            <text:p>20675448373</text:p>
          </table:table-cell>
        </table:table-row>
        <table:table-row>
          <table:table-cell office:value="1034" office:value-type="float"/>
          <table:table-cell office:value-type="string">
            <text:p>16591367902</text:p>
          </table:table-cell>
        </table:table-row>
        <table:table-row>
          <table:table-cell office:value="1035" office:value-type="float"/>
          <table:table-cell office:value-type="string">
            <text:p>16687700816</text:p>
          </table:table-cell>
        </table:table-row>
        <table:table-row>
          <table:table-cell office:value="1036" office:value-type="float"/>
          <table:table-cell office:value-type="string">
            <text:p>20592615962</text:p>
          </table:table-cell>
        </table:table-row>
        <table:table-row>
          <table:table-cell office:value="1037" office:value-type="float"/>
          <table:table-cell office:value-type="string">
            <text:p>18123853059</text:p>
          </table:table-cell>
        </table:table-row>
        <table:table-row>
          <table:table-cell office:value="1038" office:value-type="float"/>
          <table:table-cell office:value-type="string">
            <text:p>18526298100</text:p>
          </table:table-cell>
        </table:table-row>
        <table:table-row>
          <table:table-cell office:value="1039" office:value-type="float"/>
          <table:table-cell office:value-type="string">
            <text:p>18625207174</text:p>
          </table:table-cell>
        </table:table-row>
        <table:table-row>
          <table:table-cell office:value="1040" office:value-type="float"/>
          <table:table-cell office:value-type="string">
            <text:p>16993982051</text:p>
          </table:table-cell>
        </table:table-row>
        <table:table-row>
          <table:table-cell office:value="1041" office:value-type="float"/>
          <table:table-cell office:value-type="string">
            <text:p>18006590352</text:p>
          </table:table-cell>
        </table:table-row>
        <table:table-row>
          <table:table-cell office:value="1042" office:value-type="float"/>
          <table:table-cell office:value-type="string">
            <text:p/>
          </table:table-cell>
        </table:table-row>
        <table:table-row>
          <table:table-cell office:value="1043" office:value-type="float"/>
          <table:table-cell office:value-type="string">
            <text:p>19013911446</text:p>
          </table:table-cell>
        </table:table-row>
        <table:table-row>
          <table:table-cell office:value="1044" office:value-type="float"/>
          <table:table-cell office:value-type="string">
            <text:p>18172545477</text:p>
          </table:table-cell>
        </table:table-row>
        <table:table-row>
          <table:table-cell office:value="1045" office:value-type="float"/>
          <table:table-cell office:value-type="string">
            <text:p>16021387528</text:p>
          </table:table-cell>
        </table:table-row>
        <table:table-row>
          <table:table-cell office:value="1046" office:value-type="float"/>
          <table:table-cell office:value-type="string">
            <text:p>15825016460</text:p>
          </table:table-cell>
        </table:table-row>
        <table:table-row>
          <table:table-cell office:value="1047" office:value-type="float"/>
          <table:table-cell office:value-type="string">
            <text:p>17487157512</text:p>
          </table:table-cell>
        </table:table-row>
        <table:table-row>
          <table:table-cell office:value="1048" office:value-type="float"/>
          <table:table-cell office:value-type="string">
            <text:p>15161416431</text:p>
          </table:table-cell>
        </table:table-row>
        <table:table-row>
          <table:table-cell office:value="1049" office:value-type="float"/>
          <table:table-cell office:value-type="string">
            <text:p>16961937321</text:p>
          </table:table-cell>
        </table:table-row>
        <table:table-row>
          <table:table-cell office:value="1050" office:value-type="float"/>
          <table:table-cell office:value-type="string">
            <text:p>19057698718</text:p>
          </table:table-cell>
        </table:table-row>
        <table:table-row>
          <table:table-cell office:value="1051" office:value-type="float"/>
          <table:table-cell office:value-type="string">
            <text:p>15701889682</text:p>
          </table:table-cell>
        </table:table-row>
        <table:table-row>
          <table:table-cell office:value="1052" office:value-type="float"/>
          <table:table-cell office:value-type="string">
            <text:p>20383747762</text:p>
          </table:table-cell>
        </table:table-row>
        <table:table-row>
          <table:table-cell office:value="1053" office:value-type="float"/>
          <table:table-cell office:value-type="string">
            <text:p>16942795421</text:p>
          </table:table-cell>
        </table:table-row>
        <table:table-row>
          <table:table-cell office:value="1054" office:value-type="float"/>
          <table:table-cell office:value-type="string">
            <text:p>16676715414</text:p>
          </table:table-cell>
        </table:table-row>
        <table:table-row>
          <table:table-cell office:value="1055" office:value-type="float"/>
          <table:table-cell office:value-type="string">
            <text:p>17977151428</text:p>
          </table:table-cell>
        </table:table-row>
        <table:table-row>
          <table:table-cell office:value="1056" office:value-type="float"/>
          <table:table-cell office:value-type="string">
            <text:p>18035419961</text:p>
          </table:table-cell>
        </table:table-row>
        <table:table-row>
          <table:table-cell office:value="1057" office:value-type="float"/>
          <table:table-cell office:value-type="string">
            <text:p>17605343667</text:p>
          </table:table-cell>
        </table:table-row>
        <table:table-row>
          <table:table-cell office:value="1058" office:value-type="float"/>
          <table:table-cell office:value-type="string">
            <text:p>17889124838</text:p>
          </table:table-cell>
        </table:table-row>
        <table:table-row>
          <table:table-cell office:value="1059" office:value-type="float"/>
          <table:table-cell office:value-type="string">
            <text:p>14182147641</text:p>
          </table:table-cell>
        </table:table-row>
        <table:table-row>
          <table:table-cell office:value="1060" office:value-type="float"/>
          <table:table-cell office:value-type="string">
            <text:p>15351916661</text:p>
          </table:table-cell>
        </table:table-row>
        <table:table-row>
          <table:table-cell office:value="1061" office:value-type="float"/>
          <table:table-cell office:value-type="string">
            <text:p>19203474256</text:p>
          </table:table-cell>
        </table:table-row>
        <table:table-row>
          <table:table-cell office:value="1062" office:value-type="float"/>
          <table:table-cell office:value-type="string">
            <text:p>16877365533</text:p>
          </table:table-cell>
        </table:table-row>
        <table:table-row>
          <table:table-cell office:value="1063" office:value-type="float"/>
          <table:table-cell office:value-type="string">
            <text:p>16621509558</text:p>
          </table:table-cell>
        </table:table-row>
        <table:table-row>
          <table:table-cell office:value="1064" office:value-type="float"/>
          <table:table-cell office:value-type="string">
            <text:p>18782408313</text:p>
          </table:table-cell>
        </table:table-row>
        <table:table-row>
          <table:table-cell office:value="1065" office:value-type="float"/>
          <table:table-cell office:value-type="string">
            <text:p>17568767438</text:p>
          </table:table-cell>
        </table:table-row>
        <table:table-row>
          <table:table-cell office:value="1066" office:value-type="float"/>
          <table:table-cell office:value-type="string">
            <text:p>18567603815</text:p>
          </table:table-cell>
        </table:table-row>
        <table:table-row>
          <table:table-cell office:value="1067" office:value-type="float"/>
          <table:table-cell office:value-type="string">
            <text:p>18755791335</text:p>
          </table:table-cell>
        </table:table-row>
        <table:table-row>
          <table:table-cell office:value="1068" office:value-type="float"/>
          <table:table-cell office:value-type="string">
            <text:p>15766109792</text:p>
          </table:table-cell>
        </table:table-row>
        <table:table-row>
          <table:table-cell office:value="1069" office:value-type="float"/>
          <table:table-cell office:value-type="string">
            <text:p>17588253823</text:p>
          </table:table-cell>
        </table:table-row>
        <table:table-row>
          <table:table-cell office:value="1070" office:value-type="float"/>
          <table:table-cell office:value-type="string">
            <text:p>20296308144</text:p>
          </table:table-cell>
        </table:table-row>
        <table:table-row>
          <table:table-cell office:value="1071" office:value-type="float"/>
          <table:table-cell office:value-type="string">
            <text:p>19541807393</text:p>
          </table:table-cell>
        </table:table-row>
        <table:table-row>
          <table:table-cell office:value="1072" office:value-type="float"/>
          <table:table-cell office:value-type="string">
            <text:p>20183283631</text:p>
          </table:table-cell>
        </table:table-row>
        <table:table-row>
          <table:table-cell office:value="1073" office:value-type="float"/>
          <table:table-cell office:value-type="string">
            <text:p>19413902776</text:p>
          </table:table-cell>
        </table:table-row>
        <table:table-row>
          <table:table-cell office:value="1074" office:value-type="float"/>
          <table:table-cell office:value-type="string">
            <text:p>16487261600</text:p>
          </table:table-cell>
        </table:table-row>
        <table:table-row>
          <table:table-cell office:value="1075" office:value-type="float"/>
          <table:table-cell office:value-type="string">
            <text:p>19661126186</text:p>
          </table:table-cell>
        </table:table-row>
        <table:table-row>
          <table:table-cell office:value="1076" office:value-type="float"/>
          <table:table-cell office:value-type="string">
            <text:p>19563568120</text:p>
          </table:table-cell>
        </table:table-row>
        <table:table-row>
          <table:table-cell office:value="1077" office:value-type="float"/>
          <table:table-cell office:value-type="string">
            <text:p>17125997388</text:p>
          </table:table-cell>
        </table:table-row>
        <table:table-row>
          <table:table-cell office:value="1078" office:value-type="float"/>
          <table:table-cell office:value-type="string">
            <text:p>14639887519</text:p>
          </table:table-cell>
        </table:table-row>
        <table:table-row>
          <table:table-cell office:value="1079" office:value-type="float"/>
          <table:table-cell office:value-type="string">
            <text:p>17086446587</text:p>
          </table:table-cell>
        </table:table-row>
        <table:table-row>
          <table:table-cell office:value="1080" office:value-type="float"/>
          <table:table-cell office:value-type="string">
            <text:p>16643630070</text:p>
          </table:table-cell>
        </table:table-row>
        <table:table-row>
          <table:table-cell office:value="1081" office:value-type="float"/>
          <table:table-cell office:value-type="string">
            <text:p>20581167142</text:p>
          </table:table-cell>
        </table:table-row>
        <table:table-row>
          <table:table-cell office:value="1082" office:value-type="float"/>
          <table:table-cell office:value-type="string">
            <text:p>15154033929</text:p>
          </table:table-cell>
        </table:table-row>
        <table:table-row>
          <table:table-cell office:value="1083" office:value-type="float"/>
          <table:table-cell office:value-type="string">
            <text:p>17340346550</text:p>
          </table:table-cell>
        </table:table-row>
        <table:table-row>
          <table:table-cell office:value="1084" office:value-type="float"/>
          <table:table-cell office:value-type="string">
            <text:p>19755464025</text:p>
          </table:table-cell>
        </table:table-row>
        <table:table-row>
          <table:table-cell office:value="1085" office:value-type="float"/>
          <table:table-cell office:value-type="string">
            <text:p>19961043001</text:p>
          </table:table-cell>
        </table:table-row>
        <table:table-row>
          <table:table-cell office:value="1086" office:value-type="float"/>
          <table:table-cell office:value-type="string">
            <text:p>16604154651</text:p>
          </table:table-cell>
        </table:table-row>
        <table:table-row>
          <table:table-cell office:value="1087" office:value-type="float"/>
          <table:table-cell office:value-type="string">
            <text:p>18811508984</text:p>
          </table:table-cell>
        </table:table-row>
        <table:table-row>
          <table:table-cell office:value="1088" office:value-type="float"/>
          <table:table-cell office:value-type="string">
            <text:p>19602434368</text:p>
          </table:table-cell>
        </table:table-row>
        <table:table-row>
          <table:table-cell office:value="1089" office:value-type="float"/>
          <table:table-cell office:value-type="string">
            <text:p>16246415962</text:p>
          </table:table-cell>
        </table:table-row>
        <table:table-row>
          <table:table-cell office:value="1090" office:value-type="float"/>
          <table:table-cell office:value-type="string">
            <text:p>15635929295</text:p>
          </table:table-cell>
        </table:table-row>
        <table:table-row>
          <table:table-cell office:value="1091" office:value-type="float"/>
          <table:table-cell office:value-type="string">
            <text:p>18421154751</text:p>
          </table:table-cell>
        </table:table-row>
        <table:table-row>
          <table:table-cell office:value="1092" office:value-type="float"/>
          <table:table-cell office:value-type="string">
            <text:p>20310551587</text:p>
          </table:table-cell>
        </table:table-row>
        <table:table-row>
          <table:table-cell office:value="1093" office:value-type="float"/>
          <table:table-cell office:value-type="string">
            <text:p>13196057355</text:p>
          </table:table-cell>
        </table:table-row>
        <table:table-row>
          <table:table-cell office:value="1094" office:value-type="float"/>
          <table:table-cell office:value-type="string">
            <text:p>15847742814</text:p>
          </table:table-cell>
        </table:table-row>
        <table:table-row>
          <table:table-cell office:value="1095" office:value-type="float"/>
          <table:table-cell office:value-type="string">
            <text:p>15221262514</text:p>
          </table:table-cell>
        </table:table-row>
        <table:table-row>
          <table:table-cell office:value="1096" office:value-type="float"/>
          <table:table-cell office:value-type="string">
            <text:p>20078675963</text:p>
          </table:table-cell>
        </table:table-row>
        <table:table-row>
          <table:table-cell office:value="1097" office:value-type="float"/>
          <table:table-cell office:value-type="string">
            <text:p>15930696092</text:p>
          </table:table-cell>
        </table:table-row>
        <table:table-row>
          <table:table-cell office:value="1098" office:value-type="float"/>
          <table:table-cell office:value-type="string">
            <text:p>16873638623</text:p>
          </table:table-cell>
        </table:table-row>
        <table:table-row>
          <table:table-cell office:value="1099" office:value-type="float"/>
          <table:table-cell office:value-type="string">
            <text:p>16563267183</text:p>
          </table:table-cell>
        </table:table-row>
        <table:table-row>
          <table:table-cell office:value="1100" office:value-type="float"/>
          <table:table-cell office:value-type="string">
            <text:p/>
          </table:table-cell>
        </table:table-row>
        <table:table-row>
          <table:table-cell office:value="1101" office:value-type="float"/>
          <table:table-cell office:value-type="string">
            <text:p>18996414247</text:p>
          </table:table-cell>
        </table:table-row>
        <table:table-row>
          <table:table-cell office:value="1102" office:value-type="float"/>
          <table:table-cell office:value-type="string">
            <text:p>16383298091</text:p>
          </table:table-cell>
        </table:table-row>
        <table:table-row>
          <table:table-cell office:value="1103" office:value-type="float"/>
          <table:table-cell office:value-type="string">
            <text:p>20525250315</text:p>
          </table:table-cell>
        </table:table-row>
        <table:table-row>
          <table:table-cell office:value="1104" office:value-type="float"/>
          <table:table-cell office:value-type="string">
            <text:p>18799216850</text:p>
          </table:table-cell>
        </table:table-row>
        <table:table-row>
          <table:table-cell office:value="1105" office:value-type="float"/>
          <table:table-cell office:value-type="string">
            <text:p>17837200182</text:p>
          </table:table-cell>
        </table:table-row>
        <table:table-row>
          <table:table-cell office:value="1106" office:value-type="float"/>
          <table:table-cell office:value-type="string">
            <text:p>18576884244</text:p>
          </table:table-cell>
        </table:table-row>
        <table:table-row>
          <table:table-cell office:value="1107" office:value-type="float"/>
          <table:table-cell office:value-type="string">
            <text:p>18431842576</text:p>
          </table:table-cell>
        </table:table-row>
        <table:table-row>
          <table:table-cell office:value="1108" office:value-type="float"/>
          <table:table-cell office:value-type="string">
            <text:p>20074904427</text:p>
          </table:table-cell>
        </table:table-row>
        <table:table-row>
          <table:table-cell office:value="1109" office:value-type="float"/>
          <table:table-cell office:value-type="string">
            <text:p>15887523523</text:p>
          </table:table-cell>
        </table:table-row>
        <table:table-row>
          <table:table-cell office:value="1110" office:value-type="float"/>
          <table:table-cell office:value-type="string">
            <text:p>17661187493</text:p>
          </table:table-cell>
        </table:table-row>
        <table:table-row>
          <table:table-cell office:value="1111" office:value-type="float"/>
          <table:table-cell office:value-type="string">
            <text:p>16533180961</text:p>
          </table:table-cell>
        </table:table-row>
        <table:table-row>
          <table:table-cell office:value="1112" office:value-type="float"/>
          <table:table-cell office:value-type="string">
            <text:p>18256221163</text:p>
          </table:table-cell>
        </table:table-row>
        <table:table-row>
          <table:table-cell office:value="1113" office:value-type="float"/>
          <table:table-cell office:value-type="string">
            <text:p>16605692280</text:p>
          </table:table-cell>
        </table:table-row>
        <table:table-row>
          <table:table-cell office:value="1114" office:value-type="float"/>
          <table:table-cell office:value-type="string">
            <text:p>17710190454</text:p>
          </table:table-cell>
        </table:table-row>
        <table:table-row>
          <table:table-cell office:value="1115" office:value-type="float"/>
          <table:table-cell office:value-type="string">
            <text:p>18707685417</text:p>
          </table:table-cell>
        </table:table-row>
        <table:table-row>
          <table:table-cell office:value="1116" office:value-type="float"/>
          <table:table-cell office:value-type="string">
            <text:p>18772680424</text:p>
          </table:table-cell>
        </table:table-row>
        <table:table-row>
          <table:table-cell office:value="1117" office:value-type="float"/>
          <table:table-cell office:value-type="string">
            <text:p>19644301787</text:p>
          </table:table-cell>
        </table:table-row>
        <table:table-row>
          <table:table-cell office:value="1118" office:value-type="float"/>
          <table:table-cell office:value-type="string">
            <text:p>17819040790</text:p>
          </table:table-cell>
        </table:table-row>
        <table:table-row>
          <table:table-cell office:value="1119" office:value-type="float"/>
          <table:table-cell office:value-type="string">
            <text:p>18683028705</text:p>
          </table:table-cell>
        </table:table-row>
        <table:table-row>
          <table:table-cell office:value="1120" office:value-type="float"/>
          <table:table-cell office:value-type="string">
            <text:p>17608528896</text:p>
          </table:table-cell>
        </table:table-row>
        <table:table-row>
          <table:table-cell office:value="1121" office:value-type="float"/>
          <table:table-cell office:value-type="string">
            <text:p>17175043561</text:p>
          </table:table-cell>
        </table:table-row>
        <table:table-row>
          <table:table-cell office:value="1122" office:value-type="float"/>
          <table:table-cell office:value-type="string">
            <text:p>16763568716</text:p>
          </table:table-cell>
        </table:table-row>
        <table:table-row>
          <table:table-cell office:value="1123" office:value-type="float"/>
          <table:table-cell office:value-type="string">
            <text:p>17841006768</text:p>
          </table:table-cell>
        </table:table-row>
        <table:table-row>
          <table:table-cell office:value="1124" office:value-type="float"/>
          <table:table-cell office:value-type="string">
            <text:p>18683489135</text:p>
          </table:table-cell>
        </table:table-row>
        <table:table-row>
          <table:table-cell office:value="1125" office:value-type="float"/>
          <table:table-cell office:value-type="string">
            <text:p>16206991166</text:p>
          </table:table-cell>
        </table:table-row>
        <table:table-row>
          <table:table-cell office:value="1126" office:value-type="float"/>
          <table:table-cell office:value-type="string">
            <text:p>18612300850</text:p>
          </table:table-cell>
        </table:table-row>
        <table:table-row>
          <table:table-cell office:value="1127" office:value-type="float"/>
          <table:table-cell office:value-type="string">
            <text:p>16355217057</text:p>
          </table:table-cell>
        </table:table-row>
        <table:table-row>
          <table:table-cell office:value="1128" office:value-type="float"/>
          <table:table-cell office:value-type="string">
            <text:p>19064546282</text:p>
          </table:table-cell>
        </table:table-row>
        <table:table-row>
          <table:table-cell office:value="1129" office:value-type="float"/>
          <table:table-cell office:value-type="string">
            <text:p>16768549030</text:p>
          </table:table-cell>
        </table:table-row>
        <table:table-row>
          <table:table-cell office:value="1130" office:value-type="float"/>
          <table:table-cell office:value-type="string">
            <text:p>17327104650</text:p>
          </table:table-cell>
        </table:table-row>
        <table:table-row>
          <table:table-cell office:value="1131" office:value-type="float"/>
          <table:table-cell office:value-type="string">
            <text:p>18512342556</text:p>
          </table:table-cell>
        </table:table-row>
        <table:table-row>
          <table:table-cell office:value="1132" office:value-type="float"/>
          <table:table-cell office:value-type="string">
            <text:p>15480446165</text:p>
          </table:table-cell>
        </table:table-row>
        <table:table-row>
          <table:table-cell office:value="1133" office:value-type="float"/>
          <table:table-cell office:value-type="string">
            <text:p>20612501200</text:p>
          </table:table-cell>
        </table:table-row>
        <table:table-row>
          <table:table-cell office:value="1134" office:value-type="float"/>
          <table:table-cell office:value-type="string">
            <text:p>16007355028</text:p>
          </table:table-cell>
        </table:table-row>
        <table:table-row>
          <table:table-cell office:value="1135" office:value-type="float"/>
          <table:table-cell office:value-type="string">
            <text:p>18780650815</text:p>
          </table:table-cell>
        </table:table-row>
        <table:table-row>
          <table:table-cell office:value="1136" office:value-type="float"/>
          <table:table-cell office:value-type="string">
            <text:p>18557120082</text:p>
          </table:table-cell>
        </table:table-row>
        <table:table-row>
          <table:table-cell office:value="1137" office:value-type="float"/>
          <table:table-cell office:value-type="string">
            <text:p>18634699828</text:p>
          </table:table-cell>
        </table:table-row>
        <table:table-row>
          <table:table-cell office:value="1138" office:value-type="float"/>
          <table:table-cell office:value-type="string">
            <text:p>15527520056</text:p>
          </table:table-cell>
        </table:table-row>
        <table:table-row>
          <table:table-cell office:value="1139" office:value-type="float"/>
          <table:table-cell office:value-type="string">
            <text:p>18108198167</text:p>
          </table:table-cell>
        </table:table-row>
        <table:table-row>
          <table:table-cell office:value="1140" office:value-type="float"/>
          <table:table-cell office:value-type="string">
            <text:p>16025323118</text:p>
          </table:table-cell>
        </table:table-row>
        <table:table-row>
          <table:table-cell office:value="1141" office:value-type="float"/>
          <table:table-cell office:value-type="string">
            <text:p>20099126442</text:p>
          </table:table-cell>
        </table:table-row>
        <table:table-row>
          <table:table-cell office:value="1142" office:value-type="float"/>
          <table:table-cell office:value-type="string">
            <text:p>19386224808</text:p>
          </table:table-cell>
        </table:table-row>
        <table:table-row>
          <table:table-cell office:value="1143" office:value-type="float"/>
          <table:table-cell office:value-type="string">
            <text:p>18448958131</text:p>
          </table:table-cell>
        </table:table-row>
        <table:table-row>
          <table:table-cell office:value="1144" office:value-type="float"/>
          <table:table-cell office:value-type="string">
            <text:p>19117593889</text:p>
          </table:table-cell>
        </table:table-row>
        <table:table-row>
          <table:table-cell office:value="1145" office:value-type="float"/>
          <table:table-cell office:value-type="string">
            <text:p>15534001528</text:p>
          </table:table-cell>
        </table:table-row>
        <table:table-row>
          <table:table-cell office:value="1146" office:value-type="float"/>
          <table:table-cell office:value-type="string">
            <text:p>14413366839</text:p>
          </table:table-cell>
        </table:table-row>
        <table:table-row>
          <table:table-cell office:value="1147" office:value-type="float"/>
          <table:table-cell office:value-type="string">
            <text:p>19419561402</text:p>
          </table:table-cell>
        </table:table-row>
        <table:table-row>
          <table:table-cell office:value="1148" office:value-type="float"/>
          <table:table-cell office:value-type="string">
            <text:p>18852286920</text:p>
          </table:table-cell>
        </table:table-row>
        <table:table-row>
          <table:table-cell office:value="1149" office:value-type="float"/>
          <table:table-cell office:value-type="string">
            <text:p>20205243386</text:p>
          </table:table-cell>
        </table:table-row>
        <table:table-row>
          <table:table-cell office:value="1150" office:value-type="float"/>
          <table:table-cell office:value-type="string">
            <text:p>20019915118</text:p>
          </table:table-cell>
        </table:table-row>
        <table:table-row>
          <table:table-cell office:value="1151" office:value-type="float"/>
          <table:table-cell office:value-type="string">
            <text:p>19650469003</text:p>
          </table:table-cell>
        </table:table-row>
        <table:table-row>
          <table:table-cell office:value="1152" office:value-type="float"/>
          <table:table-cell office:value-type="string">
            <text:p>18809021182</text:p>
          </table:table-cell>
        </table:table-row>
        <table:table-row>
          <table:table-cell office:value="1153" office:value-type="float"/>
          <table:table-cell office:value-type="string">
            <text:p>16078901884</text:p>
          </table:table-cell>
        </table:table-row>
        <table:table-row>
          <table:table-cell office:value="1154" office:value-type="float"/>
          <table:table-cell office:value-type="string">
            <text:p>20209529323</text:p>
          </table:table-cell>
        </table:table-row>
        <table:table-row>
          <table:table-cell office:value="1155" office:value-type="float"/>
          <table:table-cell office:value-type="string">
            <text:p>17061276854</text:p>
          </table:table-cell>
        </table:table-row>
        <table:table-row>
          <table:table-cell office:value="1156" office:value-type="float"/>
          <table:table-cell office:value-type="string">
            <text:p>20512440703</text:p>
          </table:table-cell>
        </table:table-row>
        <table:table-row>
          <table:table-cell office:value="1157" office:value-type="float"/>
          <table:table-cell office:value-type="string">
            <text:p>16598959255</text:p>
          </table:table-cell>
        </table:table-row>
        <table:table-row>
          <table:table-cell office:value="1158" office:value-type="float"/>
          <table:table-cell office:value-type="string">
            <text:p>15653968206</text:p>
          </table:table-cell>
        </table:table-row>
        <table:table-row>
          <table:table-cell office:value="1159" office:value-type="float"/>
          <table:table-cell office:value-type="string">
            <text:p>14532206629</text:p>
          </table:table-cell>
        </table:table-row>
        <table:table-row>
          <table:table-cell office:value="1160" office:value-type="float"/>
          <table:table-cell office:value-type="string">
            <text:p>16542984699</text:p>
          </table:table-cell>
        </table:table-row>
        <table:table-row>
          <table:table-cell office:value="1161" office:value-type="float"/>
          <table:table-cell office:value-type="string">
            <text:p>19582452007</text:p>
          </table:table-cell>
        </table:table-row>
        <table:table-row>
          <table:table-cell office:value="1162" office:value-type="float"/>
          <table:table-cell office:value-type="string">
            <text:p>17685549432</text:p>
          </table:table-cell>
        </table:table-row>
        <table:table-row>
          <table:table-cell office:value="1163" office:value-type="float"/>
          <table:table-cell office:value-type="string">
            <text:p>20102696098</text:p>
          </table:table-cell>
        </table:table-row>
        <table:table-row>
          <table:table-cell office:value="1164" office:value-type="float"/>
          <table:table-cell office:value-type="string">
            <text:p>19354811088</text:p>
          </table:table-cell>
        </table:table-row>
        <table:table-row>
          <table:table-cell office:value="1165" office:value-type="float"/>
          <table:table-cell office:value-type="string">
            <text:p>17402897681</text:p>
          </table:table-cell>
        </table:table-row>
        <table:table-row>
          <table:table-cell office:value="1166" office:value-type="float"/>
          <table:table-cell office:value-type="string">
            <text:p>16252499677</text:p>
          </table:table-cell>
        </table:table-row>
        <table:table-row>
          <table:table-cell office:value="1167" office:value-type="float"/>
          <table:table-cell office:value-type="string">
            <text:p>19038393790</text:p>
          </table:table-cell>
        </table:table-row>
        <table:table-row>
          <table:table-cell office:value="1168" office:value-type="float"/>
          <table:table-cell office:value-type="string">
            <text:p>15738831401</text:p>
          </table:table-cell>
        </table:table-row>
        <table:table-row>
          <table:table-cell office:value="1169" office:value-type="float"/>
          <table:table-cell office:value-type="string">
            <text:p>19567804328</text:p>
          </table:table-cell>
        </table:table-row>
        <table:table-row>
          <table:table-cell office:value="1170" office:value-type="float"/>
          <table:table-cell office:value-type="string">
            <text:p>16484348294</text:p>
          </table:table-cell>
        </table:table-row>
        <table:table-row>
          <table:table-cell office:value="1171" office:value-type="float"/>
          <table:table-cell office:value-type="string">
            <text:p>16297840305</text:p>
          </table:table-cell>
        </table:table-row>
        <table:table-row>
          <table:table-cell office:value="1172" office:value-type="float"/>
          <table:table-cell office:value-type="string">
            <text:p>16181770974</text:p>
          </table:table-cell>
        </table:table-row>
        <table:table-row>
          <table:table-cell office:value="1173" office:value-type="float"/>
          <table:table-cell office:value-type="string">
            <text:p>15903698598</text:p>
          </table:table-cell>
        </table:table-row>
        <table:table-row>
          <table:table-cell office:value="1174" office:value-type="float"/>
          <table:table-cell office:value-type="string">
            <text:p>16902952488</text:p>
          </table:table-cell>
        </table:table-row>
        <table:table-row>
          <table:table-cell office:value="1175" office:value-type="float"/>
          <table:table-cell office:value-type="string">
            <text:p>18132155844</text:p>
          </table:table-cell>
        </table:table-row>
        <table:table-row>
          <table:table-cell office:value="1176" office:value-type="float"/>
          <table:table-cell office:value-type="string">
            <text:p>19815363810</text:p>
          </table:table-cell>
        </table:table-row>
        <table:table-row>
          <table:table-cell office:value="1177" office:value-type="float"/>
          <table:table-cell office:value-type="string">
            <text:p>15834278491</text:p>
          </table:table-cell>
        </table:table-row>
        <table:table-row>
          <table:table-cell office:value="1178" office:value-type="float"/>
          <table:table-cell office:value-type="string">
            <text:p>16476012164</text:p>
          </table:table-cell>
        </table:table-row>
        <table:table-row>
          <table:table-cell office:value="1179" office:value-type="float"/>
          <table:table-cell office:value-type="string">
            <text:p>13439156256</text:p>
          </table:table-cell>
        </table:table-row>
        <table:table-row>
          <table:table-cell office:value="1180" office:value-type="float"/>
          <table:table-cell office:value-type="string">
            <text:p>17449845317</text:p>
          </table:table-cell>
        </table:table-row>
        <table:table-row>
          <table:table-cell office:value="1181" office:value-type="float"/>
          <table:table-cell office:value-type="string">
            <text:p>20702378025</text:p>
          </table:table-cell>
        </table:table-row>
        <table:table-row>
          <table:table-cell office:value="1182" office:value-type="float"/>
          <table:table-cell office:value-type="string">
            <text:p>16595435711</text:p>
          </table:table-cell>
        </table:table-row>
        <table:table-row>
          <table:table-cell office:value="1183" office:value-type="float"/>
          <table:table-cell office:value-type="string">
            <text:p>12820255328</text:p>
          </table:table-cell>
        </table:table-row>
        <table:table-row>
          <table:table-cell office:value="1184" office:value-type="float"/>
          <table:table-cell office:value-type="string">
            <text:p>13133508917</text:p>
          </table:table-cell>
        </table:table-row>
        <table:table-row>
          <table:table-cell office:value="1185" office:value-type="float"/>
          <table:table-cell office:value-type="string">
            <text:p/>
          </table:table-cell>
        </table:table-row>
        <table:table-row>
          <table:table-cell office:value="1186" office:value-type="float"/>
          <table:table-cell office:value-type="string">
            <text:p>18717221684</text:p>
          </table:table-cell>
        </table:table-row>
        <table:table-row>
          <table:table-cell office:value="1187" office:value-type="float"/>
          <table:table-cell office:value-type="string">
            <text:p>16302600617</text:p>
          </table:table-cell>
        </table:table-row>
        <table:table-row>
          <table:table-cell office:value="1188" office:value-type="float"/>
          <table:table-cell office:value-type="string">
            <text:p>15257421354</text:p>
          </table:table-cell>
        </table:table-row>
        <table:table-row>
          <table:table-cell office:value="1189" office:value-type="float"/>
          <table:table-cell office:value-type="string">
            <text:p>16569884641</text:p>
          </table:table-cell>
        </table:table-row>
        <table:table-row>
          <table:table-cell office:value="1190" office:value-type="float"/>
          <table:table-cell office:value-type="string">
            <text:p>15956887444</text:p>
          </table:table-cell>
        </table:table-row>
        <table:table-row>
          <table:table-cell office:value="1191" office:value-type="float"/>
          <table:table-cell office:value-type="string">
            <text:p>14234513627</text:p>
          </table:table-cell>
        </table:table-row>
        <table:table-row>
          <table:table-cell office:value="1192" office:value-type="float"/>
          <table:table-cell office:value-type="string">
            <text:p>15934581398</text:p>
          </table:table-cell>
        </table:table-row>
        <table:table-row>
          <table:table-cell office:value="1193" office:value-type="float"/>
          <table:table-cell office:value-type="string">
            <text:p>17234001119</text:p>
          </table:table-cell>
        </table:table-row>
        <table:table-row>
          <table:table-cell office:value="1194" office:value-type="float"/>
          <table:table-cell office:value-type="string">
            <text:p>18796210015</text:p>
          </table:table-cell>
        </table:table-row>
        <table:table-row>
          <table:table-cell office:value="1195" office:value-type="float"/>
          <table:table-cell office:value-type="string">
            <text:p>18675071003</text:p>
          </table:table-cell>
        </table:table-row>
        <table:table-row>
          <table:table-cell office:value="1196" office:value-type="float"/>
          <table:table-cell office:value-type="string">
            <text:p>19123209343</text:p>
          </table:table-cell>
        </table:table-row>
        <table:table-row>
          <table:table-cell office:value="1197" office:value-type="float"/>
          <table:table-cell office:value-type="string">
            <text:p>16047855981</text:p>
          </table:table-cell>
        </table:table-row>
        <table:table-row>
          <table:table-cell office:value="1198" office:value-type="float"/>
          <table:table-cell office:value-type="string">
            <text:p>19748144824</text:p>
          </table:table-cell>
        </table:table-row>
        <table:table-row>
          <table:table-cell office:value="1199" office:value-type="float"/>
          <table:table-cell office:value-type="string">
            <text:p>13425188950</text:p>
          </table:table-cell>
        </table:table-row>
        <table:table-row>
          <table:table-cell office:value="1200" office:value-type="float"/>
          <table:table-cell office:value-type="string">
            <text:p>18701424258</text:p>
          </table:table-cell>
        </table:table-row>
        <table:table-row>
          <table:table-cell office:value="1201" office:value-type="float"/>
          <table:table-cell office:value-type="string">
            <text:p>17343114241</text:p>
          </table:table-cell>
        </table:table-row>
        <table:table-row>
          <table:table-cell office:value="1202" office:value-type="float"/>
          <table:table-cell office:value-type="string">
            <text:p>19041466964</text:p>
          </table:table-cell>
        </table:table-row>
        <table:table-row>
          <table:table-cell office:value="1203" office:value-type="float"/>
          <table:table-cell office:value-type="string">
            <text:p>16633221552</text:p>
          </table:table-cell>
        </table:table-row>
        <table:table-row>
          <table:table-cell office:value="1204" office:value-type="float"/>
          <table:table-cell office:value-type="string">
            <text:p>16053608445</text:p>
          </table:table-cell>
        </table:table-row>
        <table:table-row>
          <table:table-cell office:value="1205" office:value-type="float"/>
          <table:table-cell office:value-type="string">
            <text:p>19803044980</text:p>
          </table:table-cell>
        </table:table-row>
        <table:table-row>
          <table:table-cell office:value="1206" office:value-type="float"/>
          <table:table-cell office:value-type="string">
            <text:p>16549447506</text:p>
          </table:table-cell>
        </table:table-row>
        <table:table-row>
          <table:table-cell office:value="1207" office:value-type="float"/>
          <table:table-cell office:value-type="string">
            <text:p>16768544323</text:p>
          </table:table-cell>
        </table:table-row>
        <table:table-row>
          <table:table-cell office:value="1208" office:value-type="float"/>
          <table:table-cell office:value-type="string">
            <text:p>15353580866</text:p>
          </table:table-cell>
        </table:table-row>
        <table:table-row>
          <table:table-cell office:value="1209" office:value-type="float"/>
          <table:table-cell office:value-type="string">
            <text:p>17575583217</text:p>
          </table:table-cell>
        </table:table-row>
        <table:table-row>
          <table:table-cell office:value="1210" office:value-type="float"/>
          <table:table-cell office:value-type="string">
            <text:p>17088116778</text:p>
          </table:table-cell>
        </table:table-row>
        <table:table-row>
          <table:table-cell office:value="1211" office:value-type="float"/>
          <table:table-cell office:value-type="string">
            <text:p>16465562895</text:p>
          </table:table-cell>
        </table:table-row>
        <table:table-row>
          <table:table-cell office:value="1212" office:value-type="float"/>
          <table:table-cell office:value-type="string">
            <text:p>18328709596</text:p>
          </table:table-cell>
        </table:table-row>
        <table:table-row>
          <table:table-cell office:value="1213" office:value-type="float"/>
          <table:table-cell office:value-type="string">
            <text:p>19008016944</text:p>
          </table:table-cell>
        </table:table-row>
        <table:table-row>
          <table:table-cell office:value="1214" office:value-type="float"/>
          <table:table-cell office:value-type="string">
            <text:p>14146408235</text:p>
          </table:table-cell>
        </table:table-row>
        <table:table-row>
          <table:table-cell office:value="1215" office:value-type="float"/>
          <table:table-cell office:value-type="string">
            <text:p>13113117183</text:p>
          </table:table-cell>
        </table:table-row>
        <table:table-row>
          <table:table-cell office:value="1216" office:value-type="float"/>
          <table:table-cell office:value-type="string">
            <text:p>16771257493</text:p>
          </table:table-cell>
        </table:table-row>
        <table:table-row>
          <table:table-cell office:value="1217" office:value-type="float"/>
          <table:table-cell office:value-type="string">
            <text:p>18698676569</text:p>
          </table:table-cell>
        </table:table-row>
        <table:table-row>
          <table:table-cell office:value="1218" office:value-type="float"/>
          <table:table-cell office:value-type="string">
            <text:p>18845033294</text:p>
          </table:table-cell>
        </table:table-row>
        <table:table-row>
          <table:table-cell office:value="1219" office:value-type="float"/>
          <table:table-cell office:value-type="string">
            <text:p>17925421088</text:p>
          </table:table-cell>
        </table:table-row>
        <table:table-row>
          <table:table-cell office:value="1220" office:value-type="float"/>
          <table:table-cell office:value-type="string">
            <text:p>15618238372</text:p>
          </table:table-cell>
        </table:table-row>
        <table:table-row>
          <table:table-cell office:value="1221" office:value-type="float"/>
          <table:table-cell office:value-type="string">
            <text:p>18430568173</text:p>
          </table:table-cell>
        </table:table-row>
        <table:table-row>
          <table:table-cell office:value="1222" office:value-type="float"/>
          <table:table-cell office:value-type="string">
            <text:p>16212801121</text:p>
          </table:table-cell>
        </table:table-row>
        <table:table-row>
          <table:table-cell office:value="1223" office:value-type="float"/>
          <table:table-cell office:value-type="string">
            <text:p>18515789411</text:p>
          </table:table-cell>
        </table:table-row>
        <table:table-row>
          <table:table-cell office:value="1224" office:value-type="float"/>
          <table:table-cell office:value-type="string">
            <text:p>18051891371</text:p>
          </table:table-cell>
        </table:table-row>
        <table:table-row>
          <table:table-cell office:value="1225" office:value-type="float"/>
          <table:table-cell office:value-type="string">
            <text:p>15742670177</text:p>
          </table:table-cell>
        </table:table-row>
        <table:table-row>
          <table:table-cell office:value="1226" office:value-type="float"/>
          <table:table-cell office:value-type="string">
            <text:p>13957265298</text:p>
          </table:table-cell>
        </table:table-row>
        <table:table-row>
          <table:table-cell office:value="1227" office:value-type="float"/>
          <table:table-cell office:value-type="string">
            <text:p>18430056954</text:p>
          </table:table-cell>
        </table:table-row>
        <table:table-row>
          <table:table-cell office:value="1228" office:value-type="float"/>
          <table:table-cell office:value-type="string">
            <text:p>17811410656</text:p>
          </table:table-cell>
        </table:table-row>
        <table:table-row>
          <table:table-cell office:value="1229" office:value-type="float"/>
          <table:table-cell office:value-type="string">
            <text:p>18448275406</text:p>
          </table:table-cell>
        </table:table-row>
        <table:table-row>
          <table:table-cell office:value="1230" office:value-type="float"/>
          <table:table-cell office:value-type="string">
            <text:p>16149297283</text:p>
          </table:table-cell>
        </table:table-row>
        <table:table-row>
          <table:table-cell office:value="1231" office:value-type="float"/>
          <table:table-cell office:value-type="string">
            <text:p>16446142058</text:p>
          </table:table-cell>
        </table:table-row>
        <table:table-row>
          <table:table-cell office:value="1232" office:value-type="float"/>
          <table:table-cell office:value-type="string">
            <text:p>14351711534</text:p>
          </table:table-cell>
        </table:table-row>
        <table:table-row>
          <table:table-cell office:value="1233" office:value-type="float"/>
          <table:table-cell office:value-type="string">
            <text:p>18590824713</text:p>
          </table:table-cell>
        </table:table-row>
        <table:table-row>
          <table:table-cell office:value="1234" office:value-type="float"/>
          <table:table-cell office:value-type="string">
            <text:p>19580456106</text:p>
          </table:table-cell>
        </table:table-row>
        <table:table-row>
          <table:table-cell office:value="1235" office:value-type="float"/>
          <table:table-cell office:value-type="string">
            <text:p>19903799636</text:p>
          </table:table-cell>
        </table:table-row>
        <table:table-row>
          <table:table-cell office:value="1236" office:value-type="float"/>
          <table:table-cell office:value-type="string">
            <text:p>20166881957</text:p>
          </table:table-cell>
        </table:table-row>
        <table:table-row>
          <table:table-cell office:value="1237" office:value-type="float"/>
          <table:table-cell office:value-type="string">
            <text:p>18841028079</text:p>
          </table:table-cell>
        </table:table-row>
        <table:table-row>
          <table:table-cell office:value="1238" office:value-type="float"/>
          <table:table-cell office:value-type="string">
            <text:p>20184124818</text:p>
          </table:table-cell>
        </table:table-row>
        <table:table-row>
          <table:table-cell office:value="1239" office:value-type="float"/>
          <table:table-cell office:value-type="string">
            <text:p>15826293087</text:p>
          </table:table-cell>
        </table:table-row>
        <table:table-row>
          <table:table-cell office:value="1240" office:value-type="float"/>
          <table:table-cell office:value-type="string">
            <text:p>16772879936</text:p>
          </table:table-cell>
        </table:table-row>
        <table:table-row>
          <table:table-cell office:value="1241" office:value-type="float"/>
          <table:table-cell office:value-type="string">
            <text:p>17602508456</text:p>
          </table:table-cell>
        </table:table-row>
        <table:table-row>
          <table:table-cell office:value="1242" office:value-type="float"/>
          <table:table-cell office:value-type="string">
            <text:p>18440408763</text:p>
          </table:table-cell>
        </table:table-row>
        <table:table-row>
          <table:table-cell office:value="1243" office:value-type="float"/>
          <table:table-cell office:value-type="string">
            <text:p>12714801538</text:p>
          </table:table-cell>
        </table:table-row>
        <table:table-row>
          <table:table-cell office:value="1244" office:value-type="float"/>
          <table:table-cell office:value-type="string">
            <text:p>19616139089</text:p>
          </table:table-cell>
        </table:table-row>
        <table:table-row>
          <table:table-cell office:value="1245" office:value-type="float"/>
          <table:table-cell office:value-type="string">
            <text:p>14731840359</text:p>
          </table:table-cell>
        </table:table-row>
        <table:table-row>
          <table:table-cell office:value="1246" office:value-type="float"/>
          <table:table-cell office:value-type="string">
            <text:p>18678584552</text:p>
          </table:table-cell>
        </table:table-row>
        <table:table-row>
          <table:table-cell office:value="1247" office:value-type="float"/>
          <table:table-cell office:value-type="string">
            <text:p>19538658633</text:p>
          </table:table-cell>
        </table:table-row>
        <table:table-row>
          <table:table-cell office:value="1248" office:value-type="float"/>
          <table:table-cell office:value-type="string">
            <text:p>16898149039</text:p>
          </table:table-cell>
        </table:table-row>
        <table:table-row>
          <table:table-cell office:value="1249" office:value-type="float"/>
          <table:table-cell office:value-type="string">
            <text:p>17149405874</text:p>
          </table:table-cell>
        </table:table-row>
        <table:table-row>
          <table:table-cell office:value="1250" office:value-type="float"/>
          <table:table-cell office:value-type="string">
            <text:p/>
          </table:table-cell>
        </table:table-row>
        <table:table-row>
          <table:table-cell office:value="1251" office:value-type="float"/>
          <table:table-cell office:value-type="string">
            <text:p>13326524332</text:p>
          </table:table-cell>
        </table:table-row>
        <table:table-row>
          <table:table-cell office:value="1252" office:value-type="float"/>
          <table:table-cell office:value-type="string">
            <text:p>17396896241</text:p>
          </table:table-cell>
        </table:table-row>
        <table:table-row>
          <table:table-cell office:value="1253" office:value-type="float"/>
          <table:table-cell office:value-type="string">
            <text:p>18343308868</text:p>
          </table:table-cell>
        </table:table-row>
        <table:table-row>
          <table:table-cell office:value="1254" office:value-type="float"/>
          <table:table-cell office:value-type="string">
            <text:p>16818516800</text:p>
          </table:table-cell>
        </table:table-row>
        <table:table-row>
          <table:table-cell office:value="1255" office:value-type="float"/>
          <table:table-cell office:value-type="string">
            <text:p>17004632930</text:p>
          </table:table-cell>
        </table:table-row>
        <table:table-row>
          <table:table-cell office:value="1256" office:value-type="float"/>
          <table:table-cell office:value-type="string">
            <text:p>17586006493</text:p>
          </table:table-cell>
        </table:table-row>
        <table:table-row>
          <table:table-cell office:value="1257" office:value-type="float"/>
          <table:table-cell office:value-type="string">
            <text:p>18036253857</text:p>
          </table:table-cell>
        </table:table-row>
        <table:table-row>
          <table:table-cell office:value="1258" office:value-type="float"/>
          <table:table-cell office:value-type="string">
            <text:p>15789828649</text:p>
          </table:table-cell>
        </table:table-row>
        <table:table-row>
          <table:table-cell office:value="1259" office:value-type="float"/>
          <table:table-cell office:value-type="string">
            <text:p>18492760211</text:p>
          </table:table-cell>
        </table:table-row>
        <table:table-row>
          <table:table-cell office:value="1260" office:value-type="float"/>
          <table:table-cell office:value-type="string">
            <text:p>20500202671</text:p>
          </table:table-cell>
        </table:table-row>
        <table:table-row>
          <table:table-cell office:value="1261" office:value-type="float"/>
          <table:table-cell office:value-type="string">
            <text:p>17220817342</text:p>
          </table:table-cell>
        </table:table-row>
        <table:table-row>
          <table:table-cell office:value="1262" office:value-type="float"/>
          <table:table-cell office:value-type="string">
            <text:p>20192418629</text:p>
          </table:table-cell>
        </table:table-row>
        <table:table-row>
          <table:table-cell office:value="1263" office:value-type="float"/>
          <table:table-cell office:value-type="string">
            <text:p>18454868217</text:p>
          </table:table-cell>
        </table:table-row>
        <table:table-row>
          <table:table-cell office:value="1264" office:value-type="float"/>
          <table:table-cell office:value-type="string">
            <text:p>16508627277</text:p>
          </table:table-cell>
        </table:table-row>
        <table:table-row>
          <table:table-cell office:value="1265" office:value-type="float"/>
          <table:table-cell office:value-type="string">
            <text:p>15053037824</text:p>
          </table:table-cell>
        </table:table-row>
        <table:table-row>
          <table:table-cell office:value="1266" office:value-type="float"/>
          <table:table-cell office:value-type="string">
            <text:p>17953188318</text:p>
          </table:table-cell>
        </table:table-row>
        <table:table-row>
          <table:table-cell office:value="1267" office:value-type="float"/>
          <table:table-cell office:value-type="string">
            <text:p>16057879092</text:p>
          </table:table-cell>
        </table:table-row>
        <table:table-row>
          <table:table-cell office:value="1268" office:value-type="float"/>
          <table:table-cell office:value-type="string">
            <text:p>15997426437</text:p>
          </table:table-cell>
        </table:table-row>
        <table:table-row>
          <table:table-cell office:value="1269" office:value-type="float"/>
          <table:table-cell office:value-type="string">
            <text:p>18797498775</text:p>
          </table:table-cell>
        </table:table-row>
        <table:table-row>
          <table:table-cell office:value="1270" office:value-type="float"/>
          <table:table-cell office:value-type="string">
            <text:p>14557784100</text:p>
          </table:table-cell>
        </table:table-row>
        <table:table-row>
          <table:table-cell office:value="1271" office:value-type="float"/>
          <table:table-cell office:value-type="string">
            <text:p>18360048663</text:p>
          </table:table-cell>
        </table:table-row>
        <table:table-row>
          <table:table-cell office:value="1272" office:value-type="float"/>
          <table:table-cell office:value-type="string">
            <text:p>19663809426</text:p>
          </table:table-cell>
        </table:table-row>
        <table:table-row>
          <table:table-cell office:value="1273" office:value-type="float"/>
          <table:table-cell office:value-type="string">
            <text:p>18029487891</text:p>
          </table:table-cell>
        </table:table-row>
        <table:table-row>
          <table:table-cell office:value="1274" office:value-type="float"/>
          <table:table-cell office:value-type="string">
            <text:p>18582991029</text:p>
          </table:table-cell>
        </table:table-row>
        <table:table-row>
          <table:table-cell office:value="1275" office:value-type="float"/>
          <table:table-cell office:value-type="string">
            <text:p>18938042513</text:p>
          </table:table-cell>
        </table:table-row>
        <table:table-row>
          <table:table-cell office:value="1276" office:value-type="float"/>
          <table:table-cell office:value-type="string">
            <text:p>19115619669</text:p>
          </table:table-cell>
        </table:table-row>
        <table:table-row>
          <table:table-cell office:value="1277" office:value-type="float"/>
          <table:table-cell office:value-type="string">
            <text:p>15361352041</text:p>
          </table:table-cell>
        </table:table-row>
        <table:table-row>
          <table:table-cell office:value="1278" office:value-type="float"/>
          <table:table-cell office:value-type="string">
            <text:p>18832370695</text:p>
          </table:table-cell>
        </table:table-row>
        <table:table-row>
          <table:table-cell office:value="1279" office:value-type="float"/>
          <table:table-cell office:value-type="string">
            <text:p>18720793700</text:p>
          </table:table-cell>
        </table:table-row>
        <table:table-row>
          <table:table-cell office:value="1280" office:value-type="float"/>
          <table:table-cell office:value-type="string">
            <text:p>16366069281</text:p>
          </table:table-cell>
        </table:table-row>
        <table:table-row>
          <table:table-cell office:value="1281" office:value-type="float"/>
          <table:table-cell office:value-type="string">
            <text:p>17071914967</text:p>
          </table:table-cell>
        </table:table-row>
        <table:table-row>
          <table:table-cell office:value="1282" office:value-type="float"/>
          <table:table-cell office:value-type="string">
            <text:p>15165362252</text:p>
          </table:table-cell>
        </table:table-row>
        <table:table-row>
          <table:table-cell office:value="1283" office:value-type="float"/>
          <table:table-cell office:value-type="string">
            <text:p>13841268362</text:p>
          </table:table-cell>
        </table:table-row>
        <table:table-row>
          <table:table-cell office:value="1284" office:value-type="float"/>
          <table:table-cell office:value-type="string">
            <text:p>20446115925</text:p>
          </table:table-cell>
        </table:table-row>
        <table:table-row>
          <table:table-cell office:value="1285" office:value-type="float"/>
          <table:table-cell office:value-type="string">
            <text:p>17173618374</text:p>
          </table:table-cell>
        </table:table-row>
        <table:table-row>
          <table:table-cell office:value="1286" office:value-type="float"/>
          <table:table-cell office:value-type="string">
            <text:p>20199237660</text:p>
          </table:table-cell>
        </table:table-row>
        <table:table-row>
          <table:table-cell office:value="1287" office:value-type="float"/>
          <table:table-cell office:value-type="string">
            <text:p>18014346640</text:p>
          </table:table-cell>
        </table:table-row>
        <table:table-row>
          <table:table-cell office:value="1288" office:value-type="float"/>
          <table:table-cell office:value-type="string">
            <text:p>17465591405</text:p>
          </table:table-cell>
        </table:table-row>
        <table:table-row>
          <table:table-cell office:value="1289" office:value-type="float"/>
          <table:table-cell office:value-type="string">
            <text:p>18553272287</text:p>
          </table:table-cell>
        </table:table-row>
        <table:table-row>
          <table:table-cell office:value="1290" office:value-type="float"/>
          <table:table-cell office:value-type="string">
            <text:p>16670010447</text:p>
          </table:table-cell>
        </table:table-row>
        <table:table-row>
          <table:table-cell office:value="1291" office:value-type="float"/>
          <table:table-cell office:value-type="string">
            <text:p>16862722702</text:p>
          </table:table-cell>
        </table:table-row>
        <table:table-row>
          <table:table-cell office:value="1292" office:value-type="float"/>
          <table:table-cell office:value-type="string">
            <text:p>16981573119</text:p>
          </table:table-cell>
        </table:table-row>
        <table:table-row>
          <table:table-cell office:value="1293" office:value-type="float"/>
          <table:table-cell office:value-type="string">
            <text:p>16535206256</text:p>
          </table:table-cell>
        </table:table-row>
        <table:table-row>
          <table:table-cell office:value="1294" office:value-type="float"/>
          <table:table-cell office:value-type="string">
            <text:p>16577522300</text:p>
          </table:table-cell>
        </table:table-row>
        <table:table-row>
          <table:table-cell office:value="1295" office:value-type="float"/>
          <table:table-cell office:value-type="string">
            <text:p>14948569325</text:p>
          </table:table-cell>
        </table:table-row>
        <table:table-row>
          <table:table-cell office:value="1296" office:value-type="float"/>
          <table:table-cell office:value-type="string">
            <text:p>14912242346</text:p>
          </table:table-cell>
        </table:table-row>
        <table:table-row>
          <table:table-cell office:value="1297" office:value-type="float"/>
          <table:table-cell office:value-type="string">
            <text:p>15838106583</text:p>
          </table:table-cell>
        </table:table-row>
        <table:table-row>
          <table:table-cell office:value="1298" office:value-type="float"/>
          <table:table-cell office:value-type="string">
            <text:p>20670905956</text:p>
          </table:table-cell>
        </table:table-row>
        <table:table-row>
          <table:table-cell office:value="1299" office:value-type="float"/>
          <table:table-cell office:value-type="string">
            <text:p>17021422714</text:p>
          </table:table-cell>
        </table:table-row>
        <table:table-row>
          <table:table-cell office:value="1300" office:value-type="float"/>
          <table:table-cell office:value-type="string">
            <text:p>18476227706</text:p>
          </table:table-cell>
        </table:table-row>
        <table:table-row>
          <table:table-cell office:value="1301" office:value-type="float"/>
          <table:table-cell office:value-type="string">
            <text:p>16549503591</text:p>
          </table:table-cell>
        </table:table-row>
        <table:table-row>
          <table:table-cell office:value="1302" office:value-type="float"/>
          <table:table-cell office:value-type="string">
            <text:p>16726168994</text:p>
          </table:table-cell>
        </table:table-row>
        <table:table-row>
          <table:table-cell office:value="1303" office:value-type="float"/>
          <table:table-cell office:value-type="string">
            <text:p>19951951838</text:p>
          </table:table-cell>
        </table:table-row>
        <table:table-row>
          <table:table-cell office:value="1304" office:value-type="float"/>
          <table:table-cell office:value-type="string">
            <text:p>15998751150</text:p>
          </table:table-cell>
        </table:table-row>
        <table:table-row>
          <table:table-cell office:value="1305" office:value-type="float"/>
          <table:table-cell office:value-type="string">
            <text:p>19871027608</text:p>
          </table:table-cell>
        </table:table-row>
        <table:table-row>
          <table:table-cell office:value="1306" office:value-type="float"/>
          <table:table-cell office:value-type="string">
            <text:p>17447726501</text:p>
          </table:table-cell>
        </table:table-row>
        <table:table-row>
          <table:table-cell office:value="1307" office:value-type="float"/>
          <table:table-cell office:value-type="string">
            <text:p>16373915992</text:p>
          </table:table-cell>
        </table:table-row>
        <table:table-row>
          <table:table-cell office:value="1308" office:value-type="float"/>
          <table:table-cell office:value-type="string">
            <text:p>18797541245</text:p>
          </table:table-cell>
        </table:table-row>
        <table:table-row>
          <table:table-cell office:value="1309" office:value-type="float"/>
          <table:table-cell office:value-type="string">
            <text:p>18906981329</text:p>
          </table:table-cell>
        </table:table-row>
        <table:table-row>
          <table:table-cell office:value="1310" office:value-type="float"/>
          <table:table-cell office:value-type="string">
            <text:p>16430906555</text:p>
          </table:table-cell>
        </table:table-row>
        <table:table-row>
          <table:table-cell office:value="1311" office:value-type="float"/>
          <table:table-cell office:value-type="string">
            <text:p>18745776535</text:p>
          </table:table-cell>
        </table:table-row>
        <table:table-row>
          <table:table-cell office:value="1312" office:value-type="float"/>
          <table:table-cell office:value-type="string">
            <text:p>18640322161</text:p>
          </table:table-cell>
        </table:table-row>
        <table:table-row>
          <table:table-cell office:value="1313" office:value-type="float"/>
          <table:table-cell office:value-type="string">
            <text:p>16571502668</text:p>
          </table:table-cell>
        </table:table-row>
        <table:table-row>
          <table:table-cell office:value="1314" office:value-type="float"/>
          <table:table-cell office:value-type="string">
            <text:p>20953198072</text:p>
          </table:table-cell>
        </table:table-row>
        <table:table-row>
          <table:table-cell office:value="1315" office:value-type="float"/>
          <table:table-cell office:value-type="string">
            <text:p>14020149592</text:p>
          </table:table-cell>
        </table:table-row>
        <table:table-row>
          <table:table-cell office:value="1316" office:value-type="float"/>
          <table:table-cell office:value-type="string">
            <text:p>14369176180</text:p>
          </table:table-cell>
        </table:table-row>
        <table:table-row>
          <table:table-cell office:value="1317" office:value-type="float"/>
          <table:table-cell office:value-type="string">
            <text:p>19928032108</text:p>
          </table:table-cell>
        </table:table-row>
        <table:table-row>
          <table:table-cell office:value="1318" office:value-type="float"/>
          <table:table-cell office:value-type="string">
            <text:p>17900122748</text:p>
          </table:table-cell>
        </table:table-row>
        <table:table-row>
          <table:table-cell office:value="1319" office:value-type="float"/>
          <table:table-cell office:value-type="string">
            <text:p>13487946204</text:p>
          </table:table-cell>
        </table:table-row>
        <table:table-row>
          <table:table-cell office:value="1320" office:value-type="float"/>
          <table:table-cell office:value-type="string">
            <text:p>17099209796</text:p>
          </table:table-cell>
        </table:table-row>
        <table:table-row>
          <table:table-cell office:value="1321" office:value-type="float"/>
          <table:table-cell office:value-type="string">
            <text:p>20716513839</text:p>
          </table:table-cell>
        </table:table-row>
        <table:table-row>
          <table:table-cell office:value="1322" office:value-type="float"/>
          <table:table-cell office:value-type="string">
            <text:p>17144938480</text:p>
          </table:table-cell>
        </table:table-row>
        <table:table-row>
          <table:table-cell office:value="1323" office:value-type="float"/>
          <table:table-cell office:value-type="string">
            <text:p>18152275563</text:p>
          </table:table-cell>
        </table:table-row>
        <table:table-row>
          <table:table-cell office:value="1324" office:value-type="float"/>
          <table:table-cell office:value-type="string">
            <text:p>20678193987</text:p>
          </table:table-cell>
        </table:table-row>
        <table:table-row>
          <table:table-cell office:value="1325" office:value-type="float"/>
          <table:table-cell office:value-type="string">
            <text:p>15909156592</text:p>
          </table:table-cell>
        </table:table-row>
        <table:table-row>
          <table:table-cell office:value="1326" office:value-type="float"/>
          <table:table-cell office:value-type="string">
            <text:p>18701311649</text:p>
          </table:table-cell>
        </table:table-row>
        <table:table-row>
          <table:table-cell office:value="1327" office:value-type="float"/>
          <table:table-cell office:value-type="string">
            <text:p>17920395492</text:p>
          </table:table-cell>
        </table:table-row>
        <table:table-row>
          <table:table-cell office:value="1328" office:value-type="float"/>
          <table:table-cell office:value-type="string">
            <text:p>18583635113</text:p>
          </table:table-cell>
        </table:table-row>
        <table:table-row>
          <table:table-cell office:value="1329" office:value-type="float"/>
          <table:table-cell office:value-type="string">
            <text:p>17758734936</text:p>
          </table:table-cell>
        </table:table-row>
        <table:table-row>
          <table:table-cell office:value="1330" office:value-type="float"/>
          <table:table-cell office:value-type="string">
            <text:p>19264154481</text:p>
          </table:table-cell>
        </table:table-row>
        <table:table-row>
          <table:table-cell office:value="1331" office:value-type="float"/>
          <table:table-cell office:value-type="string">
            <text:p>14274698487</text:p>
          </table:table-cell>
        </table:table-row>
        <table:table-row>
          <table:table-cell office:value="1332" office:value-type="float"/>
          <table:table-cell office:value-type="string">
            <text:p/>
          </table:table-cell>
        </table:table-row>
        <table:table-row>
          <table:table-cell office:value="1333" office:value-type="float"/>
          <table:table-cell office:value-type="string">
            <text:p>18096870412</text:p>
          </table:table-cell>
        </table:table-row>
        <table:table-row>
          <table:table-cell office:value="1334" office:value-type="float"/>
          <table:table-cell office:value-type="string">
            <text:p>19146204764</text:p>
          </table:table-cell>
        </table:table-row>
        <table:table-row>
          <table:table-cell office:value="1335" office:value-type="float"/>
          <table:table-cell office:value-type="string">
            <text:p>15421139024</text:p>
          </table:table-cell>
        </table:table-row>
        <table:table-row>
          <table:table-cell office:value="1336" office:value-type="float"/>
          <table:table-cell office:value-type="string">
            <text:p>15961919210</text:p>
          </table:table-cell>
        </table:table-row>
        <table:table-row>
          <table:table-cell office:value="1337" office:value-type="float"/>
          <table:table-cell office:value-type="string">
            <text:p/>
          </table:table-cell>
        </table:table-row>
        <table:table-row>
          <table:table-cell office:value="1338" office:value-type="float"/>
          <table:table-cell office:value-type="string">
            <text:p>15727581393</text:p>
          </table:table-cell>
        </table:table-row>
        <table:table-row>
          <table:table-cell office:value="1339" office:value-type="float"/>
          <table:table-cell office:value-type="string">
            <text:p>18334488491</text:p>
          </table:table-cell>
        </table:table-row>
        <table:table-row>
          <table:table-cell office:value="1340" office:value-type="float"/>
          <table:table-cell office:value-type="string">
            <text:p>16599142009</text:p>
          </table:table-cell>
        </table:table-row>
        <table:table-row>
          <table:table-cell office:value="1341" office:value-type="float"/>
          <table:table-cell office:value-type="string">
            <text:p>19795009732</text:p>
          </table:table-cell>
        </table:table-row>
        <table:table-row>
          <table:table-cell office:value="1342" office:value-type="float"/>
          <table:table-cell office:value-type="string">
            <text:p>13910975876</text:p>
          </table:table-cell>
        </table:table-row>
        <table:table-row>
          <table:table-cell office:value="1343" office:value-type="float"/>
          <table:table-cell office:value-type="string">
            <text:p>14796751320</text:p>
          </table:table-cell>
        </table:table-row>
        <table:table-row>
          <table:table-cell office:value="1344" office:value-type="float"/>
          <table:table-cell office:value-type="string">
            <text:p>18467572924</text:p>
          </table:table-cell>
        </table:table-row>
        <table:table-row>
          <table:table-cell office:value="1345" office:value-type="float"/>
          <table:table-cell office:value-type="string">
            <text:p>17652369094</text:p>
          </table:table-cell>
        </table:table-row>
        <table:table-row>
          <table:table-cell office:value="1346" office:value-type="float"/>
          <table:table-cell office:value-type="string">
            <text:p>19378521818</text:p>
          </table:table-cell>
        </table:table-row>
        <table:table-row>
          <table:table-cell office:value="1347" office:value-type="float"/>
          <table:table-cell office:value-type="string">
            <text:p>18877069848</text:p>
          </table:table-cell>
        </table:table-row>
        <table:table-row>
          <table:table-cell office:value="1348" office:value-type="float"/>
          <table:table-cell office:value-type="string">
            <text:p>18470917500</text:p>
          </table:table-cell>
        </table:table-row>
        <table:table-row>
          <table:table-cell office:value="1349" office:value-type="float"/>
          <table:table-cell office:value-type="string">
            <text:p>18375566312</text:p>
          </table:table-cell>
        </table:table-row>
        <table:table-row>
          <table:table-cell office:value="1350" office:value-type="float"/>
          <table:table-cell office:value-type="string">
            <text:p>17749104296</text:p>
          </table:table-cell>
        </table:table-row>
        <table:table-row>
          <table:table-cell office:value="1351" office:value-type="float"/>
          <table:table-cell office:value-type="string">
            <text:p>18842503492</text:p>
          </table:table-cell>
        </table:table-row>
        <table:table-row>
          <table:table-cell office:value="1352" office:value-type="float"/>
          <table:table-cell office:value-type="string">
            <text:p>18397757442</text:p>
          </table:table-cell>
        </table:table-row>
        <table:table-row>
          <table:table-cell office:value="1353" office:value-type="float"/>
          <table:table-cell office:value-type="string">
            <text:p>19396065820</text:p>
          </table:table-cell>
        </table:table-row>
        <table:table-row>
          <table:table-cell office:value="1354" office:value-type="float"/>
          <table:table-cell office:value-type="string">
            <text:p>18605721580</text:p>
          </table:table-cell>
        </table:table-row>
        <table:table-row>
          <table:table-cell office:value="1355" office:value-type="float"/>
          <table:table-cell office:value-type="string">
            <text:p>20230099701</text:p>
          </table:table-cell>
        </table:table-row>
        <table:table-row>
          <table:table-cell office:value="1356" office:value-type="float"/>
          <table:table-cell office:value-type="string">
            <text:p>19142767182</text:p>
          </table:table-cell>
        </table:table-row>
        <table:table-row>
          <table:table-cell office:value="1357" office:value-type="float"/>
          <table:table-cell office:value-type="string">
            <text:p>17314834060</text:p>
          </table:table-cell>
        </table:table-row>
        <table:table-row>
          <table:table-cell office:value="1358" office:value-type="float"/>
          <table:table-cell office:value-type="string">
            <text:p>16601430634</text:p>
          </table:table-cell>
        </table:table-row>
        <table:table-row>
          <table:table-cell office:value="1359" office:value-type="float"/>
          <table:table-cell office:value-type="string">
            <text:p>18904574609</text:p>
          </table:table-cell>
        </table:table-row>
        <table:table-row>
          <table:table-cell office:value="1360" office:value-type="float"/>
          <table:table-cell office:value-type="string">
            <text:p>20278366257</text:p>
          </table:table-cell>
        </table:table-row>
        <table:table-row>
          <table:table-cell office:value="1361" office:value-type="float"/>
          <table:table-cell office:value-type="string">
            <text:p>17764385115</text:p>
          </table:table-cell>
        </table:table-row>
        <table:table-row>
          <table:table-cell office:value="1362" office:value-type="float"/>
          <table:table-cell office:value-type="string">
            <text:p>15398595120</text:p>
          </table:table-cell>
        </table:table-row>
        <table:table-row>
          <table:table-cell office:value="1363" office:value-type="float"/>
          <table:table-cell office:value-type="string">
            <text:p>15330297238</text:p>
          </table:table-cell>
        </table:table-row>
        <table:table-row>
          <table:table-cell office:value="1364" office:value-type="float"/>
          <table:table-cell office:value-type="string">
            <text:p>15602197954</text:p>
          </table:table-cell>
        </table:table-row>
        <table:table-row>
          <table:table-cell office:value="1365" office:value-type="float"/>
          <table:table-cell office:value-type="string">
            <text:p>19422182668</text:p>
          </table:table-cell>
        </table:table-row>
        <table:table-row>
          <table:table-cell office:value="1366" office:value-type="float"/>
          <table:table-cell office:value-type="string">
            <text:p>15803239963</text:p>
          </table:table-cell>
        </table:table-row>
        <table:table-row>
          <table:table-cell office:value="1367" office:value-type="float"/>
          <table:table-cell office:value-type="string">
            <text:p>16627910690</text:p>
          </table:table-cell>
        </table:table-row>
        <table:table-row>
          <table:table-cell office:value="1368" office:value-type="float"/>
          <table:table-cell office:value-type="string">
            <text:p>16821481172</text:p>
          </table:table-cell>
        </table:table-row>
        <table:table-row>
          <table:table-cell office:value="1369" office:value-type="float"/>
          <table:table-cell office:value-type="string">
            <text:p>16588014191</text:p>
          </table:table-cell>
        </table:table-row>
        <table:table-row>
          <table:table-cell office:value="1370" office:value-type="float"/>
          <table:table-cell office:value-type="string">
            <text:p>16372140853</text:p>
          </table:table-cell>
        </table:table-row>
        <table:table-row>
          <table:table-cell office:value="1371" office:value-type="float"/>
          <table:table-cell office:value-type="string">
            <text:p>16504998191</text:p>
          </table:table-cell>
        </table:table-row>
        <table:table-row>
          <table:table-cell office:value="1372" office:value-type="float"/>
          <table:table-cell office:value-type="string">
            <text:p>17514147257</text:p>
          </table:table-cell>
        </table:table-row>
        <table:table-row>
          <table:table-cell office:value="1373" office:value-type="float"/>
          <table:table-cell office:value-type="string">
            <text:p>19965818155</text:p>
          </table:table-cell>
        </table:table-row>
        <table:table-row>
          <table:table-cell office:value="1374" office:value-type="float"/>
          <table:table-cell office:value-type="string">
            <text:p>16382828190</text:p>
          </table:table-cell>
        </table:table-row>
        <table:table-row>
          <table:table-cell office:value="1375" office:value-type="float"/>
          <table:table-cell office:value-type="string">
            <text:p>16520011008</text:p>
          </table:table-cell>
        </table:table-row>
        <table:table-row>
          <table:table-cell office:value="1376" office:value-type="float"/>
          <table:table-cell office:value-type="string">
            <text:p>19939256242</text:p>
          </table:table-cell>
        </table:table-row>
        <table:table-row>
          <table:table-cell office:value="1377" office:value-type="float"/>
          <table:table-cell office:value-type="string">
            <text:p>17137697998</text:p>
          </table:table-cell>
        </table:table-row>
        <table:table-row>
          <table:table-cell office:value="1378" office:value-type="float"/>
          <table:table-cell office:value-type="string">
            <text:p>17610472962</text:p>
          </table:table-cell>
        </table:table-row>
        <table:table-row>
          <table:table-cell office:value="1379" office:value-type="float"/>
          <table:table-cell office:value-type="string">
            <text:p>15597181405</text:p>
          </table:table-cell>
        </table:table-row>
        <table:table-row>
          <table:table-cell office:value="1380" office:value-type="float"/>
          <table:table-cell office:value-type="string">
            <text:p>18636674923</text:p>
          </table:table-cell>
        </table:table-row>
        <table:table-row>
          <table:table-cell office:value="1381" office:value-type="float"/>
          <table:table-cell office:value-type="string">
            <text:p>19224437166</text:p>
          </table:table-cell>
        </table:table-row>
        <table:table-row>
          <table:table-cell office:value="1382" office:value-type="float"/>
          <table:table-cell office:value-type="string">
            <text:p>15829161893</text:p>
          </table:table-cell>
        </table:table-row>
        <table:table-row>
          <table:table-cell office:value="1383" office:value-type="float"/>
          <table:table-cell office:value-type="string">
            <text:p>17124811848</text:p>
          </table:table-cell>
        </table:table-row>
        <table:table-row>
          <table:table-cell office:value="1384" office:value-type="float"/>
          <table:table-cell office:value-type="string">
            <text:p>16527212962</text:p>
          </table:table-cell>
        </table:table-row>
        <table:table-row>
          <table:table-cell office:value="1385" office:value-type="float"/>
          <table:table-cell office:value-type="string">
            <text:p>14174182445</text:p>
          </table:table-cell>
        </table:table-row>
        <table:table-row>
          <table:table-cell office:value="1386" office:value-type="float"/>
          <table:table-cell office:value-type="string">
            <text:p>17269792724</text:p>
          </table:table-cell>
        </table:table-row>
        <table:table-row>
          <table:table-cell office:value="1387" office:value-type="float"/>
          <table:table-cell office:value-type="string">
            <text:p>16429834292</text:p>
          </table:table-cell>
        </table:table-row>
        <table:table-row>
          <table:table-cell office:value="1388" office:value-type="float"/>
          <table:table-cell office:value-type="string">
            <text:p>16462445573</text:p>
          </table:table-cell>
        </table:table-row>
        <table:table-row>
          <table:table-cell office:value="1389" office:value-type="float"/>
          <table:table-cell office:value-type="string">
            <text:p>14550569970</text:p>
          </table:table-cell>
        </table:table-row>
        <table:table-row>
          <table:table-cell office:value="1390" office:value-type="float"/>
          <table:table-cell office:value-type="string">
            <text:p>18859588062</text:p>
          </table:table-cell>
        </table:table-row>
        <table:table-row>
          <table:table-cell office:value="1391" office:value-type="float"/>
          <table:table-cell office:value-type="string">
            <text:p>17509321670</text:p>
          </table:table-cell>
        </table:table-row>
        <table:table-row>
          <table:table-cell office:value="1392" office:value-type="float"/>
          <table:table-cell office:value-type="string">
            <text:p>18732451991</text:p>
          </table:table-cell>
        </table:table-row>
        <table:table-row>
          <table:table-cell office:value="1393" office:value-type="float"/>
          <table:table-cell office:value-type="string">
            <text:p>16279689325</text:p>
          </table:table-cell>
        </table:table-row>
        <table:table-row>
          <table:table-cell office:value="1394" office:value-type="float"/>
          <table:table-cell office:value-type="string">
            <text:p>19469021400</text:p>
          </table:table-cell>
        </table:table-row>
        <table:table-row>
          <table:table-cell office:value="1395" office:value-type="float"/>
          <table:table-cell office:value-type="string">
            <text:p/>
          </table:table-cell>
        </table:table-row>
        <table:table-row>
          <table:table-cell office:value="1396" office:value-type="float"/>
          <table:table-cell office:value-type="string">
            <text:p>16614355667</text:p>
          </table:table-cell>
        </table:table-row>
        <table:table-row>
          <table:table-cell office:value="1397" office:value-type="float"/>
          <table:table-cell office:value-type="string">
            <text:p>19097321291</text:p>
          </table:table-cell>
        </table:table-row>
        <table:table-row>
          <table:table-cell office:value="1398" office:value-type="float"/>
          <table:table-cell office:value-type="string">
            <text:p>20435609636</text:p>
          </table:table-cell>
        </table:table-row>
        <table:table-row>
          <table:table-cell office:value="1399" office:value-type="float"/>
          <table:table-cell office:value-type="string">
            <text:p>18142134236</text:p>
          </table:table-cell>
        </table:table-row>
        <table:table-row>
          <table:table-cell office:value="1400" office:value-type="float"/>
          <table:table-cell office:value-type="string">
            <text:p>17879398061</text:p>
          </table:table-cell>
        </table:table-row>
        <table:table-row>
          <table:table-cell office:value="1401" office:value-type="float"/>
          <table:table-cell office:value-type="string">
            <text:p>17864939442</text:p>
          </table:table-cell>
        </table:table-row>
        <table:table-row>
          <table:table-cell office:value="1402" office:value-type="float"/>
          <table:table-cell office:value-type="string">
            <text:p>16552701162</text:p>
          </table:table-cell>
        </table:table-row>
        <table:table-row>
          <table:table-cell office:value="1403" office:value-type="float"/>
          <table:table-cell office:value-type="string">
            <text:p>19569215117</text:p>
          </table:table-cell>
        </table:table-row>
        <table:table-row>
          <table:table-cell office:value="1404" office:value-type="float"/>
          <table:table-cell office:value-type="string">
            <text:p>20261479229</text:p>
          </table:table-cell>
        </table:table-row>
        <table:table-row>
          <table:table-cell office:value="1405" office:value-type="float"/>
          <table:table-cell office:value-type="string">
            <text:p>15228982179</text:p>
          </table:table-cell>
        </table:table-row>
        <table:table-row>
          <table:table-cell office:value="1406" office:value-type="float"/>
          <table:table-cell office:value-type="string">
            <text:p/>
          </table:table-cell>
        </table:table-row>
        <table:table-row>
          <table:table-cell office:value="1407" office:value-type="float"/>
          <table:table-cell office:value-type="string">
            <text:p>15324021110</text:p>
          </table:table-cell>
        </table:table-row>
        <table:table-row>
          <table:table-cell office:value="1408" office:value-type="float"/>
          <table:table-cell office:value-type="string">
            <text:p>16453484481</text:p>
          </table:table-cell>
        </table:table-row>
        <table:table-row>
          <table:table-cell office:value="1409" office:value-type="float"/>
          <table:table-cell office:value-type="string">
            <text:p>16095726687</text:p>
          </table:table-cell>
        </table:table-row>
        <table:table-row>
          <table:table-cell office:value="1410" office:value-type="float"/>
          <table:table-cell office:value-type="string">
            <text:p>17005292432</text:p>
          </table:table-cell>
        </table:table-row>
        <table:table-row>
          <table:table-cell office:value="1411" office:value-type="float"/>
          <table:table-cell office:value-type="string">
            <text:p>16711487878</text:p>
          </table:table-cell>
        </table:table-row>
        <table:table-row>
          <table:table-cell office:value="1412" office:value-type="float"/>
          <table:table-cell office:value-type="string">
            <text:p>16280569377</text:p>
          </table:table-cell>
        </table:table-row>
        <table:table-row>
          <table:table-cell office:value="1413" office:value-type="float"/>
          <table:table-cell office:value-type="string">
            <text:p>17759160312</text:p>
          </table:table-cell>
        </table:table-row>
        <table:table-row>
          <table:table-cell office:value="1414" office:value-type="float"/>
          <table:table-cell office:value-type="string">
            <text:p>15615305144</text:p>
          </table:table-cell>
        </table:table-row>
        <table:table-row>
          <table:table-cell office:value="1415" office:value-type="float"/>
          <table:table-cell office:value-type="string">
            <text:p>16052665856</text:p>
          </table:table-cell>
        </table:table-row>
        <table:table-row>
          <table:table-cell office:value="1416" office:value-type="float"/>
          <table:table-cell office:value-type="string">
            <text:p>16863009384</text:p>
          </table:table-cell>
        </table:table-row>
        <table:table-row>
          <table:table-cell office:value="1417" office:value-type="float"/>
          <table:table-cell office:value-type="string">
            <text:p>18674106294</text:p>
          </table:table-cell>
        </table:table-row>
        <table:table-row>
          <table:table-cell office:value="1418" office:value-type="float"/>
          <table:table-cell office:value-type="string">
            <text:p>16360997898</text:p>
          </table:table-cell>
        </table:table-row>
        <table:table-row>
          <table:table-cell office:value="1419" office:value-type="float"/>
          <table:table-cell office:value-type="string">
            <text:p>17840479503</text:p>
          </table:table-cell>
        </table:table-row>
        <table:table-row>
          <table:table-cell office:value="1420" office:value-type="float"/>
          <table:table-cell office:value-type="string">
            <text:p>15387311978</text:p>
          </table:table-cell>
        </table:table-row>
        <table:table-row>
          <table:table-cell office:value="1421" office:value-type="float"/>
          <table:table-cell office:value-type="string">
            <text:p>17169269096</text:p>
          </table:table-cell>
        </table:table-row>
        <table:table-row>
          <table:table-cell office:value="1422" office:value-type="float"/>
          <table:table-cell office:value-type="string">
            <text:p>17946232607</text:p>
          </table:table-cell>
        </table:table-row>
        <table:table-row>
          <table:table-cell office:value="1423" office:value-type="float"/>
          <table:table-cell office:value-type="string">
            <text:p>19053742170</text:p>
          </table:table-cell>
        </table:table-row>
        <table:table-row>
          <table:table-cell office:value="1424" office:value-type="float"/>
          <table:table-cell office:value-type="string">
            <text:p>17481226879</text:p>
          </table:table-cell>
        </table:table-row>
        <table:table-row>
          <table:table-cell office:value="1425" office:value-type="float"/>
          <table:table-cell office:value-type="string">
            <text:p>17632910376</text:p>
          </table:table-cell>
        </table:table-row>
        <table:table-row>
          <table:table-cell office:value="1426" office:value-type="float"/>
          <table:table-cell office:value-type="string">
            <text:p>16367914701</text:p>
          </table:table-cell>
        </table:table-row>
        <table:table-row>
          <table:table-cell office:value="1427" office:value-type="float"/>
          <table:table-cell office:value-type="string">
            <text:p>18779805049</text:p>
          </table:table-cell>
        </table:table-row>
        <table:table-row>
          <table:table-cell office:value="1428" office:value-type="float"/>
          <table:table-cell office:value-type="string">
            <text:p>16819172193</text:p>
          </table:table-cell>
        </table:table-row>
        <table:table-row>
          <table:table-cell office:value="1429" office:value-type="float"/>
          <table:table-cell office:value-type="string">
            <text:p>16527605981</text:p>
          </table:table-cell>
        </table:table-row>
        <table:table-row>
          <table:table-cell office:value="1430" office:value-type="float"/>
          <table:table-cell office:value-type="string">
            <text:p>20676064663</text:p>
          </table:table-cell>
        </table:table-row>
        <table:table-row>
          <table:table-cell office:value="1431" office:value-type="float"/>
          <table:table-cell office:value-type="string">
            <text:p>16976300103</text:p>
          </table:table-cell>
        </table:table-row>
        <table:table-row>
          <table:table-cell office:value="1432" office:value-type="float"/>
          <table:table-cell office:value-type="string">
            <text:p>15762279191</text:p>
          </table:table-cell>
        </table:table-row>
        <table:table-row>
          <table:table-cell office:value="1433" office:value-type="float"/>
          <table:table-cell office:value-type="string">
            <text:p>19004835758</text:p>
          </table:table-cell>
        </table:table-row>
        <table:table-row>
          <table:table-cell office:value="1434" office:value-type="float"/>
          <table:table-cell office:value-type="string">
            <text:p>18447616401</text:p>
          </table:table-cell>
        </table:table-row>
        <table:table-row>
          <table:table-cell office:value="1435" office:value-type="float"/>
          <table:table-cell office:value-type="string">
            <text:p>19971338935</text:p>
          </table:table-cell>
        </table:table-row>
        <table:table-row>
          <table:table-cell office:value="1436" office:value-type="float"/>
          <table:table-cell office:value-type="string">
            <text:p>19665459233</text:p>
          </table:table-cell>
        </table:table-row>
        <table:table-row>
          <table:table-cell office:value="1437" office:value-type="float"/>
          <table:table-cell office:value-type="string">
            <text:p>16764682820</text:p>
          </table:table-cell>
        </table:table-row>
        <table:table-row>
          <table:table-cell office:value="1438" office:value-type="float"/>
          <table:table-cell office:value-type="string">
            <text:p>18671503491</text:p>
          </table:table-cell>
        </table:table-row>
        <table:table-row>
          <table:table-cell office:value="1439" office:value-type="float"/>
          <table:table-cell office:value-type="string">
            <text:p>16670128773</text:p>
          </table:table-cell>
        </table:table-row>
        <table:table-row>
          <table:table-cell office:value="1440" office:value-type="float"/>
          <table:table-cell office:value-type="string">
            <text:p/>
          </table:table-cell>
        </table:table-row>
        <table:table-row>
          <table:table-cell office:value="1441" office:value-type="float"/>
          <table:table-cell office:value-type="string">
            <text:p>17577052499</text:p>
          </table:table-cell>
        </table:table-row>
        <table:table-row>
          <table:table-cell office:value="1442" office:value-type="float"/>
          <table:table-cell office:value-type="string">
            <text:p>17795649146</text:p>
          </table:table-cell>
        </table:table-row>
        <table:table-row>
          <table:table-cell office:value="1443" office:value-type="float"/>
          <table:table-cell office:value-type="string">
            <text:p>20515629536</text:p>
          </table:table-cell>
        </table:table-row>
        <table:table-row>
          <table:table-cell office:value="1444" office:value-type="float"/>
          <table:table-cell office:value-type="string">
            <text:p>18628510897</text:p>
          </table:table-cell>
        </table:table-row>
        <table:table-row>
          <table:table-cell office:value="1445" office:value-type="float"/>
          <table:table-cell office:value-type="string">
            <text:p>14794895435</text:p>
          </table:table-cell>
        </table:table-row>
        <table:table-row>
          <table:table-cell office:value="1446" office:value-type="float"/>
          <table:table-cell office:value-type="string">
            <text:p>19605318583</text:p>
          </table:table-cell>
        </table:table-row>
        <table:table-row>
          <table:table-cell office:value="1447" office:value-type="float"/>
          <table:table-cell office:value-type="string">
            <text:p>16630514956</text:p>
          </table:table-cell>
        </table:table-row>
        <table:table-row>
          <table:table-cell office:value="1448" office:value-type="float"/>
          <table:table-cell office:value-type="string">
            <text:p>14809364483</text:p>
          </table:table-cell>
        </table:table-row>
        <table:table-row>
          <table:table-cell office:value="1449" office:value-type="float"/>
          <table:table-cell office:value-type="string">
            <text:p>20438716551</text:p>
          </table:table-cell>
        </table:table-row>
        <table:table-row>
          <table:table-cell office:value="1450" office:value-type="float"/>
          <table:table-cell office:value-type="string">
            <text:p>18442197281</text:p>
          </table:table-cell>
        </table:table-row>
        <table:table-row>
          <table:table-cell office:value="1451" office:value-type="float"/>
          <table:table-cell office:value-type="string">
            <text:p>17067990199</text:p>
          </table:table-cell>
        </table:table-row>
        <table:table-row>
          <table:table-cell office:value="1452" office:value-type="float"/>
          <table:table-cell office:value-type="string">
            <text:p>14590806679</text:p>
          </table:table-cell>
        </table:table-row>
        <table:table-row>
          <table:table-cell office:value="1453" office:value-type="float"/>
          <table:table-cell office:value-type="string">
            <text:p>14451696066</text:p>
          </table:table-cell>
        </table:table-row>
        <table:table-row>
          <table:table-cell office:value="1454" office:value-type="float"/>
          <table:table-cell office:value-type="string">
            <text:p>18453283285</text:p>
          </table:table-cell>
        </table:table-row>
        <table:table-row>
          <table:table-cell office:value="1455" office:value-type="float"/>
          <table:table-cell office:value-type="string">
            <text:p>19826770026</text:p>
          </table:table-cell>
        </table:table-row>
        <table:table-row>
          <table:table-cell office:value="1456" office:value-type="float"/>
          <table:table-cell office:value-type="string">
            <text:p>17466461498</text:p>
          </table:table-cell>
        </table:table-row>
        <table:table-row>
          <table:table-cell office:value="1457" office:value-type="float"/>
          <table:table-cell office:value-type="string">
            <text:p>15971866928</text:p>
          </table:table-cell>
        </table:table-row>
        <table:table-row>
          <table:table-cell office:value="1458" office:value-type="float"/>
          <table:table-cell office:value-type="string">
            <text:p>18442975303</text:p>
          </table:table-cell>
        </table:table-row>
        <table:table-row>
          <table:table-cell office:value="1459" office:value-type="float"/>
          <table:table-cell office:value-type="string">
            <text:p>16449422079</text:p>
          </table:table-cell>
        </table:table-row>
        <table:table-row>
          <table:table-cell office:value="1460" office:value-type="float"/>
          <table:table-cell office:value-type="string">
            <text:p>18436457396</text:p>
          </table:table-cell>
        </table:table-row>
        <table:table-row>
          <table:table-cell office:value="1461" office:value-type="float"/>
          <table:table-cell office:value-type="string">
            <text:p>15869337322</text:p>
          </table:table-cell>
        </table:table-row>
        <table:table-row>
          <table:table-cell office:value="1462" office:value-type="float"/>
          <table:table-cell office:value-type="string">
            <text:p>17767688653</text:p>
          </table:table-cell>
        </table:table-row>
        <table:table-row>
          <table:table-cell office:value="1463" office:value-type="float"/>
          <table:table-cell office:value-type="string">
            <text:p>17803569900</text:p>
          </table:table-cell>
        </table:table-row>
        <table:table-row>
          <table:table-cell office:value="1464" office:value-type="float"/>
          <table:table-cell office:value-type="string">
            <text:p>14758074492</text:p>
          </table:table-cell>
        </table:table-row>
        <table:table-row>
          <table:table-cell office:value="1465" office:value-type="float"/>
          <table:table-cell office:value-type="string">
            <text:p>20044623603</text:p>
          </table:table-cell>
        </table:table-row>
        <table:table-row>
          <table:table-cell office:value="1466" office:value-type="float"/>
          <table:table-cell office:value-type="string">
            <text:p>16558096403</text:p>
          </table:table-cell>
        </table:table-row>
        <table:table-row>
          <table:table-cell office:value="1467" office:value-type="float"/>
          <table:table-cell office:value-type="string">
            <text:p>18843725414</text:p>
          </table:table-cell>
        </table:table-row>
        <table:table-row>
          <table:table-cell office:value="1468" office:value-type="float"/>
          <table:table-cell office:value-type="string">
            <text:p/>
          </table:table-cell>
        </table:table-row>
        <table:table-row>
          <table:table-cell office:value="1469" office:value-type="float"/>
          <table:table-cell office:value-type="string">
            <text:p>15748037993</text:p>
          </table:table-cell>
        </table:table-row>
        <table:table-row>
          <table:table-cell office:value="1470" office:value-type="float"/>
          <table:table-cell office:value-type="string">
            <text:p>20369513553</text:p>
          </table:table-cell>
        </table:table-row>
        <table:table-row>
          <table:table-cell office:value="1471" office:value-type="float"/>
          <table:table-cell office:value-type="string">
            <text:p>16554950799</text:p>
          </table:table-cell>
        </table:table-row>
        <table:table-row>
          <table:table-cell office:value="1472" office:value-type="float"/>
          <table:table-cell office:value-type="string">
            <text:p>17681721701</text:p>
          </table:table-cell>
        </table:table-row>
        <table:table-row>
          <table:table-cell office:value="1473" office:value-type="float"/>
          <table:table-cell office:value-type="string">
            <text:p>15484989122</text:p>
          </table:table-cell>
        </table:table-row>
        <table:table-row>
          <table:table-cell office:value="1474" office:value-type="float"/>
          <table:table-cell office:value-type="string">
            <text:p>18671812403</text:p>
          </table:table-cell>
        </table:table-row>
        <table:table-row>
          <table:table-cell office:value="1475" office:value-type="float"/>
          <table:table-cell office:value-type="string">
            <text:p>19675367436</text:p>
          </table:table-cell>
        </table:table-row>
        <table:table-row>
          <table:table-cell office:value="1476" office:value-type="float"/>
          <table:table-cell office:value-type="string">
            <text:p>16733504268</text:p>
          </table:table-cell>
        </table:table-row>
        <table:table-row>
          <table:table-cell office:value="1477" office:value-type="float"/>
          <table:table-cell office:value-type="string">
            <text:p>16618416176</text:p>
          </table:table-cell>
        </table:table-row>
        <table:table-row>
          <table:table-cell office:value="1478" office:value-type="float"/>
          <table:table-cell office:value-type="string">
            <text:p/>
          </table:table-cell>
        </table:table-row>
        <table:table-row>
          <table:table-cell office:value="1479" office:value-type="float"/>
          <table:table-cell office:value-type="string">
            <text:p>14639887418</text:p>
          </table:table-cell>
        </table:table-row>
        <table:table-row>
          <table:table-cell office:value="1480" office:value-type="float"/>
          <table:table-cell office:value-type="string">
            <text:p>18414248668</text:p>
          </table:table-cell>
        </table:table-row>
        <table:table-row>
          <table:table-cell office:value="1481" office:value-type="float"/>
          <table:table-cell office:value-type="string">
            <text:p>20078675862</text:p>
          </table:table-cell>
        </table:table-row>
        <table:table-row>
          <table:table-cell office:value="1482" office:value-type="float"/>
          <table:table-cell office:value-type="string">
            <text:p>19132464259</text:p>
          </table:table-cell>
        </table:table-row>
        <table:table-row>
          <table:table-cell office:value="1483" office:value-type="float"/>
          <table:table-cell office:value-type="string">
            <text:p>17501769068</text:p>
          </table:table-cell>
        </table:table-row>
        <table:table-row>
          <table:table-cell office:value="1484" office:value-type="float"/>
          <table:table-cell office:value-type="string">
            <text:p>17396138805</text:p>
          </table:table-cell>
        </table:table-row>
        <table:table-row>
          <table:table-cell office:value="1485" office:value-type="float"/>
          <table:table-cell office:value-type="string">
            <text:p>18652304276</text:p>
          </table:table-cell>
        </table:table-row>
        <table:table-row>
          <table:table-cell office:value="1486" office:value-type="float"/>
          <table:table-cell office:value-type="string">
            <text:p>16454482179</text:p>
          </table:table-cell>
        </table:table-row>
        <table:table-row>
          <table:table-cell office:value="1487" office:value-type="float"/>
          <table:table-cell office:value-type="string">
            <text:p>14465523465</text:p>
          </table:table-cell>
        </table:table-row>
        <table:table-row>
          <table:table-cell office:value="1488" office:value-type="float"/>
          <table:table-cell office:value-type="string">
            <text:p>16540385162</text:p>
          </table:table-cell>
        </table:table-row>
        <table:table-row>
          <table:table-cell office:value="1489" office:value-type="float"/>
          <table:table-cell office:value-type="string">
            <text:p>19552154082</text:p>
          </table:table-cell>
        </table:table-row>
        <table:table-row>
          <table:table-cell office:value="1490" office:value-type="float"/>
          <table:table-cell office:value-type="string">
            <text:p>16429834191</text:p>
          </table:table-cell>
        </table:table-row>
        <table:table-row>
          <table:table-cell office:value="1491" office:value-type="float"/>
          <table:table-cell office:value-type="string">
            <text:p>18926606012</text:p>
          </table:table-cell>
        </table:table-row>
        <table:table-row>
          <table:table-cell office:value="1492" office:value-type="float"/>
          <table:table-cell office:value-type="string">
            <text:p>17988427151</text:p>
          </table:table-cell>
        </table:table-row>
        <table:table-row>
          <table:table-cell office:value="1493" office:value-type="float"/>
          <table:table-cell office:value-type="string">
            <text:p>13589732404</text:p>
          </table:table-cell>
        </table:table-row>
        <table:table-row>
          <table:table-cell office:value="1494" office:value-type="float"/>
          <table:table-cell office:value-type="string">
            <text:p>16606115651</text:p>
          </table:table-cell>
        </table:table-row>
        <table:table-row>
          <table:table-cell office:value="1495" office:value-type="float"/>
          <table:table-cell office:value-type="string">
            <text:p>16360546562</text:p>
          </table:table-cell>
        </table:table-row>
        <table:table-row>
          <table:table-cell office:value="1496" office:value-type="float"/>
          <table:table-cell office:value-type="string">
            <text:p>18835892639</text:p>
          </table:table-cell>
        </table:table-row>
        <table:table-row>
          <table:table-cell office:value="1497" office:value-type="float"/>
          <table:table-cell office:value-type="string">
            <text:p>18492647417</text:p>
          </table:table-cell>
        </table:table-row>
        <table:table-row>
          <table:table-cell office:value="1498" office:value-type="float"/>
          <table:table-cell office:value-type="string">
            <text:p>18470987621</text:p>
          </table:table-cell>
        </table:table-row>
        <table:table-row>
          <table:table-cell office:value="1499" office:value-type="float"/>
          <table:table-cell office:value-type="string">
            <text:p>16457942606</text:p>
          </table:table-cell>
        </table:table-row>
        <table:table-row>
          <table:table-cell office:value="1500" office:value-type="float"/>
          <table:table-cell office:value-type="string">
            <text:p>17095198696</text:p>
          </table:table-cell>
        </table:table-row>
        <table:table-row>
          <table:table-cell office:value="1501" office:value-type="float"/>
          <table:table-cell office:value-type="string">
            <text:p>18734698631</text:p>
          </table:table-cell>
        </table:table-row>
        <table:table-row>
          <table:table-cell office:value="1502" office:value-type="float"/>
          <table:table-cell office:value-type="string">
            <text:p>18063547776</text:p>
          </table:table-cell>
        </table:table-row>
        <table:table-row>
          <table:table-cell office:value="1503" office:value-type="float"/>
          <table:table-cell office:value-type="string">
            <text:p>16421696165</text:p>
          </table:table-cell>
        </table:table-row>
        <table:table-row>
          <table:table-cell office:value="1504" office:value-type="float"/>
          <table:table-cell office:value-type="string">
            <text:p>18720405766</text:p>
          </table:table-cell>
        </table:table-row>
        <table:table-row>
          <table:table-cell office:value="1505" office:value-type="float"/>
          <table:table-cell office:value-type="string">
            <text:p>18481082687</text:p>
          </table:table-cell>
        </table:table-row>
        <table:table-row>
          <table:table-cell office:value="1506" office:value-type="float"/>
          <table:table-cell office:value-type="string">
            <text:p>16560549784</text:p>
          </table:table-cell>
        </table:table-row>
        <table:table-row>
          <table:table-cell office:value="1507" office:value-type="float"/>
          <table:table-cell office:value-type="string">
            <text:p>15184886900</text:p>
          </table:table-cell>
        </table:table-row>
        <table:table-row>
          <table:table-cell office:value="1508" office:value-type="float"/>
          <table:table-cell office:value-type="string">
            <text:p>18081411450</text:p>
          </table:table-cell>
        </table:table-row>
        <table:table-row>
          <table:table-cell office:value="1509" office:value-type="float"/>
          <table:table-cell office:value-type="string">
            <text:p>14203055095</text:p>
          </table:table-cell>
        </table:table-row>
        <table:table-row>
          <table:table-cell office:value="1510" office:value-type="float"/>
          <table:table-cell office:value-type="string">
            <text:p>19964435639</text:p>
          </table:table-cell>
        </table:table-row>
        <table:table-row>
          <table:table-cell office:value="1511" office:value-type="float"/>
          <table:table-cell office:value-type="string">
            <text:p>16549503995</text:p>
          </table:table-cell>
        </table:table-row>
        <table:table-row>
          <table:table-cell office:value="1512" office:value-type="float"/>
          <table:table-cell office:value-type="string">
            <text:p>19831957831</text:p>
          </table:table-cell>
        </table:table-row>
        <table:table-row>
          <table:table-cell office:value="1513" office:value-type="float"/>
          <table:table-cell office:value-type="string">
            <text:p>18865851643</text:p>
          </table:table-cell>
        </table:table-row>
        <table:table-row>
          <table:table-cell office:value="1514" office:value-type="float"/>
          <table:table-cell office:value-type="string">
            <text:p>17733622181</text:p>
          </table:table-cell>
        </table:table-row>
        <table:table-row>
          <table:table-cell office:value="1515" office:value-type="float"/>
          <table:table-cell office:value-type="string">
            <text:p>17132932755</text:p>
          </table:table-cell>
        </table:table-row>
        <table:table-row>
          <table:table-cell office:value="1516" office:value-type="float"/>
          <table:table-cell office:value-type="string">
            <text:p>20677887813</text:p>
          </table:table-cell>
        </table:table-row>
        <table:table-row>
          <table:table-cell office:value="1517" office:value-type="float"/>
          <table:table-cell office:value-type="string">
            <text:p>20035719615</text:p>
          </table:table-cell>
        </table:table-row>
        <table:table-row>
          <table:table-cell office:value="1518" office:value-type="float"/>
          <table:table-cell office:value-type="string">
            <text:p>16853562907</text:p>
          </table:table-cell>
        </table:table-row>
        <table:table-row>
          <table:table-cell office:value="1519" office:value-type="float"/>
          <table:table-cell office:value-type="string">
            <text:p>18439254902</text:p>
          </table:table-cell>
        </table:table-row>
        <table:table-row>
          <table:table-cell office:value="1520" office:value-type="float"/>
          <table:table-cell office:value-type="string">
            <text:p>16873580820</text:p>
          </table:table-cell>
        </table:table-row>
        <table:table-row>
          <table:table-cell office:value="1521" office:value-type="float"/>
          <table:table-cell office:value-type="string">
            <text:p>20626391446</text:p>
          </table:table-cell>
        </table:table-row>
        <table:table-row>
          <table:table-cell office:value="1522" office:value-type="float"/>
          <table:table-cell office:value-type="string">
            <text:p>18379690838</text:p>
          </table:table-cell>
        </table:table-row>
        <table:table-row>
          <table:table-cell office:value="1523" office:value-type="float"/>
          <table:table-cell office:value-type="string">
            <text:p>14803084548</text:p>
          </table:table-cell>
        </table:table-row>
        <table:table-row>
          <table:table-cell office:value="1524" office:value-type="float"/>
          <table:table-cell office:value-type="string">
            <text:p>17871755625</text:p>
          </table:table-cell>
        </table:table-row>
        <table:table-row>
          <table:table-cell office:value="1525" office:value-type="float"/>
          <table:table-cell office:value-type="string">
            <text:p>16966380424</text:p>
          </table:table-cell>
        </table:table-row>
        <table:table-row>
          <table:table-cell office:value="1526" office:value-type="float"/>
          <table:table-cell office:value-type="string">
            <text:p>16488336408</text:p>
          </table:table-cell>
        </table:table-row>
        <table:table-row>
          <table:table-cell office:value="1527" office:value-type="float"/>
          <table:table-cell office:value-type="string">
            <text:p>17175067878</text:p>
          </table:table-cell>
        </table:table-row>
        <table:table-row>
          <table:table-cell office:value="1528" office:value-type="float"/>
          <table:table-cell office:value-type="string">
            <text:p>18001474123</text:p>
          </table:table-cell>
        </table:table-row>
        <table:table-row>
          <table:table-cell office:value="1529" office:value-type="float"/>
          <table:table-cell office:value-type="string">
            <text:p>17855978249</text:p>
          </table:table-cell>
        </table:table-row>
        <table:table-row>
          <table:table-cell office:value="1530" office:value-type="float"/>
          <table:table-cell office:value-type="string">
            <text:p>16547531586</text:p>
          </table:table-cell>
        </table:table-row>
        <table:table-row>
          <table:table-cell office:value="1531" office:value-type="float"/>
          <table:table-cell office:value-type="string">
            <text:p>13578679516</text:p>
          </table:table-cell>
        </table:table-row>
        <table:table-row>
          <table:table-cell office:value="1532" office:value-type="float"/>
          <table:table-cell office:value-type="string">
            <text:p>18209836488</text:p>
          </table:table-cell>
        </table:table-row>
        <table:table-row>
          <table:table-cell office:value="1533" office:value-type="float"/>
          <table:table-cell office:value-type="string">
            <text:p>20744169454</text:p>
          </table:table-cell>
        </table:table-row>
        <table:table-row>
          <table:table-cell office:value="1534" office:value-type="float"/>
          <table:table-cell office:value-type="string">
            <text:p>20176277948</text:p>
          </table:table-cell>
        </table:table-row>
        <table:table-row>
          <table:table-cell office:value="1535" office:value-type="float"/>
          <table:table-cell office:value-type="string">
            <text:p>13364952468</text:p>
          </table:table-cell>
        </table:table-row>
        <table:table-row>
          <table:table-cell office:value="1536" office:value-type="float"/>
          <table:table-cell office:value-type="string">
            <text:p>18492880726</text:p>
          </table:table-cell>
        </table:table-row>
        <table:table-row>
          <table:table-cell office:value="1537" office:value-type="float"/>
          <table:table-cell office:value-type="string">
            <text:p>17951389722</text:p>
          </table:table-cell>
        </table:table-row>
        <table:table-row>
          <table:table-cell office:value="1538" office:value-type="float"/>
          <table:table-cell office:value-type="string">
            <text:p>17825071989</text:p>
          </table:table-cell>
        </table:table-row>
        <table:table-row>
          <table:table-cell office:value="1539" office:value-type="float"/>
          <table:table-cell office:value-type="string">
            <text:p>16424132740</text:p>
          </table:table-cell>
        </table:table-row>
        <table:table-row>
          <table:table-cell office:value="1540" office:value-type="float"/>
          <table:table-cell office:value-type="string">
            <text:p>18626025072</text:p>
          </table:table-cell>
        </table:table-row>
        <table:table-row>
          <table:table-cell office:value="1541" office:value-type="float"/>
          <table:table-cell office:value-type="string">
            <text:p>18846288938</text:p>
          </table:table-cell>
        </table:table-row>
        <table:table-row>
          <table:table-cell office:value="1542" office:value-type="float"/>
          <table:table-cell office:value-type="string">
            <text:p/>
          </table:table-cell>
        </table:table-row>
        <table:table-row>
          <table:table-cell office:value="1543" office:value-type="float"/>
          <table:table-cell office:value-type="string">
            <text:p>15961195396</text:p>
          </table:table-cell>
        </table:table-row>
        <table:table-row>
          <table:table-cell office:value="1544" office:value-type="float"/>
          <table:table-cell office:value-type="string">
            <text:p>18746004891</text:p>
          </table:table-cell>
        </table:table-row>
        <table:table-row>
          <table:table-cell office:value="1545" office:value-type="float"/>
          <table:table-cell office:value-type="string">
            <text:p>14153828450</text:p>
          </table:table-cell>
        </table:table-row>
        <table:table-row>
          <table:table-cell office:value="1546" office:value-type="float"/>
          <table:table-cell office:value-type="string">
            <text:p>19400259554</text:p>
          </table:table-cell>
        </table:table-row>
        <table:table-row>
          <table:table-cell office:value="1547" office:value-type="float"/>
          <table:table-cell office:value-type="string">
            <text:p>19268551410</text:p>
          </table:table-cell>
        </table:table-row>
        <table:table-row>
          <table:table-cell office:value="1548" office:value-type="float"/>
          <table:table-cell office:value-type="string">
            <text:p>16751247983</text:p>
          </table:table-cell>
        </table:table-row>
        <table:table-row>
          <table:table-cell office:value="1549" office:value-type="float"/>
          <table:table-cell office:value-type="string">
            <text:p>17971335711</text:p>
          </table:table-cell>
        </table:table-row>
        <table:table-row>
          <table:table-cell office:value="1550" office:value-type="float"/>
          <table:table-cell office:value-type="string">
            <text:p>18545677115</text:p>
          </table:table-cell>
        </table:table-row>
        <table:table-row>
          <table:table-cell office:value="1551" office:value-type="float"/>
          <table:table-cell office:value-type="string">
            <text:p>16766301489</text:p>
          </table:table-cell>
        </table:table-row>
        <table:table-row>
          <table:table-cell office:value="1552" office:value-type="float"/>
          <table:table-cell office:value-type="string">
            <text:p>19908904430</text:p>
          </table:table-cell>
        </table:table-row>
        <table:table-row>
          <table:table-cell office:value="1553" office:value-type="float"/>
          <table:table-cell office:value-type="string">
            <text:p>16936141893</text:p>
          </table:table-cell>
        </table:table-row>
        <table:table-row>
          <table:table-cell office:value="1554" office:value-type="float"/>
          <table:table-cell office:value-type="string">
            <text:p>16169265181</text:p>
          </table:table-cell>
        </table:table-row>
        <table:table-row>
          <table:table-cell office:value="1555" office:value-type="float"/>
          <table:table-cell office:value-type="string">
            <text:p>16879624945</text:p>
          </table:table-cell>
        </table:table-row>
        <table:table-row>
          <table:table-cell office:value="1556" office:value-type="float"/>
          <table:table-cell office:value-type="string">
            <text:p>16199107484</text:p>
          </table:table-cell>
        </table:table-row>
        <table:table-row>
          <table:table-cell office:value="1557" office:value-type="float"/>
          <table:table-cell office:value-type="string">
            <text:p>18515442272</text:p>
          </table:table-cell>
        </table:table-row>
        <table:table-row>
          <table:table-cell office:value="1558" office:value-type="float"/>
          <table:table-cell office:value-type="string">
            <text:p>21430015994</text:p>
          </table:table-cell>
        </table:table-row>
        <table:table-row>
          <table:table-cell office:value="1559" office:value-type="float"/>
          <table:table-cell office:value-type="string">
            <text:p>16640557273</text:p>
          </table:table-cell>
        </table:table-row>
        <table:table-row>
          <table:table-cell office:value="1560" office:value-type="float"/>
          <table:table-cell office:value-type="string">
            <text:p>19052103434</text:p>
          </table:table-cell>
        </table:table-row>
        <table:table-row>
          <table:table-cell office:value="1561" office:value-type="float"/>
          <table:table-cell office:value-type="string">
            <text:p>15273700754</text:p>
          </table:table-cell>
        </table:table-row>
        <table:table-row>
          <table:table-cell office:value="1562" office:value-type="float"/>
          <table:table-cell office:value-type="string">
            <text:p>18836578840</text:p>
          </table:table-cell>
        </table:table-row>
        <table:table-row>
          <table:table-cell office:value="1563" office:value-type="float"/>
          <table:table-cell office:value-type="string">
            <text:p>14976659031</text:p>
          </table:table-cell>
        </table:table-row>
        <table:table-row>
          <table:table-cell office:value="1564" office:value-type="float"/>
          <table:table-cell office:value-type="string">
            <text:p>18451228570</text:p>
          </table:table-cell>
        </table:table-row>
        <table:table-row>
          <table:table-cell office:value="1565" office:value-type="float"/>
          <table:table-cell office:value-type="string">
            <text:p>16813366277</text:p>
          </table:table-cell>
        </table:table-row>
        <table:table-row>
          <table:table-cell office:value="1566" office:value-type="float"/>
          <table:table-cell office:value-type="string">
            <text:p>19064175980</text:p>
          </table:table-cell>
        </table:table-row>
        <table:table-row>
          <table:table-cell office:value="1567" office:value-type="float"/>
          <table:table-cell office:value-type="string">
            <text:p>17184286285</text:p>
          </table:table-cell>
        </table:table-row>
        <table:table-row>
          <table:table-cell office:value="1568" office:value-type="float"/>
          <table:table-cell office:value-type="string">
            <text:p>17481204970</text:p>
          </table:table-cell>
        </table:table-row>
        <table:table-row>
          <table:table-cell office:value="1569" office:value-type="float"/>
          <table:table-cell office:value-type="string">
            <text:p>18804917707</text:p>
          </table:table-cell>
        </table:table-row>
        <table:table-row>
          <table:table-cell office:value="1570" office:value-type="float"/>
          <table:table-cell office:value-type="string">
            <text:p>20473499669</text:p>
          </table:table-cell>
        </table:table-row>
        <table:table-row>
          <table:table-cell office:value="1571" office:value-type="float"/>
          <table:table-cell office:value-type="string">
            <text:p>19681837938</text:p>
          </table:table-cell>
        </table:table-row>
        <table:table-row>
          <table:table-cell office:value="1572" office:value-type="float"/>
          <table:table-cell office:value-type="string">
            <text:p>18717318699</text:p>
          </table:table-cell>
        </table:table-row>
        <table:table-row>
          <table:table-cell office:value="1573" office:value-type="float"/>
          <table:table-cell office:value-type="string">
            <text:p>16501889878</text:p>
          </table:table-cell>
        </table:table-row>
        <table:table-row>
          <table:table-cell office:value="1574" office:value-type="float"/>
          <table:table-cell office:value-type="string">
            <text:p>19638176622</text:p>
          </table:table-cell>
        </table:table-row>
        <table:table-row>
          <table:table-cell office:value="1575" office:value-type="float"/>
          <table:table-cell office:value-type="string">
            <text:p>18328565093</text:p>
          </table:table-cell>
        </table:table-row>
        <table:table-row>
          <table:table-cell office:value="1576" office:value-type="float"/>
          <table:table-cell office:value-type="string">
            <text:p>19186950015</text:p>
          </table:table-cell>
        </table:table-row>
        <table:table-row>
          <table:table-cell office:value="1577" office:value-type="float"/>
          <table:table-cell office:value-type="string">
            <text:p>19970437023</text:p>
          </table:table-cell>
        </table:table-row>
        <table:table-row>
          <table:table-cell office:value="1578" office:value-type="float"/>
          <table:table-cell office:value-type="string">
            <text:p>14195940983</text:p>
          </table:table-cell>
        </table:table-row>
        <table:table-row>
          <table:table-cell office:value="1579" office:value-type="float"/>
          <table:table-cell office:value-type="string">
            <text:p>18054077663</text:p>
          </table:table-cell>
        </table:table-row>
        <table:table-row>
          <table:table-cell office:value="1580" office:value-type="float"/>
          <table:table-cell office:value-type="string">
            <text:p>18100358022</text:p>
          </table:table-cell>
        </table:table-row>
        <table:table-row>
          <table:table-cell office:value="1581" office:value-type="float"/>
          <table:table-cell office:value-type="string">
            <text:p>14810704846</text:p>
          </table:table-cell>
        </table:table-row>
        <table:table-row>
          <table:table-cell office:value="1582" office:value-type="float"/>
          <table:table-cell office:value-type="string">
            <text:p>17950346598</text:p>
          </table:table-cell>
        </table:table-row>
        <table:table-row>
          <table:table-cell office:value="1583" office:value-type="float"/>
          <table:table-cell office:value-type="string">
            <text:p>20299486183</text:p>
          </table:table-cell>
        </table:table-row>
        <table:table-row>
          <table:table-cell office:value="1584" office:value-type="float"/>
          <table:table-cell office:value-type="string">
            <text:p>16873379524</text:p>
          </table:table-cell>
        </table:table-row>
        <table:table-row>
          <table:table-cell office:value="1585" office:value-type="float"/>
          <table:table-cell office:value-type="string">
            <text:p>15734017759</text:p>
          </table:table-cell>
        </table:table-row>
        <table:table-row>
          <table:table-cell office:value="1586" office:value-type="float"/>
          <table:table-cell office:value-type="string">
            <text:p>18637762723</text:p>
          </table:table-cell>
        </table:table-row>
        <table:table-row>
          <table:table-cell office:value="1587" office:value-type="float"/>
          <table:table-cell office:value-type="string">
            <text:p>18431075458</text:p>
          </table:table-cell>
        </table:table-row>
        <table:table-row>
          <table:table-cell office:value="1588" office:value-type="float"/>
          <table:table-cell office:value-type="string">
            <text:p>19083778209</text:p>
          </table:table-cell>
        </table:table-row>
        <table:table-row>
          <table:table-cell office:value="1589" office:value-type="float"/>
          <table:table-cell office:value-type="string">
            <text:p>16920180463</text:p>
          </table:table-cell>
        </table:table-row>
        <table:table-row>
          <table:table-cell office:value="1590" office:value-type="float"/>
          <table:table-cell office:value-type="string">
            <text:p>16988506038</text:p>
          </table:table-cell>
        </table:table-row>
        <table:table-row>
          <table:table-cell office:value="1591" office:value-type="float"/>
          <table:table-cell office:value-type="string">
            <text:p>18592620505</text:p>
          </table:table-cell>
        </table:table-row>
        <table:table-row>
          <table:table-cell office:value="1592" office:value-type="float"/>
          <table:table-cell office:value-type="string">
            <text:p>16865632312</text:p>
          </table:table-cell>
        </table:table-row>
        <table:table-row>
          <table:table-cell office:value="1593" office:value-type="float"/>
          <table:table-cell office:value-type="string">
            <text:p>16652072164</text:p>
          </table:table-cell>
        </table:table-row>
        <table:table-row>
          <table:table-cell office:value="1594" office:value-type="float"/>
          <table:table-cell office:value-type="string">
            <text:p>16473415575</text:p>
          </table:table-cell>
        </table:table-row>
        <table:table-row>
          <table:table-cell office:value="1595" office:value-type="float"/>
          <table:table-cell office:value-type="string">
            <text:p/>
          </table:table-cell>
        </table:table-row>
        <table:table-row>
          <table:table-cell office:value="1596" office:value-type="float"/>
          <table:table-cell office:value-type="string">
            <text:p>17278014273</text:p>
          </table:table-cell>
        </table:table-row>
        <table:table-row>
          <table:table-cell office:value="1597" office:value-type="float"/>
          <table:table-cell office:value-type="string">
            <text:p>19029851389</text:p>
          </table:table-cell>
        </table:table-row>
        <table:table-row>
          <table:table-cell office:value="1598" office:value-type="float"/>
          <table:table-cell office:value-type="string">
            <text:p>16500473539</text:p>
          </table:table-cell>
        </table:table-row>
        <table:table-row>
          <table:table-cell office:value="1599" office:value-type="float"/>
          <table:table-cell office:value-type="string">
            <text:p>20562709044</text:p>
          </table:table-cell>
        </table:table-row>
        <table:table-row>
          <table:table-cell office:value="1600" office:value-type="float"/>
          <table:table-cell office:value-type="string">
            <text:p>18077285596</text:p>
          </table:table-cell>
        </table:table-row>
        <table:table-row>
          <table:table-cell office:value="1601" office:value-type="float"/>
          <table:table-cell office:value-type="string">
            <text:p>19668024920</text:p>
          </table:table-cell>
        </table:table-row>
        <table:table-row>
          <table:table-cell office:value="1602" office:value-type="float"/>
          <table:table-cell office:value-type="string">
            <text:p>17560475991</text:p>
          </table:table-cell>
        </table:table-row>
        <table:table-row>
          <table:table-cell office:value="1603" office:value-type="float"/>
          <table:table-cell office:value-type="string">
            <text:p>16436259477</text:p>
          </table:table-cell>
        </table:table-row>
        <table:table-row>
          <table:table-cell office:value="1604" office:value-type="float"/>
          <table:table-cell office:value-type="string">
            <text:p>14681516878</text:p>
          </table:table-cell>
        </table:table-row>
        <table:table-row>
          <table:table-cell office:value="1605" office:value-type="float"/>
          <table:table-cell office:value-type="string">
            <text:p>18771605506</text:p>
          </table:table-cell>
        </table:table-row>
        <table:table-row>
          <table:table-cell office:value="1606" office:value-type="float"/>
          <table:table-cell office:value-type="string">
            <text:p>17753069700</text:p>
          </table:table-cell>
        </table:table-row>
        <table:table-row>
          <table:table-cell office:value="1607" office:value-type="float"/>
          <table:table-cell office:value-type="string">
            <text:p>15841270365</text:p>
          </table:table-cell>
        </table:table-row>
        <table:table-row>
          <table:table-cell office:value="1608" office:value-type="float"/>
          <table:table-cell office:value-type="string">
            <text:p>13325075122</text:p>
          </table:table-cell>
        </table:table-row>
        <table:table-row>
          <table:table-cell office:value="1609" office:value-type="float"/>
          <table:table-cell office:value-type="string">
            <text:p>13561925060</text:p>
          </table:table-cell>
        </table:table-row>
        <table:table-row>
          <table:table-cell office:value="1610" office:value-type="float"/>
          <table:table-cell office:value-type="string">
            <text:p>16603437254</text:p>
          </table:table-cell>
        </table:table-row>
        <table:table-row>
          <table:table-cell office:value="1611" office:value-type="float"/>
          <table:table-cell office:value-type="string">
            <text:p>17757451616</text:p>
          </table:table-cell>
        </table:table-row>
        <table:table-row>
          <table:table-cell office:value="1612" office:value-type="float"/>
          <table:table-cell office:value-type="string">
            <text:p>19129081070</text:p>
          </table:table-cell>
        </table:table-row>
        <table:table-row>
          <table:table-cell office:value="1613" office:value-type="float"/>
          <table:table-cell office:value-type="string">
            <text:p>18893923448</text:p>
          </table:table-cell>
        </table:table-row>
        <table:table-row>
          <table:table-cell office:value="1614" office:value-type="float"/>
          <table:table-cell office:value-type="string">
            <text:p>18674638024</text:p>
          </table:table-cell>
        </table:table-row>
        <table:table-row>
          <table:table-cell office:value="1615" office:value-type="float"/>
          <table:table-cell office:value-type="string">
            <text:p/>
          </table:table-cell>
        </table:table-row>
        <table:table-row>
          <table:table-cell office:value="1616" office:value-type="float"/>
          <table:table-cell office:value-type="string">
            <text:p>14984520905</text:p>
          </table:table-cell>
        </table:table-row>
        <table:table-row>
          <table:table-cell office:value="1617" office:value-type="float"/>
          <table:table-cell office:value-type="string">
            <text:p>15008410007</text:p>
          </table:table-cell>
        </table:table-row>
        <table:table-row>
          <table:table-cell office:value="1618" office:value-type="float"/>
          <table:table-cell office:value-type="string">
            <text:p>16843597718</text:p>
          </table:table-cell>
        </table:table-row>
        <table:table-row>
          <table:table-cell office:value="1619" office:value-type="float"/>
          <table:table-cell office:value-type="string">
            <text:p>14995144510</text:p>
          </table:table-cell>
        </table:table-row>
        <table:table-row>
          <table:table-cell office:value="1620" office:value-type="float"/>
          <table:table-cell office:value-type="string">
            <text:p>16917952014</text:p>
          </table:table-cell>
        </table:table-row>
        <table:table-row>
          <table:table-cell office:value="1621" office:value-type="float"/>
          <table:table-cell office:value-type="string">
            <text:p>18228911079</text:p>
          </table:table-cell>
        </table:table-row>
        <table:table-row>
          <table:table-cell office:value="1622" office:value-type="float"/>
          <table:table-cell office:value-type="string">
            <text:p>17271169873</text:p>
          </table:table-cell>
        </table:table-row>
        <table:table-row>
          <table:table-cell office:value="1623" office:value-type="float"/>
          <table:table-cell office:value-type="string">
            <text:p>15477640594</text:p>
          </table:table-cell>
        </table:table-row>
        <table:table-row>
          <table:table-cell office:value="1624" office:value-type="float"/>
          <table:table-cell office:value-type="string">
            <text:p>18053552965</text:p>
          </table:table-cell>
        </table:table-row>
        <table:table-row>
          <table:table-cell office:value="1625" office:value-type="float"/>
          <table:table-cell office:value-type="string">
            <text:p>18851707105</text:p>
          </table:table-cell>
        </table:table-row>
        <table:table-row>
          <table:table-cell office:value="1626" office:value-type="float"/>
          <table:table-cell office:value-type="string">
            <text:p>15902523558</text:p>
          </table:table-cell>
        </table:table-row>
        <table:table-row>
          <table:table-cell office:value="1627" office:value-type="float"/>
          <table:table-cell office:value-type="string">
            <text:p>19573810006</text:p>
          </table:table-cell>
        </table:table-row>
        <table:table-row>
          <table:table-cell office:value="1628" office:value-type="float"/>
          <table:table-cell office:value-type="string">
            <text:p>18198121691</text:p>
          </table:table-cell>
        </table:table-row>
        <table:table-row>
          <table:table-cell office:value="1629" office:value-type="float"/>
          <table:table-cell office:value-type="string">
            <text:p>13531724436</text:p>
          </table:table-cell>
        </table:table-row>
        <table:table-row>
          <table:table-cell office:value="1630" office:value-type="float"/>
          <table:table-cell office:value-type="string">
            <text:p>14890691709</text:p>
          </table:table-cell>
        </table:table-row>
        <table:table-row>
          <table:table-cell office:value="1631" office:value-type="float"/>
          <table:table-cell office:value-type="string">
            <text:p>16451459674</text:p>
          </table:table-cell>
        </table:table-row>
        <table:table-row>
          <table:table-cell office:value="1632" office:value-type="float"/>
          <table:table-cell office:value-type="string">
            <text:p>18191578500</text:p>
          </table:table-cell>
        </table:table-row>
        <table:table-row>
          <table:table-cell office:value="1633" office:value-type="float"/>
          <table:table-cell office:value-type="string">
            <text:p>16947756032</text:p>
          </table:table-cell>
        </table:table-row>
        <table:table-row>
          <table:table-cell office:value="1634" office:value-type="float"/>
          <table:table-cell office:value-type="string">
            <text:p>19940473615</text:p>
          </table:table-cell>
        </table:table-row>
        <table:table-row>
          <table:table-cell office:value="1635" office:value-type="float"/>
          <table:table-cell office:value-type="string">
            <text:p>15734580079</text:p>
          </table:table-cell>
        </table:table-row>
        <table:table-row>
          <table:table-cell office:value="1636" office:value-type="float"/>
          <table:table-cell office:value-type="string">
            <text:p>13807979199</text:p>
          </table:table-cell>
        </table:table-row>
        <table:table-row>
          <table:table-cell office:value="1637" office:value-type="float"/>
          <table:table-cell office:value-type="string">
            <text:p>16131192526</text:p>
          </table:table-cell>
        </table:table-row>
        <table:table-row>
          <table:table-cell office:value="1638" office:value-type="float"/>
          <table:table-cell office:value-type="string">
            <text:p>16864194309</text:p>
          </table:table-cell>
        </table:table-row>
        <table:table-row>
          <table:table-cell office:value="1639" office:value-type="float"/>
          <table:table-cell office:value-type="string">
            <text:p>16697939857</text:p>
          </table:table-cell>
        </table:table-row>
        <table:table-row>
          <table:table-cell office:value="1640" office:value-type="float"/>
          <table:table-cell office:value-type="string">
            <text:p>17797764055</text:p>
          </table:table-cell>
        </table:table-row>
        <table:table-row>
          <table:table-cell office:value="1641" office:value-type="float"/>
          <table:table-cell office:value-type="string">
            <text:p>15988669260</text:p>
          </table:table-cell>
        </table:table-row>
        <table:table-row>
          <table:table-cell office:value="1642" office:value-type="float"/>
          <table:table-cell office:value-type="string">
            <text:p>20118932120</text:p>
          </table:table-cell>
        </table:table-row>
        <table:table-row>
          <table:table-cell office:value="1643" office:value-type="float"/>
          <table:table-cell office:value-type="string">
            <text:p>18132326340</text:p>
          </table:table-cell>
        </table:table-row>
        <table:table-row>
          <table:table-cell office:value="1644" office:value-type="float"/>
          <table:table-cell office:value-type="string">
            <text:p>19427945214</text:p>
          </table:table-cell>
        </table:table-row>
        <table:table-row>
          <table:table-cell office:value="1645" office:value-type="float"/>
          <table:table-cell office:value-type="string">
            <text:p>18845031997</text:p>
          </table:table-cell>
        </table:table-row>
        <table:table-row>
          <table:table-cell office:value="1646" office:value-type="float"/>
          <table:table-cell office:value-type="string">
            <text:p>18631757397</text:p>
          </table:table-cell>
        </table:table-row>
        <table:table-row>
          <table:table-cell office:value="1647" office:value-type="float"/>
          <table:table-cell office:value-type="string">
            <text:p>20677165674</text:p>
          </table:table-cell>
        </table:table-row>
        <table:table-row>
          <table:table-cell office:value="1648" office:value-type="float"/>
          <table:table-cell office:value-type="string">
            <text:p>16207357248</text:p>
          </table:table-cell>
        </table:table-row>
        <table:table-row>
          <table:table-cell office:value="1649" office:value-type="float"/>
          <table:table-cell office:value-type="string">
            <text:p>14203425506</text:p>
          </table:table-cell>
        </table:table-row>
        <table:table-row>
          <table:table-cell office:value="1650" office:value-type="float"/>
          <table:table-cell office:value-type="string">
            <text:p>16618913190</text:p>
          </table:table-cell>
        </table:table-row>
        <table:table-row>
          <table:table-cell office:value="1651" office:value-type="float"/>
          <table:table-cell office:value-type="string">
            <text:p>20659339477</text:p>
          </table:table-cell>
        </table:table-row>
        <table:table-row>
          <table:table-cell office:value="1652" office:value-type="float"/>
          <table:table-cell office:value-type="string">
            <text:p>16475979025</text:p>
          </table:table-cell>
        </table:table-row>
        <table:table-row>
          <table:table-cell office:value="1653" office:value-type="float"/>
          <table:table-cell office:value-type="string">
            <text:p>17927385120</text:p>
          </table:table-cell>
        </table:table-row>
        <table:table-row>
          <table:table-cell office:value="1654" office:value-type="float"/>
          <table:table-cell office:value-type="string">
            <text:p>16174062855</text:p>
          </table:table-cell>
        </table:table-row>
        <table:table-row>
          <table:table-cell office:value="1655" office:value-type="float"/>
          <table:table-cell office:value-type="string">
            <text:p>14517511344</text:p>
          </table:table-cell>
        </table:table-row>
        <table:table-row>
          <table:table-cell office:value="1656" office:value-type="float"/>
          <table:table-cell office:value-type="string">
            <text:p>17915984732</text:p>
          </table:table-cell>
        </table:table-row>
        <table:table-row>
          <table:table-cell office:value="1657" office:value-type="float"/>
          <table:table-cell office:value-type="string">
            <text:p>18873422616</text:p>
          </table:table-cell>
        </table:table-row>
        <table:table-row>
          <table:table-cell office:value="1658" office:value-type="float"/>
          <table:table-cell office:value-type="string">
            <text:p>18596114611</text:p>
          </table:table-cell>
        </table:table-row>
        <table:table-row>
          <table:table-cell office:value="1659" office:value-type="float"/>
          <table:table-cell office:value-type="string">
            <text:p>16317494776</text:p>
          </table:table-cell>
        </table:table-row>
        <table:table-row>
          <table:table-cell office:value="1660" office:value-type="float"/>
          <table:table-cell office:value-type="string">
            <text:p>17123754958</text:p>
          </table:table-cell>
        </table:table-row>
        <table:table-row>
          <table:table-cell office:value="1661" office:value-type="float"/>
          <table:table-cell office:value-type="string">
            <text:p>18811405772</text:p>
          </table:table-cell>
        </table:table-row>
        <table:table-row>
          <table:table-cell office:value="1662" office:value-type="float"/>
          <table:table-cell office:value-type="string">
            <text:p>18870136196</text:p>
          </table:table-cell>
        </table:table-row>
        <table:table-row>
          <table:table-cell office:value="1663" office:value-type="float"/>
          <table:table-cell office:value-type="string">
            <text:p>19191698012</text:p>
          </table:table-cell>
        </table:table-row>
        <table:table-row>
          <table:table-cell office:value="1664" office:value-type="float"/>
          <table:table-cell office:value-type="string">
            <text:p>18452475087</text:p>
          </table:table-cell>
        </table:table-row>
        <table:table-row>
          <table:table-cell office:value="1665" office:value-type="float"/>
          <table:table-cell office:value-type="string">
            <text:p>17014906442</text:p>
          </table:table-cell>
        </table:table-row>
        <table:table-row>
          <table:table-cell office:value="1666" office:value-type="float"/>
          <table:table-cell office:value-type="string">
            <text:p>16485327897</text:p>
          </table:table-cell>
        </table:table-row>
        <table:table-row>
          <table:table-cell office:value="1667" office:value-type="float"/>
          <table:table-cell office:value-type="string">
            <text:p>18718511395</text:p>
          </table:table-cell>
        </table:table-row>
        <table:table-row>
          <table:table-cell office:value="1668" office:value-type="float"/>
          <table:table-cell office:value-type="string">
            <text:p>18738147513</text:p>
          </table:table-cell>
        </table:table-row>
        <table:table-row>
          <table:table-cell office:value="1669" office:value-type="float"/>
          <table:table-cell office:value-type="string">
            <text:p>19568918651</text:p>
          </table:table-cell>
        </table:table-row>
        <table:table-row>
          <table:table-cell office:value="1670" office:value-type="float"/>
          <table:table-cell office:value-type="string">
            <text:p>16059308261</text:p>
          </table:table-cell>
        </table:table-row>
        <table:table-row>
          <table:table-cell office:value="1671" office:value-type="float"/>
          <table:table-cell office:value-type="string">
            <text:p>18156265378</text:p>
          </table:table-cell>
        </table:table-row>
        <table:table-row>
          <table:table-cell office:value="1672" office:value-type="float"/>
          <table:table-cell office:value-type="string">
            <text:p>17599552945</text:p>
          </table:table-cell>
        </table:table-row>
        <table:table-row>
          <table:table-cell office:value="1673" office:value-type="float"/>
          <table:table-cell office:value-type="string">
            <text:p>13314170913</text:p>
          </table:table-cell>
        </table:table-row>
        <table:table-row>
          <table:table-cell office:value="1674" office:value-type="float"/>
          <table:table-cell office:value-type="string">
            <text:p>16864194208</text:p>
          </table:table-cell>
        </table:table-row>
        <table:table-row>
          <table:table-cell office:value="1675" office:value-type="float"/>
          <table:table-cell office:value-type="string">
            <text:p>19970553530</text:p>
          </table:table-cell>
        </table:table-row>
        <table:table-row>
          <table:table-cell office:value="1676" office:value-type="float"/>
          <table:table-cell office:value-type="string">
            <text:p>19340179068</text:p>
          </table:table-cell>
        </table:table-row>
        <table:table-row>
          <table:table-cell office:value="1677" office:value-type="float"/>
          <table:table-cell office:value-type="string">
            <text:p>19728204703</text:p>
          </table:table-cell>
        </table:table-row>
        <table:table-row>
          <table:table-cell office:value="1678" office:value-type="float"/>
          <table:table-cell office:value-type="string">
            <text:p>16442647472</text:p>
          </table:table-cell>
        </table:table-row>
        <table:table-row>
          <table:table-cell office:value="1679" office:value-type="float"/>
          <table:table-cell office:value-type="string">
            <text:p>18509419089</text:p>
          </table:table-cell>
        </table:table-row>
        <table:table-row>
          <table:table-cell office:value="1680" office:value-type="float"/>
          <table:table-cell office:value-type="string">
            <text:p>16729160185</text:p>
          </table:table-cell>
        </table:table-row>
        <table:table-row>
          <table:table-cell office:value="1681" office:value-type="float"/>
          <table:table-cell office:value-type="string">
            <text:p>16540420542</text:p>
          </table:table-cell>
        </table:table-row>
        <table:table-row>
          <table:table-cell office:value="1682" office:value-type="float"/>
          <table:table-cell office:value-type="string">
            <text:p>16897848969</text:p>
          </table:table-cell>
        </table:table-row>
        <table:table-row>
          <table:table-cell office:value="1683" office:value-type="float"/>
          <table:table-cell office:value-type="string">
            <text:p>14487452187</text:p>
          </table:table-cell>
        </table:table-row>
        <table:table-row>
          <table:table-cell office:value="1684" office:value-type="float"/>
          <table:table-cell office:value-type="string">
            <text:p>16460552564</text:p>
          </table:table-cell>
        </table:table-row>
        <table:table-row>
          <table:table-cell office:value="1685" office:value-type="float"/>
          <table:table-cell office:value-type="string">
            <text:p>16275642885</text:p>
          </table:table-cell>
        </table:table-row>
        <table:table-row>
          <table:table-cell office:value="1686" office:value-type="float"/>
          <table:table-cell office:value-type="string">
            <text:p>16813369889</text:p>
          </table:table-cell>
        </table:table-row>
        <table:table-row>
          <table:table-cell office:value="1687" office:value-type="float"/>
          <table:table-cell office:value-type="string">
            <text:p>16341656865</text:p>
          </table:table-cell>
        </table:table-row>
        <table:table-row>
          <table:table-cell office:value="1688" office:value-type="float"/>
          <table:table-cell office:value-type="string">
            <text:p>20033182386</text:p>
          </table:table-cell>
        </table:table-row>
        <table:table-row>
          <table:table-cell office:value="1689" office:value-type="float"/>
          <table:table-cell office:value-type="string">
            <text:p>20375261033</text:p>
          </table:table-cell>
        </table:table-row>
        <table:table-row>
          <table:table-cell office:value="1690" office:value-type="float"/>
          <table:table-cell office:value-type="string">
            <text:p>15775226595</text:p>
          </table:table-cell>
        </table:table-row>
        <table:table-row>
          <table:table-cell office:value="1691" office:value-type="float"/>
          <table:table-cell office:value-type="string">
            <text:p>15963637109</text:p>
          </table:table-cell>
        </table:table-row>
        <table:table-row>
          <table:table-cell office:value="1692" office:value-type="float"/>
          <table:table-cell office:value-type="string">
            <text:p>15734074973</text:p>
          </table:table-cell>
        </table:table-row>
        <table:table-row>
          <table:table-cell office:value="1693" office:value-type="float"/>
          <table:table-cell office:value-type="string">
            <text:p>15645751589</text:p>
          </table:table-cell>
        </table:table-row>
        <table:table-row>
          <table:table-cell office:value="1694" office:value-type="float"/>
          <table:table-cell office:value-type="string">
            <text:p>18398623729</text:p>
          </table:table-cell>
        </table:table-row>
        <table:table-row>
          <table:table-cell office:value="1695" office:value-type="float"/>
          <table:table-cell office:value-type="string">
            <text:p>18765462928</text:p>
          </table:table-cell>
        </table:table-row>
        <table:table-row>
          <table:table-cell office:value="1696" office:value-type="float"/>
          <table:table-cell office:value-type="string">
            <text:p>14645410858</text:p>
          </table:table-cell>
        </table:table-row>
        <table:table-row>
          <table:table-cell office:value="1697" office:value-type="float"/>
          <table:table-cell office:value-type="string">
            <text:p>18774793245</text:p>
          </table:table-cell>
        </table:table-row>
        <table:table-row>
          <table:table-cell office:value="1698" office:value-type="float"/>
          <table:table-cell office:value-type="string">
            <text:p>17821318775</text:p>
          </table:table-cell>
        </table:table-row>
        <table:table-row>
          <table:table-cell office:value="1699" office:value-type="float"/>
          <table:table-cell office:value-type="string">
            <text:p>18474382708</text:p>
          </table:table-cell>
        </table:table-row>
        <table:table-row>
          <table:table-cell office:value="1700" office:value-type="float"/>
          <table:table-cell office:value-type="string">
            <text:p>16656347197</text:p>
          </table:table-cell>
        </table:table-row>
        <table:table-row>
          <table:table-cell office:value="1701" office:value-type="float"/>
          <table:table-cell office:value-type="string">
            <text:p>20259820145</text:p>
          </table:table-cell>
        </table:table-row>
        <table:table-row>
          <table:table-cell office:value="1702" office:value-type="float"/>
          <table:table-cell office:value-type="string">
            <text:p>17959906453</text:p>
          </table:table-cell>
        </table:table-row>
        <table:table-row>
          <table:table-cell office:value="1703" office:value-type="float"/>
          <table:table-cell office:value-type="string">
            <text:p>15673170678</text:p>
          </table:table-cell>
        </table:table-row>
        <table:table-row>
          <table:table-cell office:value="1704" office:value-type="float"/>
          <table:table-cell office:value-type="string">
            <text:p>14287688303</text:p>
          </table:table-cell>
        </table:table-row>
        <table:table-row>
          <table:table-cell office:value="1705" office:value-type="float"/>
          <table:table-cell office:value-type="string">
            <text:p>18455242281</text:p>
          </table:table-cell>
        </table:table-row>
        <table:table-row>
          <table:table-cell office:value="1706" office:value-type="float"/>
          <table:table-cell office:value-type="string">
            <text:p>14719347280</text:p>
          </table:table-cell>
        </table:table-row>
        <table:table-row>
          <table:table-cell office:value="1707" office:value-type="float"/>
          <table:table-cell office:value-type="string">
            <text:p>18968053940</text:p>
          </table:table-cell>
        </table:table-row>
        <table:table-row>
          <table:table-cell office:value="1708" office:value-type="float"/>
          <table:table-cell office:value-type="string">
            <text:p>19068891420</text:p>
          </table:table-cell>
        </table:table-row>
        <table:table-row>
          <table:table-cell office:value="1709" office:value-type="float"/>
          <table:table-cell office:value-type="string">
            <text:p>13305866343</text:p>
          </table:table-cell>
        </table:table-row>
        <table:table-row>
          <table:table-cell office:value="1710" office:value-type="float"/>
          <table:table-cell office:value-type="string">
            <text:p>18573711703</text:p>
          </table:table-cell>
        </table:table-row>
        <table:table-row>
          <table:table-cell office:value="1711" office:value-type="float"/>
          <table:table-cell office:value-type="string">
            <text:p>20164880642</text:p>
          </table:table-cell>
        </table:table-row>
        <table:table-row>
          <table:table-cell office:value="1712" office:value-type="float"/>
          <table:table-cell office:value-type="string">
            <text:p>20235858845</text:p>
          </table:table-cell>
        </table:table-row>
        <table:table-row>
          <table:table-cell office:value="1713" office:value-type="float"/>
          <table:table-cell office:value-type="string">
            <text:p>17002370815</text:p>
          </table:table-cell>
        </table:table-row>
        <table:table-row>
          <table:table-cell office:value="1714" office:value-type="float"/>
          <table:table-cell office:value-type="string">
            <text:p>16718593104</text:p>
          </table:table-cell>
        </table:table-row>
        <table:table-row>
          <table:table-cell office:value="1715" office:value-type="float"/>
          <table:table-cell office:value-type="string">
            <text:p>17295986836</text:p>
          </table:table-cell>
        </table:table-row>
        <table:table-row>
          <table:table-cell office:value="1716" office:value-type="float"/>
          <table:table-cell office:value-type="string">
            <text:p>18769677666</text:p>
          </table:table-cell>
        </table:table-row>
        <table:table-row>
          <table:table-cell office:value="1717" office:value-type="float"/>
          <table:table-cell office:value-type="string">
            <text:p>16554081774</text:p>
          </table:table-cell>
        </table:table-row>
        <table:table-row>
          <table:table-cell office:value="1718" office:value-type="float"/>
          <table:table-cell office:value-type="string">
            <text:p>16640750873</text:p>
          </table:table-cell>
        </table:table-row>
        <table:table-row>
          <table:table-cell office:value="1719" office:value-type="float"/>
          <table:table-cell office:value-type="string">
            <text:p>16687566939</text:p>
          </table:table-cell>
        </table:table-row>
        <table:table-row>
          <table:table-cell office:value="1720" office:value-type="float"/>
          <table:table-cell office:value-type="string">
            <text:p>18214898794</text:p>
          </table:table-cell>
        </table:table-row>
        <table:table-row>
          <table:table-cell office:value="1721" office:value-type="float"/>
          <table:table-cell office:value-type="string">
            <text:p>18768369246</text:p>
          </table:table-cell>
        </table:table-row>
        <table:table-row>
          <table:table-cell office:value="1722" office:value-type="float"/>
          <table:table-cell office:value-type="string">
            <text:p>16458142074</text:p>
          </table:table-cell>
        </table:table-row>
        <table:table-row>
          <table:table-cell office:value="1723" office:value-type="float"/>
          <table:table-cell office:value-type="string">
            <text:p>18837782036</text:p>
          </table:table-cell>
        </table:table-row>
        <table:table-row>
          <table:table-cell office:value="1724" office:value-type="float"/>
          <table:table-cell office:value-type="string">
            <text:p>15625572577</text:p>
          </table:table-cell>
        </table:table-row>
        <table:table-row>
          <table:table-cell office:value="1725" office:value-type="float"/>
          <table:table-cell office:value-type="string">
            <text:p>18236774293</text:p>
          </table:table-cell>
        </table:table-row>
        <table:table-row>
          <table:table-cell office:value="1726" office:value-type="float"/>
          <table:table-cell office:value-type="string">
            <text:p>13472917974</text:p>
          </table:table-cell>
        </table:table-row>
        <table:table-row>
          <table:table-cell office:value="1727" office:value-type="float"/>
          <table:table-cell office:value-type="string">
            <text:p>17645834407</text:p>
          </table:table-cell>
        </table:table-row>
        <table:table-row>
          <table:table-cell office:value="1728" office:value-type="float"/>
          <table:table-cell office:value-type="string">
            <text:p>18722049982</text:p>
          </table:table-cell>
        </table:table-row>
        <table:table-row>
          <table:table-cell office:value="1729" office:value-type="float"/>
          <table:table-cell office:value-type="string">
            <text:p>18516995621</text:p>
          </table:table-cell>
        </table:table-row>
        <table:table-row>
          <table:table-cell office:value="1730" office:value-type="float"/>
          <table:table-cell office:value-type="string">
            <text:p>17347840189</text:p>
          </table:table-cell>
        </table:table-row>
        <table:table-row>
          <table:table-cell office:value="1731" office:value-type="float"/>
          <table:table-cell office:value-type="string">
            <text:p>17681851613</text:p>
          </table:table-cell>
        </table:table-row>
        <table:table-row>
          <table:table-cell office:value="1732" office:value-type="float"/>
          <table:table-cell office:value-type="string">
            <text:p>18714674908</text:p>
          </table:table-cell>
        </table:table-row>
        <table:table-row>
          <table:table-cell office:value="1733" office:value-type="float"/>
          <table:table-cell office:value-type="string">
            <text:p>19706588018</text:p>
          </table:table-cell>
        </table:table-row>
        <table:table-row>
          <table:table-cell office:value="1734" office:value-type="float"/>
          <table:table-cell office:value-type="string">
            <text:p>18658430816</text:p>
          </table:table-cell>
        </table:table-row>
        <table:table-row>
          <table:table-cell office:value="1735" office:value-type="float"/>
          <table:table-cell office:value-type="string">
            <text:p>18060254039</text:p>
          </table:table-cell>
        </table:table-row>
        <table:table-row>
          <table:table-cell office:value="1736" office:value-type="float"/>
          <table:table-cell office:value-type="string">
            <text:p>17982041200</text:p>
          </table:table-cell>
        </table:table-row>
        <table:table-row>
          <table:table-cell office:value="1737" office:value-type="float"/>
          <table:table-cell office:value-type="string">
            <text:p>18755988051</text:p>
          </table:table-cell>
        </table:table-row>
        <table:table-row>
          <table:table-cell office:value="1738" office:value-type="float"/>
          <table:table-cell office:value-type="string">
            <text:p>13379921993</text:p>
          </table:table-cell>
        </table:table-row>
        <table:table-row>
          <table:table-cell office:value="1739" office:value-type="float"/>
          <table:table-cell office:value-type="string">
            <text:p>15903185165</text:p>
          </table:table-cell>
        </table:table-row>
        <table:table-row>
          <table:table-cell office:value="1740" office:value-type="float"/>
          <table:table-cell office:value-type="string">
            <text:p>18478564027</text:p>
          </table:table-cell>
        </table:table-row>
        <table:table-row>
          <table:table-cell office:value="1741" office:value-type="float"/>
          <table:table-cell office:value-type="string">
            <text:p>16833107770</text:p>
          </table:table-cell>
        </table:table-row>
        <table:table-row>
          <table:table-cell office:value="1742" office:value-type="float"/>
          <table:table-cell office:value-type="string">
            <text:p>17713751079</text:p>
          </table:table-cell>
        </table:table-row>
        <table:table-row>
          <table:table-cell office:value="1743" office:value-type="float"/>
          <table:table-cell office:value-type="string">
            <text:p>17494874531</text:p>
          </table:table-cell>
        </table:table-row>
        <table:table-row>
          <table:table-cell office:value="1744" office:value-type="float"/>
          <table:table-cell office:value-type="string">
            <text:p>20050880811</text:p>
          </table:table-cell>
        </table:table-row>
        <table:table-row>
          <table:table-cell office:value="1745" office:value-type="float"/>
          <table:table-cell office:value-type="string">
            <text:p>16469226293</text:p>
          </table:table-cell>
        </table:table-row>
        <table:table-row>
          <table:table-cell office:value="1746" office:value-type="float"/>
          <table:table-cell office:value-type="string">
            <text:p>19099623822</text:p>
          </table:table-cell>
        </table:table-row>
        <table:table-row>
          <table:table-cell office:value="1747" office:value-type="float"/>
          <table:table-cell office:value-type="string">
            <text:p>16835721596</text:p>
          </table:table-cell>
        </table:table-row>
        <table:table-row>
          <table:table-cell office:value="1748" office:value-type="float"/>
          <table:table-cell office:value-type="string">
            <text:p>16200739328</text:p>
          </table:table-cell>
        </table:table-row>
        <table:table-row>
          <table:table-cell office:value="1749" office:value-type="float"/>
          <table:table-cell office:value-type="string">
            <text:p>19257128590</text:p>
          </table:table-cell>
        </table:table-row>
        <table:table-row>
          <table:table-cell office:value="1750" office:value-type="float"/>
          <table:table-cell office:value-type="string">
            <text:p>20220952503</text:p>
          </table:table-cell>
        </table:table-row>
        <table:table-row>
          <table:table-cell office:value="1751" office:value-type="float"/>
          <table:table-cell office:value-type="string">
            <text:p>18482690412</text:p>
          </table:table-cell>
        </table:table-row>
        <table:table-row>
          <table:table-cell office:value="1752" office:value-type="float"/>
          <table:table-cell office:value-type="string">
            <text:p>18112019319</text:p>
          </table:table-cell>
        </table:table-row>
        <table:table-row>
          <table:table-cell office:value="1753" office:value-type="float"/>
          <table:table-cell office:value-type="string">
            <text:p>18431637272</text:p>
          </table:table-cell>
        </table:table-row>
        <table:table-row>
          <table:table-cell office:value="1754" office:value-type="float"/>
          <table:table-cell office:value-type="string">
            <text:p>17032993061</text:p>
          </table:table-cell>
        </table:table-row>
        <table:table-row>
          <table:table-cell office:value="1755" office:value-type="float"/>
          <table:table-cell office:value-type="string">
            <text:p>20448372652</text:p>
          </table:table-cell>
        </table:table-row>
        <table:table-row>
          <table:table-cell office:value="1756" office:value-type="float"/>
          <table:table-cell office:value-type="string">
            <text:p>16053608344</text:p>
          </table:table-cell>
        </table:table-row>
        <table:table-row>
          <table:table-cell office:value="1757" office:value-type="float"/>
          <table:table-cell office:value-type="string">
            <text:p>19685246733</text:p>
          </table:table-cell>
        </table:table-row>
        <table:table-row>
          <table:table-cell office:value="1758" office:value-type="float"/>
          <table:table-cell office:value-type="string">
            <text:p>18472651901</text:p>
          </table:table-cell>
        </table:table-row>
        <table:table-row>
          <table:table-cell office:value="1759" office:value-type="float"/>
          <table:table-cell office:value-type="string">
            <text:p>16488650515</text:p>
          </table:table-cell>
        </table:table-row>
        <table:table-row>
          <table:table-cell office:value="1760" office:value-type="float"/>
          <table:table-cell office:value-type="string">
            <text:p>15142800728</text:p>
          </table:table-cell>
        </table:table-row>
        <table:table-row>
          <table:table-cell office:value="1761" office:value-type="float"/>
          <table:table-cell office:value-type="string">
            <text:p>19055203958</text:p>
          </table:table-cell>
        </table:table-row>
        <table:table-row>
          <table:table-cell office:value="1762" office:value-type="float"/>
          <table:table-cell office:value-type="string">
            <text:p>19094227082</text:p>
          </table:table-cell>
        </table:table-row>
        <table:table-row>
          <table:table-cell office:value="1763" office:value-type="float"/>
          <table:table-cell office:value-type="string">
            <text:p>18141878481</text:p>
          </table:table-cell>
        </table:table-row>
        <table:table-row>
          <table:table-cell office:value="1764" office:value-type="float"/>
          <table:table-cell office:value-type="string">
            <text:p>14939227902</text:p>
          </table:table-cell>
        </table:table-row>
        <table:table-row>
          <table:table-cell office:value="1765" office:value-type="float"/>
          <table:table-cell office:value-type="string">
            <text:p>14844629492</text:p>
          </table:table-cell>
        </table:table-row>
        <table:table-row>
          <table:table-cell office:value="1766" office:value-type="float"/>
          <table:table-cell office:value-type="string">
            <text:p>21403415300</text:p>
          </table:table-cell>
        </table:table-row>
        <table:table-row>
          <table:table-cell office:value="1767" office:value-type="float"/>
          <table:table-cell office:value-type="string">
            <text:p>17928227309</text:p>
          </table:table-cell>
        </table:table-row>
        <table:table-row>
          <table:table-cell office:value="1768" office:value-type="float"/>
          <table:table-cell office:value-type="string">
            <text:p>17942614702</text:p>
          </table:table-cell>
        </table:table-row>
        <table:table-row>
          <table:table-cell office:value="1769" office:value-type="float"/>
          <table:table-cell office:value-type="string">
            <text:p>16860764809</text:p>
          </table:table-cell>
        </table:table-row>
        <table:table-row>
          <table:table-cell office:value="1770" office:value-type="float"/>
          <table:table-cell office:value-type="string">
            <text:p>16971282001</text:p>
          </table:table-cell>
        </table:table-row>
        <table:table-row>
          <table:table-cell office:value="1771" office:value-type="float"/>
          <table:table-cell office:value-type="string">
            <text:p>19103408640</text:p>
          </table:table-cell>
        </table:table-row>
        <table:table-row>
          <table:table-cell office:value="1772" office:value-type="float"/>
          <table:table-cell office:value-type="string">
            <text:p>16438925498</text:p>
          </table:table-cell>
        </table:table-row>
        <table:table-row>
          <table:table-cell office:value="1773" office:value-type="float"/>
          <table:table-cell office:value-type="string">
            <text:p>17414872277</text:p>
          </table:table-cell>
        </table:table-row>
        <table:table-row>
          <table:table-cell office:value="1774" office:value-type="float"/>
          <table:table-cell office:value-type="string">
            <text:p>18773884243</text:p>
          </table:table-cell>
        </table:table-row>
        <table:table-row>
          <table:table-cell office:value="1775" office:value-type="float"/>
          <table:table-cell office:value-type="string">
            <text:p>18554238292</text:p>
          </table:table-cell>
        </table:table-row>
        <table:table-row>
          <table:table-cell office:value="1776" office:value-type="float"/>
          <table:table-cell office:value-type="string">
            <text:p>16969389457</text:p>
          </table:table-cell>
        </table:table-row>
        <table:table-row>
          <table:table-cell office:value="1777" office:value-type="float"/>
          <table:table-cell office:value-type="string">
            <text:p>18050227535</text:p>
          </table:table-cell>
        </table:table-row>
        <table:table-row>
          <table:table-cell office:value="1778" office:value-type="float"/>
          <table:table-cell office:value-type="string">
            <text:p>16421739359</text:p>
          </table:table-cell>
        </table:table-row>
        <table:table-row>
          <table:table-cell office:value="1779" office:value-type="float"/>
          <table:table-cell office:value-type="string">
            <text:p>15806234362</text:p>
          </table:table-cell>
        </table:table-row>
        <table:table-row>
          <table:table-cell office:value="1780" office:value-type="float"/>
          <table:table-cell office:value-type="string">
            <text:p>16178465089</text:p>
          </table:table-cell>
        </table:table-row>
        <table:table-row>
          <table:table-cell office:value="1781" office:value-type="float"/>
          <table:table-cell office:value-type="string">
            <text:p>15718320970</text:p>
          </table:table-cell>
        </table:table-row>
        <table:table-row>
          <table:table-cell office:value="1782" office:value-type="float"/>
          <table:table-cell office:value-type="string">
            <text:p>16823571688</text:p>
          </table:table-cell>
        </table:table-row>
        <table:table-row>
          <table:table-cell office:value="1783" office:value-type="float"/>
          <table:table-cell office:value-type="string">
            <text:p>17132934153</text:p>
          </table:table-cell>
        </table:table-row>
        <table:table-row>
          <table:table-cell office:value="1784" office:value-type="float"/>
          <table:table-cell office:value-type="string">
            <text:p>15930494686</text:p>
          </table:table-cell>
        </table:table-row>
        <table:table-row>
          <table:table-cell office:value="1785" office:value-type="float"/>
          <table:table-cell office:value-type="string">
            <text:p>16692755418</text:p>
          </table:table-cell>
        </table:table-row>
        <table:table-row>
          <table:table-cell office:value="1786" office:value-type="float"/>
          <table:table-cell office:value-type="string">
            <text:p>16599425627</text:p>
          </table:table-cell>
        </table:table-row>
        <table:table-row>
          <table:table-cell office:value="1787" office:value-type="float"/>
          <table:table-cell office:value-type="string">
            <text:p>13481122835</text:p>
          </table:table-cell>
        </table:table-row>
        <table:table-row>
          <table:table-cell office:value="1788" office:value-type="float"/>
          <table:table-cell office:value-type="string">
            <text:p>17255924083</text:p>
          </table:table-cell>
        </table:table-row>
        <table:table-row>
          <table:table-cell office:value="1789" office:value-type="float"/>
          <table:table-cell office:value-type="string">
            <text:p>16448642290</text:p>
          </table:table-cell>
        </table:table-row>
        <table:table-row>
          <table:table-cell office:value="1790" office:value-type="float"/>
          <table:table-cell office:value-type="string">
            <text:p>16568615508</text:p>
          </table:table-cell>
        </table:table-row>
        <table:table-row>
          <table:table-cell office:value="1791" office:value-type="float"/>
          <table:table-cell office:value-type="string">
            <text:p>18719240900</text:p>
          </table:table-cell>
        </table:table-row>
        <table:table-row>
          <table:table-cell office:value="1792" office:value-type="float"/>
          <table:table-cell office:value-type="string">
            <text:p>18217372064</text:p>
          </table:table-cell>
        </table:table-row>
        <table:table-row>
          <table:table-cell office:value="1793" office:value-type="float"/>
          <table:table-cell office:value-type="string">
            <text:p>18572067192</text:p>
          </table:table-cell>
        </table:table-row>
        <table:table-row>
          <table:table-cell office:value="1794" office:value-type="float"/>
          <table:table-cell office:value-type="string">
            <text:p>20200826688</text:p>
          </table:table-cell>
        </table:table-row>
        <table:table-row>
          <table:table-cell office:value="1795" office:value-type="float"/>
          <table:table-cell office:value-type="string">
            <text:p>18628674119</text:p>
          </table:table-cell>
        </table:table-row>
        <table:table-row>
          <table:table-cell office:value="1796" office:value-type="float"/>
          <table:table-cell office:value-type="string">
            <text:p>20717930456</text:p>
          </table:table-cell>
        </table:table-row>
        <table:table-row>
          <table:table-cell office:value="1797" office:value-type="float"/>
          <table:table-cell office:value-type="string">
            <text:p>16201508718</text:p>
          </table:table-cell>
        </table:table-row>
        <table:table-row>
          <table:table-cell office:value="1798" office:value-type="float"/>
          <table:table-cell office:value-type="string">
            <text:p>18742016373</text:p>
          </table:table-cell>
        </table:table-row>
        <table:table-row>
          <table:table-cell office:value="1799" office:value-type="float"/>
          <table:table-cell office:value-type="string">
            <text:p>14142729841</text:p>
          </table:table-cell>
        </table:table-row>
        <table:table-row>
          <table:table-cell office:value="1800" office:value-type="float"/>
          <table:table-cell office:value-type="string">
            <text:p>18750993423</text:p>
          </table:table-cell>
        </table:table-row>
        <table:table-row>
          <table:table-cell office:value="1801" office:value-type="float"/>
          <table:table-cell office:value-type="string">
            <text:p>18812096285</text:p>
          </table:table-cell>
        </table:table-row>
        <table:table-row>
          <table:table-cell office:value="1802" office:value-type="float"/>
          <table:table-cell office:value-type="string">
            <text:p>18359069710</text:p>
          </table:table-cell>
        </table:table-row>
        <table:table-row>
          <table:table-cell office:value="1803" office:value-type="float"/>
          <table:table-cell office:value-type="string">
            <text:p>18715337794</text:p>
          </table:table-cell>
        </table:table-row>
        <table:table-row>
          <table:table-cell office:value="1804" office:value-type="float"/>
          <table:table-cell office:value-type="string">
            <text:p>20556066749</text:p>
          </table:table-cell>
        </table:table-row>
        <table:table-row>
          <table:table-cell office:value="1805" office:value-type="float"/>
          <table:table-cell office:value-type="string">
            <text:p>18216192865</text:p>
          </table:table-cell>
        </table:table-row>
        <table:table-row>
          <table:table-cell office:value="1806" office:value-type="float"/>
          <table:table-cell office:value-type="string">
            <text:p>19495238625</text:p>
          </table:table-cell>
        </table:table-row>
        <table:table-row>
          <table:table-cell office:value="1807" office:value-type="float"/>
          <table:table-cell office:value-type="string">
            <text:p>16364017858</text:p>
          </table:table-cell>
        </table:table-row>
        <table:table-row>
          <table:table-cell office:value="1808" office:value-type="float"/>
          <table:table-cell office:value-type="string">
            <text:p>19091487800</text:p>
          </table:table-cell>
        </table:table-row>
        <table:table-row>
          <table:table-cell office:value="1809" office:value-type="float"/>
          <table:table-cell office:value-type="string">
            <text:p>18576886652</text:p>
          </table:table-cell>
        </table:table-row>
        <table:table-row>
          <table:table-cell office:value="1810" office:value-type="float"/>
          <table:table-cell office:value-type="string">
            <text:p>18226297077</text:p>
          </table:table-cell>
        </table:table-row>
        <table:table-row>
          <table:table-cell office:value="1811" office:value-type="float"/>
          <table:table-cell office:value-type="string">
            <text:p>20628895888</text:p>
          </table:table-cell>
        </table:table-row>
        <table:table-row>
          <table:table-cell office:value="1812" office:value-type="float"/>
          <table:table-cell office:value-type="string">
            <text:p>14820062030</text:p>
          </table:table-cell>
        </table:table-row>
        <table:table-row>
          <table:table-cell office:value="1813" office:value-type="float"/>
          <table:table-cell office:value-type="string">
            <text:p>16620787682</text:p>
          </table:table-cell>
        </table:table-row>
        <table:table-row>
          <table:table-cell office:value="1814" office:value-type="float"/>
          <table:table-cell office:value-type="string">
            <text:p>16690898127</text:p>
          </table:table-cell>
        </table:table-row>
        <table:table-row>
          <table:table-cell office:value="1815" office:value-type="float"/>
          <table:table-cell office:value-type="string">
            <text:p>16425757583</text:p>
          </table:table-cell>
        </table:table-row>
        <table:table-row>
          <table:table-cell office:value="1816" office:value-type="float"/>
          <table:table-cell office:value-type="string">
            <text:p>15037922754</text:p>
          </table:table-cell>
        </table:table-row>
        <table:table-row>
          <table:table-cell office:value="1817" office:value-type="float"/>
          <table:table-cell office:value-type="string">
            <text:p>16026086337</text:p>
          </table:table-cell>
        </table:table-row>
        <table:table-row>
          <table:table-cell office:value="1818" office:value-type="float"/>
          <table:table-cell office:value-type="string">
            <text:p>16727126175</text:p>
          </table:table-cell>
        </table:table-row>
        <table:table-row>
          <table:table-cell office:value="1819" office:value-type="float"/>
          <table:table-cell office:value-type="string">
            <text:p>16421203823</text:p>
          </table:table-cell>
        </table:table-row>
        <table:table-row>
          <table:table-cell office:value="1820" office:value-type="float"/>
          <table:table-cell office:value-type="string">
            <text:p>15924590494</text:p>
          </table:table-cell>
        </table:table-row>
        <table:table-row>
          <table:table-cell office:value="1821" office:value-type="float"/>
          <table:table-cell office:value-type="string">
            <text:p>16778934746</text:p>
          </table:table-cell>
        </table:table-row>
        <table:table-row>
          <table:table-cell office:value="1822" office:value-type="float"/>
          <table:table-cell office:value-type="string">
            <text:p>18450745181</text:p>
          </table:table-cell>
        </table:table-row>
        <table:table-row>
          <table:table-cell office:value="1823" office:value-type="float"/>
          <table:table-cell office:value-type="string">
            <text:p>15372012028</text:p>
          </table:table-cell>
        </table:table-row>
        <table:table-row>
          <table:table-cell office:value="1824" office:value-type="float"/>
          <table:table-cell office:value-type="string">
            <text:p>16729214687</text:p>
          </table:table-cell>
        </table:table-row>
        <table:table-row>
          <table:table-cell office:value="1825" office:value-type="float"/>
          <table:table-cell office:value-type="string">
            <text:p>20586351867</text:p>
          </table:table-cell>
        </table:table-row>
        <table:table-row>
          <table:table-cell office:value="1826" office:value-type="float"/>
          <table:table-cell office:value-type="string">
            <text:p>16566508700</text:p>
          </table:table-cell>
        </table:table-row>
        <table:table-row>
          <table:table-cell office:value="1827" office:value-type="float"/>
          <table:table-cell office:value-type="string">
            <text:p>19259246101</text:p>
          </table:table-cell>
        </table:table-row>
        <table:table-row>
          <table:table-cell office:value="1828" office:value-type="float"/>
          <table:table-cell office:value-type="string">
            <text:p>19814169506</text:p>
          </table:table-cell>
        </table:table-row>
        <table:table-row>
          <table:table-cell office:value="1829" office:value-type="float"/>
          <table:table-cell office:value-type="string">
            <text:p>19709661421</text:p>
          </table:table-cell>
        </table:table-row>
        <table:table-row>
          <table:table-cell office:value="1830" office:value-type="float"/>
          <table:table-cell office:value-type="string">
            <text:p>16550100833</text:p>
          </table:table-cell>
        </table:table-row>
        <table:table-row>
          <table:table-cell office:value="1831" office:value-type="float"/>
          <table:table-cell office:value-type="string">
            <text:p>14705824060</text:p>
          </table:table-cell>
        </table:table-row>
        <table:table-row>
          <table:table-cell office:value="1832" office:value-type="float"/>
          <table:table-cell office:value-type="string">
            <text:p>16164002932</text:p>
          </table:table-cell>
        </table:table-row>
        <table:table-row>
          <table:table-cell office:value="1833" office:value-type="float"/>
          <table:table-cell office:value-type="string">
            <text:p>16509721476</text:p>
          </table:table-cell>
        </table:table-row>
        <table:table-row>
          <table:table-cell office:value="1834" office:value-type="float"/>
          <table:table-cell office:value-type="string">
            <text:p>19838104611</text:p>
          </table:table-cell>
        </table:table-row>
        <table:table-row>
          <table:table-cell office:value="1835" office:value-type="float"/>
          <table:table-cell office:value-type="string">
            <text:p>19690228106</text:p>
          </table:table-cell>
        </table:table-row>
        <table:table-row>
          <table:table-cell office:value="1836" office:value-type="float"/>
          <table:table-cell office:value-type="string">
            <text:p>19061863885</text:p>
          </table:table-cell>
        </table:table-row>
        <table:table-row>
          <table:table-cell office:value="1837" office:value-type="float"/>
          <table:table-cell office:value-type="string">
            <text:p>20174629842</text:p>
          </table:table-cell>
        </table:table-row>
        <table:table-row>
          <table:table-cell office:value="1838" office:value-type="float"/>
          <table:table-cell office:value-type="string">
            <text:p>20594962185</text:p>
          </table:table-cell>
        </table:table-row>
        <table:table-row>
          <table:table-cell office:value="1839" office:value-type="float"/>
          <table:table-cell office:value-type="string">
            <text:p>16635482186</text:p>
          </table:table-cell>
        </table:table-row>
        <table:table-row>
          <table:table-cell office:value="1840" office:value-type="float"/>
          <table:table-cell office:value-type="string">
            <text:p>19078954525</text:p>
          </table:table-cell>
        </table:table-row>
        <table:table-row>
          <table:table-cell office:value="1841" office:value-type="float"/>
          <table:table-cell office:value-type="string">
            <text:p>15935481197</text:p>
          </table:table-cell>
        </table:table-row>
        <table:table-row>
          <table:table-cell office:value="1842" office:value-type="float"/>
          <table:table-cell office:value-type="string">
            <text:p>17681584515</text:p>
          </table:table-cell>
        </table:table-row>
        <table:table-row>
          <table:table-cell office:value="1843" office:value-type="float"/>
          <table:table-cell office:value-type="string">
            <text:p>13420667129</text:p>
          </table:table-cell>
        </table:table-row>
        <table:table-row>
          <table:table-cell office:value="1844" office:value-type="float"/>
          <table:table-cell office:value-type="string">
            <text:p>16180238246</text:p>
          </table:table-cell>
        </table:table-row>
        <table:table-row>
          <table:table-cell office:value="1845" office:value-type="float"/>
          <table:table-cell office:value-type="string">
            <text:p>17338937708</text:p>
          </table:table-cell>
        </table:table-row>
        <table:table-row>
          <table:table-cell office:value="1846" office:value-type="float"/>
          <table:table-cell office:value-type="string">
            <text:p>18142509051</text:p>
          </table:table-cell>
        </table:table-row>
        <table:table-row>
          <table:table-cell office:value="1847" office:value-type="float"/>
          <table:table-cell office:value-type="string">
            <text:p>19507515184</text:p>
          </table:table-cell>
        </table:table-row>
        <table:table-row>
          <table:table-cell office:value="1848" office:value-type="float"/>
          <table:table-cell office:value-type="string">
            <text:p>19603655490</text:p>
          </table:table-cell>
        </table:table-row>
        <table:table-row>
          <table:table-cell office:value="1849" office:value-type="float"/>
          <table:table-cell office:value-type="string">
            <text:p>15200548313</text:p>
          </table:table-cell>
        </table:table-row>
        <table:table-row>
          <table:table-cell office:value="1850" office:value-type="float"/>
          <table:table-cell office:value-type="string">
            <text:p>18823109683</text:p>
          </table:table-cell>
        </table:table-row>
        <table:table-row>
          <table:table-cell office:value="1851" office:value-type="float"/>
          <table:table-cell office:value-type="string">
            <text:p>18411421338</text:p>
          </table:table-cell>
        </table:table-row>
        <table:table-row>
          <table:table-cell office:value="1852" office:value-type="float"/>
          <table:table-cell office:value-type="string">
            <text:p>15381871582</text:p>
          </table:table-cell>
        </table:table-row>
        <table:table-row>
          <table:table-cell office:value="1853" office:value-type="float"/>
          <table:table-cell office:value-type="string">
            <text:p>17962347616</text:p>
          </table:table-cell>
        </table:table-row>
        <table:table-row>
          <table:table-cell office:value="1854" office:value-type="float"/>
          <table:table-cell office:value-type="string">
            <text:p>18229685101</text:p>
          </table:table-cell>
        </table:table-row>
        <table:table-row>
          <table:table-cell office:value="1855" office:value-type="float"/>
          <table:table-cell office:value-type="string">
            <text:p>20181706623</text:p>
          </table:table-cell>
        </table:table-row>
        <table:table-row>
          <table:table-cell office:value="1856" office:value-type="float"/>
          <table:table-cell office:value-type="string">
            <text:p>18817072700</text:p>
          </table:table-cell>
        </table:table-row>
        <table:table-row>
          <table:table-cell office:value="1857" office:value-type="float"/>
          <table:table-cell office:value-type="string">
            <text:p>16032698152</text:p>
          </table:table-cell>
        </table:table-row>
        <table:table-row>
          <table:table-cell office:value="1858" office:value-type="float"/>
          <table:table-cell office:value-type="string">
            <text:p>17252534055</text:p>
          </table:table-cell>
        </table:table-row>
        <table:table-row>
          <table:table-cell office:value="1859" office:value-type="float"/>
          <table:table-cell office:value-type="string">
            <text:p/>
          </table:table-cell>
        </table:table-row>
        <table:table-row>
          <table:table-cell office:value="1860" office:value-type="float"/>
          <table:table-cell office:value-type="string">
            <text:p>18442197180</text:p>
          </table:table-cell>
        </table:table-row>
        <table:table-row>
          <table:table-cell office:value="1861" office:value-type="float"/>
          <table:table-cell office:value-type="string">
            <text:p>16768319215</text:p>
          </table:table-cell>
        </table:table-row>
        <table:table-row>
          <table:table-cell office:value="1862" office:value-type="float"/>
          <table:table-cell office:value-type="string">
            <text:p>18612687395</text:p>
          </table:table-cell>
        </table:table-row>
        <table:table-row>
          <table:table-cell office:value="1863" office:value-type="float"/>
          <table:table-cell office:value-type="string">
            <text:p>18691143499</text:p>
          </table:table-cell>
        </table:table-row>
        <table:table-row>
          <table:table-cell office:value="1864" office:value-type="float"/>
          <table:table-cell office:value-type="string">
            <text:p>19771934230</text:p>
          </table:table-cell>
        </table:table-row>
        <table:table-row>
          <table:table-cell office:value="1865" office:value-type="float"/>
          <table:table-cell office:value-type="string">
            <text:p>16893229921</text:p>
          </table:table-cell>
        </table:table-row>
        <table:table-row>
          <table:table-cell office:value="1866" office:value-type="float"/>
          <table:table-cell office:value-type="string">
            <text:p>18597129124</text:p>
          </table:table-cell>
        </table:table-row>
        <table:table-row>
          <table:table-cell office:value="1867" office:value-type="float"/>
          <table:table-cell office:value-type="string">
            <text:p>17551296384</text:p>
          </table:table-cell>
        </table:table-row>
        <table:table-row>
          <table:table-cell office:value="1868" office:value-type="float"/>
          <table:table-cell office:value-type="string">
            <text:p>19490405391</text:p>
          </table:table-cell>
        </table:table-row>
        <table:table-row>
          <table:table-cell office:value="1869" office:value-type="float"/>
          <table:table-cell office:value-type="string">
            <text:p>18436719501</text:p>
          </table:table-cell>
        </table:table-row>
        <table:table-row>
          <table:table-cell office:value="1870" office:value-type="float"/>
          <table:table-cell office:value-type="string">
            <text:p>18657192013</text:p>
          </table:table-cell>
        </table:table-row>
        <table:table-row>
          <table:table-cell office:value="1871" office:value-type="float"/>
          <table:table-cell office:value-type="string">
            <text:p>17740781697</text:p>
          </table:table-cell>
        </table:table-row>
        <table:table-row>
          <table:table-cell office:value="1872" office:value-type="float"/>
          <table:table-cell office:value-type="string">
            <text:p>17818660310</text:p>
          </table:table-cell>
        </table:table-row>
        <table:table-row>
          <table:table-cell office:value="1873" office:value-type="float"/>
          <table:table-cell office:value-type="string">
            <text:p/>
          </table:table-cell>
        </table:table-row>
        <table:table-row>
          <table:table-cell office:value="1874" office:value-type="float"/>
          <table:table-cell office:value-type="string">
            <text:p>18589191234</text:p>
          </table:table-cell>
        </table:table-row>
        <table:table-row>
          <table:table-cell office:value="1875" office:value-type="float"/>
          <table:table-cell office:value-type="string">
            <text:p>18450735077</text:p>
          </table:table-cell>
        </table:table-row>
        <table:table-row>
          <table:table-cell office:value="1876" office:value-type="float"/>
          <table:table-cell office:value-type="string">
            <text:p>19306727786</text:p>
          </table:table-cell>
        </table:table-row>
        <table:table-row>
          <table:table-cell office:value="1877" office:value-type="float"/>
          <table:table-cell office:value-type="string">
            <text:p>18526779722</text:p>
          </table:table-cell>
        </table:table-row>
        <table:table-row>
          <table:table-cell office:value="1878" office:value-type="float"/>
          <table:table-cell office:value-type="string">
            <text:p>20206159503</text:p>
          </table:table-cell>
        </table:table-row>
        <table:table-row>
          <table:table-cell office:value="1879" office:value-type="float"/>
          <table:table-cell office:value-type="string">
            <text:p>18843981937</text:p>
          </table:table-cell>
        </table:table-row>
        <table:table-row>
          <table:table-cell office:value="1880" office:value-type="float"/>
          <table:table-cell office:value-type="string">
            <text:p>15903967902</text:p>
          </table:table-cell>
        </table:table-row>
        <table:table-row>
          <table:table-cell office:value="1881" office:value-type="float"/>
          <table:table-cell office:value-type="string">
            <text:p>15770182071</text:p>
          </table:table-cell>
        </table:table-row>
        <table:table-row>
          <table:table-cell office:value="1882" office:value-type="float"/>
          <table:table-cell office:value-type="string">
            <text:p>15092549668</text:p>
          </table:table-cell>
        </table:table-row>
        <table:table-row>
          <table:table-cell office:value="1883" office:value-type="float"/>
          <table:table-cell office:value-type="string">
            <text:p>14202320689</text:p>
          </table:table-cell>
        </table:table-row>
        <table:table-row>
          <table:table-cell office:value="1884" office:value-type="float"/>
          <table:table-cell office:value-type="string">
            <text:p>16320745544</text:p>
          </table:table-cell>
        </table:table-row>
        <table:table-row>
          <table:table-cell office:value="1885" office:value-type="float"/>
          <table:table-cell office:value-type="string">
            <text:p>16037236139</text:p>
          </table:table-cell>
        </table:table-row>
        <table:table-row>
          <table:table-cell office:value="1886" office:value-type="float"/>
          <table:table-cell office:value-type="string">
            <text:p>16373996513</text:p>
          </table:table-cell>
        </table:table-row>
        <table:table-row>
          <table:table-cell office:value="1887" office:value-type="float"/>
          <table:table-cell office:value-type="string">
            <text:p>18015764562</text:p>
          </table:table-cell>
        </table:table-row>
        <table:table-row>
          <table:table-cell office:value="1888" office:value-type="float"/>
          <table:table-cell office:value-type="string">
            <text:p>20708876677</text:p>
          </table:table-cell>
        </table:table-row>
        <table:table-row>
          <table:table-cell office:value="1889" office:value-type="float"/>
          <table:table-cell office:value-type="string">
            <text:p>19838089843</text:p>
          </table:table-cell>
        </table:table-row>
        <table:table-row>
          <table:table-cell office:value="1890" office:value-type="float"/>
          <table:table-cell office:value-type="string">
            <text:p>19792167533</text:p>
          </table:table-cell>
        </table:table-row>
        <table:table-row>
          <table:table-cell office:value="1891" office:value-type="float"/>
          <table:table-cell office:value-type="string">
            <text:p>18846320000</text:p>
          </table:table-cell>
        </table:table-row>
        <table:table-row>
          <table:table-cell office:value="1892" office:value-type="float"/>
          <table:table-cell office:value-type="string">
            <text:p>14916899116</text:p>
          </table:table-cell>
        </table:table-row>
        <table:table-row>
          <table:table-cell office:value="1893" office:value-type="float"/>
          <table:table-cell office:value-type="string">
            <text:p>17438140773</text:p>
          </table:table-cell>
        </table:table-row>
        <table:table-row>
          <table:table-cell office:value="1894" office:value-type="float"/>
          <table:table-cell office:value-type="string">
            <text:p>19025635767</text:p>
          </table:table-cell>
        </table:table-row>
        <table:table-row>
          <table:table-cell office:value="1895" office:value-type="float"/>
          <table:table-cell office:value-type="string">
            <text:p>16011619820</text:p>
          </table:table-cell>
        </table:table-row>
        <table:table-row>
          <table:table-cell office:value="1896" office:value-type="float"/>
          <table:table-cell office:value-type="string">
            <text:p>19082068274</text:p>
          </table:table-cell>
        </table:table-row>
        <table:table-row>
          <table:table-cell office:value="1897" office:value-type="float"/>
          <table:table-cell office:value-type="string">
            <text:p>19971411818</text:p>
          </table:table-cell>
        </table:table-row>
        <table:table-row>
          <table:table-cell office:value="1898" office:value-type="float"/>
          <table:table-cell office:value-type="string">
            <text:p>16019215028</text:p>
          </table:table-cell>
        </table:table-row>
        <table:table-row>
          <table:table-cell office:value="1899" office:value-type="float"/>
          <table:table-cell office:value-type="string">
            <text:p>15926215680</text:p>
          </table:table-cell>
        </table:table-row>
        <table:table-row>
          <table:table-cell office:value="1900" office:value-type="float"/>
          <table:table-cell office:value-type="string">
            <text:p>18448094503</text:p>
          </table:table-cell>
        </table:table-row>
        <table:table-row>
          <table:table-cell office:value="1901" office:value-type="float"/>
          <table:table-cell office:value-type="string">
            <text:p>18956525636</text:p>
          </table:table-cell>
        </table:table-row>
        <table:table-row>
          <table:table-cell office:value="1902" office:value-type="float"/>
          <table:table-cell office:value-type="string">
            <text:p>19641973114</text:p>
          </table:table-cell>
        </table:table-row>
        <table:table-row>
          <table:table-cell office:value="1903" office:value-type="float"/>
          <table:table-cell office:value-type="string">
            <text:p>13986091304</text:p>
          </table:table-cell>
        </table:table-row>
        <table:table-row>
          <table:table-cell office:value="1904" office:value-type="float"/>
          <table:table-cell office:value-type="string">
            <text:p>20722898265</text:p>
          </table:table-cell>
        </table:table-row>
        <table:table-row>
          <table:table-cell office:value="1905" office:value-type="float"/>
          <table:table-cell office:value-type="string">
            <text:p>18435098995</text:p>
          </table:table-cell>
        </table:table-row>
        <table:table-row>
          <table:table-cell office:value="1906" office:value-type="float"/>
          <table:table-cell office:value-type="string">
            <text:p>14578502485</text:p>
          </table:table-cell>
        </table:table-row>
        <table:table-row>
          <table:table-cell office:value="1907" office:value-type="float"/>
          <table:table-cell office:value-type="string">
            <text:p/>
          </table:table-cell>
        </table:table-row>
        <table:table-row>
          <table:table-cell office:value="1908" office:value-type="float"/>
          <table:table-cell office:value-type="string">
            <text:p>15941674901</text:p>
          </table:table-cell>
        </table:table-row>
        <table:table-row>
          <table:table-cell office:value="1909" office:value-type="float"/>
          <table:table-cell office:value-type="string">
            <text:p>17694334311</text:p>
          </table:table-cell>
        </table:table-row>
        <table:table-row>
          <table:table-cell office:value="1910" office:value-type="float"/>
          <table:table-cell office:value-type="string">
            <text:p>16464216265</text:p>
          </table:table-cell>
        </table:table-row>
        <table:table-row>
          <table:table-cell office:value="1911" office:value-type="float"/>
          <table:table-cell office:value-type="string">
            <text:p>18673068408</text:p>
          </table:table-cell>
        </table:table-row>
        <table:table-row>
          <table:table-cell office:value="1912" office:value-type="float"/>
          <table:table-cell office:value-type="string">
            <text:p>18709462407</text:p>
          </table:table-cell>
        </table:table-row>
        <table:table-row>
          <table:table-cell office:value="1913" office:value-type="float"/>
          <table:table-cell office:value-type="string">
            <text:p>19819489145</text:p>
          </table:table-cell>
        </table:table-row>
        <table:table-row>
          <table:table-cell office:value="1914" office:value-type="float"/>
          <table:table-cell office:value-type="string">
            <text:p>18374248091</text:p>
          </table:table-cell>
        </table:table-row>
        <table:table-row>
          <table:table-cell office:value="1915" office:value-type="float"/>
          <table:table-cell office:value-type="string">
            <text:p>17170413947</text:p>
          </table:table-cell>
        </table:table-row>
        <table:table-row>
          <table:table-cell office:value="1916" office:value-type="float"/>
          <table:table-cell office:value-type="string">
            <text:p>18426844700</text:p>
          </table:table-cell>
        </table:table-row>
        <table:table-row>
          <table:table-cell office:value="1917" office:value-type="float"/>
          <table:table-cell office:value-type="string">
            <text:p>15847591819</text:p>
          </table:table-cell>
        </table:table-row>
        <table:table-row>
          <table:table-cell office:value="1918" office:value-type="float"/>
          <table:table-cell office:value-type="string">
            <text:p>19928267741</text:p>
          </table:table-cell>
        </table:table-row>
        <table:table-row>
          <table:table-cell office:value="1919" office:value-type="float"/>
          <table:table-cell office:value-type="string">
            <text:p>18673643315</text:p>
          </table:table-cell>
        </table:table-row>
        <table:table-row>
          <table:table-cell office:value="1920" office:value-type="float"/>
          <table:table-cell office:value-type="string">
            <text:p>18849531128</text:p>
          </table:table-cell>
        </table:table-row>
        <table:table-row>
          <table:table-cell office:value="1921" office:value-type="float"/>
          <table:table-cell office:value-type="string">
            <text:p>17015678864</text:p>
          </table:table-cell>
        </table:table-row>
        <table:table-row>
          <table:table-cell office:value="1922" office:value-type="float"/>
          <table:table-cell office:value-type="string">
            <text:p>15815978613</text:p>
          </table:table-cell>
        </table:table-row>
        <table:table-row>
          <table:table-cell office:value="1923" office:value-type="float"/>
          <table:table-cell office:value-type="string">
            <text:p>20237217514</text:p>
          </table:table-cell>
        </table:table-row>
        <table:table-row>
          <table:table-cell office:value="1924" office:value-type="float"/>
          <table:table-cell office:value-type="string">
            <text:p>17721640975</text:p>
          </table:table-cell>
        </table:table-row>
        <table:table-row>
          <table:table-cell office:value="1925" office:value-type="float"/>
          <table:table-cell office:value-type="string">
            <text:p/>
          </table:table-cell>
        </table:table-row>
        <table:table-row>
          <table:table-cell office:value="1926" office:value-type="float"/>
          <table:table-cell office:value-type="string">
            <text:p>16440097453</text:p>
          </table:table-cell>
        </table:table-row>
        <table:table-row>
          <table:table-cell office:value="1927" office:value-type="float"/>
          <table:table-cell office:value-type="string">
            <text:p>19049509289</text:p>
          </table:table-cell>
        </table:table-row>
        <table:table-row>
          <table:table-cell office:value="1928" office:value-type="float"/>
          <table:table-cell office:value-type="string">
            <text:p>19320272652</text:p>
          </table:table-cell>
        </table:table-row>
        <table:table-row>
          <table:table-cell office:value="1929" office:value-type="float"/>
          <table:table-cell office:value-type="string">
            <text:p>18277691318</text:p>
          </table:table-cell>
        </table:table-row>
        <table:table-row>
          <table:table-cell office:value="1930" office:value-type="float"/>
          <table:table-cell office:value-type="string">
            <text:p>17370561875</text:p>
          </table:table-cell>
        </table:table-row>
        <table:table-row>
          <table:table-cell office:value="1931" office:value-type="float"/>
          <table:table-cell office:value-type="string">
            <text:p>15696863433</text:p>
          </table:table-cell>
        </table:table-row>
        <table:table-row>
          <table:table-cell office:value="1932" office:value-type="float"/>
          <table:table-cell office:value-type="string">
            <text:p>16401914339</text:p>
          </table:table-cell>
        </table:table-row>
        <table:table-row>
          <table:table-cell office:value="1933" office:value-type="float"/>
          <table:table-cell office:value-type="string">
            <text:p>18713763094</text:p>
          </table:table-cell>
        </table:table-row>
        <table:table-row>
          <table:table-cell office:value="1934" office:value-type="float"/>
          <table:table-cell office:value-type="string">
            <text:p>19593854947</text:p>
          </table:table-cell>
        </table:table-row>
        <table:table-row>
          <table:table-cell office:value="1935" office:value-type="float"/>
          <table:table-cell office:value-type="string">
            <text:p>18707680407</text:p>
          </table:table-cell>
        </table:table-row>
        <table:table-row>
          <table:table-cell office:value="1936" office:value-type="float"/>
          <table:table-cell office:value-type="string">
            <text:p>17941135382</text:p>
          </table:table-cell>
        </table:table-row>
        <table:table-row>
          <table:table-cell office:value="1937" office:value-type="float"/>
          <table:table-cell office:value-type="string">
            <text:p>15750240754</text:p>
          </table:table-cell>
        </table:table-row>
        <table:table-row>
          <table:table-cell office:value="1938" office:value-type="float"/>
          <table:table-cell office:value-type="string">
            <text:p>18071783279</text:p>
          </table:table-cell>
        </table:table-row>
        <table:table-row>
          <table:table-cell office:value="1939" office:value-type="float"/>
          <table:table-cell office:value-type="string">
            <text:p>19231950371</text:p>
          </table:table-cell>
        </table:table-row>
        <table:table-row>
          <table:table-cell office:value="1940" office:value-type="float"/>
          <table:table-cell office:value-type="string">
            <text:p>16711489882</text:p>
          </table:table-cell>
        </table:table-row>
        <table:table-row>
          <table:table-cell office:value="1941" office:value-type="float"/>
          <table:table-cell office:value-type="string">
            <text:p>16477338805</text:p>
          </table:table-cell>
        </table:table-row>
        <table:table-row>
          <table:table-cell office:value="1942" office:value-type="float"/>
          <table:table-cell office:value-type="string">
            <text:p>19435050268</text:p>
          </table:table-cell>
        </table:table-row>
        <table:table-row>
          <table:table-cell office:value="1943" office:value-type="float"/>
          <table:table-cell office:value-type="string">
            <text:p>19953493844</text:p>
          </table:table-cell>
        </table:table-row>
        <table:table-row>
          <table:table-cell office:value="1944" office:value-type="float"/>
          <table:table-cell office:value-type="string">
            <text:p>15420998976</text:p>
          </table:table-cell>
        </table:table-row>
        <table:table-row>
          <table:table-cell office:value="1945" office:value-type="float"/>
          <table:table-cell office:value-type="string">
            <text:p>17514357268</text:p>
          </table:table-cell>
        </table:table-row>
        <table:table-row>
          <table:table-cell office:value="1946" office:value-type="float"/>
          <table:table-cell office:value-type="string">
            <text:p>14169889203</text:p>
          </table:table-cell>
        </table:table-row>
        <table:table-row>
          <table:table-cell office:value="1947" office:value-type="float"/>
          <table:table-cell office:value-type="string">
            <text:p>16219213038</text:p>
          </table:table-cell>
        </table:table-row>
        <table:table-row>
          <table:table-cell office:value="1948" office:value-type="float"/>
          <table:table-cell office:value-type="string">
            <text:p>18700404045</text:p>
          </table:table-cell>
        </table:table-row>
        <table:table-row>
          <table:table-cell office:value="1949" office:value-type="float"/>
          <table:table-cell office:value-type="string">
            <text:p>18412065448</text:p>
          </table:table-cell>
        </table:table-row>
        <table:table-row>
          <table:table-cell office:value="1950" office:value-type="float"/>
          <table:table-cell office:value-type="string">
            <text:p>19093304877</text:p>
          </table:table-cell>
        </table:table-row>
        <table:table-row>
          <table:table-cell office:value="1951" office:value-type="float"/>
          <table:table-cell office:value-type="string">
            <text:p>16039372056</text:p>
          </table:table-cell>
        </table:table-row>
        <table:table-row>
          <table:table-cell office:value="1952" office:value-type="float"/>
          <table:table-cell office:value-type="string">
            <text:p>14533695372</text:p>
          </table:table-cell>
        </table:table-row>
        <table:table-row>
          <table:table-cell office:value="1953" office:value-type="float"/>
          <table:table-cell office:value-type="string">
            <text:p>19981124114</text:p>
          </table:table-cell>
        </table:table-row>
        <table:table-row>
          <table:table-cell office:value="1954" office:value-type="float"/>
          <table:table-cell office:value-type="string">
            <text:p>13663434361</text:p>
          </table:table-cell>
        </table:table-row>
        <table:table-row>
          <table:table-cell office:value="1955" office:value-type="float"/>
          <table:table-cell office:value-type="string">
            <text:p>18358093904</text:p>
          </table:table-cell>
        </table:table-row>
        <table:table-row>
          <table:table-cell office:value="1956" office:value-type="float"/>
          <table:table-cell office:value-type="string">
            <text:p/>
          </table:table-cell>
        </table:table-row>
        <table:table-row>
          <table:table-cell office:value="1957" office:value-type="float"/>
          <table:table-cell office:value-type="string">
            <text:p>16277837001</text:p>
          </table:table-cell>
        </table:table-row>
        <table:table-row>
          <table:table-cell office:value="1958" office:value-type="float"/>
          <table:table-cell office:value-type="string">
            <text:p>18482681916</text:p>
          </table:table-cell>
        </table:table-row>
        <table:table-row>
          <table:table-cell office:value="1959" office:value-type="float"/>
          <table:table-cell office:value-type="string">
            <text:p>19285959843</text:p>
          </table:table-cell>
        </table:table-row>
        <table:table-row>
          <table:table-cell office:value="1960" office:value-type="float"/>
          <table:table-cell office:value-type="string">
            <text:p>19636109800</text:p>
          </table:table-cell>
        </table:table-row>
        <table:table-row>
          <table:table-cell office:value="1961" office:value-type="float"/>
          <table:table-cell office:value-type="string">
            <text:p>20170342500</text:p>
          </table:table-cell>
        </table:table-row>
        <table:table-row>
          <table:table-cell office:value="1962" office:value-type="float"/>
          <table:table-cell office:value-type="string">
            <text:p>16623876090</text:p>
          </table:table-cell>
        </table:table-row>
        <table:table-row>
          <table:table-cell office:value="1963" office:value-type="float"/>
          <table:table-cell office:value-type="string">
            <text:p>19143643876</text:p>
          </table:table-cell>
        </table:table-row>
        <table:table-row>
          <table:table-cell office:value="1964" office:value-type="float"/>
          <table:table-cell office:value-type="string">
            <text:p>17938308214</text:p>
          </table:table-cell>
        </table:table-row>
        <table:table-row>
          <table:table-cell office:value="1965" office:value-type="float"/>
          <table:table-cell office:value-type="string">
            <text:p>18922556508</text:p>
          </table:table-cell>
        </table:table-row>
        <table:table-row>
          <table:table-cell office:value="1966" office:value-type="float"/>
          <table:table-cell office:value-type="string">
            <text:p>19605022562</text:p>
          </table:table-cell>
        </table:table-row>
        <table:table-row>
          <table:table-cell office:value="1967" office:value-type="float"/>
          <table:table-cell office:value-type="string">
            <text:p>17479859144</text:p>
          </table:table-cell>
        </table:table-row>
        <table:table-row>
          <table:table-cell office:value="1968" office:value-type="float"/>
          <table:table-cell office:value-type="string">
            <text:p>17724260374</text:p>
          </table:table-cell>
        </table:table-row>
        <table:table-row>
          <table:table-cell office:value="1969" office:value-type="float"/>
          <table:table-cell office:value-type="string">
            <text:p>16946258920</text:p>
          </table:table-cell>
        </table:table-row>
        <table:table-row>
          <table:table-cell office:value="1970" office:value-type="float"/>
          <table:table-cell office:value-type="string">
            <text:p>20472688263</text:p>
          </table:table-cell>
        </table:table-row>
        <table:table-row>
          <table:table-cell office:value="1971" office:value-type="float"/>
          <table:table-cell office:value-type="string">
            <text:p>15992654930</text:p>
          </table:table-cell>
        </table:table-row>
        <table:table-row>
          <table:table-cell office:value="1972" office:value-type="float"/>
          <table:table-cell office:value-type="string">
            <text:p>18689644555</text:p>
          </table:table-cell>
        </table:table-row>
        <table:table-row>
          <table:table-cell office:value="1973" office:value-type="float"/>
          <table:table-cell office:value-type="string">
            <text:p>18429081386</text:p>
          </table:table-cell>
        </table:table-row>
        <table:table-row>
          <table:table-cell office:value="1974" office:value-type="float"/>
          <table:table-cell office:value-type="string">
            <text:p>17142326944</text:p>
          </table:table-cell>
        </table:table-row>
        <table:table-row>
          <table:table-cell office:value="1975" office:value-type="float"/>
          <table:table-cell office:value-type="string">
            <text:p>18452463585</text:p>
          </table:table-cell>
        </table:table-row>
        <table:table-row>
          <table:table-cell office:value="1976" office:value-type="float"/>
          <table:table-cell office:value-type="string">
            <text:p>17796992467</text:p>
          </table:table-cell>
        </table:table-row>
        <table:table-row>
          <table:table-cell office:value="1977" office:value-type="float"/>
          <table:table-cell office:value-type="string">
            <text:p>17338508281</text:p>
          </table:table-cell>
        </table:table-row>
        <table:table-row>
          <table:table-cell office:value="1978" office:value-type="float"/>
          <table:table-cell office:value-type="string">
            <text:p>15746562497</text:p>
          </table:table-cell>
        </table:table-row>
        <table:table-row>
          <table:table-cell office:value="1979" office:value-type="float"/>
          <table:table-cell office:value-type="string">
            <text:p>18463283291</text:p>
          </table:table-cell>
        </table:table-row>
        <table:table-row>
          <table:table-cell office:value="1980" office:value-type="float"/>
          <table:table-cell office:value-type="string">
            <text:p>13234658241</text:p>
          </table:table-cell>
        </table:table-row>
        <table:table-row>
          <table:table-cell office:value="1981" office:value-type="float"/>
          <table:table-cell office:value-type="string">
            <text:p>15419311549</text:p>
          </table:table-cell>
        </table:table-row>
        <table:table-row>
          <table:table-cell office:value="1982" office:value-type="float"/>
          <table:table-cell office:value-type="string">
            <text:p>16035985574</text:p>
          </table:table-cell>
        </table:table-row>
        <table:table-row>
          <table:table-cell office:value="1983" office:value-type="float"/>
          <table:table-cell office:value-type="string">
            <text:p>18843984539</text:p>
          </table:table-cell>
        </table:table-row>
        <table:table-row>
          <table:table-cell office:value="1984" office:value-type="float"/>
          <table:table-cell office:value-type="string">
            <text:p>18536822300</text:p>
          </table:table-cell>
        </table:table-row>
        <table:table-row>
          <table:table-cell office:value="1985" office:value-type="float"/>
          <table:table-cell office:value-type="string">
            <text:p>19512734177</text:p>
          </table:table-cell>
        </table:table-row>
        <table:table-row>
          <table:table-cell office:value="1986" office:value-type="float"/>
          <table:table-cell office:value-type="string">
            <text:p>19054803775</text:p>
          </table:table-cell>
        </table:table-row>
        <table:table-row>
          <table:table-cell office:value="1987" office:value-type="float"/>
          <table:table-cell office:value-type="string">
            <text:p>16621753670</text:p>
          </table:table-cell>
        </table:table-row>
        <table:table-row>
          <table:table-cell office:value="1988" office:value-type="float"/>
          <table:table-cell office:value-type="string">
            <text:p>16525227965</text:p>
          </table:table-cell>
        </table:table-row>
        <table:table-row>
          <table:table-cell office:value="1989" office:value-type="float"/>
          <table:table-cell office:value-type="string">
            <text:p>17934101475</text:p>
          </table:table-cell>
        </table:table-row>
        <table:table-row>
          <table:table-cell office:value="1990" office:value-type="float"/>
          <table:table-cell office:value-type="string">
            <text:p>14299718100</text:p>
          </table:table-cell>
        </table:table-row>
        <table:table-row>
          <table:table-cell office:value="1991" office:value-type="float"/>
          <table:table-cell office:value-type="string">
            <text:p>17503240135</text:p>
          </table:table-cell>
        </table:table-row>
        <table:table-row>
          <table:table-cell office:value="1992" office:value-type="float"/>
          <table:table-cell office:value-type="string">
            <text:p>16895166731</text:p>
          </table:table-cell>
        </table:table-row>
        <table:table-row>
          <table:table-cell office:value="1993" office:value-type="float"/>
          <table:table-cell office:value-type="string">
            <text:p>20204873010</text:p>
          </table:table-cell>
        </table:table-row>
        <table:table-row>
          <table:table-cell office:value="1994" office:value-type="float"/>
          <table:table-cell office:value-type="string">
            <text:p>14719230057</text:p>
          </table:table-cell>
        </table:table-row>
        <table:table-row>
          <table:table-cell office:value="1995" office:value-type="float"/>
          <table:table-cell office:value-type="string">
            <text:p>16227156755</text:p>
          </table:table-cell>
        </table:table-row>
        <table:table-row>
          <table:table-cell office:value="1996" office:value-type="float"/>
          <table:table-cell office:value-type="string">
            <text:p>16139678087</text:p>
          </table:table-cell>
        </table:table-row>
        <table:table-row>
          <table:table-cell office:value="1997" office:value-type="float"/>
          <table:table-cell office:value-type="string">
            <text:p>16521525145</text:p>
          </table:table-cell>
        </table:table-row>
        <table:table-row>
          <table:table-cell office:value="1998" office:value-type="float"/>
          <table:table-cell office:value-type="string">
            <text:p>16631151143</text:p>
          </table:table-cell>
        </table:table-row>
        <table:table-row>
          <table:table-cell office:value="1999" office:value-type="float"/>
          <table:table-cell office:value-type="string">
            <text:p>20764199475</text:p>
          </table:table-cell>
        </table:table-row>
        <table:table-row>
          <table:table-cell office:value="2000" office:value-type="float"/>
          <table:table-cell office:value-type="string">
            <text:p>16824340472</text:p>
          </table:table-cell>
        </table:table-row>
        <table:table-row>
          <table:table-cell office:value="2001" office:value-type="float"/>
          <table:table-cell office:value-type="string">
            <text:p>20208744625</text:p>
          </table:table-cell>
        </table:table-row>
        <table:table-row>
          <table:table-cell office:value="2002" office:value-type="float"/>
          <table:table-cell office:value-type="string">
            <text:p>16638477410</text:p>
          </table:table-cell>
        </table:table-row>
        <table:table-row>
          <table:table-cell office:value="2003" office:value-type="float"/>
          <table:table-cell office:value-type="string">
            <text:p>18538402590</text:p>
          </table:table-cell>
        </table:table-row>
        <table:table-row>
          <table:table-cell office:value="2004" office:value-type="float"/>
          <table:table-cell office:value-type="string">
            <text:p>16558527404</text:p>
          </table:table-cell>
        </table:table-row>
        <table:table-row>
          <table:table-cell office:value="2005" office:value-type="float"/>
          <table:table-cell office:value-type="string">
            <text:p>15865825719</text:p>
          </table:table-cell>
        </table:table-row>
        <table:table-row>
          <table:table-cell office:value="2006" office:value-type="float"/>
          <table:table-cell office:value-type="string">
            <text:p>18109286775</text:p>
          </table:table-cell>
        </table:table-row>
        <table:table-row>
          <table:table-cell office:value="2007" office:value-type="float"/>
          <table:table-cell office:value-type="string">
            <text:p>19662865128</text:p>
          </table:table-cell>
        </table:table-row>
        <table:table-row>
          <table:table-cell office:value="2008" office:value-type="float"/>
          <table:table-cell office:value-type="string">
            <text:p>18509445595</text:p>
          </table:table-cell>
        </table:table-row>
        <table:table-row>
          <table:table-cell office:value="2009" office:value-type="float"/>
          <table:table-cell office:value-type="string">
            <text:p>18320070632</text:p>
          </table:table-cell>
        </table:table-row>
        <table:table-row>
          <table:table-cell office:value="2010" office:value-type="float"/>
          <table:table-cell office:value-type="string">
            <text:p>14286011643</text:p>
          </table:table-cell>
        </table:table-row>
        <table:table-row>
          <table:table-cell office:value="2011" office:value-type="float"/>
          <table:table-cell office:value-type="string">
            <text:p>20393163641</text:p>
          </table:table-cell>
        </table:table-row>
        <table:table-row>
          <table:table-cell office:value="2012" office:value-type="float"/>
          <table:table-cell office:value-type="string">
            <text:p>19419142685</text:p>
          </table:table-cell>
        </table:table-row>
        <table:table-row>
          <table:table-cell office:value="2013" office:value-type="float"/>
          <table:table-cell office:value-type="string">
            <text:p>17404297566</text:p>
          </table:table-cell>
        </table:table-row>
        <table:table-row>
          <table:table-cell office:value="2014" office:value-type="float"/>
          <table:table-cell office:value-type="string">
            <text:p>15648759317</text:p>
          </table:table-cell>
        </table:table-row>
        <table:table-row>
          <table:table-cell office:value="2015" office:value-type="float"/>
          <table:table-cell office:value-type="string">
            <text:p>15304989168</text:p>
          </table:table-cell>
        </table:table-row>
        <table:table-row>
          <table:table-cell office:value="2016" office:value-type="float"/>
          <table:table-cell office:value-type="string">
            <text:p>16534821978</text:p>
          </table:table-cell>
        </table:table-row>
        <table:table-row>
          <table:table-cell office:value="2017" office:value-type="float"/>
          <table:table-cell office:value-type="string">
            <text:p>16554672292</text:p>
          </table:table-cell>
        </table:table-row>
        <table:table-row>
          <table:table-cell office:value="2018" office:value-type="float"/>
          <table:table-cell office:value-type="string">
            <text:p>18142540348</text:p>
          </table:table-cell>
        </table:table-row>
        <table:table-row>
          <table:table-cell office:value="2019" office:value-type="float"/>
          <table:table-cell office:value-type="string">
            <text:p>18825840210</text:p>
          </table:table-cell>
        </table:table-row>
        <table:table-row>
          <table:table-cell office:value="2020" office:value-type="float"/>
          <table:table-cell office:value-type="string">
            <text:p>18334673183</text:p>
          </table:table-cell>
        </table:table-row>
        <table:table-row>
          <table:table-cell office:value="2021" office:value-type="float"/>
          <table:table-cell office:value-type="string">
            <text:p>13967584522</text:p>
          </table:table-cell>
        </table:table-row>
        <table:table-row>
          <table:table-cell office:value="2022" office:value-type="float"/>
          <table:table-cell office:value-type="string">
            <text:p>18520995294</text:p>
          </table:table-cell>
        </table:table-row>
        <table:table-row>
          <table:table-cell office:value="2023" office:value-type="float"/>
          <table:table-cell office:value-type="string">
            <text:p>18809466725</text:p>
          </table:table-cell>
        </table:table-row>
        <table:table-row>
          <table:table-cell office:value="2024" office:value-type="float"/>
          <table:table-cell office:value-type="string">
            <text:p>15848679232</text:p>
          </table:table-cell>
        </table:table-row>
        <table:table-row>
          <table:table-cell office:value="2025" office:value-type="float"/>
          <table:table-cell office:value-type="string">
            <text:p>17095197997</text:p>
          </table:table-cell>
        </table:table-row>
        <table:table-row>
          <table:table-cell office:value="2026" office:value-type="float"/>
          <table:table-cell office:value-type="string">
            <text:p>20308914328</text:p>
          </table:table-cell>
        </table:table-row>
        <table:table-row>
          <table:table-cell office:value="2027" office:value-type="float"/>
          <table:table-cell office:value-type="string">
            <text:p>16497994144</text:p>
          </table:table-cell>
        </table:table-row>
        <table:table-row>
          <table:table-cell office:value="2028" office:value-type="float"/>
          <table:table-cell office:value-type="string">
            <text:p>14808204557</text:p>
          </table:table-cell>
        </table:table-row>
        <table:table-row>
          <table:table-cell office:value="2029" office:value-type="float"/>
          <table:table-cell office:value-type="string">
            <text:p>16522809265</text:p>
          </table:table-cell>
        </table:table-row>
        <table:table-row>
          <table:table-cell office:value="2030" office:value-type="float"/>
          <table:table-cell office:value-type="string">
            <text:p>15692092287</text:p>
          </table:table-cell>
        </table:table-row>
        <table:table-row>
          <table:table-cell office:value="2031" office:value-type="float"/>
          <table:table-cell office:value-type="string">
            <text:p>16468642000</text:p>
          </table:table-cell>
        </table:table-row>
        <table:table-row>
          <table:table-cell office:value="2032" office:value-type="float"/>
          <table:table-cell office:value-type="string">
            <text:p>17691701600</text:p>
          </table:table-cell>
        </table:table-row>
        <table:table-row>
          <table:table-cell office:value="2033" office:value-type="float"/>
          <table:table-cell office:value-type="string">
            <text:p>18401210218</text:p>
          </table:table-cell>
        </table:table-row>
        <table:table-row>
          <table:table-cell office:value="2034" office:value-type="float"/>
          <table:table-cell office:value-type="string">
            <text:p>16013256113</text:p>
          </table:table-cell>
        </table:table-row>
        <table:table-row>
          <table:table-cell office:value="2035" office:value-type="float"/>
          <table:table-cell office:value-type="string">
            <text:p>16646770808</text:p>
          </table:table-cell>
        </table:table-row>
        <table:table-row>
          <table:table-cell office:value="2036" office:value-type="float"/>
          <table:table-cell office:value-type="string">
            <text:p>15565423173</text:p>
          </table:table-cell>
        </table:table-row>
        <table:table-row>
          <table:table-cell office:value="2037" office:value-type="float"/>
          <table:table-cell office:value-type="string">
            <text:p>18853254306</text:p>
          </table:table-cell>
        </table:table-row>
        <table:table-row>
          <table:table-cell office:value="2038" office:value-type="float"/>
          <table:table-cell office:value-type="string">
            <text:p>20123299307</text:p>
          </table:table-cell>
        </table:table-row>
        <table:table-row>
          <table:table-cell office:value="2039" office:value-type="float"/>
          <table:table-cell office:value-type="string">
            <text:p>18627822103</text:p>
          </table:table-cell>
        </table:table-row>
        <table:table-row>
          <table:table-cell office:value="2040" office:value-type="float"/>
          <table:table-cell office:value-type="string">
            <text:p>19962607127</text:p>
          </table:table-cell>
        </table:table-row>
        <table:table-row>
          <table:table-cell office:value="2041" office:value-type="float"/>
          <table:table-cell office:value-type="string">
            <text:p>17645809610</text:p>
          </table:table-cell>
        </table:table-row>
        <table:table-row>
          <table:table-cell office:value="2042" office:value-type="float"/>
          <table:table-cell office:value-type="string">
            <text:p>18018585173</text:p>
          </table:table-cell>
        </table:table-row>
        <table:table-row>
          <table:table-cell office:value="2043" office:value-type="float"/>
          <table:table-cell office:value-type="string">
            <text:p>18453782909</text:p>
          </table:table-cell>
        </table:table-row>
        <table:table-row>
          <table:table-cell office:value="2044" office:value-type="float"/>
          <table:table-cell office:value-type="string">
            <text:p>16840945801</text:p>
          </table:table-cell>
        </table:table-row>
        <table:table-row>
          <table:table-cell office:value="2045" office:value-type="float"/>
          <table:table-cell office:value-type="string">
            <text:p>17412114225</text:p>
          </table:table-cell>
        </table:table-row>
        <table:table-row>
          <table:table-cell office:value="2046" office:value-type="float"/>
          <table:table-cell office:value-type="string">
            <text:p>20525609637</text:p>
          </table:table-cell>
        </table:table-row>
        <table:table-row>
          <table:table-cell office:value="2047" office:value-type="float"/>
          <table:table-cell office:value-type="string">
            <text:p>16522898896</text:p>
          </table:table-cell>
        </table:table-row>
        <table:table-row>
          <table:table-cell office:value="2048" office:value-type="float"/>
          <table:table-cell office:value-type="string">
            <text:p>18356002663</text:p>
          </table:table-cell>
        </table:table-row>
        <table:table-row>
          <table:table-cell office:value="2049" office:value-type="float"/>
          <table:table-cell office:value-type="string">
            <text:p>18798875784</text:p>
          </table:table-cell>
        </table:table-row>
        <table:table-row>
          <table:table-cell office:value="2050" office:value-type="float"/>
          <table:table-cell office:value-type="string">
            <text:p>19196154502</text:p>
          </table:table-cell>
        </table:table-row>
        <table:table-row>
          <table:table-cell office:value="2051" office:value-type="float"/>
          <table:table-cell office:value-type="string">
            <text:p>19038786001</text:p>
          </table:table-cell>
        </table:table-row>
        <table:table-row>
          <table:table-cell office:value="2052" office:value-type="float"/>
          <table:table-cell office:value-type="string">
            <text:p>17649186620</text:p>
          </table:table-cell>
        </table:table-row>
        <table:table-row>
          <table:table-cell office:value="2053" office:value-type="float"/>
          <table:table-cell office:value-type="string">
            <text:p>17158364584</text:p>
          </table:table-cell>
        </table:table-row>
        <table:table-row>
          <table:table-cell office:value="2054" office:value-type="float"/>
          <table:table-cell office:value-type="string">
            <text:p>14318141227</text:p>
          </table:table-cell>
        </table:table-row>
        <table:table-row>
          <table:table-cell office:value="2055" office:value-type="float"/>
          <table:table-cell office:value-type="string">
            <text:p>19230107131</text:p>
          </table:table-cell>
        </table:table-row>
        <table:table-row>
          <table:table-cell office:value="2056" office:value-type="float"/>
          <table:table-cell office:value-type="string">
            <text:p>16541033136</text:p>
          </table:table-cell>
        </table:table-row>
        <table:table-row>
          <table:table-cell office:value="2057" office:value-type="float"/>
          <table:table-cell office:value-type="string">
            <text:p>16419903481</text:p>
          </table:table-cell>
        </table:table-row>
        <table:table-row>
          <table:table-cell office:value="2058" office:value-type="float"/>
          <table:table-cell office:value-type="string">
            <text:p/>
          </table:table-cell>
        </table:table-row>
        <table:table-row>
          <table:table-cell office:value="2059" office:value-type="float"/>
          <table:table-cell office:value-type="string">
            <text:p>18452815085</text:p>
          </table:table-cell>
        </table:table-row>
        <table:table-row>
          <table:table-cell office:value="2060" office:value-type="float"/>
          <table:table-cell office:value-type="string">
            <text:p>19036654479</text:p>
          </table:table-cell>
        </table:table-row>
        <table:table-row>
          <table:table-cell office:value="2061" office:value-type="float"/>
          <table:table-cell office:value-type="string">
            <text:p>19052487579</text:p>
          </table:table-cell>
        </table:table-row>
        <table:table-row>
          <table:table-cell office:value="2062" office:value-type="float"/>
          <table:table-cell office:value-type="string">
            <text:p>17466770511</text:p>
          </table:table-cell>
        </table:table-row>
        <table:table-row>
          <table:table-cell office:value="2063" office:value-type="float"/>
          <table:table-cell office:value-type="string">
            <text:p>20574427050</text:p>
          </table:table-cell>
        </table:table-row>
        <table:table-row>
          <table:table-cell office:value="2064" office:value-type="float"/>
          <table:table-cell office:value-type="string">
            <text:p>16636228480</text:p>
          </table:table-cell>
        </table:table-row>
        <table:table-row>
          <table:table-cell office:value="2065" office:value-type="float"/>
          <table:table-cell office:value-type="string">
            <text:p>17003321201</text:p>
          </table:table-cell>
        </table:table-row>
        <table:table-row>
          <table:table-cell office:value="2066" office:value-type="float"/>
          <table:table-cell office:value-type="string">
            <text:p>16969391040</text:p>
          </table:table-cell>
        </table:table-row>
        <table:table-row>
          <table:table-cell office:value="2067" office:value-type="float"/>
          <table:table-cell office:value-type="string">
            <text:p>15360094040</text:p>
          </table:table-cell>
        </table:table-row>
        <table:table-row>
          <table:table-cell office:value="2068" office:value-type="float"/>
          <table:table-cell office:value-type="string">
            <text:p>16052788266</text:p>
          </table:table-cell>
        </table:table-row>
        <table:table-row>
          <table:table-cell office:value="2069" office:value-type="float"/>
          <table:table-cell office:value-type="string">
            <text:p>17943128092</text:p>
          </table:table-cell>
        </table:table-row>
        <table:table-row>
          <table:table-cell office:value="2070" office:value-type="float"/>
          <table:table-cell office:value-type="string">
            <text:p>19091485291</text:p>
          </table:table-cell>
        </table:table-row>
        <table:table-row>
          <table:table-cell office:value="2071" office:value-type="float"/>
          <table:table-cell office:value-type="string">
            <text:p>19377863841</text:p>
          </table:table-cell>
        </table:table-row>
        <table:table-row>
          <table:table-cell office:value="2072" office:value-type="float"/>
          <table:table-cell office:value-type="string">
            <text:p>17413739977</text:p>
          </table:table-cell>
        </table:table-row>
        <table:table-row>
          <table:table-cell office:value="2073" office:value-type="float"/>
          <table:table-cell office:value-type="string">
            <text:p>16768494334</text:p>
          </table:table-cell>
        </table:table-row>
        <table:table-row>
          <table:table-cell office:value="2074" office:value-type="float"/>
          <table:table-cell office:value-type="string">
            <text:p>20027605604</text:p>
          </table:table-cell>
        </table:table-row>
        <table:table-row>
          <table:table-cell office:value="2075" office:value-type="float"/>
          <table:table-cell office:value-type="string">
            <text:p>15934567404</text:p>
          </table:table-cell>
        </table:table-row>
        <table:table-row>
          <table:table-cell office:value="2076" office:value-type="float"/>
          <table:table-cell office:value-type="string">
            <text:p>18162804065</text:p>
          </table:table-cell>
        </table:table-row>
        <table:table-row>
          <table:table-cell office:value="2077" office:value-type="float"/>
          <table:table-cell office:value-type="string">
            <text:p>16550281257</text:p>
          </table:table-cell>
        </table:table-row>
        <table:table-row>
          <table:table-cell office:value="2078" office:value-type="float"/>
          <table:table-cell office:value-type="string">
            <text:p>18104907049</text:p>
          </table:table-cell>
        </table:table-row>
        <table:table-row>
          <table:table-cell office:value="2079" office:value-type="float"/>
          <table:table-cell office:value-type="string">
            <text:p>18822592505</text:p>
          </table:table-cell>
        </table:table-row>
        <table:table-row>
          <table:table-cell office:value="2080" office:value-type="float"/>
          <table:table-cell office:value-type="string">
            <text:p>19840873624</text:p>
          </table:table-cell>
        </table:table-row>
        <table:table-row>
          <table:table-cell office:value="2081" office:value-type="float"/>
          <table:table-cell office:value-type="string">
            <text:p>18053750767</text:p>
          </table:table-cell>
        </table:table-row>
        <table:table-row>
          <table:table-cell office:value="2082" office:value-type="float"/>
          <table:table-cell office:value-type="string">
            <text:p>17327028054</text:p>
          </table:table-cell>
        </table:table-row>
        <table:table-row>
          <table:table-cell office:value="2083" office:value-type="float"/>
          <table:table-cell office:value-type="string">
            <text:p>16442732867</text:p>
          </table:table-cell>
        </table:table-row>
        <table:table-row>
          <table:table-cell office:value="2084" office:value-type="float"/>
          <table:table-cell office:value-type="string">
            <text:p>16560611359</text:p>
          </table:table-cell>
        </table:table-row>
        <table:table-row>
          <table:table-cell office:value="2085" office:value-type="float"/>
          <table:table-cell office:value-type="string">
            <text:p>17357030766</text:p>
          </table:table-cell>
        </table:table-row>
        <table:table-row>
          <table:table-cell office:value="2086" office:value-type="float"/>
          <table:table-cell office:value-type="string">
            <text:p>16436950891</text:p>
          </table:table-cell>
        </table:table-row>
        <table:table-row>
          <table:table-cell office:value="2087" office:value-type="float"/>
          <table:table-cell office:value-type="string">
            <text:p>18582613603</text:p>
          </table:table-cell>
        </table:table-row>
        <table:table-row>
          <table:table-cell office:value="2088" office:value-type="float"/>
          <table:table-cell office:value-type="string">
            <text:p>17377417398</text:p>
          </table:table-cell>
        </table:table-row>
        <table:table-row>
          <table:table-cell office:value="2089" office:value-type="float"/>
          <table:table-cell office:value-type="string">
            <text:p>17463131058</text:p>
          </table:table-cell>
        </table:table-row>
        <table:table-row>
          <table:table-cell office:value="2090" office:value-type="float"/>
          <table:table-cell office:value-type="string">
            <text:p>19134594383</text:p>
          </table:table-cell>
        </table:table-row>
        <table:table-row>
          <table:table-cell office:value="2091" office:value-type="float"/>
          <table:table-cell office:value-type="string">
            <text:p>18381415681</text:p>
          </table:table-cell>
        </table:table-row>
        <table:table-row>
          <table:table-cell office:value="2092" office:value-type="float"/>
          <table:table-cell office:value-type="string">
            <text:p>17157696301</text:p>
          </table:table-cell>
        </table:table-row>
        <table:table-row>
          <table:table-cell office:value="2093" office:value-type="float"/>
          <table:table-cell office:value-type="string">
            <text:p>16336031339</text:p>
          </table:table-cell>
        </table:table-row>
        <table:table-row>
          <table:table-cell office:value="2094" office:value-type="float"/>
          <table:table-cell office:value-type="string">
            <text:p>18790936334</text:p>
          </table:table-cell>
        </table:table-row>
        <table:table-row>
          <table:table-cell office:value="2095" office:value-type="float"/>
          <table:table-cell office:value-type="string">
            <text:p>16527502264</text:p>
          </table:table-cell>
        </table:table-row>
        <table:table-row>
          <table:table-cell office:value="2096" office:value-type="float"/>
          <table:table-cell office:value-type="string">
            <text:p>17185769815</text:p>
          </table:table-cell>
        </table:table-row>
        <table:table-row>
          <table:table-cell office:value="2097" office:value-type="float"/>
          <table:table-cell office:value-type="string">
            <text:p>20368168052</text:p>
          </table:table-cell>
        </table:table-row>
        <table:table-row>
          <table:table-cell office:value="2098" office:value-type="float"/>
          <table:table-cell office:value-type="string">
            <text:p>16579397030</text:p>
          </table:table-cell>
        </table:table-row>
        <table:table-row>
          <table:table-cell office:value="2099" office:value-type="float"/>
          <table:table-cell office:value-type="string">
            <text:p>16253491161</text:p>
          </table:table-cell>
        </table:table-row>
        <table:table-row>
          <table:table-cell office:value="2100" office:value-type="float"/>
          <table:table-cell office:value-type="string">
            <text:p>18448705001</text:p>
          </table:table-cell>
        </table:table-row>
        <table:table-row>
          <table:table-cell office:value="2101" office:value-type="float"/>
          <table:table-cell office:value-type="string">
            <text:p>15885186521</text:p>
          </table:table-cell>
        </table:table-row>
        <table:table-row>
          <table:table-cell office:value="2102" office:value-type="float"/>
          <table:table-cell office:value-type="string">
            <text:p>16407836981</text:p>
          </table:table-cell>
        </table:table-row>
        <table:table-row>
          <table:table-cell office:value="2103" office:value-type="float"/>
          <table:table-cell office:value-type="string">
            <text:p>18457485418</text:p>
          </table:table-cell>
        </table:table-row>
        <table:table-row>
          <table:table-cell office:value="2104" office:value-type="float"/>
          <table:table-cell office:value-type="string">
            <text:p>15810401937</text:p>
          </table:table-cell>
        </table:table-row>
        <table:table-row>
          <table:table-cell office:value="2105" office:value-type="float"/>
          <table:table-cell office:value-type="string">
            <text:p>18171664480</text:p>
          </table:table-cell>
        </table:table-row>
        <table:table-row>
          <table:table-cell office:value="2106" office:value-type="float"/>
          <table:table-cell office:value-type="string">
            <text:p>19545082597</text:p>
          </table:table-cell>
        </table:table-row>
        <table:table-row>
          <table:table-cell office:value="2107" office:value-type="float"/>
          <table:table-cell office:value-type="string">
            <text:p>18067440071</text:p>
          </table:table-cell>
        </table:table-row>
        <table:table-row>
          <table:table-cell office:value="2108" office:value-type="float"/>
          <table:table-cell office:value-type="string">
            <text:p>16076792491</text:p>
          </table:table-cell>
        </table:table-row>
        <table:table-row>
          <table:table-cell office:value="2109" office:value-type="float"/>
          <table:table-cell office:value-type="string">
            <text:p>18909551218</text:p>
          </table:table-cell>
        </table:table-row>
        <table:table-row>
          <table:table-cell office:value="2110" office:value-type="float"/>
          <table:table-cell office:value-type="string">
            <text:p>17448006371</text:p>
          </table:table-cell>
        </table:table-row>
        <table:table-row>
          <table:table-cell office:value="2111" office:value-type="float"/>
          <table:table-cell office:value-type="string">
            <text:p>18452303765</text:p>
          </table:table-cell>
        </table:table-row>
        <table:table-row>
          <table:table-cell office:value="2112" office:value-type="float"/>
          <table:table-cell office:value-type="string">
            <text:p>20170099718</text:p>
          </table:table-cell>
        </table:table-row>
        <table:table-row>
          <table:table-cell office:value="2113" office:value-type="float"/>
          <table:table-cell office:value-type="string">
            <text:p>16809616298</text:p>
          </table:table-cell>
        </table:table-row>
        <table:table-row>
          <table:table-cell office:value="2114" office:value-type="float"/>
          <table:table-cell office:value-type="string">
            <text:p>16468792725</text:p>
          </table:table-cell>
        </table:table-row>
        <table:table-row>
          <table:table-cell office:value="2115" office:value-type="float"/>
          <table:table-cell office:value-type="string">
            <text:p>19467144103</text:p>
          </table:table-cell>
        </table:table-row>
        <table:table-row>
          <table:table-cell office:value="2116" office:value-type="float"/>
          <table:table-cell office:value-type="string">
            <text:p>18269365814</text:p>
          </table:table-cell>
        </table:table-row>
        <table:table-row>
          <table:table-cell office:value="2117" office:value-type="float"/>
          <table:table-cell office:value-type="string">
            <text:p>14368831080</text:p>
          </table:table-cell>
        </table:table-row>
        <table:table-row>
          <table:table-cell office:value="2118" office:value-type="float"/>
          <table:table-cell office:value-type="string">
            <text:p>16726824396</text:p>
          </table:table-cell>
        </table:table-row>
        <table:table-row>
          <table:table-cell office:value="2119" office:value-type="float"/>
          <table:table-cell office:value-type="string">
            <text:p>17969658668</text:p>
          </table:table-cell>
        </table:table-row>
        <table:table-row>
          <table:table-cell office:value="2120" office:value-type="float"/>
          <table:table-cell office:value-type="string">
            <text:p>20161447411</text:p>
          </table:table-cell>
        </table:table-row>
        <table:table-row>
          <table:table-cell office:value="2121" office:value-type="float"/>
          <table:table-cell office:value-type="string">
            <text:p>19336772607</text:p>
          </table:table-cell>
        </table:table-row>
        <table:table-row>
          <table:table-cell office:value="2122" office:value-type="float"/>
          <table:table-cell office:value-type="string">
            <text:p>17054709363</text:p>
          </table:table-cell>
        </table:table-row>
        <table:table-row>
          <table:table-cell office:value="2123" office:value-type="float"/>
          <table:table-cell office:value-type="string">
            <text:p>20019909830</text:p>
          </table:table-cell>
        </table:table-row>
        <table:table-row>
          <table:table-cell office:value="2124" office:value-type="float"/>
          <table:table-cell office:value-type="string">
            <text:p>16963382918</text:p>
          </table:table-cell>
        </table:table-row>
        <table:table-row>
          <table:table-cell office:value="2125" office:value-type="float"/>
          <table:table-cell office:value-type="string">
            <text:p>18538447612</text:p>
          </table:table-cell>
        </table:table-row>
        <table:table-row>
          <table:table-cell office:value="2126" office:value-type="float"/>
          <table:table-cell office:value-type="string">
            <text:p>20759982610</text:p>
          </table:table-cell>
        </table:table-row>
        <table:table-row>
          <table:table-cell office:value="2127" office:value-type="float"/>
          <table:table-cell office:value-type="string">
            <text:p>17842008070</text:p>
          </table:table-cell>
        </table:table-row>
        <table:table-row>
          <table:table-cell office:value="2128" office:value-type="float"/>
          <table:table-cell office:value-type="string">
            <text:p>18051831858</text:p>
          </table:table-cell>
        </table:table-row>
        <table:table-row>
          <table:table-cell office:value="2129" office:value-type="float"/>
          <table:table-cell office:value-type="string">
            <text:p>16581339790</text:p>
          </table:table-cell>
        </table:table-row>
        <table:table-row>
          <table:table-cell office:value="2130" office:value-type="float"/>
          <table:table-cell office:value-type="string">
            <text:p>18022681044</text:p>
          </table:table-cell>
        </table:table-row>
        <table:table-row>
          <table:table-cell office:value="2131" office:value-type="float"/>
          <table:table-cell office:value-type="string">
            <text:p>15966780432</text:p>
          </table:table-cell>
        </table:table-row>
        <table:table-row>
          <table:table-cell office:value="2132" office:value-type="float"/>
          <table:table-cell office:value-type="string">
            <text:p>16482849508</text:p>
          </table:table-cell>
        </table:table-row>
        <table:table-row>
          <table:table-cell office:value="2133" office:value-type="float"/>
          <table:table-cell office:value-type="string">
            <text:p>14723044541</text:p>
          </table:table-cell>
        </table:table-row>
        <table:table-row>
          <table:table-cell office:value="2134" office:value-type="float"/>
          <table:table-cell office:value-type="string">
            <text:p>18825445507</text:p>
          </table:table-cell>
        </table:table-row>
        <table:table-row>
          <table:table-cell office:value="2135" office:value-type="float"/>
          <table:table-cell office:value-type="string">
            <text:p>17466786728</text:p>
          </table:table-cell>
        </table:table-row>
        <table:table-row>
          <table:table-cell office:value="2136" office:value-type="float"/>
          <table:table-cell office:value-type="string">
            <text:p>16770594607</text:p>
          </table:table-cell>
        </table:table-row>
        <table:table-row>
          <table:table-cell office:value="2137" office:value-type="float"/>
          <table:table-cell office:value-type="string">
            <text:p>20218601306</text:p>
          </table:table-cell>
        </table:table-row>
        <table:table-row>
          <table:table-cell office:value="2138" office:value-type="float"/>
          <table:table-cell office:value-type="string">
            <text:p>20564260438</text:p>
          </table:table-cell>
        </table:table-row>
        <table:table-row>
          <table:table-cell office:value="2139" office:value-type="float"/>
          <table:table-cell office:value-type="string">
            <text:p>15779081716</text:p>
          </table:table-cell>
        </table:table-row>
        <table:table-row>
          <table:table-cell office:value="2140" office:value-type="float"/>
          <table:table-cell office:value-type="string">
            <text:p>21268275256</text:p>
          </table:table-cell>
        </table:table-row>
        <table:table-row>
          <table:table-cell office:value="2141" office:value-type="float"/>
          <table:table-cell office:value-type="string">
            <text:p>16558181495</text:p>
          </table:table-cell>
        </table:table-row>
        <table:table-row>
          <table:table-cell office:value="2142" office:value-type="float"/>
          <table:table-cell office:value-type="string">
            <text:p>18505016249</text:p>
          </table:table-cell>
        </table:table-row>
        <table:table-row>
          <table:table-cell office:value="2143" office:value-type="float"/>
          <table:table-cell office:value-type="string">
            <text:p>17986098249</text:p>
          </table:table-cell>
        </table:table-row>
        <table:table-row>
          <table:table-cell office:value="2144" office:value-type="float"/>
          <table:table-cell office:value-type="string">
            <text:p>18602869799</text:p>
          </table:table-cell>
        </table:table-row>
        <table:table-row>
          <table:table-cell office:value="2145" office:value-type="float"/>
          <table:table-cell office:value-type="string">
            <text:p>20077455237</text:p>
          </table:table-cell>
        </table:table-row>
        <table:table-row>
          <table:table-cell office:value="2146" office:value-type="float"/>
          <table:table-cell office:value-type="string">
            <text:p>18755179523</text:p>
          </table:table-cell>
        </table:table-row>
        <table:table-row>
          <table:table-cell office:value="2147" office:value-type="float"/>
          <table:table-cell office:value-type="string">
            <text:p>18838334216</text:p>
          </table:table-cell>
        </table:table-row>
        <table:table-row>
          <table:table-cell office:value="2148" office:value-type="float"/>
          <table:table-cell office:value-type="string">
            <text:p>18031867564</text:p>
          </table:table-cell>
        </table:table-row>
        <table:table-row>
          <table:table-cell office:value="2149" office:value-type="float"/>
          <table:table-cell office:value-type="string">
            <text:p/>
          </table:table-cell>
        </table:table-row>
        <table:table-row>
          <table:table-cell office:value="2150" office:value-type="float"/>
          <table:table-cell office:value-type="string">
            <text:p>17093121853</text:p>
          </table:table-cell>
        </table:table-row>
        <table:table-row>
          <table:table-cell office:value="2151" office:value-type="float"/>
          <table:table-cell office:value-type="string">
            <text:p>18616431784</text:p>
          </table:table-cell>
        </table:table-row>
        <table:table-row>
          <table:table-cell office:value="2152" office:value-type="float"/>
          <table:table-cell office:value-type="string">
            <text:p>17532109554</text:p>
          </table:table-cell>
        </table:table-row>
        <table:table-row>
          <table:table-cell office:value="2153" office:value-type="float"/>
          <table:table-cell office:value-type="string">
            <text:p>20254158016</text:p>
          </table:table-cell>
        </table:table-row>
        <table:table-row>
          <table:table-cell office:value="2154" office:value-type="float"/>
          <table:table-cell office:value-type="string">
            <text:p>14915921987</text:p>
          </table:table-cell>
        </table:table-row>
        <table:table-row>
          <table:table-cell office:value="2155" office:value-type="float"/>
          <table:table-cell office:value-type="string">
            <text:p/>
          </table:table-cell>
        </table:table-row>
        <table:table-row>
          <table:table-cell office:value="2156" office:value-type="float"/>
          <table:table-cell office:value-type="string">
            <text:p>16516880588</text:p>
          </table:table-cell>
        </table:table-row>
        <table:table-row>
          <table:table-cell office:value="2157" office:value-type="float"/>
          <table:table-cell office:value-type="string">
            <text:p>16477134082</text:p>
          </table:table-cell>
        </table:table-row>
        <table:table-row>
          <table:table-cell office:value="2158" office:value-type="float"/>
          <table:table-cell office:value-type="string">
            <text:p>16736459405</text:p>
          </table:table-cell>
        </table:table-row>
        <table:table-row>
          <table:table-cell office:value="2159" office:value-type="float"/>
          <table:table-cell office:value-type="string">
            <text:p>15719172178</text:p>
          </table:table-cell>
        </table:table-row>
        <table:table-row>
          <table:table-cell office:value="2160" office:value-type="float"/>
          <table:table-cell office:value-type="string">
            <text:p>17353699100</text:p>
          </table:table-cell>
        </table:table-row>
        <table:table-row>
          <table:table-cell office:value="2161" office:value-type="float"/>
          <table:table-cell office:value-type="string">
            <text:p>18776136017</text:p>
          </table:table-cell>
        </table:table-row>
        <table:table-row>
          <table:table-cell office:value="2162" office:value-type="float"/>
          <table:table-cell office:value-type="string">
            <text:p>20722062717</text:p>
          </table:table-cell>
        </table:table-row>
        <table:table-row>
          <table:table-cell office:value="2163" office:value-type="float"/>
          <table:table-cell office:value-type="string">
            <text:p>16635792504</text:p>
          </table:table-cell>
        </table:table-row>
        <table:table-row>
          <table:table-cell office:value="2164" office:value-type="float"/>
          <table:table-cell office:value-type="string">
            <text:p>17757656533</text:p>
          </table:table-cell>
        </table:table-row>
        <table:table-row>
          <table:table-cell office:value="2165" office:value-type="float"/>
          <table:table-cell office:value-type="string">
            <text:p>18834522096</text:p>
          </table:table-cell>
        </table:table-row>
        <table:table-row>
          <table:table-cell office:value="2166" office:value-type="float"/>
          <table:table-cell office:value-type="string">
            <text:p>18820303058</text:p>
          </table:table-cell>
        </table:table-row>
        <table:table-row>
          <table:table-cell office:value="2167" office:value-type="float"/>
          <table:table-cell office:value-type="string">
            <text:p>16389803411</text:p>
          </table:table-cell>
        </table:table-row>
        <table:table-row>
          <table:table-cell office:value="2168" office:value-type="float"/>
          <table:table-cell office:value-type="string">
            <text:p>20397503457</text:p>
          </table:table-cell>
        </table:table-row>
        <table:table-row>
          <table:table-cell office:value="2169" office:value-type="float"/>
          <table:table-cell office:value-type="string">
            <text:p>14510817232</text:p>
          </table:table-cell>
        </table:table-row>
        <table:table-row>
          <table:table-cell office:value="2170" office:value-type="float"/>
          <table:table-cell office:value-type="string">
            <text:p>20588669403</text:p>
          </table:table-cell>
        </table:table-row>
        <table:table-row>
          <table:table-cell office:value="2171" office:value-type="float"/>
          <table:table-cell office:value-type="string">
            <text:p>18485774837</text:p>
          </table:table-cell>
        </table:table-row>
        <table:table-row>
          <table:table-cell office:value="2172" office:value-type="float"/>
          <table:table-cell office:value-type="string">
            <text:p>17602680569</text:p>
          </table:table-cell>
        </table:table-row>
        <table:table-row>
          <table:table-cell office:value="2173" office:value-type="float"/>
          <table:table-cell office:value-type="string">
            <text:p>15316271339</text:p>
          </table:table-cell>
        </table:table-row>
        <table:table-row>
          <table:table-cell office:value="2174" office:value-type="float"/>
          <table:table-cell office:value-type="string">
            <text:p>16509816891</text:p>
          </table:table-cell>
        </table:table-row>
        <table:table-row>
          <table:table-cell office:value="2175" office:value-type="float"/>
          <table:table-cell office:value-type="string">
            <text:p>17584181703</text:p>
          </table:table-cell>
        </table:table-row>
        <table:table-row>
          <table:table-cell office:value="2176" office:value-type="float"/>
          <table:table-cell office:value-type="string">
            <text:p>18821374591</text:p>
          </table:table-cell>
        </table:table-row>
        <table:table-row>
          <table:table-cell office:value="2177" office:value-type="float"/>
          <table:table-cell office:value-type="string">
            <text:p>16551883290</text:p>
          </table:table-cell>
        </table:table-row>
        <table:table-row>
          <table:table-cell office:value="2178" office:value-type="float"/>
          <table:table-cell office:value-type="string">
            <text:p>17964196934</text:p>
          </table:table-cell>
        </table:table-row>
        <table:table-row>
          <table:table-cell office:value="2179" office:value-type="float"/>
          <table:table-cell office:value-type="string">
            <text:p>15626710164</text:p>
          </table:table-cell>
        </table:table-row>
        <table:table-row>
          <table:table-cell office:value="2180" office:value-type="float"/>
          <table:table-cell office:value-type="string">
            <text:p>18654308597</text:p>
          </table:table-cell>
        </table:table-row>
        <table:table-row>
          <table:table-cell office:value="2181" office:value-type="float"/>
          <table:table-cell office:value-type="string">
            <text:p>17827663317</text:p>
          </table:table-cell>
        </table:table-row>
        <table:table-row>
          <table:table-cell office:value="2182" office:value-type="float"/>
          <table:table-cell office:value-type="string">
            <text:p>18455214882</text:p>
          </table:table-cell>
        </table:table-row>
        <table:table-row>
          <table:table-cell office:value="2183" office:value-type="float"/>
          <table:table-cell office:value-type="string">
            <text:p>16618385999</text:p>
          </table:table-cell>
        </table:table-row>
        <table:table-row>
          <table:table-cell office:value="2184" office:value-type="float"/>
          <table:table-cell office:value-type="string">
            <text:p>18547749225</text:p>
          </table:table-cell>
        </table:table-row>
        <table:table-row>
          <table:table-cell office:value="2185" office:value-type="float"/>
          <table:table-cell office:value-type="string">
            <text:p>16831931587</text:p>
          </table:table-cell>
        </table:table-row>
        <table:table-row>
          <table:table-cell office:value="2186" office:value-type="float"/>
          <table:table-cell office:value-type="string">
            <text:p>16347016859</text:p>
          </table:table-cell>
        </table:table-row>
        <table:table-row>
          <table:table-cell office:value="2187" office:value-type="float"/>
          <table:table-cell office:value-type="string">
            <text:p>20213263590</text:p>
          </table:table-cell>
        </table:table-row>
        <table:table-row>
          <table:table-cell office:value="2188" office:value-type="float"/>
          <table:table-cell office:value-type="string">
            <text:p>16524985295</text:p>
          </table:table-cell>
        </table:table-row>
        <table:table-row>
          <table:table-cell office:value="2189" office:value-type="float"/>
          <table:table-cell office:value-type="string">
            <text:p>20539739979</text:p>
          </table:table-cell>
        </table:table-row>
        <table:table-row>
          <table:table-cell office:value="2190" office:value-type="float"/>
          <table:table-cell office:value-type="string">
            <text:p>19210647757</text:p>
          </table:table-cell>
        </table:table-row>
        <table:table-row>
          <table:table-cell office:value="2191" office:value-type="float"/>
          <table:table-cell office:value-type="string">
            <text:p>15180714345</text:p>
          </table:table-cell>
        </table:table-row>
        <table:table-row>
          <table:table-cell office:value="2192" office:value-type="float"/>
          <table:table-cell office:value-type="string">
            <text:p>16736890112</text:p>
          </table:table-cell>
        </table:table-row>
        <table:table-row>
          <table:table-cell office:value="2193" office:value-type="float"/>
          <table:table-cell office:value-type="string">
            <text:p>18408414168</text:p>
          </table:table-cell>
        </table:table-row>
        <table:table-row>
          <table:table-cell office:value="2194" office:value-type="float"/>
          <table:table-cell office:value-type="string">
            <text:p/>
          </table:table-cell>
        </table:table-row>
        <table:table-row>
          <table:table-cell office:value="2195" office:value-type="float"/>
          <table:table-cell office:value-type="string">
            <text:p>16303783050</text:p>
          </table:table-cell>
        </table:table-row>
        <table:table-row>
          <table:table-cell office:value="2196" office:value-type="float"/>
          <table:table-cell office:value-type="string">
            <text:p>18390319181</text:p>
          </table:table-cell>
        </table:table-row>
        <table:table-row>
          <table:table-cell office:value="2197" office:value-type="float"/>
          <table:table-cell office:value-type="string">
            <text:p>18625942507</text:p>
          </table:table-cell>
        </table:table-row>
        <table:table-row>
          <table:table-cell office:value="2198" office:value-type="float"/>
          <table:table-cell office:value-type="string">
            <text:p>20358730550</text:p>
          </table:table-cell>
        </table:table-row>
        <table:table-row>
          <table:table-cell office:value="2199" office:value-type="float"/>
          <table:table-cell office:value-type="string">
            <text:p>18062605254</text:p>
          </table:table-cell>
        </table:table-row>
        <table:table-row>
          <table:table-cell office:value="2200" office:value-type="float"/>
          <table:table-cell office:value-type="string">
            <text:p>16022934132</text:p>
          </table:table-cell>
        </table:table-row>
        <table:table-row>
          <table:table-cell office:value="2201" office:value-type="float"/>
          <table:table-cell office:value-type="string">
            <text:p>18576620513</text:p>
          </table:table-cell>
        </table:table-row>
        <table:table-row>
          <table:table-cell office:value="2202" office:value-type="float"/>
          <table:table-cell office:value-type="string">
            <text:p>19866821647</text:p>
          </table:table-cell>
        </table:table-row>
        <table:table-row>
          <table:table-cell office:value="2203" office:value-type="float"/>
          <table:table-cell office:value-type="string">
            <text:p>20714565444</text:p>
          </table:table-cell>
        </table:table-row>
        <table:table-row>
          <table:table-cell office:value="2204" office:value-type="float"/>
          <table:table-cell office:value-type="string">
            <text:p>16550086966</text:p>
          </table:table-cell>
        </table:table-row>
        <table:table-row>
          <table:table-cell office:value="2205" office:value-type="float"/>
          <table:table-cell office:value-type="string">
            <text:p>19769105124</text:p>
          </table:table-cell>
        </table:table-row>
        <table:table-row>
          <table:table-cell office:value="2206" office:value-type="float"/>
          <table:table-cell office:value-type="string">
            <text:p>18901912790</text:p>
          </table:table-cell>
        </table:table-row>
        <table:table-row>
          <table:table-cell office:value="2207" office:value-type="float"/>
          <table:table-cell office:value-type="string">
            <text:p>19576318017</text:p>
          </table:table-cell>
        </table:table-row>
        <table:table-row>
          <table:table-cell office:value="2208" office:value-type="float"/>
          <table:table-cell office:value-type="string">
            <text:p>17862006583</text:p>
          </table:table-cell>
        </table:table-row>
        <table:table-row>
          <table:table-cell office:value="2209" office:value-type="float"/>
          <table:table-cell office:value-type="string">
            <text:p>15038814756</text:p>
          </table:table-cell>
        </table:table-row>
        <table:table-row>
          <table:table-cell office:value="2210" office:value-type="float"/>
          <table:table-cell office:value-type="string">
            <text:p>19071189982</text:p>
          </table:table-cell>
        </table:table-row>
        <table:table-row>
          <table:table-cell office:value="2211" office:value-type="float"/>
          <table:table-cell office:value-type="string">
            <text:p>20173216307</text:p>
          </table:table-cell>
        </table:table-row>
        <table:table-row>
          <table:table-cell office:value="2212" office:value-type="float"/>
          <table:table-cell office:value-type="string">
            <text:p>15850856800</text:p>
          </table:table-cell>
        </table:table-row>
        <table:table-row>
          <table:table-cell office:value="2213" office:value-type="float"/>
          <table:table-cell office:value-type="string">
            <text:p>16585770416</text:p>
          </table:table-cell>
        </table:table-row>
        <table:table-row>
          <table:table-cell office:value="2214" office:value-type="float"/>
          <table:table-cell office:value-type="string">
            <text:p>16722124247</text:p>
          </table:table-cell>
        </table:table-row>
        <table:table-row>
          <table:table-cell office:value="2215" office:value-type="float"/>
          <table:table-cell office:value-type="string">
            <text:p>16127310530</text:p>
          </table:table-cell>
        </table:table-row>
        <table:table-row>
          <table:table-cell office:value="2216" office:value-type="float"/>
          <table:table-cell office:value-type="string">
            <text:p>15208016724</text:p>
          </table:table-cell>
        </table:table-row>
        <table:table-row>
          <table:table-cell office:value="2217" office:value-type="float"/>
          <table:table-cell office:value-type="string">
            <text:p>20353825839</text:p>
          </table:table-cell>
        </table:table-row>
        <table:table-row>
          <table:table-cell office:value="2218" office:value-type="float"/>
          <table:table-cell office:value-type="string">
            <text:p>19313241650</text:p>
          </table:table-cell>
        </table:table-row>
        <table:table-row>
          <table:table-cell office:value="2219" office:value-type="float"/>
          <table:table-cell office:value-type="string">
            <text:p>15343126838</text:p>
          </table:table-cell>
        </table:table-row>
        <table:table-row>
          <table:table-cell office:value="2220" office:value-type="float"/>
          <table:table-cell office:value-type="string">
            <text:p>16614065557</text:p>
          </table:table-cell>
        </table:table-row>
        <table:table-row>
          <table:table-cell office:value="2221" office:value-type="float"/>
          <table:table-cell office:value-type="string">
            <text:p>16010669830</text:p>
          </table:table-cell>
        </table:table-row>
        <table:table-row>
          <table:table-cell office:value="2222" office:value-type="float"/>
          <table:table-cell office:value-type="string">
            <text:p>19126455171</text:p>
          </table:table-cell>
        </table:table-row>
        <table:table-row>
          <table:table-cell office:value="2223" office:value-type="float"/>
          <table:table-cell office:value-type="string">
            <text:p>17173274065</text:p>
          </table:table-cell>
        </table:table-row>
        <table:table-row>
          <table:table-cell office:value="2224" office:value-type="float"/>
          <table:table-cell office:value-type="string">
            <text:p>13811463140</text:p>
          </table:table-cell>
        </table:table-row>
        <table:table-row>
          <table:table-cell office:value="2225" office:value-type="float"/>
          <table:table-cell office:value-type="string">
            <text:p>16193843082</text:p>
          </table:table-cell>
        </table:table-row>
        <table:table-row>
          <table:table-cell office:value="2226" office:value-type="float"/>
          <table:table-cell office:value-type="string">
            <text:p>16655211571</text:p>
          </table:table-cell>
        </table:table-row>
        <table:table-row>
          <table:table-cell office:value="2227" office:value-type="float"/>
          <table:table-cell office:value-type="string">
            <text:p>17721084870</text:p>
          </table:table-cell>
        </table:table-row>
        <table:table-row>
          <table:table-cell office:value="2228" office:value-type="float"/>
          <table:table-cell office:value-type="string">
            <text:p>16192579086</text:p>
          </table:table-cell>
        </table:table-row>
        <table:table-row>
          <table:table-cell office:value="2229" office:value-type="float"/>
          <table:table-cell office:value-type="string">
            <text:p>17479189832</text:p>
          </table:table-cell>
        </table:table-row>
        <table:table-row>
          <table:table-cell office:value="2230" office:value-type="float"/>
          <table:table-cell office:value-type="string">
            <text:p>19613065475</text:p>
          </table:table-cell>
        </table:table-row>
        <table:table-row>
          <table:table-cell office:value="2231" office:value-type="float"/>
          <table:table-cell office:value-type="string">
            <text:p>14616785888</text:p>
          </table:table-cell>
        </table:table-row>
        <table:table-row>
          <table:table-cell office:value="2232" office:value-type="float"/>
          <table:table-cell office:value-type="string">
            <text:p>15537958406</text:p>
          </table:table-cell>
        </table:table-row>
        <table:table-row>
          <table:table-cell office:value="2233" office:value-type="float"/>
          <table:table-cell office:value-type="string">
            <text:p>16739720203</text:p>
          </table:table-cell>
        </table:table-row>
        <table:table-row>
          <table:table-cell office:value="2234" office:value-type="float"/>
          <table:table-cell office:value-type="string">
            <text:p>15710427948</text:p>
          </table:table-cell>
        </table:table-row>
        <table:table-row>
          <table:table-cell office:value="2235" office:value-type="float"/>
          <table:table-cell office:value-type="string">
            <text:p>14929723302</text:p>
          </table:table-cell>
        </table:table-row>
        <table:table-row>
          <table:table-cell office:value="2236" office:value-type="float"/>
          <table:table-cell office:value-type="string">
            <text:p>18930929921</text:p>
          </table:table-cell>
        </table:table-row>
        <table:table-row>
          <table:table-cell office:value="2237" office:value-type="float"/>
          <table:table-cell office:value-type="string">
            <text:p>18619720301</text:p>
          </table:table-cell>
        </table:table-row>
        <table:table-row>
          <table:table-cell office:value="2238" office:value-type="float"/>
          <table:table-cell office:value-type="string">
            <text:p>18827804418</text:p>
          </table:table-cell>
        </table:table-row>
        <table:table-row>
          <table:table-cell office:value="2239" office:value-type="float"/>
          <table:table-cell office:value-type="string">
            <text:p>16614413352</text:p>
          </table:table-cell>
        </table:table-row>
        <table:table-row>
          <table:table-cell office:value="2240" office:value-type="float"/>
          <table:table-cell office:value-type="string">
            <text:p>14426704854</text:p>
          </table:table-cell>
        </table:table-row>
        <table:table-row>
          <table:table-cell office:value="2241" office:value-type="float"/>
          <table:table-cell office:value-type="string">
            <text:p>18694418022</text:p>
          </table:table-cell>
        </table:table-row>
        <table:table-row>
          <table:table-cell office:value="2242" office:value-type="float"/>
          <table:table-cell office:value-type="string">
            <text:p>15589734727</text:p>
          </table:table-cell>
        </table:table-row>
        <table:table-row>
          <table:table-cell office:value="2243" office:value-type="float"/>
          <table:table-cell office:value-type="string">
            <text:p>17490292388</text:p>
          </table:table-cell>
        </table:table-row>
        <table:table-row>
          <table:table-cell office:value="2244" office:value-type="float"/>
          <table:table-cell office:value-type="string">
            <text:p>18142546057</text:p>
          </table:table-cell>
        </table:table-row>
        <table:table-row>
          <table:table-cell office:value="2245" office:value-type="float"/>
          <table:table-cell office:value-type="string">
            <text:p>16227791276</text:p>
          </table:table-cell>
        </table:table-row>
        <table:table-row>
          <table:table-cell office:value="2246" office:value-type="float"/>
          <table:table-cell office:value-type="string">
            <text:p>18027969495</text:p>
          </table:table-cell>
        </table:table-row>
        <table:table-row>
          <table:table-cell office:value="2247" office:value-type="float"/>
          <table:table-cell office:value-type="string">
            <text:p>13289651686</text:p>
          </table:table-cell>
        </table:table-row>
        <table:table-row>
          <table:table-cell office:value="2248" office:value-type="float"/>
          <table:table-cell office:value-type="string">
            <text:p>18614548896</text:p>
          </table:table-cell>
        </table:table-row>
        <table:table-row>
          <table:table-cell office:value="2249" office:value-type="float"/>
          <table:table-cell office:value-type="string">
            <text:p>18178723303</text:p>
          </table:table-cell>
        </table:table-row>
        <table:table-row>
          <table:table-cell office:value="2250" office:value-type="float"/>
          <table:table-cell office:value-type="string">
            <text:p>16588191314</text:p>
          </table:table-cell>
        </table:table-row>
        <table:table-row>
          <table:table-cell office:value="2251" office:value-type="float"/>
          <table:table-cell office:value-type="string">
            <text:p>18631682190</text:p>
          </table:table-cell>
        </table:table-row>
        <table:table-row>
          <table:table-cell office:value="2252" office:value-type="float"/>
          <table:table-cell office:value-type="string">
            <text:p>16874836228</text:p>
          </table:table-cell>
        </table:table-row>
        <table:table-row>
          <table:table-cell office:value="2253" office:value-type="float"/>
          <table:table-cell office:value-type="string">
            <text:p>17085770288</text:p>
          </table:table-cell>
        </table:table-row>
        <table:table-row>
          <table:table-cell office:value="2254" office:value-type="float"/>
          <table:table-cell office:value-type="string">
            <text:p>18485815219</text:p>
          </table:table-cell>
        </table:table-row>
        <table:table-row>
          <table:table-cell office:value="2255" office:value-type="float"/>
          <table:table-cell office:value-type="string">
            <text:p>20709694171</text:p>
          </table:table-cell>
        </table:table-row>
        <table:table-row>
          <table:table-cell office:value="2256" office:value-type="float"/>
          <table:table-cell office:value-type="string">
            <text:p>18507650990</text:p>
          </table:table-cell>
        </table:table-row>
        <table:table-row>
          <table:table-cell office:value="2257" office:value-type="float"/>
          <table:table-cell office:value-type="string">
            <text:p>17671282291</text:p>
          </table:table-cell>
        </table:table-row>
        <table:table-row>
          <table:table-cell office:value="2258" office:value-type="float"/>
          <table:table-cell office:value-type="string">
            <text:p>18227729388</text:p>
          </table:table-cell>
        </table:table-row>
        <table:table-row>
          <table:table-cell office:value="2259" office:value-type="float"/>
          <table:table-cell office:value-type="string">
            <text:p>18479020295</text:p>
          </table:table-cell>
        </table:table-row>
        <table:table-row>
          <table:table-cell office:value="2260" office:value-type="float"/>
          <table:table-cell office:value-type="string">
            <text:p>19411270856</text:p>
          </table:table-cell>
        </table:table-row>
        <table:table-row>
          <table:table-cell office:value="2261" office:value-type="float"/>
          <table:table-cell office:value-type="string">
            <text:p>16268528896</text:p>
          </table:table-cell>
        </table:table-row>
        <table:table-row>
          <table:table-cell office:value="2262" office:value-type="float"/>
          <table:table-cell office:value-type="string">
            <text:p>19051794078</text:p>
          </table:table-cell>
        </table:table-row>
        <table:table-row>
          <table:table-cell office:value="2263" office:value-type="float"/>
          <table:table-cell office:value-type="string">
            <text:p>16981564118</text:p>
          </table:table-cell>
        </table:table-row>
        <table:table-row>
          <table:table-cell office:value="2264" office:value-type="float"/>
          <table:table-cell office:value-type="string">
            <text:p>14240036605</text:p>
          </table:table-cell>
        </table:table-row>
        <table:table-row>
          <table:table-cell office:value="2265" office:value-type="float"/>
          <table:table-cell office:value-type="string">
            <text:p>16824837301</text:p>
          </table:table-cell>
        </table:table-row>
        <table:table-row>
          <table:table-cell office:value="2266" office:value-type="float"/>
          <table:table-cell office:value-type="string">
            <text:p>16754065184</text:p>
          </table:table-cell>
        </table:table-row>
        <table:table-row>
          <table:table-cell office:value="2267" office:value-type="float"/>
          <table:table-cell office:value-type="string">
            <text:p>15594267097</text:p>
          </table:table-cell>
        </table:table-row>
        <table:table-row>
          <table:table-cell office:value="2268" office:value-type="float"/>
          <table:table-cell office:value-type="string">
            <text:p>14981917412</text:p>
          </table:table-cell>
        </table:table-row>
        <table:table-row>
          <table:table-cell office:value="2269" office:value-type="float"/>
          <table:table-cell office:value-type="string">
            <text:p>15903978200</text:p>
          </table:table-cell>
        </table:table-row>
        <table:table-row>
          <table:table-cell office:value="2270" office:value-type="float"/>
          <table:table-cell office:value-type="string">
            <text:p>20828638478</text:p>
          </table:table-cell>
        </table:table-row>
        <table:table-row>
          <table:table-cell office:value="2271" office:value-type="float"/>
          <table:table-cell office:value-type="string">
            <text:p>16367162882</text:p>
          </table:table-cell>
        </table:table-row>
        <table:table-row>
          <table:table-cell office:value="2272" office:value-type="float"/>
          <table:table-cell office:value-type="string">
            <text:p>19013503835</text:p>
          </table:table-cell>
        </table:table-row>
        <table:table-row>
          <table:table-cell office:value="2273" office:value-type="float"/>
          <table:table-cell office:value-type="string">
            <text:p>20235048204</text:p>
          </table:table-cell>
        </table:table-row>
        <table:table-row>
          <table:table-cell office:value="2274" office:value-type="float"/>
          <table:table-cell office:value-type="string">
            <text:p>17129972594</text:p>
          </table:table-cell>
        </table:table-row>
        <table:table-row>
          <table:table-cell office:value="2275" office:value-type="float"/>
          <table:table-cell office:value-type="string">
            <text:p>17840202763</text:p>
          </table:table-cell>
        </table:table-row>
        <table:table-row>
          <table:table-cell office:value="2276" office:value-type="float"/>
          <table:table-cell office:value-type="string">
            <text:p>18618842916</text:p>
          </table:table-cell>
        </table:table-row>
        <table:table-row>
          <table:table-cell office:value="2277" office:value-type="float"/>
          <table:table-cell office:value-type="string">
            <text:p>20374810439</text:p>
          </table:table-cell>
        </table:table-row>
        <table:table-row>
          <table:table-cell office:value="2278" office:value-type="float"/>
          <table:table-cell office:value-type="string">
            <text:p>18596947860</text:p>
          </table:table-cell>
        </table:table-row>
        <table:table-row>
          <table:table-cell office:value="2279" office:value-type="float"/>
          <table:table-cell office:value-type="string">
            <text:p>15838682518</text:p>
          </table:table-cell>
        </table:table-row>
        <table:table-row>
          <table:table-cell office:value="2280" office:value-type="float"/>
          <table:table-cell office:value-type="string">
            <text:p>20642212109</text:p>
          </table:table-cell>
        </table:table-row>
        <table:table-row>
          <table:table-cell office:value="2281" office:value-type="float"/>
          <table:table-cell office:value-type="string">
            <text:p>18475322897</text:p>
          </table:table-cell>
        </table:table-row>
        <table:table-row>
          <table:table-cell office:value="2282" office:value-type="float"/>
          <table:table-cell office:value-type="string">
            <text:p>20426959359</text:p>
          </table:table-cell>
        </table:table-row>
        <table:table-row>
          <table:table-cell office:value="2283" office:value-type="float"/>
          <table:table-cell office:value-type="string">
            <text:p>19542622083</text:p>
          </table:table-cell>
        </table:table-row>
        <table:table-row>
          <table:table-cell office:value="2284" office:value-type="float"/>
          <table:table-cell office:value-type="string">
            <text:p>19588117932</text:p>
          </table:table-cell>
        </table:table-row>
        <table:table-row>
          <table:table-cell office:value="2285" office:value-type="float"/>
          <table:table-cell office:value-type="string">
            <text:p>18551227070</text:p>
          </table:table-cell>
        </table:table-row>
        <table:table-row>
          <table:table-cell office:value="2286" office:value-type="float"/>
          <table:table-cell office:value-type="string">
            <text:p>14496705393</text:p>
          </table:table-cell>
        </table:table-row>
        <table:table-row>
          <table:table-cell office:value="2287" office:value-type="float"/>
          <table:table-cell office:value-type="string">
            <text:p>15380636466</text:p>
          </table:table-cell>
        </table:table-row>
        <table:table-row>
          <table:table-cell office:value="2288" office:value-type="float"/>
          <table:table-cell office:value-type="string">
            <text:p>18495734528</text:p>
          </table:table-cell>
        </table:table-row>
        <table:table-row>
          <table:table-cell office:value="2289" office:value-type="float"/>
          <table:table-cell office:value-type="string">
            <text:p>19155707387</text:p>
          </table:table-cell>
        </table:table-row>
        <table:table-row>
          <table:table-cell office:value="2290" office:value-type="float"/>
          <table:table-cell office:value-type="string">
            <text:p>16332048639</text:p>
          </table:table-cell>
        </table:table-row>
        <table:table-row>
          <table:table-cell office:value="2291" office:value-type="float"/>
          <table:table-cell office:value-type="string">
            <text:p>15695366313</text:p>
          </table:table-cell>
        </table:table-row>
        <table:table-row>
          <table:table-cell office:value="2292" office:value-type="float"/>
          <table:table-cell office:value-type="string">
            <text:p>21472091842</text:p>
          </table:table-cell>
        </table:table-row>
        <table:table-row>
          <table:table-cell office:value="2293" office:value-type="float"/>
          <table:table-cell office:value-type="string">
            <text:p>16381274471</text:p>
          </table:table-cell>
        </table:table-row>
        <table:table-row>
          <table:table-cell office:value="2294" office:value-type="float"/>
          <table:table-cell office:value-type="string">
            <text:p>15182716965</text:p>
          </table:table-cell>
        </table:table-row>
        <table:table-row>
          <table:table-cell office:value="2295" office:value-type="float"/>
          <table:table-cell office:value-type="string">
            <text:p>15783731503</text:p>
          </table:table-cell>
        </table:table-row>
        <table:table-row>
          <table:table-cell office:value="2296" office:value-type="float"/>
          <table:table-cell office:value-type="string">
            <text:p>16435725778</text:p>
          </table:table-cell>
        </table:table-row>
        <table:table-row>
          <table:table-cell office:value="2297" office:value-type="float"/>
          <table:table-cell office:value-type="string">
            <text:p>15448158580</text:p>
          </table:table-cell>
        </table:table-row>
        <table:table-row>
          <table:table-cell office:value="2298" office:value-type="float"/>
          <table:table-cell office:value-type="string">
            <text:p>20397959803</text:p>
          </table:table-cell>
        </table:table-row>
        <table:table-row>
          <table:table-cell office:value="2299" office:value-type="float"/>
          <table:table-cell office:value-type="string">
            <text:p>18678604027</text:p>
          </table:table-cell>
        </table:table-row>
        <table:table-row>
          <table:table-cell office:value="2300" office:value-type="float"/>
          <table:table-cell office:value-type="string">
            <text:p>15098231364</text:p>
          </table:table-cell>
        </table:table-row>
        <table:table-row>
          <table:table-cell office:value="2301" office:value-type="float"/>
          <table:table-cell office:value-type="string">
            <text:p>18389219721</text:p>
          </table:table-cell>
        </table:table-row>
        <table:table-row>
          <table:table-cell office:value="2302" office:value-type="float"/>
          <table:table-cell office:value-type="string">
            <text:p>18852672723</text:p>
          </table:table-cell>
        </table:table-row>
        <table:table-row>
          <table:table-cell office:value="2303" office:value-type="float"/>
          <table:table-cell office:value-type="string">
            <text:p>18052420034</text:p>
          </table:table-cell>
        </table:table-row>
        <table:table-row>
          <table:table-cell office:value="2304" office:value-type="float"/>
          <table:table-cell office:value-type="string">
            <text:p>20502127895</text:p>
          </table:table-cell>
        </table:table-row>
        <table:table-row>
          <table:table-cell office:value="2305" office:value-type="float"/>
          <table:table-cell office:value-type="string">
            <text:p>18435063976</text:p>
          </table:table-cell>
        </table:table-row>
        <table:table-row>
          <table:table-cell office:value="2306" office:value-type="float"/>
          <table:table-cell office:value-type="string">
            <text:p>18413371965</text:p>
          </table:table-cell>
        </table:table-row>
        <table:table-row>
          <table:table-cell office:value="2307" office:value-type="float"/>
          <table:table-cell office:value-type="string">
            <text:p>16561481579</text:p>
          </table:table-cell>
        </table:table-row>
        <table:table-row>
          <table:table-cell office:value="2308" office:value-type="float"/>
          <table:table-cell office:value-type="string">
            <text:p>13329409448</text:p>
          </table:table-cell>
        </table:table-row>
        <table:table-row>
          <table:table-cell office:value="2309" office:value-type="float"/>
          <table:table-cell office:value-type="string">
            <text:p>20368293762</text:p>
          </table:table-cell>
        </table:table-row>
        <table:table-row>
          <table:table-cell office:value="2310" office:value-type="float"/>
          <table:table-cell office:value-type="string">
            <text:p>19535937420</text:p>
          </table:table-cell>
        </table:table-row>
        <table:table-row>
          <table:table-cell office:value="2311" office:value-type="float"/>
          <table:table-cell office:value-type="string">
            <text:p>19790935037</text:p>
          </table:table-cell>
        </table:table-row>
        <table:table-row>
          <table:table-cell office:value="2312" office:value-type="float"/>
          <table:table-cell office:value-type="string">
            <text:p>16693274306</text:p>
          </table:table-cell>
        </table:table-row>
        <table:table-row>
          <table:table-cell office:value="2313" office:value-type="float"/>
          <table:table-cell office:value-type="string">
            <text:p>20373918757</text:p>
          </table:table-cell>
        </table:table-row>
        <table:table-row>
          <table:table-cell office:value="2314" office:value-type="float"/>
          <table:table-cell office:value-type="string">
            <text:p>20360054200</text:p>
          </table:table-cell>
        </table:table-row>
        <table:table-row>
          <table:table-cell office:value="2315" office:value-type="float"/>
          <table:table-cell office:value-type="string">
            <text:p>18464216281</text:p>
          </table:table-cell>
        </table:table-row>
        <table:table-row>
          <table:table-cell office:value="2316" office:value-type="float"/>
          <table:table-cell office:value-type="string">
            <text:p>20339408942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05T15:26:38.060174</meta:creation-date>
    <dc:date>2022-08-05T15:26:38.172732</dc:date>
    <meta:generator>http://pypi.python.org/pypi/ezodf/0.1.0$Python3.8.10 (default, Jun 22 2022, 20:18:18) 
[GCC 9.4.0]</meta:generator>
    <meta:document-statistic/>
    <meta:editing-cycles>1</meta:editing-cycles>
  </office:meta>
</office:document-meta>
</file>